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styles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693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rged-9-9" table:style-name="ta1">
        <table:shapes>
          <draw:frame draw:z-index="0" draw:style-name="gr1" draw:text-style-name="P1" svg:width="6.2961in" svg:height="3.5449in" svg:x="6.1122in" svg:y="0.5543in">
            <draw:object draw:notify-on-update-of-ranges="'merged-9-9'.C5:'merged-9-9'.C5 'merged-9-9'.B6:'merged-9-9'.B24 'merged-9-9'.C25:'merged-9-9'.C25 'merged-9-9'.B25:'merged-9-9'.B44 'merged-9-9'.C45:'merged-9-9'.C45 'merged-9-9'.B45:'merged-9-9'.B64 'merged-9-9'.C65:'merged-9-9'.C65 'merged-9-9'.B65:'merged-9-9'.B84 'merged-9-9'.C85:'merged-9-9'.C85 'merged-9-9'.B85:'merged-9-9'.B104 'merged-9-9'.C105:'merged-9-9'.C105 'merged-9-9'.B105:'merged-9-9'.B124 'merged-9-9'.C125:'merged-9-9'.C125 'merged-9-9'.B125:'merged-9-9'.B144 'merged-9-9'.C145:'merged-9-9'.C145 'merged-9-9'.B145:'merged-9-9'.B1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61in" svg:height="3.5453in" svg:x="6.1122in" svg:y="29.2079in">
            <draw:object draw:notify-on-update-of-ranges="'merged-9-9'.C165:'merged-9-9'.C165 'merged-9-9'.B166:'merged-9-9'.B184 'merged-9-9'.C185:'merged-9-9'.C185 'merged-9-9'.B185:'merged-9-9'.B204 'merged-9-9'.C205:'merged-9-9'.C205 'merged-9-9'.B205:'merged-9-9'.B224 'merged-9-9'.C225:'merged-9-9'.C225 'merged-9-9'.B225:'merged-9-9'.B244 'merged-9-9'.C245:'merged-9-9'.C245 'merged-9-9'.B245:'merged-9-9'.B264 'merged-9-9'.C265:'merged-9-9'.C265 'merged-9-9'.B265:'merged-9-9'.B284 'merged-9-9'.C285:'merged-9-9'.C285 'merged-9-9'.B285:'merged-9-9'.B304 'merged-9-9'.C305:'merged-9-9'.C305 'merged-9-9'.B305:'merged-9-9'.B324 'merged-9-9'.C325:'merged-9-9'.C325 'merged-9-9'.B325:'merged-9-9'.B3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61in" svg:height="3.5453in" svg:x="6.9126in" svg:y="61.2079in">
            <draw:object draw:notify-on-update-of-ranges="'merged-9-9'.C345:'merged-9-9'.C345 'merged-9-9'.B346:'merged-9-9'.B364 'merged-9-9'.C365:'merged-9-9'.C365 'merged-9-9'.B365:'merged-9-9'.B384 'merged-9-9'.C385:'merged-9-9'.C385 'merged-9-9'.B385:'merged-9-9'.B404 'merged-9-9'.C405:'merged-9-9'.C405 'merged-9-9'.B405:'merged-9-9'.B424 'merged-9-9'.C425:'merged-9-9'.C425 'merged-9-9'.B425:'merged-9-9'.B444 'merged-9-9'.C445:'merged-9-9'.C445 'merged-9-9'.B445:'merged-9-9'.B464 'merged-9-9'.C465:'merged-9-9'.C465 'merged-9-9'.B465:'merged-9-9'.B484 'merged-9-9'.C485:'merged-9-9'.C485 'merged-9-9'.B485:'merged-9-9'.B504 'merged-9-9'.C505:'merged-9-9'.C505 'merged-9-9'.B505:'merged-9-9'.B5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61in" svg:height="3.5453in" svg:x="6.2421in" svg:y="93.124in">
            <draw:object draw:notify-on-update-of-ranges="'merged-9-9'.C525:'merged-9-9'.C525 'merged-9-9'.B526:'merged-9-9'.B544 'merged-9-9'.C545:'merged-9-9'.C545 'merged-9-9'.B545:'merged-9-9'.B564 'merged-9-9'.C565:'merged-9-9'.C565 'merged-9-9'.B565:'merged-9-9'.B584 'merged-9-9'.C585:'merged-9-9'.C585 'merged-9-9'.B585:'merged-9-9'.B604 'merged-9-9'.C605:'merged-9-9'.C605 'merged-9-9'.B605:'merged-9-9'.B624 'merged-9-9'.C625:'merged-9-9'.C625 'merged-9-9'.B625:'merged-9-9'.B644 'merged-9-9'.C645:'merged-9-9'.C645 'merged-9-9'.B645:'merged-9-9'.B664 'merged-9-9'.C665:'merged-9-9'.C665 'merged-9-9'.B665:'merged-9-9'.B684 'merged-9-9'.C685:'merged-9-9'.C685 'merged-9-9'.B685:'merged-9-9'.B70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61in" svg:height="3.5453in" svg:x="6.2079in" svg:y="125.0614in">
            <draw:object draw:notify-on-update-of-ranges="'merged-9-9'.C705:'merged-9-9'.C705 'merged-9-9'.B706:'merged-9-9'.B724 'merged-9-9'.C725:'merged-9-9'.C725 'merged-9-9'.B725:'merged-9-9'.B744 'merged-9-9'.C745:'merged-9-9'.C745 'merged-9-9'.B745:'merged-9-9'.B764 'merged-9-9'.C765:'merged-9-9'.C765 'merged-9-9'.B765:'merged-9-9'.B784 'merged-9-9'.C785:'merged-9-9'.C785 'merged-9-9'.B785:'merged-9-9'.B804 'merged-9-9'.C805:'merged-9-9'.C805 'merged-9-9'.B805:'merged-9-9'.B824 'merged-9-9'.C825:'merged-9-9'.C825 'merged-9-9'.B825:'merged-9-9'.B844 'merged-9-9'.C845:'merged-9-9'.C845 'merged-9-9'.B845:'merged-9-9'.B864 'merged-9-9'.C865:'merged-9-9'.C865 'merged-9-9'.B865:'merged-9-9'.B88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61in" svg:height="3.5449in" svg:x="6.1228in" svg:y="157.3441in">
            <draw:object draw:notify-on-update-of-ranges="'merged-9-9'.C885:'merged-9-9'.C885 'merged-9-9'.B886:'merged-9-9'.B904 'merged-9-9'.C905:'merged-9-9'.C905 'merged-9-9'.B905:'merged-9-9'.B924 'merged-9-9'.C925:'merged-9-9'.C925 'merged-9-9'.B925:'merged-9-9'.B944 'merged-9-9'.C945:'merged-9-9'.C945 'merged-9-9'.B945:'merged-9-9'.B964 'merged-9-9'.C965:'merged-9-9'.C965 'merged-9-9'.B965:'merged-9-9'.B984 'merged-9-9'.C985:'merged-9-9'.C985 'merged-9-9'.B985:'merged-9-9'.B1004 'merged-9-9'.C1005:'merged-9-9'.C1005 'merged-9-9'.B1005:'merged-9-9'.B1024 'merged-9-9'.C1025:'merged-9-9'.C1025 'merged-9-9'.B1025:'merged-9-9'.B1044 'merged-9-9'.C1045:'merged-9-9'.C1045 'merged-9-9'.B1045:'merged-9-9'.B106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61in" svg:height="3.5449in" svg:x="6.6748in" svg:y="189.2185in">
            <draw:object draw:notify-on-update-of-ranges="'merged-9-9'.C1065:'merged-9-9'.C1065 'merged-9-9'.B1066:'merged-9-9'.B1084 'merged-9-9'.C1085:'merged-9-9'.C1085 'merged-9-9'.B1085:'merged-9-9'.B1104 'merged-9-9'.C1105:'merged-9-9'.C1105 'merged-9-9'.B1105:'merged-9-9'.B1124 'merged-9-9'.C1125:'merged-9-9'.C1125 'merged-9-9'.B1125:'merged-9-9'.B1144 'merged-9-9'.C1145:'merged-9-9'.C1145 'merged-9-9'.B1145:'merged-9-9'.B1164 'merged-9-9'.C1165:'merged-9-9'.C1165 'merged-9-9'.B1165:'merged-9-9'.B1184 'merged-9-9'.C1185:'merged-9-9'.C1185 'merged-9-9'.B1185:'merged-9-9'.B1204 'merged-9-9'.C1205:'merged-9-9'.C1205 'merged-9-9'.B1205:'merged-9-9'.B1224 'merged-9-9'.C1225:'merged-9-9'.C1225 'merged-9-9'.B1225:'merged-9-9'.B12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61in" svg:height="3.5449in" svg:x="6.0236in" svg:y="221.1453in">
            <draw:object draw:notify-on-update-of-ranges="'merged-9-9'.C1245:'merged-9-9'.C1245 'merged-9-9'.B1246:'merged-9-9'.B1264 'merged-9-9'.C1265:'merged-9-9'.C1265 'merged-9-9'.B1265:'merged-9-9'.B1284 'merged-9-9'.C1285:'merged-9-9'.C1285 'merged-9-9'.B1285:'merged-9-9'.B1304 'merged-9-9'.C1305:'merged-9-9'.C1305 'merged-9-9'.B1305:'merged-9-9'.B1324 'merged-9-9'.C1325:'merged-9-9'.C1325 'merged-9-9'.B1325:'merged-9-9'.B1344 'merged-9-9'.C1345:'merged-9-9'.C1345 'merged-9-9'.B1345:'merged-9-9'.B1364 'merged-9-9'.C1365:'merged-9-9'.C1365 'merged-9-9'.B1365:'merged-9-9'.B1384 'merged-9-9'.C1385:'merged-9-9'.C1385 'merged-9-9'.B1385:'merged-9-9'.B1404 'merged-9-9'.C1405:'merged-9-9'.C1405 'merged-9-9'.B1405:'merged-9-9'.B142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2961in" svg:height="3.5453in" svg:x="6.2638in" svg:y="253.124in">
            <draw:object draw:notify-on-update-of-ranges="'merged-9-9'.C1425:'merged-9-9'.C1425 'merged-9-9'.B1426:'merged-9-9'.B1444 'merged-9-9'.C1445:'merged-9-9'.C1445 'merged-9-9'.B1445:'merged-9-9'.B1464 'merged-9-9'.C1465:'merged-9-9'.C1465 'merged-9-9'.B1465:'merged-9-9'.B1484 'merged-9-9'.C1485:'merged-9-9'.C1485 'merged-9-9'.B1485:'merged-9-9'.B1504 'merged-9-9'.C1505:'merged-9-9'.C1505 'merged-9-9'.B1505:'merged-9-9'.B1524 'merged-9-9'.C1525:'merged-9-9'.C1525 'merged-9-9'.B1525:'merged-9-9'.B1544 'merged-9-9'.C1545:'merged-9-9'.C1545 'merged-9-9'.B1545:'merged-9-9'.B1564 'merged-9-9'.C1565:'merged-9-9'.C1565 'merged-9-9'.B1565:'merged-9-9'.B1584 'merged-9-9'.C1585:'merged-9-9'.C1585 'merged-9-9'.B1585:'merged-9-9'.B160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6.2961in" svg:height="3.5453in" svg:x="6.1555in" svg:y="33.2449in">
            <draw:object draw:notify-on-update-of-ranges="'merged-9-9'.C165:'merged-9-9'.C165 'merged-9-9'.B166:'merged-9-9'.B184 'merged-9-9'.C205:'merged-9-9'.C205 'merged-9-9'.B205:'merged-9-9'.B224 'merged-9-9'.C225:'merged-9-9'.C225 'merged-9-9'.B225:'merged-9-9'.B244 'merged-9-9'.C245:'merged-9-9'.C245 'merged-9-9'.B245:'merged-9-9'.B264 'merged-9-9'.C265:'merged-9-9'.C265 'merged-9-9'.B265:'merged-9-9'.B284 'merged-9-9'.C285:'merged-9-9'.C285 'merged-9-9'.B285:'merged-9-9'.B304 'merged-9-9'.C305:'merged-9-9'.C305 'merged-9-9'.B305:'merged-9-9'.B324 'merged-9-9'.C325:'merged-9-9'.C325 'merged-9-9'.B325:'merged-9-9'.B34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0" draw:style-name="gr1" draw:text-style-name="P1" svg:width="6.2961in" svg:height="3.5453in" svg:x="7.0425in" svg:y="65.4228in">
            <draw:object draw:notify-on-update-of-ranges="'merged-9-9'.C345:'merged-9-9'.C345 'merged-9-9'.B346:'merged-9-9'.B364 'merged-9-9'.C365:'merged-9-9'.C365 'merged-9-9'.B365:'merged-9-9'.B384 'merged-9-9'.C405:'merged-9-9'.C405 'merged-9-9'.B405:'merged-9-9'.B424 'merged-9-9'.C425:'merged-9-9'.C425 'merged-9-9'.B425:'merged-9-9'.B444 'merged-9-9'.C445:'merged-9-9'.C445 'merged-9-9'.B445:'merged-9-9'.B464 'merged-9-9'.C465:'merged-9-9'.C465 'merged-9-9'.B465:'merged-9-9'.B484 'merged-9-9'.C485:'merged-9-9'.C485 'merged-9-9'.B485:'merged-9-9'.B504 'merged-9-9'.C505:'merged-9-9'.C505 'merged-9-9'.B505:'merged-9-9'.B52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1" draw:style-name="gr1" draw:text-style-name="P1" svg:width="6.2961in" svg:height="3.5453in" svg:x="6.1555in" svg:y="97.4228in">
            <draw:object draw:notify-on-update-of-ranges="'merged-9-9'.C525:'merged-9-9'.C525 'merged-9-9'.B526:'merged-9-9'.B544 'merged-9-9'.C545:'merged-9-9'.C545 'merged-9-9'.B545:'merged-9-9'.B564 'merged-9-9'.C565:'merged-9-9'.C565 'merged-9-9'.B565:'merged-9-9'.B584 'merged-9-9'.C605:'merged-9-9'.C605 'merged-9-9'.B605:'merged-9-9'.B624 'merged-9-9'.C625:'merged-9-9'.C625 'merged-9-9'.B625:'merged-9-9'.B644 'merged-9-9'.C645:'merged-9-9'.C645 'merged-9-9'.B645:'merged-9-9'.B664 'merged-9-9'.C665:'merged-9-9'.C665 'merged-9-9'.B665:'merged-9-9'.B684 'merged-9-9'.C685:'merged-9-9'.C685 'merged-9-9'.B685:'merged-9-9'.B70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2" draw:style-name="gr1" draw:text-style-name="P1" svg:width="6.2961in" svg:height="3.5453in" svg:x="6.1555in" svg:y="129.2449in">
            <draw:object draw:notify-on-update-of-ranges="'merged-9-9'.C705:'merged-9-9'.C705 'merged-9-9'.B706:'merged-9-9'.B724 'merged-9-9'.C725:'merged-9-9'.C725 'merged-9-9'.B725:'merged-9-9'.B744 'merged-9-9'.C745:'merged-9-9'.C745 'merged-9-9'.B745:'merged-9-9'.B764 'merged-9-9'.C765:'merged-9-9'.C765 'merged-9-9'.B765:'merged-9-9'.B784 'merged-9-9'.C805:'merged-9-9'.C805 'merged-9-9'.B805:'merged-9-9'.B824 'merged-9-9'.C825:'merged-9-9'.C825 'merged-9-9'.B825:'merged-9-9'.B844 'merged-9-9'.C845:'merged-9-9'.C845 'merged-9-9'.B845:'merged-9-9'.B864 'merged-9-9'.C865:'merged-9-9'.C865 'merged-9-9'.B865:'merged-9-9'.B88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3" draw:style-name="gr1" draw:text-style-name="P1" svg:width="6.2961in" svg:height="3.5449in" svg:x="6.1555in" svg:y="161.6in">
            <draw:object draw:notify-on-update-of-ranges="'merged-9-9'.C885:'merged-9-9'.C885 'merged-9-9'.B886:'merged-9-9'.B904 'merged-9-9'.C905:'merged-9-9'.C905 'merged-9-9'.B905:'merged-9-9'.B924 'merged-9-9'.C925:'merged-9-9'.C925 'merged-9-9'.B925:'merged-9-9'.B944 'merged-9-9'.C945:'merged-9-9'.C945 'merged-9-9'.B945:'merged-9-9'.B964 'merged-9-9'.C965:'merged-9-9'.C965 'merged-9-9'.B965:'merged-9-9'.B984 'merged-9-9'.C1005:'merged-9-9'.C1005 'merged-9-9'.B1005:'merged-9-9'.B1024 'merged-9-9'.C1025:'merged-9-9'.C1025 'merged-9-9'.B1025:'merged-9-9'.B1044 'merged-9-9'.C1045:'merged-9-9'.C1045 'merged-9-9'.B1045:'merged-9-9'.B106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4" draw:style-name="gr1" draw:text-style-name="P1" svg:width="6.2961in" svg:height="3.5449in" svg:x="6.1555in" svg:y="193.6in">
            <draw:object draw:notify-on-update-of-ranges="'merged-9-9'.C1065:'merged-9-9'.C1065 'merged-9-9'.B1066:'merged-9-9'.B1084 'merged-9-9'.C1085:'merged-9-9'.C1085 'merged-9-9'.B1085:'merged-9-9'.B1104 'merged-9-9'.C1105:'merged-9-9'.C1105 'merged-9-9'.B1105:'merged-9-9'.B1124 'merged-9-9'.C1125:'merged-9-9'.C1125 'merged-9-9'.B1125:'merged-9-9'.B1144 'merged-9-9'.C1145:'merged-9-9'.C1145 'merged-9-9'.B1145:'merged-9-9'.B1164 'merged-9-9'.C1165:'merged-9-9'.C1165 'merged-9-9'.B1165:'merged-9-9'.B1184 'merged-9-9'.C1205:'merged-9-9'.C1205 'merged-9-9'.B1205:'merged-9-9'.B1224 'merged-9-9'.C1225:'merged-9-9'.C1225 'merged-9-9'.B1225:'merged-9-9'.B124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5" draw:style-name="gr1" draw:text-style-name="P1" svg:width="6.2961in" svg:height="3.5449in" svg:x="6.1555in" svg:y="225.2445in">
            <draw:object draw:notify-on-update-of-ranges="'merged-9-9'.C1245:'merged-9-9'.C1245 'merged-9-9'.B1246:'merged-9-9'.B1264 'merged-9-9'.C1265:'merged-9-9'.C1265 'merged-9-9'.B1265:'merged-9-9'.B1284 'merged-9-9'.C1285:'merged-9-9'.C1285 'merged-9-9'.B1285:'merged-9-9'.B1304 'merged-9-9'.C1305:'merged-9-9'.C1305 'merged-9-9'.B1305:'merged-9-9'.B1324 'merged-9-9'.C1325:'merged-9-9'.C1325 'merged-9-9'.B1325:'merged-9-9'.B1344 'merged-9-9'.C1345:'merged-9-9'.C1345 'merged-9-9'.B1345:'merged-9-9'.B1364 'merged-9-9'.C1365:'merged-9-9'.C1365 'merged-9-9'.B1365:'merged-9-9'.B1384 'merged-9-9'.C1405:'merged-9-9'.C1405 'merged-9-9'.B1405:'merged-9-9'.B1424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6" draw:style-name="gr1" draw:text-style-name="P1" svg:width="6.2961in" svg:height="3.5453in" svg:x="6.1555in" svg:y="257.6004in">
            <draw:object draw:notify-on-update-of-ranges="'merged-9-9'.C1425:'merged-9-9'.C1425 'merged-9-9'.B1426:'merged-9-9'.B1444 'merged-9-9'.C1445:'merged-9-9'.C1445 'merged-9-9'.B1445:'merged-9-9'.B1464 'merged-9-9'.C1465:'merged-9-9'.C1465 'merged-9-9'.B1465:'merged-9-9'.B1484 'merged-9-9'.C1485:'merged-9-9'.C1485 'merged-9-9'.B1485:'merged-9-9'.B1504 'merged-9-9'.C1505:'merged-9-9'.C1505 'merged-9-9'.B1505:'merged-9-9'.B1524 'merged-9-9'.C1525:'merged-9-9'.C1525 'merged-9-9'.B1525:'merged-9-9'.B1544 'merged-9-9'.C1545:'merged-9-9'.C1545 'merged-9-9'.B1545:'merged-9-9'.B1564 'merged-9-9'.C1565:'merged-9-9'.C1565 'merged-9-9'.B1565:'merged-9-9'.B158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7" draw:style-name="gr1" draw:text-style-name="P1" svg:width="6.2961in" svg:height="3.5453in" svg:x="13.5224in" svg:y="0.8575in">
            <draw:object draw:notify-on-update-of-ranges="'merged-9-9'.C185:'merged-9-9'.C185 'merged-9-9'.B185:'merged-9-9'.B204 'merged-9-9'.C385:'merged-9-9'.C385 'merged-9-9'.B385:'merged-9-9'.B404 'merged-9-9'.C585:'merged-9-9'.C585 'merged-9-9'.B585:'merged-9-9'.B604 'merged-9-9'.C785:'merged-9-9'.C785 'merged-9-9'.B785:'merged-9-9'.B804 'merged-9-9'.C985:'merged-9-9'.C985 'merged-9-9'.B985:'merged-9-9'.B1004 'merged-9-9'.C1185:'merged-9-9'.C1185 'merged-9-9'.B1185:'merged-9-9'.B1204 'merged-9-9'.C1385:'merged-9-9'.C1385 'merged-9-9'.B1385:'merged-9-9'.B1404 'merged-9-9'.C1585:'merged-9-9'.C1585 'merged-9-9'.B1585:'merged-9-9'.B160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 CSV-File created with merge-csv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-----------------------------------------------------------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A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0000000000004" calcext:value-type="float">
            <text:p>0.500000000000004</text:p>
          </table:table-cell>
          <table:table-cell office:value-type="string" calcext:value-type="string">
            <text:p>1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00000000000002" calcext:value-type="float">
            <text:p>0.5000000000000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00000000000004" calcext:value-type="float">
            <text:p>0.50000000000000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00000000000002" calcext:value-type="float">
            <text:p>0.50000000000000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00000000000004" calcext:value-type="float">
            <text:p>0.50000000000000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00000000000004" calcext:value-type="float">
            <text:p>0.50000000000000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00000000000003" calcext:value-type="float">
            <text:p>0.4000000000000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00000000000003" calcext:value-type="float">
            <text:p>0.4000000000000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00000000000001" calcext:value-type="float">
            <text:p>0.40000000000000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00000000000003" calcext:value-type="float">
            <text:p>0.40000000000000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00000000000003" calcext:value-type="float">
            <text:p>0.40000000000000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00000000000003" calcext:value-type="float">
            <text:p>0.40000000000000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00000000000001" calcext:value-type="float">
            <text:p>0.40000000000000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00000000000006" calcext:value-type="float">
            <text:p>0.40000000000000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00000000000003" calcext:value-type="float">
            <text:p>0.40000000000000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1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33333333333338" calcext:value-type="float">
            <text:p>0.33333333333333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3333333333338" calcext:value-type="float">
            <text:p>0.3333333333333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33333333333336" calcext:value-type="float">
            <text:p>0.33333333333333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33333333333336" calcext:value-type="float">
            <text:p>0.33333333333333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33333333333336" calcext:value-type="float">
            <text:p>0.33333333333333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33333333333336" calcext:value-type="float">
            <text:p>0.33333333333333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string" calcext:value-type="string">
            <text:p>1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8571428571429" calcext:value-type="float">
            <text:p>0.2857142857142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8571428571429" calcext:value-type="float">
            <text:p>0.285714285714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8571428571429" calcext:value-type="float">
            <text:p>0.2857142857142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8571428571429" calcext:value-type="float">
            <text:p>0.2857142857142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8571428571429" calcext:value-type="float">
            <text:p>0.2857142857142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8571428571429" calcext:value-type="float">
            <text:p>0.2857142857142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85714285714288" calcext:value-type="float">
            <text:p>0.28571428571428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85714285714288" calcext:value-type="float">
            <text:p>0.28571428571428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8571428571429" calcext:value-type="float">
            <text:p>0.2857142857142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85714285714288" calcext:value-type="float">
            <text:p>0.28571428571428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0000000000004" calcext:value-type="float">
            <text:p>0.250000000000004</text:p>
          </table:table-cell>
          <table:table-cell office:value-type="string" calcext:value-type="string">
            <text:p>1-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0000000000002" calcext:value-type="float">
            <text:p>0.2500000000000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0000000000004" calcext:value-type="float">
            <text:p>0.25000000000000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0000000000002" calcext:value-type="float">
            <text:p>0.25000000000000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0000000000002" calcext:value-type="float">
            <text:p>0.25000000000000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0000000000004" calcext:value-type="float">
            <text:p>0.25000000000000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0000000000004" calcext:value-type="float">
            <text:p>0.25000000000000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0000000000004" calcext:value-type="float">
            <text:p>0.25000000000000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0000000000004" calcext:value-type="float">
            <text:p>0.25000000000000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2222222222222" calcext:value-type="float">
            <text:p>0.222222222222222</text:p>
          </table:table-cell>
          <table:table-cell office:value-type="string" calcext:value-type="string">
            <text:p>1-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22222222222222" calcext:value-type="float">
            <text:p>0.2222222222222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22222222222222" calcext:value-type="float">
            <text:p>0.22222222222222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22222222222225" calcext:value-type="float">
            <text:p>0.2222222222222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22222222222224" calcext:value-type="float">
            <text:p>0.22222222222222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22222222222222" calcext:value-type="float">
            <text:p>0.22222222222222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22222222222225" calcext:value-type="float">
            <text:p>0.22222222222222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22222222222222" calcext:value-type="float">
            <text:p>0.22222222222222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2222222222222" calcext:value-type="float">
            <text:p>0.22222222222222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22222222222225" calcext:value-type="float">
            <text:p>0.22222222222222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22222222222222" calcext:value-type="float">
            <text:p>0.22222222222222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22222222222222" calcext:value-type="float">
            <text:p>0.22222222222222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22222222222225" calcext:value-type="float">
            <text:p>0.22222222222222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22222222222222" calcext:value-type="float">
            <text:p>0.22222222222222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22222222222224" calcext:value-type="float">
            <text:p>0.22222222222222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22222222222225" calcext:value-type="float">
            <text:p>0.2222222222222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22222222222224" calcext:value-type="float">
            <text:p>0.22222222222222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22222222222225" calcext:value-type="float">
            <text:p>0.2222222222222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22222222222222" calcext:value-type="float">
            <text:p>0.22222222222222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22222222222222" calcext:value-type="float">
            <text:p>0.22222222222222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-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00000000000001" calcext:value-type="float">
            <text:p>0.2000000000000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00000000000003" calcext:value-type="float">
            <text:p>0.20000000000000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00000000000001" calcext:value-type="float">
            <text:p>0.20000000000000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00000000000003" calcext:value-type="float">
            <text:p>0.20000000000000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00000000000003" calcext:value-type="float">
            <text:p>0.20000000000000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00000000000003" calcext:value-type="float">
            <text:p>0.20000000000000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00000000000001" calcext:value-type="float">
            <text:p>0.20000000000000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1818181818184" calcext:value-type="float">
            <text:p>0.181818181818184</text:p>
          </table:table-cell>
          <table:table-cell office:value-type="string" calcext:value-type="string">
            <text:p>1-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1818181818182" calcext:value-type="float">
            <text:p>0.18181818181818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81818181818184" calcext:value-type="float">
            <text:p>0.18181818181818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81818181818184" calcext:value-type="float">
            <text:p>0.18181818181818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1818181818182" calcext:value-type="float">
            <text:p>0.18181818181818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81818181818182" calcext:value-type="float">
            <text:p>0.18181818181818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81818181818184" calcext:value-type="float">
            <text:p>0.18181818181818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81818181818182" calcext:value-type="float">
            <text:p>0.18181818181818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1818181818182" calcext:value-type="float">
            <text:p>0.18181818181818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81818181818182" calcext:value-type="float">
            <text:p>0.1818181818181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81818181818182" calcext:value-type="float">
            <text:p>0.18181818181818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81818181818182" calcext:value-type="float">
            <text:p>0.18181818181818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1818181818182" calcext:value-type="float">
            <text:p>0.18181818181818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81818181818182" calcext:value-type="float">
            <text:p>0.18181818181818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81818181818184" calcext:value-type="float">
            <text:p>0.18181818181818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81818181818182" calcext:value-type="float">
            <text:p>0.18181818181818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81818181818182" calcext:value-type="float">
            <text:p>0.18181818181818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81818181818184" calcext:value-type="float">
            <text:p>0.18181818181818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81818181818182" calcext:value-type="float">
            <text:p>0.18181818181818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1818181818184" calcext:value-type="float">
            <text:p>0.181818181818184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527136788005E-015" calcext:value-type="float">
            <text:p>3.5527136788005E-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7635683940025E-015" calcext:value-type="float">
            <text:p>1.77635683940025E-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527136788005E-015" calcext:value-type="float">
            <text:p>3.5527136788005E-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5527136788005E-015" calcext:value-type="float">
            <text:p>3.5527136788005E-1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77635683940025E-015" calcext:value-type="float">
            <text:p>1.77635683940025E-1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527136788005E-015" calcext:value-type="float">
            <text:p>3.5527136788005E-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5527136788005E-015" calcext:value-type="float">
            <text:p>3.5527136788005E-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5527136788005E-015" calcext:value-type="float">
            <text:p>3.5527136788005E-1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2615440294493" calcext:value-type="float">
            <text:p>0.322615440294493</text:p>
          </table:table-cell>
          <table:table-cell office:value-type="string" calcext:value-type="string">
            <text:p>2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66371013454906" calcext:value-type="float">
            <text:p>5.663710134549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417532420641" calcext:value-type="float">
            <text:p>0.7541753242064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5516163324533" calcext:value-type="float">
            <text:p>0.2555161633245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7119282609472" calcext:value-type="float">
            <text:p>3.2711928260947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89805321762799" calcext:value-type="float">
            <text:p>3.8980532176279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27672150835168" calcext:value-type="float">
            <text:p>0.32767215083516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10341700291424" calcext:value-type="float">
            <text:p>2.1034170029142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70873852972705" calcext:value-type="float">
            <text:p>0.8708738529727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39587360957519" calcext:value-type="float">
            <text:p>3.3958736095751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06530242359375" calcext:value-type="float">
            <text:p>0.70653024235937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65788119896881" calcext:value-type="float">
            <text:p>2.6578811989688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95818244255325" calcext:value-type="float">
            <text:p>1.9581824425532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24664562745272" calcext:value-type="float">
            <text:p>4.2466456274527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56889848058708" calcext:value-type="float">
            <text:p>0.08568898480587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4864561873402" calcext:value-type="float">
            <text:p>1.0486456187340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6435931932337" calcext:value-type="float">
            <text:p>0.7643593193233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80124176434004" calcext:value-type="float">
            <text:p>0.98012417643400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01634131800379" calcext:value-type="float">
            <text:p>0.40163413180037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38587454393654" calcext:value-type="float">
            <text:p>2.3858745439365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919988319081355" calcext:value-type="float">
            <text:p>9.19988319081355E-06</text:p>
          </table:table-cell>
          <table:table-cell office:value-type="string" calcext:value-type="string">
            <text:p>2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297782354062951" calcext:value-type="float">
            <text:p>2.97782354062951E-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618179385769764" calcext:value-type="float">
            <text:p>6.18179385769764E-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712195740694329" calcext:value-type="float">
            <text:p>7.12195740694329E-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88276348330093" calcext:value-type="float">
            <text:p>1.88276348330093E-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2412804196672" calcext:value-type="float">
            <text:p>2.412804196672E-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951930596343372" calcext:value-type="float">
            <text:p>9.51930596343372E-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523408066137043" calcext:value-type="float">
            <text:p>5.23408066137043E-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240309080324907" calcext:value-type="float">
            <text:p>2.40309080324907E-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609614867197461" calcext:value-type="float">
            <text:p>6.09614867197461E-0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525323761776941" calcext:value-type="float">
            <text:p>5.25323761776941E-0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0282602538398402" calcext:value-type="float">
            <text:p>2.82602538398402E-0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920288575500157" calcext:value-type="float">
            <text:p>9.20288575500157E-0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102120702080766" calcext:value-type="float">
            <text:p>0.00010212070208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385626670230954" calcext:value-type="float">
            <text:p>3.85626670230954E-0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599590923245815" calcext:value-type="float">
            <text:p>5.99590923245815E-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125779198773338" calcext:value-type="float">
            <text:p>1.25779198773338E-0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610765016737421" calcext:value-type="float">
            <text:p>6.10765016737421E-0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106792704930692" calcext:value-type="float">
            <text:p>0.00010679270493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224840758758504" calcext:value-type="float">
            <text:p>2.24840758758504E-0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259994862270851" calcext:value-type="float">
            <text:p>2.59994862270851E-05</text:p>
          </table:table-cell>
          <table:table-cell office:value-type="string" calcext:value-type="string">
            <text:p>2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520052504506184" calcext:value-type="float">
            <text:p>5.20052504506184E-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05435021268522" calcext:value-type="float">
            <text:p>0.00010543502126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207086526449066" calcext:value-type="float">
            <text:p>0.0002070865264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609595962684585" calcext:value-type="float">
            <text:p>6.09595962684585E-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659916725282904" calcext:value-type="float">
            <text:p>6.59916725282904E-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516344662748747" calcext:value-type="float">
            <text:p>5.16344662748747E-0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069831338109624" calcext:value-type="float">
            <text:p>6.9831338109624E-0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583331749356589" calcext:value-type="float">
            <text:p>5.83331749356589E-0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575658094321458" calcext:value-type="float">
            <text:p>5.75658094321458E-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371715286555584" calcext:value-type="float">
            <text:p>3.71715286555584E-0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251271097843461" calcext:value-type="float">
            <text:p>2.51271097843461E-0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513286141405016" calcext:value-type="float">
            <text:p>5.13286141405016E-0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47863048739462" calcext:value-type="float">
            <text:p>4.7863048739462E-0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122370855828605" calcext:value-type="float">
            <text:p>1.22370855828605E-0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666346420005578" calcext:value-type="float">
            <text:p>6.66346420005578E-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161271623333062" calcext:value-type="float">
            <text:p>1.61271623333062E-0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780931026016507" calcext:value-type="float">
            <text:p>7.80931026016507E-0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0676620428392243" calcext:value-type="float">
            <text:p>6.76620428392243E-0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3585799345694" calcext:value-type="float">
            <text:p>3.585799345694E-0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55067045869831" calcext:value-type="float">
            <text:p>0.00015506704587</text:p>
          </table:table-cell>
          <table:table-cell office:value-type="string" calcext:value-type="string">
            <text:p>2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298948525908685" calcext:value-type="float">
            <text:p>2.98948525908685E-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394527936617428" calcext:value-type="float">
            <text:p>3.94527936617428E-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397688610370012" calcext:value-type="float">
            <text:p>3.97688610370012E-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443714540635659" calcext:value-type="float">
            <text:p>4.43714540635659E-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4827155751497" calcext:value-type="float">
            <text:p>1.4827155751497E-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36010210633014" calcext:value-type="float">
            <text:p>3.6010210633014E-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226167222747986" calcext:value-type="float">
            <text:p>2.26167222747986E-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242495080580787" calcext:value-type="float">
            <text:p>2.42495080580787E-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103046372484719" calcext:value-type="float">
            <text:p>1.03046372484719E-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309993256691968" calcext:value-type="float">
            <text:p>3.09993256691968E-0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849573175424022" calcext:value-type="float">
            <text:p>8.49573175424022E-0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166174108250997" calcext:value-type="float">
            <text:p>0.00016617410825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295131643218705" calcext:value-type="float">
            <text:p>2.95131643218705E-0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108988405922161" calcext:value-type="float">
            <text:p>1.08988405922161E-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383063843201886" calcext:value-type="float">
            <text:p>3.83063843201886E-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695516596442986" calcext:value-type="float">
            <text:p>6.95516596442986E-0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423091508923029" calcext:value-type="float">
            <text:p>4.23091508923029E-0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639294359954384" calcext:value-type="float">
            <text:p>6.39294359954384E-0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514593955545234" calcext:value-type="float">
            <text:p>5.14593955545234E-0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179470039366901" calcext:value-type="float">
            <text:p>1.79470039366901E-05</text:p>
          </table:table-cell>
          <table:table-cell office:value-type="string" calcext:value-type="string">
            <text:p>2-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486441823460076" calcext:value-type="float">
            <text:p>4.86441823460076E-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17779625171071" calcext:value-type="float">
            <text:p>1.7779625171071E-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285514692944491" calcext:value-type="float">
            <text:p>2.85514692944491E-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104904177125387" calcext:value-type="float">
            <text:p>0.0001049041771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526495966918228" calcext:value-type="float">
            <text:p>5.26495966918228E-0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238082970933269" calcext:value-type="float">
            <text:p>2.38082970933269E-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183795316443648" calcext:value-type="float">
            <text:p>1.83795316443648E-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539098931830647" calcext:value-type="float">
            <text:p>5.39098931830647E-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15181720619324" calcext:value-type="float">
            <text:p>0.00015181720619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135631470779613" calcext:value-type="float">
            <text:p>1.35631470779613E-0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703067350977681" calcext:value-type="float">
            <text:p>7.03067350977681E-0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942312938793901" calcext:value-type="float">
            <text:p>9.42312938793901E-0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14129779639882" calcext:value-type="float">
            <text:p>1.4129779639882E-0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96751302245278" calcext:value-type="float">
            <text:p>9.6751302245278E-0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357033067969562" calcext:value-type="float">
            <text:p>3.57033067969562E-0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559678688764917" calcext:value-type="float">
            <text:p>5.59678688764917E-0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147645761772175" calcext:value-type="float">
            <text:p>1.47645761772175E-0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335352282133229" calcext:value-type="float">
            <text:p>3.35352282133229E-0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521545028440151" calcext:value-type="float">
            <text:p>5.21545028440151E-0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159597602925443" calcext:value-type="float">
            <text:p>1.59597602925443E-05</text:p>
          </table:table-cell>
          <table:table-cell office:value-type="string" calcext:value-type="string">
            <text:p>2-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470463046510772" calcext:value-type="float">
            <text:p>4.70463046510772E-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121584547011611" calcext:value-type="float">
            <text:p>1.21584547011611E-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85599152954907" calcext:value-type="float">
            <text:p>1.85599152954907E-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00864843795057" calcext:value-type="float">
            <text:p>2.00864843795057E-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592488793466628" calcext:value-type="float">
            <text:p>5.92488793466628E-0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35774115274162" calcext:value-type="float">
            <text:p>3.5774115274162E-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860179666797967" calcext:value-type="float">
            <text:p>8.60179666797967E-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221032962658962" calcext:value-type="float">
            <text:p>2.21032962658962E-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678329399355082" calcext:value-type="float">
            <text:p>6.78329399355082E-0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112124933803137" calcext:value-type="float">
            <text:p>1.12124933803137E-0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685686152084475" calcext:value-type="float">
            <text:p>6.85686152084475E-0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262229764782518" calcext:value-type="float">
            <text:p>2.62229764782518E-0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1807184658284" calcext:value-type="float">
            <text:p>1.807184658284E-0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296535548970134" calcext:value-type="float">
            <text:p>2.96535548970134E-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157507607135898" calcext:value-type="float">
            <text:p>1.57507607135898E-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202749521719947" calcext:value-type="float">
            <text:p>2.02749521719947E-0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74005321947046" calcext:value-type="float">
            <text:p>7.4005321947046E-0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490048657313946" calcext:value-type="float">
            <text:p>4.90048657313946E-0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109308582419154" calcext:value-type="float">
            <text:p>0.00010930858241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200330114534494" calcext:value-type="float">
            <text:p>2.00330114534494E-05</text:p>
          </table:table-cell>
          <table:table-cell office:value-type="string" calcext:value-type="string">
            <text:p>2-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630387278130322" calcext:value-type="float">
            <text:p>6.30387278130322E-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29725096339866" calcext:value-type="float">
            <text:p>2.9725096339866E-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259298469821009" calcext:value-type="float">
            <text:p>2.59298469821009E-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44721123750211" calcext:value-type="float">
            <text:p>1.44721123750211E-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3507987448914" calcext:value-type="float">
            <text:p>1.3507987448914E-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378351558334433" calcext:value-type="float">
            <text:p>3.78351558334433E-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276996345921992" calcext:value-type="float">
            <text:p>2.76996345921992E-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308114763992527" calcext:value-type="float">
            <text:p>3.08114763992527E-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266057263989286" calcext:value-type="float">
            <text:p>2.66057263989286E-0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10311375567818" calcext:value-type="float">
            <text:p>0.00010311375567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145930611142976" calcext:value-type="float">
            <text:p>1.45930611142976E-0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522076476556978" calcext:value-type="float">
            <text:p>5.22076476556978E-0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332171596497071" calcext:value-type="float">
            <text:p>3.32171596497071E-0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162742652940473" calcext:value-type="float">
            <text:p>1.62742652940473E-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42110679511729" calcext:value-type="float">
            <text:p>4.2110679511729E-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998109237602003" calcext:value-type="float">
            <text:p>9.98109237602003E-0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358985335391511" calcext:value-type="float">
            <text:p>3.58985335391511E-0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378962628079642" calcext:value-type="float">
            <text:p>3.78962628079642E-0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176743171256115" calcext:value-type="float">
            <text:p>1.76743171256115E-0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35493312857839" calcext:value-type="float">
            <text:p>3.5493312857839E-05</text:p>
          </table:table-cell>
          <table:table-cell office:value-type="string" calcext:value-type="string">
            <text:p>2-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213282510190075" calcext:value-type="float">
            <text:p>2.13282510190075E-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130265067152987" calcext:value-type="float">
            <text:p>1.30265067152987E-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214052377954336" calcext:value-type="float">
            <text:p>2.14052377954336E-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675103869183606" calcext:value-type="float">
            <text:p>6.75103869183606E-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24029104233842" calcext:value-type="float">
            <text:p>1.24029104233842E-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932960009280605" calcext:value-type="float">
            <text:p>9.32960009280605E-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355298991348193" calcext:value-type="float">
            <text:p>3.55298991348193E-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19288845350703" calcext:value-type="float">
            <text:p>1.9288845350703E-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331877893597297" calcext:value-type="float">
            <text:p>3.31877893597297E-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283249549117894" calcext:value-type="float">
            <text:p>2.83249549117894E-0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157353067993943" calcext:value-type="float">
            <text:p>1.57353067993943E-0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115332895745964" calcext:value-type="float">
            <text:p>0.00011533289574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247164581801731" calcext:value-type="float">
            <text:p>2.47164581801731E-0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156077084328641" calcext:value-type="float">
            <text:p>1.56077084328641E-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194608991440267" calcext:value-type="float">
            <text:p>1.94608991440267E-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140808853766837" calcext:value-type="float">
            <text:p>1.40808853766837E-0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102620084872079" calcext:value-type="float">
            <text:p>1.02620084872079E-0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114551858515175" calcext:value-type="float">
            <text:p>1.14551858515175E-0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154599310136135" calcext:value-type="float">
            <text:p>1.54599310136135E-0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843418860808E-015" calcext:value-type="float">
            <text:p>5.6843418860808E-15</text:p>
          </table:table-cell>
          <table:table-cell office:value-type="string" calcext:value-type="string">
            <text:p>3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421709430404E-015" calcext:value-type="float">
            <text:p>2.8421709430404E-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421709430404E-015" calcext:value-type="float">
            <text:p>2.8421709430404E-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210854715202E-015" calcext:value-type="float">
            <text:p>1.4210854715202E-1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8421709430404E-015" calcext:value-type="float">
            <text:p>2.8421709430404E-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210854715202E-015" calcext:value-type="float">
            <text:p>1.4210854715202E-1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8421709430404E-015" calcext:value-type="float">
            <text:p>2.8421709430404E-1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8421709430404E-015" calcext:value-type="float">
            <text:p>2.8421709430404E-1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8421709430404E-015" calcext:value-type="float">
            <text:p>2.8421709430404E-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8421709430404E-015" calcext:value-type="float">
            <text:p>2.8421709430404E-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8421709430404E-015" calcext:value-type="float">
            <text:p>2.8421709430404E-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3685922001192" calcext:value-type="float">
            <text:p>0.233685922001192</text:p>
          </table:table-cell>
          <table:table-cell office:value-type="string" calcext:value-type="string">
            <text:p>3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229959916132431" calcext:value-type="float">
            <text:p>2.29959916132431E-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21054515278802" calcext:value-type="float">
            <text:p>0.2210545152788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33155296509125" calcext:value-type="float">
            <text:p>0.2331552965091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4957909644705" calcext:value-type="float">
            <text:p>0.2349579096447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35710919012384" calcext:value-type="float">
            <text:p>0.23571091901238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97757657855843" calcext:value-type="float">
            <text:p>0.19775765785584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1995383660185" calcext:value-type="float">
            <text:p>0.2199538366018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32107204477928" calcext:value-type="float">
            <text:p>0.23210720447792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34296416074401" calcext:value-type="float">
            <text:p>0.2342964160744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2783832932037" calcext:value-type="float">
            <text:p>0.2278383293203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25284906335539" calcext:value-type="float">
            <text:p>0.22528490633553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27260164883927" calcext:value-type="float">
            <text:p>0.22726016488392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182071553160116" calcext:value-type="float">
            <text:p>1.82071553160116E-0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28719562812356" calcext:value-type="float">
            <text:p>0.22871956281235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339164701004073" calcext:value-type="float">
            <text:p>3.39164701004073E-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33053074309368" calcext:value-type="float">
            <text:p>0.23305307430936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289324935526062" calcext:value-type="float">
            <text:p>2.89324935526062E-0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30905656069569" calcext:value-type="float">
            <text:p>0.23090565606956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226233540384646" calcext:value-type="float">
            <text:p>2.26233540384646E-0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987630082169" calcext:value-type="float">
            <text:p>4.5987630082169</text:p>
          </table:table-cell>
          <table:table-cell office:value-type="string" calcext:value-type="string">
            <text:p>3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4237776709138" calcext:value-type="float">
            <text:p>1.4423777670913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4677141348269" calcext:value-type="float">
            <text:p>0.4467714134826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69485314233506" calcext:value-type="float">
            <text:p>3.694853142335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5757683456399" calcext:value-type="float">
            <text:p>2.9575768345639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153994439076" calcext:value-type="float">
            <text:p>1.515399443907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5146909243409" calcext:value-type="float">
            <text:p>0.95514690924340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62662615093155" calcext:value-type="float">
            <text:p>0.56266261509315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29836175294296" calcext:value-type="float">
            <text:p>0.42983617529429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63300804499694" calcext:value-type="float">
            <text:p>2.633008044996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6308392177904" calcext:value-type="float">
            <text:p>0.95630839217790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77752937241281" calcext:value-type="float">
            <text:p>1.7775293724128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46555175444727" calcext:value-type="float">
            <text:p>2.4655517544472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748339491795" calcext:value-type="float">
            <text:p>1.274833949179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81543430059103" calcext:value-type="float">
            <text:p>2.8154343005910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81130381170122" calcext:value-type="float">
            <text:p>0.88113038117012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6306134477086" calcext:value-type="float">
            <text:p>1.3630613447708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0791163151677" calcext:value-type="float">
            <text:p>2.079116315167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5313221762907" calcext:value-type="float">
            <text:p>1.4531322176290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88565966919924" calcext:value-type="float">
            <text:p>0.88856596691992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158692797428" calcext:value-type="float">
            <text:p>0.17158692797428</text:p>
          </table:table-cell>
          <table:table-cell office:value-type="string" calcext:value-type="string">
            <text:p>3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1191896171534" calcext:value-type="float">
            <text:p>0.20119189617153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4476054431943" calcext:value-type="float">
            <text:p>0.2444760544319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3542051596849" calcext:value-type="float">
            <text:p>0.235420515968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6540589790718" calcext:value-type="float">
            <text:p>0.2065405897907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29528787214555" calcext:value-type="float">
            <text:p>0.22952878721455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49746436114136" calcext:value-type="float">
            <text:p>0.14974643611413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14546993047644" calcext:value-type="float">
            <text:p>0.21454699304764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42292789324539" calcext:value-type="float">
            <text:p>0.14229278932453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10327376969017" calcext:value-type="float">
            <text:p>0.21032737696901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84483245917248" calcext:value-type="float">
            <text:p>0.18448324591724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36637372248119" calcext:value-type="float">
            <text:p>0.23663737224811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73499220856" calcext:value-type="float">
            <text:p>0.187349922085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47530352432794" calcext:value-type="float">
            <text:p>0.14753035243279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42788952697069" calcext:value-type="float">
            <text:p>0.24278895269706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75813593456453" calcext:value-type="float">
            <text:p>0.17581359345645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72674150902247" calcext:value-type="float">
            <text:p>0.17267415090224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91179094213076" calcext:value-type="float">
            <text:p>0.19117909421307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03642245890047" calcext:value-type="float">
            <text:p>0.20364224589004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16390398668601" calcext:value-type="float">
            <text:p>0.21639039866860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4797232245875" calcext:value-type="float">
            <text:p>0.204797232245875</text:p>
          </table:table-cell>
          <table:table-cell office:value-type="string" calcext:value-type="string">
            <text:p>3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3414494632004" calcext:value-type="float">
            <text:p>0.1634144946320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4340461467072" calcext:value-type="float">
            <text:p>0.17434046146707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62419600551033" calcext:value-type="float">
            <text:p>0.1624196005510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32054359324219" calcext:value-type="float">
            <text:p>0.0332054359324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8764000251639" calcext:value-type="float">
            <text:p>0.15876400025163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2213663992123" calcext:value-type="float">
            <text:p>0.25221366399212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943540655115" calcext:value-type="float">
            <text:p>0.194354065511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69875009776708" calcext:value-type="float">
            <text:p>0.26987500977670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116754208645" calcext:value-type="float">
            <text:p>0.2611675420864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31413157673576" calcext:value-type="float">
            <text:p>0.23141315767357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12950246656938" calcext:value-type="float">
            <text:p>0.11295024665693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7832652513916" calcext:value-type="float">
            <text:p>0.11783265251391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83296000770272" calcext:value-type="float">
            <text:p>0.18329600077027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2783882361827" calcext:value-type="float">
            <text:p>0.1278388236182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49835174170316" calcext:value-type="float">
            <text:p>0.2498351741703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61310162911239" calcext:value-type="float">
            <text:p>0.16131016291123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64265993560949" calcext:value-type="float">
            <text:p>0.26426599356094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12789505816932" calcext:value-type="float">
            <text:p>0.21278950581693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1952478313461" calcext:value-type="float">
            <text:p>0.1195247831346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3865501885161" calcext:value-type="float">
            <text:p>0.113865501885161</text:p>
          </table:table-cell>
          <table:table-cell office:value-type="string" calcext:value-type="string">
            <text:p>3-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4955583894005" calcext:value-type="float">
            <text:p>0.2349555838940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1270503128713" calcext:value-type="float">
            <text:p>0.1112705031287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61125778575468" calcext:value-type="float">
            <text:p>0.16112577857546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6648573745266" calcext:value-type="float">
            <text:p>0.15664857374526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85758861875307" calcext:value-type="float">
            <text:p>0.18575886187530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42395897380879" calcext:value-type="float">
            <text:p>0.14239589738087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4362973873354" calcext:value-type="float">
            <text:p>0.1436297387335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17761015388802" calcext:value-type="float">
            <text:p>0.11776101538880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04819303210933" calcext:value-type="float">
            <text:p>0.07048193032109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7708376874288" calcext:value-type="float">
            <text:p>0.12770837687428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5847384848691" calcext:value-type="float">
            <text:p>0.16584738484869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0933630696094" calcext:value-type="float">
            <text:p>0.18093363069609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12922311859844" calcext:value-type="float">
            <text:p>0.11292231185984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36739327744548" calcext:value-type="float">
            <text:p>0.23673932774454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06059388795157" calcext:value-type="float">
            <text:p>0.10605938879515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18272672009596" calcext:value-type="float">
            <text:p>0.21827267200959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57112063765113" calcext:value-type="float">
            <text:p>0.15711206376511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32475691090201" calcext:value-type="float">
            <text:p>0.23247569109020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05651561484341" calcext:value-type="float">
            <text:p>0.20565156148434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14774566316849" calcext:value-type="float">
            <text:p>0.081477456631685</text:p>
          </table:table-cell>
          <table:table-cell office:value-type="string" calcext:value-type="string">
            <text:p>3-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6230160025551" calcext:value-type="float">
            <text:p>0.20623016002555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7835252512123" calcext:value-type="float">
            <text:p>0.14783525251212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41441699437754" calcext:value-type="float">
            <text:p>0.14144169943775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4673108538913" calcext:value-type="float">
            <text:p>0.2146731085389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19133718557476" calcext:value-type="float">
            <text:p>0.11913371855747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6733287350632" calcext:value-type="float">
            <text:p>0.15673328735063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9160109694959" calcext:value-type="float">
            <text:p>0.12916010969495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12858761219998" calcext:value-type="float">
            <text:p>0.21285876121999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073073354293" calcext:value-type="float">
            <text:p>0.1307307335429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31515355443619" calcext:value-type="float">
            <text:p>0.13151535544361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18090669374018" calcext:value-type="float">
            <text:p>0.21809066937401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7704587007483" calcext:value-type="float">
            <text:p>0.13770458700748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5788147053552" calcext:value-type="float">
            <text:p>0.15578814705355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67087620682493" calcext:value-type="float">
            <text:p>0.08670876206824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12890656121382" calcext:value-type="float">
            <text:p>0.11289065612138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02668159675004" calcext:value-type="float">
            <text:p>0.20266815967500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37278796586207" calcext:value-type="float">
            <text:p>0.13727879658620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90159179428632" calcext:value-type="float">
            <text:p>0.09015917942863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3570070774654" calcext:value-type="float">
            <text:p>0.1357007077465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0826525769847" calcext:value-type="float">
            <text:p>0.180826525769847</text:p>
          </table:table-cell>
          <table:table-cell office:value-type="string" calcext:value-type="string">
            <text:p>3-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4355779845698" calcext:value-type="float">
            <text:p>0.14435577984569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7018499991846" calcext:value-type="float">
            <text:p>0.11701849999184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66596056220164" calcext:value-type="float">
            <text:p>0.08665960562201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4642534484665" calcext:value-type="float">
            <text:p>0.10464253448466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2794792390263" calcext:value-type="float">
            <text:p>0.15279479239026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94023864206299" calcext:value-type="float">
            <text:p>0.19402386420629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3350384296259" calcext:value-type="float">
            <text:p>0.12335038429625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8615763945284" calcext:value-type="float">
            <text:p>0.12861576394528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338950287794" calcext:value-type="float">
            <text:p>0.193389502877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951107461687" calcext:value-type="float">
            <text:p>0.1995110746168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977370887209998" calcext:value-type="float">
            <text:p>0.09773708872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7679848301002" calcext:value-type="float">
            <text:p>0.11767984830100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00745449170309" calcext:value-type="float">
            <text:p>0.10074544917030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48285546434546" calcext:value-type="float">
            <text:p>0.14828554643454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17646643573733" calcext:value-type="float">
            <text:p>0.11764664357373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03768138481749" calcext:value-type="float">
            <text:p>0.10376813848174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12456948352688" calcext:value-type="float">
            <text:p>0.11245694835268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415795105904912" calcext:value-type="float">
            <text:p>0.04157951059049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28853891828697" calcext:value-type="float">
            <text:p>0.12885389182869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5236233890092" calcext:value-type="float">
            <text:p>0.135236233890092</text:p>
          </table:table-cell>
          <table:table-cell office:value-type="string" calcext:value-type="string">
            <text:p>3-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587637845794" calcext:value-type="float">
            <text:p>0.1258763784579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94251002667246" calcext:value-type="float">
            <text:p>0.0794251002667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55715631250739" calcext:value-type="float">
            <text:p>0.07557156312507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5289100026639" calcext:value-type="float">
            <text:p>0.16528910002663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15514668229865" calcext:value-type="float">
            <text:p>0.05155146682298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88491833806497" calcext:value-type="float">
            <text:p>0.0988491833806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13164588550344" calcext:value-type="float">
            <text:p>0.11316458855034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9370053015274" calcext:value-type="float">
            <text:p>0.13937005301527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85673044486302" calcext:value-type="float">
            <text:p>0.1856730444863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2426455907464" calcext:value-type="float">
            <text:p>0.12242645590746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23699783881593" calcext:value-type="float">
            <text:p>0.12369978388159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9929495171428" calcext:value-type="float">
            <text:p>0.11992949517142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01279829354873" calcext:value-type="float">
            <text:p>0.10127982935487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28193564559586" calcext:value-type="float">
            <text:p>0.12819356455958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38919791205153" calcext:value-type="float">
            <text:p>0.13891979120515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72254011692044" calcext:value-type="float">
            <text:p>0.17225401169204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41728458677607" calcext:value-type="float">
            <text:p>0.09417284586776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00799825165008" calcext:value-type="float">
            <text:p>0.10079982516500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7228023960836" calcext:value-type="float">
            <text:p>0.07228023960836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36951571734E-015" calcext:value-type="float">
            <text:p>4.736951571734E-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736951571734E-015" calcext:value-type="float">
            <text:p>4.736951571734E-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68475785867E-015" calcext:value-type="float">
            <text:p>2.368475785867E-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368475785867E-015" calcext:value-type="float">
            <text:p>2.368475785867E-1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736951571734E-015" calcext:value-type="float">
            <text:p>4.736951571734E-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736951571734E-015" calcext:value-type="float">
            <text:p>4.736951571734E-1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368475785867E-015" calcext:value-type="float">
            <text:p>2.368475785867E-1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368475785867E-015" calcext:value-type="float">
            <text:p>2.368475785867E-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736951571734E-015" calcext:value-type="float">
            <text:p>4.736951571734E-1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368475785867E-015" calcext:value-type="float">
            <text:p>2.368475785867E-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6722674335956" calcext:value-type="float">
            <text:p>0.186722674335956</text:p>
          </table:table-cell>
          <table:table-cell office:value-type="string" calcext:value-type="string">
            <text:p>4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00663367930110935" calcext:value-type="float">
            <text:p>6.63367930110935E-0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311789738774834" calcext:value-type="float">
            <text:p>3.11789738774834E-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0039644138752" calcext:value-type="float">
            <text:p>0.200396441387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2017288987688" calcext:value-type="float">
            <text:p>0.20201728898768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01204342254643" calcext:value-type="float">
            <text:p>0.20120434225464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97947019479263" calcext:value-type="float">
            <text:p>0.19794701947926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0166262308088" calcext:value-type="float">
            <text:p>0.2016626230808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97998337713995" calcext:value-type="float">
            <text:p>0.19799833771399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87927426475032" calcext:value-type="float">
            <text:p>0.18792742647503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9610826178257" calcext:value-type="float">
            <text:p>0.19961082617825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274469451838534" calcext:value-type="float">
            <text:p>0.00027446945183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00265381904443" calcext:value-type="float">
            <text:p>0.20026538190444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90328581177862" calcext:value-type="float">
            <text:p>0.19032858117786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83240036511147" calcext:value-type="float">
            <text:p>0.1832400365111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486648457944026" calcext:value-type="float">
            <text:p>4.86648457944026E-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66954208811063" calcext:value-type="float">
            <text:p>0.36695420881106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18455055633653" calcext:value-type="float">
            <text:p>1.8455055633653E-0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370840753998181" calcext:value-type="float">
            <text:p>3.70840753998181E-0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02010602070001" calcext:value-type="float">
            <text:p>0.20201060207000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8393518341999" calcext:value-type="float">
            <text:p>0.138393518341999</text:p>
          </table:table-cell>
          <table:table-cell office:value-type="string" calcext:value-type="string">
            <text:p>4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2515616976476" calcext:value-type="float">
            <text:p>0.24251561697647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3493483136151" calcext:value-type="float">
            <text:p>0.13349348313615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2827802054674" calcext:value-type="float">
            <text:p>0.13282780205467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7974159003973" calcext:value-type="float">
            <text:p>0.13797415900397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31004410067736" calcext:value-type="float">
            <text:p>0.13100441006773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27136735350652" calcext:value-type="float">
            <text:p>0.12713673535065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44024958290484" calcext:value-type="float">
            <text:p>0.14402495829048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230133802847" calcext:value-type="float">
            <text:p>0.1323013380284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0185244331235" calcext:value-type="float">
            <text:p>0.1301852443312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6005255716983" calcext:value-type="float">
            <text:p>0.25600525571698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272475887149632" calcext:value-type="float">
            <text:p>0.0002724758871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9406193764599" calcext:value-type="float">
            <text:p>0.13940619376459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750470431275542" calcext:value-type="float">
            <text:p>7.50470431275542E-0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8908615688037" calcext:value-type="float">
            <text:p>0.13890861568803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17387251705534" calcext:value-type="float">
            <text:p>0.11738725170553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66550093385502" calcext:value-type="float">
            <text:p>0.26655009338550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47461876996501" calcext:value-type="float">
            <text:p>0.24746187699650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858813390158166" calcext:value-type="float">
            <text:p>8.58813390158166E-0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58406251742271" calcext:value-type="float">
            <text:p>0.25840625174227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5475733418927" calcext:value-type="float">
            <text:p>1.05475733418927</text:p>
          </table:table-cell>
          <table:table-cell office:value-type="string" calcext:value-type="string">
            <text:p>4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8114352714464" calcext:value-type="float">
            <text:p>1.481143527144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1583601480081" calcext:value-type="float">
            <text:p>1.2158360148008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7392581556884" calcext:value-type="float">
            <text:p>1.6739258155688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1565549254229" calcext:value-type="float">
            <text:p>1.815655492542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6309793051544" calcext:value-type="float">
            <text:p>1.0630979305154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5752122234749" calcext:value-type="float">
            <text:p>1.0575212223474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06893926591971" calcext:value-type="float">
            <text:p>0.60689392659197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9450823138813" calcext:value-type="float">
            <text:p>1.7945082313881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40783050480017" calcext:value-type="float">
            <text:p>2.4078305048001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92975941231251" calcext:value-type="float">
            <text:p>0.79297594123125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3660295112928" calcext:value-type="float">
            <text:p>1.3366029511292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34205980752384" calcext:value-type="float">
            <text:p>2.3420598075238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07828465636126" calcext:value-type="float">
            <text:p>3.0782846563612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18860173516797" calcext:value-type="float">
            <text:p>1.1886017351679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48305929201775" calcext:value-type="float">
            <text:p>0.94830592920177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01715205376949" calcext:value-type="float">
            <text:p>2.0171520537694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33708655052377" calcext:value-type="float">
            <text:p>1.3370865505237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38020711797304" calcext:value-type="float">
            <text:p>2.3802071179730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525002260751" calcext:value-type="float">
            <text:p>1.52500226075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8821855187844" calcext:value-type="float">
            <text:p>0.218821855187844</text:p>
          </table:table-cell>
          <table:table-cell office:value-type="string" calcext:value-type="string">
            <text:p>4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4617387963957" calcext:value-type="float">
            <text:p>0.17461738796395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0481997853461" calcext:value-type="float">
            <text:p>0.19048199785346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83071726887823" calcext:value-type="float">
            <text:p>0.1830717268878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24645580094195" calcext:value-type="float">
            <text:p>0.22464558009419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22457540106155" calcext:value-type="float">
            <text:p>0.12245754010615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750164892229" calcext:value-type="float">
            <text:p>0.17575016489222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72806555739135" calcext:value-type="float">
            <text:p>0.17280655573913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4358065370292" calcext:value-type="float">
            <text:p>0.22435806537029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76751442377845" calcext:value-type="float">
            <text:p>0.17675144237784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9448693478825" calcext:value-type="float">
            <text:p>0.25944869347882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27317830069775" calcext:value-type="float">
            <text:p>0.2273178300697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47857468431983" calcext:value-type="float">
            <text:p>0.14785746843198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33657624870938" calcext:value-type="float">
            <text:p>0.13365762487093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76455317932574" calcext:value-type="float">
            <text:p>0.17645531793257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77260912267826" calcext:value-type="float">
            <text:p>0.1772609122678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58313710923888" calcext:value-type="float">
            <text:p>0.25831371092388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80633298508775" calcext:value-type="float">
            <text:p>0.18063329850877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54837770777735" calcext:value-type="float">
            <text:p>0.25483777077773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06524746211107" calcext:value-type="float">
            <text:p>0.20652474621110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3127473038323" calcext:value-type="float">
            <text:p>0.203127473038323</text:p>
          </table:table-cell>
          <table:table-cell office:value-type="string" calcext:value-type="string">
            <text:p>4-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6923614058886" calcext:value-type="float">
            <text:p>0.15692361405888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1874458575696" calcext:value-type="float">
            <text:p>0.15187445857569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97543737912849" calcext:value-type="float">
            <text:p>0.1975437379128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4159489992829" calcext:value-type="float">
            <text:p>0.2541594899928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117447719294" calcext:value-type="float">
            <text:p>0.2411744771929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8398838699231" calcext:value-type="float">
            <text:p>0.17839883869923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10191990155094" calcext:value-type="float">
            <text:p>0.11019199015509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2479786541763" calcext:value-type="float">
            <text:p>0.22247978654176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41535535872097" calcext:value-type="float">
            <text:p>0.14153553587209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3956936572866" calcext:value-type="float">
            <text:p>0.19395693657286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16910590270338" calcext:value-type="float">
            <text:p>0.21691059027033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27587188298242" calcext:value-type="float">
            <text:p>0.12758718829824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4722711063555" calcext:value-type="float">
            <text:p>0.25472271106355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2870961901571" calcext:value-type="float">
            <text:p>0.2287096190157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86431435676472" calcext:value-type="float">
            <text:p>0.18643143567647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86620106360708" calcext:value-type="float">
            <text:p>0.18662010636070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69124528452133" calcext:value-type="float">
            <text:p>0.16912452845213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46397123996063" calcext:value-type="float">
            <text:p>0.14639712399606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30763369592808" calcext:value-type="float">
            <text:p>0.13076336959280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1375381377784" calcext:value-type="float">
            <text:p>0.101375381377784</text:p>
          </table:table-cell>
          <table:table-cell office:value-type="string" calcext:value-type="string">
            <text:p>4-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15915580838007" calcext:value-type="float">
            <text:p>0.21591558083800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7372764717022" calcext:value-type="float">
            <text:p>0.14737276471702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7604395512775" calcext:value-type="float">
            <text:p>0.176043955127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6202559119476" calcext:value-type="float">
            <text:p>0.14620255911947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03672531388127" calcext:value-type="float">
            <text:p>0.20367253138812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5163912934638" calcext:value-type="float">
            <text:p>0.15516391293463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095932515876" calcext:value-type="float">
            <text:p>0.1509593251587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9792952849518" calcext:value-type="float">
            <text:p>0.18979295284951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62115390211009" calcext:value-type="float">
            <text:p>0.16211539021100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11552366273994" calcext:value-type="float">
            <text:p>0.11155236627399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96462986478492" calcext:value-type="float">
            <text:p>0.19646298647849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68997401295887" calcext:value-type="float">
            <text:p>0.16899740129588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36091617916141" calcext:value-type="float">
            <text:p>0.13609161791614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2153611018527" calcext:value-type="float">
            <text:p>0.13215361101852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88680797442276" calcext:value-type="float">
            <text:p>0.18868079744227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946773885045182" calcext:value-type="float">
            <text:p>0.09467738850451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92893007328753" calcext:value-type="float">
            <text:p>0.19289300732875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23674777689212" calcext:value-type="float">
            <text:p>0.22367477768921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46421297479258" calcext:value-type="float">
            <text:p>0.14642129747925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3982952662666" calcext:value-type="float">
            <text:p>0.193982952662666</text:p>
          </table:table-cell>
          <table:table-cell office:value-type="string" calcext:value-type="string">
            <text:p>4-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2952634437848" calcext:value-type="float">
            <text:p>0.11295263443784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86094864767145" calcext:value-type="float">
            <text:p>0.1860948647671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12630650859133" calcext:value-type="float">
            <text:p>0.2126306508591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99096288880826" calcext:value-type="float">
            <text:p>0.1990962888808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33322579344398" calcext:value-type="float">
            <text:p>0.13332257934439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02351912926415" calcext:value-type="float">
            <text:p>0.10235191292641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42789922359736" calcext:value-type="float">
            <text:p>0.14278992235973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0049382920245" calcext:value-type="float">
            <text:p>0.18004938292024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77339264659797" calcext:value-type="float">
            <text:p>0.17733926465979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85512475289455" calcext:value-type="float">
            <text:p>0.18551247528945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79803625098253" calcext:value-type="float">
            <text:p>0.17980362509825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07339900878551" calcext:value-type="float">
            <text:p>0.10733990087855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16797415809767" calcext:value-type="float">
            <text:p>0.11679741580976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08052247868839" calcext:value-type="float">
            <text:p>0.10805224786883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978953399172" calcext:value-type="float">
            <text:p>0.1497895339917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04898517846444" calcext:value-type="float">
            <text:p>0.20489851784644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06009226072746" calcext:value-type="float">
            <text:p>0.09060092260727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39287159361706" calcext:value-type="float">
            <text:p>0.13928715936170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31478352098578" calcext:value-type="float">
            <text:p>0.1314783520985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1665246613995" calcext:value-type="float">
            <text:p>0.121665246613995</text:p>
          </table:table-cell>
          <table:table-cell office:value-type="string" calcext:value-type="string">
            <text:p>4-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9128371592181" calcext:value-type="float">
            <text:p>0.15912837159218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3754086750641" calcext:value-type="float">
            <text:p>0.12375408675064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68975418769704" calcext:value-type="float">
            <text:p>0.0468975418769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02386986598734" calcext:value-type="float">
            <text:p>0.09023869865987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5504770805958" calcext:value-type="float">
            <text:p>0.15550477080595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13506884130562" calcext:value-type="float">
            <text:p>0.11350688413056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38984279805825" calcext:value-type="float">
            <text:p>0.13898427980582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46936771278536" calcext:value-type="float">
            <text:p>0.14693677127853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7947241185554" calcext:value-type="float">
            <text:p>0.1794724118555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75627291130942" calcext:value-type="float">
            <text:p>0.07756272911309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887768049847358" calcext:value-type="float">
            <text:p>0.08877680498473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9599624932663" calcext:value-type="float">
            <text:p>0.18959962493266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0569458413068" calcext:value-type="float">
            <text:p>0.2056945841306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76813037986475" calcext:value-type="float">
            <text:p>0.17681303798647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81859179761153" calcext:value-type="float">
            <text:p>0.18185917976115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3979253021793" calcext:value-type="float">
            <text:p>0.15397925302179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577637985075268" calcext:value-type="float">
            <text:p>0.05776379850752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84601423188627" calcext:value-type="float">
            <text:p>0.18460142318862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4903260253983" calcext:value-type="float">
            <text:p>0.1490326025398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6024420434343E-015" calcext:value-type="float">
            <text:p>4.06024420434343E-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06024420434343E-015" calcext:value-type="float">
            <text:p>4.06024420434343E-1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03012210217171E-015" calcext:value-type="float">
            <text:p>2.03012210217171E-1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03012210217171E-015" calcext:value-type="float">
            <text:p>2.03012210217171E-1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03012210217171E-015" calcext:value-type="float">
            <text:p>2.03012210217171E-1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06024420434343E-015" calcext:value-type="float">
            <text:p>4.06024420434343E-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06024420434343E-015" calcext:value-type="float">
            <text:p>4.06024420434343E-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137948798454163" calcext:value-type="float">
            <text:p>1.37948798454163E-05</text:p>
          </table:table-cell>
          <table:table-cell office:value-type="string" calcext:value-type="string">
            <text:p>5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0214368277749" calcext:value-type="float">
            <text:p>0.1702143682777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67784825945" calcext:value-type="float">
            <text:p>0.17677848259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7665723518269" calcext:value-type="float">
            <text:p>0.1766572351826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266897195268234" calcext:value-type="float">
            <text:p>2.66897195268234E-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359472709487857" calcext:value-type="float">
            <text:p>3.59472709487857E-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371623467756294" calcext:value-type="float">
            <text:p>3.71623467756294E-0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65257247978894" calcext:value-type="float">
            <text:p>0.16525724797889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74670163607957" calcext:value-type="float">
            <text:p>0.17467016360795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142072698319784" calcext:value-type="float">
            <text:p>1.42072698319784E-0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64993359946087" calcext:value-type="float">
            <text:p>0.16499335994608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73976702295399" calcext:value-type="float">
            <text:p>0.17397670229539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74596176642892" calcext:value-type="float">
            <text:p>0.17459617664289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329149406339685" calcext:value-type="float">
            <text:p>3.29149406339685E-0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129501350397479" calcext:value-type="float">
            <text:p>1.29501350397479E-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242646730337637" calcext:value-type="float">
            <text:p>2.42646730337637E-0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75982617073915" calcext:value-type="float">
            <text:p>0.1759826170739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303918472380829" calcext:value-type="float">
            <text:p>3.03918472380829E-0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175133110518338" calcext:value-type="float">
            <text:p>1.75133110518338E-0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60393012956851" calcext:value-type="float">
            <text:p>0.16039301295685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0935671187759" calcext:value-type="float">
            <text:p>0.240935671187759</text:p>
          </table:table-cell>
          <table:table-cell office:value-type="string" calcext:value-type="string">
            <text:p>5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82169660968505" calcext:value-type="float">
            <text:p>0.09821696609685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596881945768367" calcext:value-type="float">
            <text:p>0.00059688194576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35942758688489" calcext:value-type="float">
            <text:p>1.35942758688489E-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56228466483264" calcext:value-type="float">
            <text:p>2.56228466483264E-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21337923335701" calcext:value-type="float">
            <text:p>0.12133792333570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8472850151978" calcext:value-type="float">
            <text:p>1.8472850151978E-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2110674793638" calcext:value-type="float">
            <text:p>0.24211067479363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18007298525344" calcext:value-type="float">
            <text:p>0.11800729852534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152071708544979" calcext:value-type="float">
            <text:p>0.00015207170854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26687233671923" calcext:value-type="float">
            <text:p>0.22668723367192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104177891950773" calcext:value-type="float">
            <text:p>0.00010417789195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7663997023243" calcext:value-type="float">
            <text:p>0.11766399702324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232800700035369" calcext:value-type="float">
            <text:p>2.32800700035369E-0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196686198431515" calcext:value-type="float">
            <text:p>1.96686198431515E-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09538386015179" calcext:value-type="float">
            <text:p>0.10953838601517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17767691373571" calcext:value-type="float">
            <text:p>0.11776769137357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07524625706935" calcext:value-type="float">
            <text:p>0.10752462570693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16145928021054" calcext:value-type="float">
            <text:p>0.11614592802105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17978003932211" calcext:value-type="float">
            <text:p>0.1179780039322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22556934569734" calcext:value-type="float">
            <text:p>0.000225569345697</text:p>
          </table:table-cell>
          <table:table-cell office:value-type="string" calcext:value-type="string">
            <text:p>5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27327028557224" calcext:value-type="float">
            <text:p>0.0827327028557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11398063925164" calcext:value-type="float">
            <text:p>0.0911398063925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7526280865529" calcext:value-type="float">
            <text:p>0.25752628086552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39853131844608" calcext:value-type="float">
            <text:p>0.09398531318446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8136515799689" calcext:value-type="float">
            <text:p>0.16813651579968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3141449178205" calcext:value-type="float">
            <text:p>0.1731414491782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83824301384978" calcext:value-type="float">
            <text:p>0.18382430138497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7317545659385" calcext:value-type="float">
            <text:p>0.18731754565938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68008314688208" calcext:value-type="float">
            <text:p>0.1680083146882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985600053837077" calcext:value-type="float">
            <text:p>9.85600053837077E-0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70173318401036" calcext:value-type="float">
            <text:p>0.17017331840103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77613537505558" calcext:value-type="float">
            <text:p>0.17761353750555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89913666818994" calcext:value-type="float">
            <text:p>0.18991366681899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92531014900552" calcext:value-type="float">
            <text:p>0.19253101490055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72434843218212" calcext:value-type="float">
            <text:p>0.17243484321821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88111734380521" calcext:value-type="float">
            <text:p>0.18811173438052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04842220025923" calcext:value-type="float">
            <text:p>0.09048422200259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91949879519365" calcext:value-type="float">
            <text:p>0.1919498795193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251429910744304" calcext:value-type="float">
            <text:p>0.00025142991074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8169469855786" calcext:value-type="float">
            <text:p>2.78169469855786</text:p>
          </table:table-cell>
          <table:table-cell office:value-type="string" calcext:value-type="string">
            <text:p>5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8453829266598" calcext:value-type="float">
            <text:p>1.1845382926659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7106416928398" calcext:value-type="float">
            <text:p>2.3710641692839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7713363452511" calcext:value-type="float">
            <text:p>1.677133634525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92576620861448" calcext:value-type="float">
            <text:p>0.99257662086144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3986315520952" calcext:value-type="float">
            <text:p>1.9398631552095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6099264643308" calcext:value-type="float">
            <text:p>2.2609926464330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0419689351724" calcext:value-type="float">
            <text:p>1.7041968935172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6168094544431" calcext:value-type="float">
            <text:p>1.2616809454443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78960200362383" calcext:value-type="float">
            <text:p>1.7896020036238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6962524441123" calcext:value-type="float">
            <text:p>1.5696252444112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27074745194274" calcext:value-type="float">
            <text:p>2.2707474519427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5838896431794" calcext:value-type="float">
            <text:p>1.4583889643179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99948044023978" calcext:value-type="float">
            <text:p>1.9994804402397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9722373233924" calcext:value-type="float">
            <text:p>1.2972237323392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7881969127895" calcext:value-type="float">
            <text:p>1.5788196912789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7405117403409" calcext:value-type="float">
            <text:p>1.5740511740340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62198612897401" calcext:value-type="float">
            <text:p>1.6219861289740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20527887594636" calcext:value-type="float">
            <text:p>3.2052788759463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55031291056802" calcext:value-type="float">
            <text:p>2.5503129105680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3970656885979" calcext:value-type="float">
            <text:p>0.093970656885979</text:p>
          </table:table-cell>
          <table:table-cell office:value-type="string" calcext:value-type="string">
            <text:p>5-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1692029242237" calcext:value-type="float">
            <text:p>0.23169202924223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39293060053576" calcext:value-type="float">
            <text:p>0.23929306005357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47554659804722" calcext:value-type="float">
            <text:p>0.14755465980472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9632285031101" calcext:value-type="float">
            <text:p>0.14963228503110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6969373252782" calcext:value-type="float">
            <text:p>0.10696937325278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4801389598399" calcext:value-type="float">
            <text:p>0.24480138959839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49842396441895" calcext:value-type="float">
            <text:p>0.1498423964418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93342909602339" calcext:value-type="float">
            <text:p>0.19334290960233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8622350114484" calcext:value-type="float">
            <text:p>0.15862235011448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74312696678412" calcext:value-type="float">
            <text:p>0.17431269667841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496476601949" calcext:value-type="float">
            <text:p>0.1549647660194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0933952495378" calcext:value-type="float">
            <text:p>0.2093395249537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91761812639047" calcext:value-type="float">
            <text:p>0.19176181263904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38465735212928" calcext:value-type="float">
            <text:p>0.23846573521292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74168635588422" calcext:value-type="float">
            <text:p>0.17416863558842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07814347897894" calcext:value-type="float">
            <text:p>0.20781434789789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4350919210832" calcext:value-type="float">
            <text:p>0.2435091921083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26130585012801" calcext:value-type="float">
            <text:p>0.22613058501280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07918975270645" calcext:value-type="float">
            <text:p>0.20791897527064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1627808668008" calcext:value-type="float">
            <text:p>0.221627808668008</text:p>
          </table:table-cell>
          <table:table-cell office:value-type="string" calcext:value-type="string">
            <text:p>5-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1034526464635" calcext:value-type="float">
            <text:p>0.1710345264646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234715800125" calcext:value-type="float">
            <text:p>0.172347158001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93819157879511" calcext:value-type="float">
            <text:p>0.1938191578795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1277271948978" calcext:value-type="float">
            <text:p>0.14127727194897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22713053518026" calcext:value-type="float">
            <text:p>0.22271305351802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64056484388924" calcext:value-type="float">
            <text:p>0.16405648438892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89142281278963" calcext:value-type="float">
            <text:p>0.18914228127896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0078082518346" calcext:value-type="float">
            <text:p>0.13007808251834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2917831090365" calcext:value-type="float">
            <text:p>0.15291783109036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5691443037487" calcext:value-type="float">
            <text:p>0.15569144303748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72872390392669" calcext:value-type="float">
            <text:p>0.17287239039266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48979570884207" calcext:value-type="float">
            <text:p>0.14897957088420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81261029568664" calcext:value-type="float">
            <text:p>0.18126102956866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85564574121453" calcext:value-type="float">
            <text:p>0.18556457412145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4205704937237" calcext:value-type="float">
            <text:p>0.14420570493723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48448308155997" calcext:value-type="float">
            <text:p>0.14844830815599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07449404321378" calcext:value-type="float">
            <text:p>0.20744940432137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6497853718522" calcext:value-type="float">
            <text:p>0.1649785371852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64015660738808" calcext:value-type="float">
            <text:p>0.16401566073880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6228006656963" calcext:value-type="float">
            <text:p>0.176228006656963</text:p>
          </table:table-cell>
          <table:table-cell office:value-type="string" calcext:value-type="string">
            <text:p>5-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293468761917" calcext:value-type="float">
            <text:p>0.182934687619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161464910331" calcext:value-type="float">
            <text:p>0.121614649103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6148775584061" calcext:value-type="float">
            <text:p>0.15614877558406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0516546910461" calcext:value-type="float">
            <text:p>0.17051654691046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87368526441327" calcext:value-type="float">
            <text:p>0.18736852644132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1549942119859" calcext:value-type="float">
            <text:p>0.2154994211985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509645402529" calcext:value-type="float">
            <text:p>0.1250964540252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47038105218034" calcext:value-type="float">
            <text:p>0.14703810521803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2766259270705" calcext:value-type="float">
            <text:p>0.1927662592707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921349069203" calcext:value-type="float">
            <text:p>0.1292134906920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46260754925547" calcext:value-type="float">
            <text:p>0.14626075492554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6864289174191" calcext:value-type="float">
            <text:p>0.15686428917419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13075699537207" calcext:value-type="float">
            <text:p>0.21307569953720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8694100464786" calcext:value-type="float">
            <text:p>0.15869410046478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8001873919085" calcext:value-type="float">
            <text:p>0.1800187391908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43314639374929" calcext:value-type="float">
            <text:p>0.14331463937492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76301030577674" calcext:value-type="float">
            <text:p>0.17630103057767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89828567189736" calcext:value-type="float">
            <text:p>0.18982856718973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47342063216235" calcext:value-type="float">
            <text:p>0.14734206321623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3759604843332" calcext:value-type="float">
            <text:p>0.173759604843332</text:p>
          </table:table-cell>
          <table:table-cell office:value-type="string" calcext:value-type="string">
            <text:p>5-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327912191278" calcext:value-type="float">
            <text:p>0.1332791219127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5110025231092" calcext:value-type="float">
            <text:p>0.16511002523109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95901683550119" calcext:value-type="float">
            <text:p>0.0995901683550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6830297629604" calcext:value-type="float">
            <text:p>0.1668302976296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87073333692859" calcext:value-type="float">
            <text:p>0.18707333369285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66241073590545" calcext:value-type="float">
            <text:p>0.16624107359054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4215847470402" calcext:value-type="float">
            <text:p>0.15421584747040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1951169508592" calcext:value-type="float">
            <text:p>0.12195116950859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2827131256882" calcext:value-type="float">
            <text:p>0.128271312568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48581654675539" calcext:value-type="float">
            <text:p>0.14858165467553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08321793481136" calcext:value-type="float">
            <text:p>0.20832179348113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92057521981603" calcext:value-type="float">
            <text:p>0.19205752198160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9223679327161" calcext:value-type="float">
            <text:p>0.12922367932716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40485843715515" calcext:value-type="float">
            <text:p>0.1404858437155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69576319813203" calcext:value-type="float">
            <text:p>0.16957631981320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43892592367755" calcext:value-type="float">
            <text:p>0.14389259236775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62324939872526" calcext:value-type="float">
            <text:p>0.16232493987252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3231375634869" calcext:value-type="float">
            <text:p>0.1323137563486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39423598594134" calcext:value-type="float">
            <text:p>0.139423598594134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7635683940025E-015" calcext:value-type="float">
            <text:p>1.77635683940025E-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527136788005E-015" calcext:value-type="float">
            <text:p>3.5527136788005E-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7635683940025E-015" calcext:value-type="float">
            <text:p>1.77635683940025E-1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527136788005E-015" calcext:value-type="float">
            <text:p>3.5527136788005E-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7635683940025E-015" calcext:value-type="float">
            <text:p>1.77635683940025E-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5527136788005E-015" calcext:value-type="float">
            <text:p>3.5527136788005E-1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9473353683074" calcext:value-type="float">
            <text:p>0.149473353683074</text:p>
          </table:table-cell>
          <table:table-cell office:value-type="string" calcext:value-type="string">
            <text:p>6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7137445914673" calcext:value-type="float">
            <text:p>0.15713744591467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369187987656" calcext:value-type="float">
            <text:p>0.153691879876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99310551480033" calcext:value-type="float">
            <text:p>0.2993105514800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3241802054572" calcext:value-type="float">
            <text:p>0.15324180205457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7066197536757" calcext:value-type="float">
            <text:p>0.15706619753675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57007678015273" calcext:value-type="float">
            <text:p>1.57007678015273E-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5446156279271" calcext:value-type="float">
            <text:p>0.15544615627927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5903943109665" calcext:value-type="float">
            <text:p>0.15590394310966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7145737473813" calcext:value-type="float">
            <text:p>0.15714573747381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6434917433679" calcext:value-type="float">
            <text:p>0.15643491743367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6095838019483" calcext:value-type="float">
            <text:p>0.15609583801948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187228928945811" calcext:value-type="float">
            <text:p>1.87228928945811E-0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6317455402696" calcext:value-type="float">
            <text:p>0.15631745540269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3316420147703" calcext:value-type="float">
            <text:p>0.15331642014770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147150933063303" calcext:value-type="float">
            <text:p>1.47150933063303E-0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39501573321537" calcext:value-type="float">
            <text:p>0.13950157332153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54010000863403" calcext:value-type="float">
            <text:p>0.15401000086340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171220553595802" calcext:value-type="float">
            <text:p>1.71220553595802E-0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6592143730132" calcext:value-type="float">
            <text:p>0.1565921437301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5238963831782" calcext:value-type="float">
            <text:p>0.105238963831782</text:p>
          </table:table-cell>
          <table:table-cell office:value-type="string" calcext:value-type="string">
            <text:p>6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5558081070601" calcext:value-type="float">
            <text:p>0.1055580810706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4434004811086" calcext:value-type="float">
            <text:p>0.10443400481108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08935995193782" calcext:value-type="float">
            <text:p>0.20893599519378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9379271945479" calcext:value-type="float">
            <text:p>0.10937927194547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994165680490433" calcext:value-type="float">
            <text:p>9.94165680490433E-0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03186777250337" calcext:value-type="float">
            <text:p>0.10318677725033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0065537417607" calcext:value-type="float">
            <text:p>0.1006553741760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1692935108381" calcext:value-type="float">
            <text:p>0.2169293510838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01877500769898" calcext:value-type="float">
            <text:p>0.10187750076989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10742376651879" calcext:value-type="float">
            <text:p>0.21074237665187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9217084020339" calcext:value-type="float">
            <text:p>0.1921708402033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02909495269715" calcext:value-type="float">
            <text:p>0.10290949526971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123375454485181" calcext:value-type="float">
            <text:p>1.23375454485181E-0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11981353799868" calcext:value-type="float">
            <text:p>0.21198135379986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1489089056413" calcext:value-type="float">
            <text:p>0.114890890564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985649280884419" calcext:value-type="float">
            <text:p>0.09856492808844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00501333529827" calcext:value-type="float">
            <text:p>0.10050133352982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00563238797338" calcext:value-type="float">
            <text:p>0.20056323879733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12078380295935" calcext:value-type="float">
            <text:p>0.21207838029593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69282972322557" calcext:value-type="float">
            <text:p>0.076928297232256</text:p>
          </table:table-cell>
          <table:table-cell office:value-type="string" calcext:value-type="string">
            <text:p>6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11956598106041" calcext:value-type="float">
            <text:p>0.0811956598106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28844475394798" calcext:value-type="float">
            <text:p>0.072884447539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32478627304131" calcext:value-type="float">
            <text:p>0.2324786273041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100420269474451" calcext:value-type="float">
            <text:p>0.00010042026947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4699918891319" calcext:value-type="float">
            <text:p>0.1469991889131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2152677423536" calcext:value-type="float">
            <text:p>0.17215267742353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95331723038867" calcext:value-type="float">
            <text:p>0.0795331723038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43639872793869" calcext:value-type="float">
            <text:p>0.14363987279386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44440511572987" calcext:value-type="float">
            <text:p>0.07444405115729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252093045841651" calcext:value-type="float">
            <text:p>0.00025209304584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96737854278388" calcext:value-type="float">
            <text:p>0.07967378542783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131339796072399" calcext:value-type="float">
            <text:p>0.00013133979607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9053875579031" calcext:value-type="float">
            <text:p>0.15905387557903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64216861147643" calcext:value-type="float">
            <text:p>0.16421686114764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94288458184488" calcext:value-type="float">
            <text:p>0.08942884581844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45027657098105" calcext:value-type="float">
            <text:p>0.24502765709810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133475190081636" calcext:value-type="float">
            <text:p>0.00013347519008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803258945364524" calcext:value-type="float">
            <text:p>0.08032589453645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420204068038576" calcext:value-type="float">
            <text:p>4.20204068038576E-0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3470187807219" calcext:value-type="float">
            <text:p>0.123470187807219</text:p>
          </table:table-cell>
          <table:table-cell office:value-type="string" calcext:value-type="string">
            <text:p>6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7802456558753" calcext:value-type="float">
            <text:p>0.11780245655875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5217913153306" calcext:value-type="float">
            <text:p>0.1352179131533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4285029704772" calcext:value-type="float">
            <text:p>0.12428502970477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6626451216806" calcext:value-type="float">
            <text:p>0.1366264512168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61897044802365" calcext:value-type="float">
            <text:p>0.06618970448023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6575328366568" calcext:value-type="float">
            <text:p>0.13657532836656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63957281569506" calcext:value-type="float">
            <text:p>0.2639572815695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715084440048" calcext:value-type="float">
            <text:p>0.0571508444004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205680287305" calcext:value-type="float">
            <text:p>0.192056802873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3885390815033" calcext:value-type="float">
            <text:p>0.19388539081503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77895621499648" calcext:value-type="float">
            <text:p>0.17789562149964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642202145668114" calcext:value-type="float">
            <text:p>0.0642202145668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8990820447756" calcext:value-type="float">
            <text:p>0.12899082044775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5157591026817" calcext:value-type="float">
            <text:p>0.13515759102681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752788249409651" calcext:value-type="float">
            <text:p>7.52788249409651E-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97387000691189" calcext:value-type="float">
            <text:p>0.19738700069118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77444169561302" calcext:value-type="float">
            <text:p>0.17744416956130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28472933442522" calcext:value-type="float">
            <text:p>0.12847293344252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10335365465893" calcext:value-type="float">
            <text:p>0.00010335365465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5233862170286" calcext:value-type="float">
            <text:p>1.95233862170286</text:p>
          </table:table-cell>
          <table:table-cell office:value-type="string" calcext:value-type="string">
            <text:p>6-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1018519261125" calcext:value-type="float">
            <text:p>2.110185192611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8707426389575" calcext:value-type="float">
            <text:p>1.987074263895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7400194202207" calcext:value-type="float">
            <text:p>1.6740019420220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0824093459622" calcext:value-type="float">
            <text:p>1.708240934596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5837664241937" calcext:value-type="float">
            <text:p>2.3583766424193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2397937766201" calcext:value-type="float">
            <text:p>1.4239793776620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12432467505327" calcext:value-type="float">
            <text:p>2.124324675053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1260332602337" calcext:value-type="float">
            <text:p>1.7126033260233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31548600209118" calcext:value-type="float">
            <text:p>2.3154860020911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8270556518921" calcext:value-type="float">
            <text:p>1.7827055651892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7668028899818" calcext:value-type="float">
            <text:p>1.766802889981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6158938617709" calcext:value-type="float">
            <text:p>1.5615893861770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7935916908485" calcext:value-type="float">
            <text:p>1.5793591690848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3152457307814" calcext:value-type="float">
            <text:p>1.31524573078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15190633156354" calcext:value-type="float">
            <text:p>0.91519063315635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2380013208765" calcext:value-type="float">
            <text:p>1.5238001320876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0085720072857" calcext:value-type="float">
            <text:p>1.7008572007285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78633343360619" calcext:value-type="float">
            <text:p>1.7863334336061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2186878603916" calcext:value-type="float">
            <text:p>1.4218687860391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5485066790758" calcext:value-type="float">
            <text:p>0.185485066790758</text:p>
          </table:table-cell>
          <table:table-cell office:value-type="string" calcext:value-type="string">
            <text:p>6-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7853334080227" calcext:value-type="float">
            <text:p>0.1778533340802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01149842394721" calcext:value-type="float">
            <text:p>0.2011498423947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99076106928889" calcext:value-type="float">
            <text:p>0.19907610692888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8317085055613" calcext:value-type="float">
            <text:p>0.1683170850556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26181293760409" calcext:value-type="float">
            <text:p>0.22618129376040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13964550365597" calcext:value-type="float">
            <text:p>0.21396455036559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88637164591346" calcext:value-type="float">
            <text:p>0.18863716459134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99420980668142" calcext:value-type="float">
            <text:p>0.19942098066814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44417341923485" calcext:value-type="float">
            <text:p>0.14441734192348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64784450286699" calcext:value-type="float">
            <text:p>0.16478445028669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99698382574113" calcext:value-type="float">
            <text:p>0.1996983825741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9243532717046" calcext:value-type="float">
            <text:p>0.1924353271704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26110369513494" calcext:value-type="float">
            <text:p>0.22611036951349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97123709730981" calcext:value-type="float">
            <text:p>0.19712370973098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88069451730866" calcext:value-type="float">
            <text:p>0.18806945173086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08005720904838" calcext:value-type="float">
            <text:p>0.20800572090483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02606894757369" calcext:value-type="float">
            <text:p>0.20260689475736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6123444547156" calcext:value-type="float">
            <text:p>0.1612344454715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15663466521201" calcext:value-type="float">
            <text:p>0.21566346652120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1441263649781" calcext:value-type="float">
            <text:p>0.211441263649781</text:p>
          </table:table-cell>
          <table:table-cell office:value-type="string" calcext:value-type="string">
            <text:p>6-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9945968375603" calcext:value-type="float">
            <text:p>0.17994596837560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81572368984176" calcext:value-type="float">
            <text:p>0.18157236898417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8682629998884" calcext:value-type="float">
            <text:p>0.15868262999888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7749272492933" calcext:value-type="float">
            <text:p>0.1777492724929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026896099152" calcext:value-type="float">
            <text:p>0.1502689609915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7476613511394" calcext:value-type="float">
            <text:p>0.13747661351139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97806735588251" calcext:value-type="float">
            <text:p>0.19780673558825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264091576073" calcext:value-type="float">
            <text:p>0.1326409157607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40034478248123" calcext:value-type="float">
            <text:p>0.14003447824812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20100640870239" calcext:value-type="float">
            <text:p>0.22010064087023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87335110802464" calcext:value-type="float">
            <text:p>0.18733511080246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6582258895546" calcext:value-type="float">
            <text:p>0.18658225889554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38298218929014" calcext:value-type="float">
            <text:p>0.13829821892901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76050417108532" calcext:value-type="float">
            <text:p>0.17605041710853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7271951708163" calcext:value-type="float">
            <text:p>0.1727195170816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12489366193346" calcext:value-type="float">
            <text:p>0.21248936619334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62334382087689" calcext:value-type="float">
            <text:p>0.16233438208768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67254336026358" calcext:value-type="float">
            <text:p>0.16725433602635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12676217553089" calcext:value-type="float">
            <text:p>0.21267621755308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442829144818" calcext:value-type="float">
            <text:p>0.17442829144818</text:p>
          </table:table-cell>
          <table:table-cell office:value-type="string" calcext:value-type="string">
            <text:p>6-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8857959050444" calcext:value-type="float">
            <text:p>0.1888579590504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9595797602367" calcext:value-type="float">
            <text:p>0.16959579760236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64059884826297" calcext:value-type="float">
            <text:p>0.16405988482629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2699572344533" calcext:value-type="float">
            <text:p>0.1626995723445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294515238744" calcext:value-type="float">
            <text:p>0.1629451523874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4010679779274" calcext:value-type="float">
            <text:p>0.17401067977927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73777059390837" calcext:value-type="float">
            <text:p>0.17377705939083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99163743644914" calcext:value-type="float">
            <text:p>0.19916374364491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7706464308919" calcext:value-type="float">
            <text:p>0.13770646430891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71720164695164" calcext:value-type="float">
            <text:p>0.17172016469516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841334613602" calcext:value-type="float">
            <text:p>0.1584133461360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73514036158832" calcext:value-type="float">
            <text:p>0.17351403615883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81919822684876" calcext:value-type="float">
            <text:p>0.18191982268487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1987766801715" calcext:value-type="float">
            <text:p>0.1519877668017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343597276352" calcext:value-type="float">
            <text:p>0.1534359727635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49175284929007" calcext:value-type="float">
            <text:p>0.14917528492900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62427316024952" calcext:value-type="float">
            <text:p>0.16242731602495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67910634776608" calcext:value-type="float">
            <text:p>0.16791063477660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31937460605733" calcext:value-type="float">
            <text:p>0.13193746060573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5796771448933E-015" calcext:value-type="float">
            <text:p>3.15796771448933E-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5796771448933E-015" calcext:value-type="float">
            <text:p>3.15796771448933E-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7898385724467E-015" calcext:value-type="float">
            <text:p>1.57898385724467E-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7898385724467E-015" calcext:value-type="float">
            <text:p>1.57898385724467E-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15796771448933E-015" calcext:value-type="float">
            <text:p>3.15796771448933E-1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15796771448933E-015" calcext:value-type="float">
            <text:p>3.15796771448933E-1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15796771448933E-015" calcext:value-type="float">
            <text:p>3.15796771448933E-1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15796771448933E-015" calcext:value-type="float">
            <text:p>3.15796771448933E-1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7898385724467E-015" calcext:value-type="float">
            <text:p>1.57898385724467E-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15796771448933E-015" calcext:value-type="float">
            <text:p>3.15796771448933E-1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15796771448933E-015" calcext:value-type="float">
            <text:p>3.15796771448933E-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381015852950473" calcext:value-type="float">
            <text:p>3.81015852950473E-06</text:p>
          </table:table-cell>
          <table:table-cell office:value-type="string" calcext:value-type="string">
            <text:p>7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644242896287173" calcext:value-type="float">
            <text:p>6.44242896287173E-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0448922576329" calcext:value-type="float">
            <text:p>0.14044892257632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206600877484808" calcext:value-type="float">
            <text:p>2.06600877484808E-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79313068760345" calcext:value-type="float">
            <text:p>1.79313068760345E-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400484163945558" calcext:value-type="float">
            <text:p>4.00484163945558E-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01541248546944" calcext:value-type="float">
            <text:p>1.01541248546944E-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0612430522517471" calcext:value-type="float">
            <text:p>6.12430522517471E-0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193544571561621" calcext:value-type="float">
            <text:p>1.93544571561621E-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188435639335627" calcext:value-type="float">
            <text:p>1.88435639335627E-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40034980902644" calcext:value-type="float">
            <text:p>0.14003498090264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41090092626935" calcext:value-type="float">
            <text:p>0.14109009262693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41406773244592" calcext:value-type="float">
            <text:p>0.14140677324459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40835147130924" calcext:value-type="float">
            <text:p>0.14083514713092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40499241909323" calcext:value-type="float">
            <text:p>0.14049924190932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129659415974565" calcext:value-type="float">
            <text:p>0.00012965941597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38736737609538" calcext:value-type="float">
            <text:p>0.13873673760953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306305176492161" calcext:value-type="float">
            <text:p>3.06305176492161E-0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39378450133862" calcext:value-type="float">
            <text:p>0.13937845013386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41458684661778" calcext:value-type="float">
            <text:p>0.1414586846617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725505811170984" calcext:value-type="float">
            <text:p>7.25505811170984E-05</text:p>
          </table:table-cell>
          <table:table-cell office:value-type="string" calcext:value-type="string">
            <text:p>7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832949743554" calcext:value-type="float">
            <text:p>0.1983294974355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84468523097007" calcext:value-type="float">
            <text:p>0.18446852309700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82062445710788" calcext:value-type="float">
            <text:p>0.08820624457107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70876173007223" calcext:value-type="float">
            <text:p>0.0970876173007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63444832454283" calcext:value-type="float">
            <text:p>0.09634448324542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01605657223849" calcext:value-type="float">
            <text:p>0.10160565722384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01850737391602" calcext:value-type="float">
            <text:p>0.10185073739160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995726285051708" calcext:value-type="float">
            <text:p>0.09957262850517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989355601026313" calcext:value-type="float">
            <text:p>9.89355601026313E-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66645747240149" calcext:value-type="float">
            <text:p>0.09666457472401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93686040481025" calcext:value-type="float">
            <text:p>0.19368604048102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88542412825333" calcext:value-type="float">
            <text:p>0.08885424128253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925336024778138" calcext:value-type="float">
            <text:p>0.09253360247781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65187704245158" calcext:value-type="float">
            <text:p>0.08651877042451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074259034613" calcext:value-type="float">
            <text:p>0.090742590346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93460881136986" calcext:value-type="float">
            <text:p>0.19346088113698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67387334190607" calcext:value-type="float">
            <text:p>0.09673873341906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941455946428053" calcext:value-type="float">
            <text:p>0.09414559464280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93551043090275" calcext:value-type="float">
            <text:p>0.09355104309027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06451995122204" calcext:value-type="float">
            <text:p>0.070645199512221</text:p>
          </table:table-cell>
          <table:table-cell office:value-type="string" calcext:value-type="string">
            <text:p>7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97106577346206" calcext:value-type="float">
            <text:p>0.0797106577346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24894054623769" calcext:value-type="float">
            <text:p>0.07248940546237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1063305400911" calcext:value-type="float">
            <text:p>0.0610633054009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5615263870776" calcext:value-type="float">
            <text:p>0.21561526387077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4092286986695" calcext:value-type="float">
            <text:p>4.092286986695E-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74520836416208" calcext:value-type="float">
            <text:p>0.06745208364162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69243076112628" calcext:value-type="float">
            <text:p>0.06692430761126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902747478563" calcext:value-type="float">
            <text:p>0.1290274747856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175837627031665" calcext:value-type="float">
            <text:p>0.00017583762703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46736517698239" calcext:value-type="float">
            <text:p>0.14673651769823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30361786498649" calcext:value-type="float">
            <text:p>0.13036178649864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760574660098932" calcext:value-type="float">
            <text:p>0.07605746600989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665889585238338" calcext:value-type="float">
            <text:p>0.06658895852383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43060490273004" calcext:value-type="float">
            <text:p>0.14306049027300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650231743130401" calcext:value-type="float">
            <text:p>0.0650231743130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718892588440459" calcext:value-type="float">
            <text:p>0.07188925884404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46049434518554" calcext:value-type="float">
            <text:p>0.14604943451855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56231364507651" calcext:value-type="float">
            <text:p>0.15623136450765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665430454251304" calcext:value-type="float">
            <text:p>0.0665430454251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67515683676907" calcext:value-type="float">
            <text:p>0.056751568367691</text:p>
          </table:table-cell>
          <table:table-cell office:value-type="string" calcext:value-type="string">
            <text:p>7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9894011770302" calcext:value-type="float">
            <text:p>0.1798940117703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54168489829436" calcext:value-type="float">
            <text:p>0.0554168489829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83617100519526" calcext:value-type="float">
            <text:p>0.05836171005195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06792290410804" calcext:value-type="float">
            <text:p>0.060679229041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9623016950734" calcext:value-type="float">
            <text:p>0.16962301695073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6642439247178" calcext:value-type="float">
            <text:p>0.24664243924717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19671511923315" calcext:value-type="float">
            <text:p>0.06196715119233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7327904134693" calcext:value-type="float">
            <text:p>0.12732790413469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25267857185376" calcext:value-type="float">
            <text:p>0.12526785718537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0116270609667" calcext:value-type="float">
            <text:p>0.06011627060966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11392024258008" calcext:value-type="float">
            <text:p>0.11139202425800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679690070915008" calcext:value-type="float">
            <text:p>0.06796900709150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18641628737615" calcext:value-type="float">
            <text:p>0.11864162873761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284806033688378" calcext:value-type="float">
            <text:p>0.00028480603368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01201972970423" calcext:value-type="float">
            <text:p>0.05012019729704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20571945724224" calcext:value-type="float">
            <text:p>0.12057194572422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559934179616678" calcext:value-type="float">
            <text:p>0.05599341796166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618891346243471" calcext:value-type="float">
            <text:p>0.06188913462434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641106910129345" calcext:value-type="float">
            <text:p>0.06411069101293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00720428078766" calcext:value-type="float">
            <text:p>0.000100720428079</text:p>
          </table:table-cell>
          <table:table-cell office:value-type="string" calcext:value-type="string">
            <text:p>7-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1731251365191" calcext:value-type="float">
            <text:p>0.14173125136519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86019539754728" calcext:value-type="float">
            <text:p>0.04860195397547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8522807813332" calcext:value-type="float">
            <text:p>0.15852280781333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543968316056557" calcext:value-type="float">
            <text:p>0.00054396831605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00417900282077" calcext:value-type="float">
            <text:p>0.20041790028207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93925421792256" calcext:value-type="float">
            <text:p>0.19392542179225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06129715253566" calcext:value-type="float">
            <text:p>0.10612971525356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94853587495192" calcext:value-type="float">
            <text:p>0.19485358749519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03886931974622" calcext:value-type="float">
            <text:p>0.10388693197462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74902837764232" calcext:value-type="float">
            <text:p>0.08749028377642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921437601256935" calcext:value-type="float">
            <text:p>0.09214376012569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944156419258969" calcext:value-type="float">
            <text:p>0.09441564192589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969465249206123" calcext:value-type="float">
            <text:p>0.09694652492061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27651621179966" calcext:value-type="float">
            <text:p>0.05276516211799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4239246085801" calcext:value-type="float">
            <text:p>0.14423924608580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64665471826845" calcext:value-type="float">
            <text:p>0.16466547182684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93182654825893" calcext:value-type="float">
            <text:p>0.09931826548258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48348989956907" calcext:value-type="float">
            <text:p>0.14834898995690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90693623913098" calcext:value-type="float">
            <text:p>0.19069362391309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265858702576" calcext:value-type="float">
            <text:p>1.9265858702576</text:p>
          </table:table-cell>
          <table:table-cell office:value-type="string" calcext:value-type="string">
            <text:p>7-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24955473515" calcext:value-type="float">
            <text:p>1.9249554735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1060900228597" calcext:value-type="float">
            <text:p>1.2106090022859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3064152037592" calcext:value-type="float">
            <text:p>1.6306415203759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4032561132315" calcext:value-type="float">
            <text:p>1.640325611323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9924469499022" calcext:value-type="float">
            <text:p>2.1992446949902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35709480394151" calcext:value-type="float">
            <text:p>2.3570948039415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930379061655" calcext:value-type="float">
            <text:p>1.793037906165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696948212592" calcext:value-type="float">
            <text:p>1.569694821259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65469715031152" calcext:value-type="float">
            <text:p>1.654697150311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5917428477557" calcext:value-type="float">
            <text:p>1.5591742847755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1618729551571" calcext:value-type="float">
            <text:p>1.5161872955157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6821256104041" calcext:value-type="float">
            <text:p>1.4682125610404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5619842915463" calcext:value-type="float">
            <text:p>1.3561984291546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6478277842527" calcext:value-type="float">
            <text:p>1.4647827784252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0057231997282" calcext:value-type="float">
            <text:p>1.6005723199728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4087925920638" calcext:value-type="float">
            <text:p>1.7408792592063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98224015821996" calcext:value-type="float">
            <text:p>1.9822401582199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75453382568144" calcext:value-type="float">
            <text:p>1.7545338256814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7465748895238" calcext:value-type="float">
            <text:p>1.4746574889523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5981426520299" calcext:value-type="float">
            <text:p>0.155981426520299</text:p>
          </table:table-cell>
          <table:table-cell office:value-type="string" calcext:value-type="string">
            <text:p>7-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0302058693862" calcext:value-type="float">
            <text:p>0.20030205869386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04234125711022" calcext:value-type="float">
            <text:p>0.20423412571102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9429068590513" calcext:value-type="float">
            <text:p>0.194290685905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8773156499674" calcext:value-type="float">
            <text:p>0.16877315649967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88844768632724" calcext:value-type="float">
            <text:p>0.18884476863272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941751459517" calcext:value-type="float">
            <text:p>0.17594175145951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8073052298664" calcext:value-type="float">
            <text:p>0.1807305229866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65273140780084" calcext:value-type="float">
            <text:p>0.16527314078008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73294605627159" calcext:value-type="float">
            <text:p>0.17329460562715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03152718853065" calcext:value-type="float">
            <text:p>0.20315271885306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81625680425479" calcext:value-type="float">
            <text:p>0.18162568042547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97544503409195" calcext:value-type="float">
            <text:p>0.19754450340919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70983886507973" calcext:value-type="float">
            <text:p>0.17098388650797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95056780007411" calcext:value-type="float">
            <text:p>0.19505678000741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8540601358279" calcext:value-type="float">
            <text:p>0.14854060135827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60116185722235" calcext:value-type="float">
            <text:p>0.16011618572223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83342950228159" calcext:value-type="float">
            <text:p>0.18334295022815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64947968731819" calcext:value-type="float">
            <text:p>0.16494796873181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8494370968437" calcext:value-type="float">
            <text:p>0.18849437096843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8002494414567" calcext:value-type="float">
            <text:p>0.168002494414567</text:p>
          </table:table-cell>
          <table:table-cell office:value-type="string" calcext:value-type="string">
            <text:p>7-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13388150835015" calcext:value-type="float">
            <text:p>0.2133881508350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7033043864913" calcext:value-type="float">
            <text:p>0.1770330438649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98232857687126" calcext:value-type="float">
            <text:p>0.1982328576871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7459613713636" calcext:value-type="float">
            <text:p>0.14745961371363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86825101799522" calcext:value-type="float">
            <text:p>0.18682510179952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48514694837424" calcext:value-type="float">
            <text:p>0.14851469483742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9895569417463" calcext:value-type="float">
            <text:p>0.15989556941746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2183050686947" calcext:value-type="float">
            <text:p>0.18218305068694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85194909240653" calcext:value-type="float">
            <text:p>0.18519490924065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5255986071289" calcext:value-type="float">
            <text:p>0.19525598607128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79324086560457" calcext:value-type="float">
            <text:p>0.17932408656045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78962046311233" calcext:value-type="float">
            <text:p>0.17896204631123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7200358763057" calcext:value-type="float">
            <text:p>0.1720035876305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74885947955829" calcext:value-type="float">
            <text:p>0.17488594795582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34462973034" calcext:value-type="float">
            <text:p>0.143446297303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8609750360665" calcext:value-type="float">
            <text:p>0.15860975036066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81181786480228" calcext:value-type="float">
            <text:p>0.18118178648022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66216134865153" calcext:value-type="float">
            <text:p>0.16621613486515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72102822552781" calcext:value-type="float">
            <text:p>0.17210282255278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421709430404E-015" calcext:value-type="float">
            <text:p>2.8421709430404E-15</text:p>
          </table:table-cell>
          <table:table-cell office:value-type="string" calcext:value-type="string">
            <text:p>8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421709430404E-015" calcext:value-type="float">
            <text:p>2.8421709430404E-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8421709430404E-015" calcext:value-type="float">
            <text:p>2.8421709430404E-1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8421709430404E-015" calcext:value-type="float">
            <text:p>2.8421709430404E-1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8421709430404E-015" calcext:value-type="float">
            <text:p>2.8421709430404E-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8421709430404E-015" calcext:value-type="float">
            <text:p>2.8421709430404E-1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8421709430404E-015" calcext:value-type="float">
            <text:p>2.8421709430404E-1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8421709430404E-015" calcext:value-type="float">
            <text:p>2.8421709430404E-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216410741846852" calcext:value-type="float">
            <text:p>2.16410741846852E-05</text:p>
          </table:table-cell>
          <table:table-cell office:value-type="string" calcext:value-type="string">
            <text:p>8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644538465183" calcext:value-type="float">
            <text:p>0.1264453846518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588033830536" calcext:value-type="float">
            <text:p>0.125880338305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377757207206927" calcext:value-type="float">
            <text:p>3.77757207206927E-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78755587108104" calcext:value-type="float">
            <text:p>2.78755587108104E-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28192152089398" calcext:value-type="float">
            <text:p>0.12819215208939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28139625249452" calcext:value-type="float">
            <text:p>0.12813962524945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157421402421718" calcext:value-type="float">
            <text:p>1.57421402421718E-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8589021863026" calcext:value-type="float">
            <text:p>0.12858902186302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28601554697643" calcext:value-type="float">
            <text:p>0.12860155469764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3175614482788" calcext:value-type="float">
            <text:p>0.12317561448278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22258967971432" calcext:value-type="float">
            <text:p>0.12225896797143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21317770012022" calcext:value-type="float">
            <text:p>0.12131777001202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8546242026624" calcext:value-type="float">
            <text:p>0.12854624202662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27544711467146" calcext:value-type="float">
            <text:p>0.12754471146714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28524505366408" calcext:value-type="float">
            <text:p>0.12852450536640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2847169000668" calcext:value-type="float">
            <text:p>0.1284716900066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28480816067954" calcext:value-type="float">
            <text:p>0.12848081606795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27865383828217" calcext:value-type="float">
            <text:p>0.1278653838282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28559796880508" calcext:value-type="float">
            <text:p>0.12855979688050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7963108712789" calcext:value-type="float">
            <text:p>0.177963108712789</text:p>
          </table:table-cell>
          <table:table-cell office:value-type="string" calcext:value-type="string">
            <text:p>8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98655980218569" calcext:value-type="float">
            <text:p>0.07986559802185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3258393321106" calcext:value-type="float">
            <text:p>0.1732583933211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59391758219484" calcext:value-type="float">
            <text:p>0.08593917582194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82198680108138" calcext:value-type="float">
            <text:p>0.0882198680108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2328272764469" calcext:value-type="float">
            <text:p>0.17232827276446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07503405320409" calcext:value-type="float">
            <text:p>0.09075034053204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937903332660668" calcext:value-type="float">
            <text:p>0.09379033326606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96154219134231" calcext:value-type="float">
            <text:p>0.08961542191342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969460859730024" calcext:value-type="float">
            <text:p>0.0969460859730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30796782502972" calcext:value-type="float">
            <text:p>0.09307967825029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461271302447012" calcext:value-type="float">
            <text:p>4.61271302447012E-0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7645165118739" calcext:value-type="float">
            <text:p>0.1764516511873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781245892399061" calcext:value-type="float">
            <text:p>0.07812458923990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805752904156049" calcext:value-type="float">
            <text:p>8.05752904156049E-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780167382324638" calcext:value-type="float">
            <text:p>0.07801673823246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920743172238764" calcext:value-type="float">
            <text:p>0.09207431722387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00025606980583" calcext:value-type="float">
            <text:p>0.09000256069805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839951802127435" calcext:value-type="float">
            <text:p>0.08399518021274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1603197640217" calcext:value-type="float">
            <text:p>0.18160319764021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03403769574843" calcext:value-type="float">
            <text:p>0.060340376957484</text:p>
          </table:table-cell>
          <table:table-cell office:value-type="string" calcext:value-type="string">
            <text:p>8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646335660525931" calcext:value-type="float">
            <text:p>0.06463356605259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2803489494325" calcext:value-type="float">
            <text:p>0.1328034894943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58368648037638" calcext:value-type="float">
            <text:p>0.07583686480376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3549391496222" calcext:value-type="float">
            <text:p>0.2035493914962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37740158216838" calcext:value-type="float">
            <text:p>0.13774015821683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2907898318565" calcext:value-type="float">
            <text:p>0.1290789831856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30402318825848" calcext:value-type="float">
            <text:p>0.13040231882584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2743776909687" calcext:value-type="float">
            <text:p>0.13274377690968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17636941887946" calcext:value-type="float">
            <text:p>0.07176369418879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9693226640885" calcext:value-type="float">
            <text:p>0.12969322664088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652630001079258" calcext:value-type="float">
            <text:p>0.06526300010792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3618601117294" calcext:value-type="float">
            <text:p>0.13361860111729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625510089679276" calcext:value-type="float">
            <text:p>0.06255100896792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37610894949599" calcext:value-type="float">
            <text:p>0.0537610894949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34659667276633" calcext:value-type="float">
            <text:p>0.13465966727663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44675436186322" calcext:value-type="float">
            <text:p>0.14467543618632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29910524492588" calcext:value-type="float">
            <text:p>0.12991052449258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19593882687686" calcext:value-type="float">
            <text:p>0.11959388268768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673579680647427" calcext:value-type="float">
            <text:p>0.06735796806474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976864414224" calcext:value-type="float">
            <text:p>0.000397686441422</text:p>
          </table:table-cell>
          <table:table-cell office:value-type="string" calcext:value-type="string">
            <text:p>8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8304152766205" calcext:value-type="float">
            <text:p>0.1083041527662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88063350270258" calcext:value-type="float">
            <text:p>0.000188063350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79594782727528" calcext:value-type="float">
            <text:p>0.05795947827275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37647896409481" calcext:value-type="float">
            <text:p>0.05376478964094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3622893139365" calcext:value-type="float">
            <text:p>0.10362289313936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8129572274141" calcext:value-type="float">
            <text:p>0.17812957227414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1826597980697" calcext:value-type="float">
            <text:p>0.1182659798069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10506620696415" calcext:value-type="float">
            <text:p>0.11050662069641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04581740864744" calcext:value-type="float">
            <text:p>0.10458174086474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220503864772294" calcext:value-type="float">
            <text:p>0.00022050386477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08595103825498" calcext:value-type="float">
            <text:p>0.10859510382549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123298598504642" calcext:value-type="float">
            <text:p>0.00012329859850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2572496629237" calcext:value-type="float">
            <text:p>0.2257249662923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998721928180705" calcext:value-type="float">
            <text:p>0.09987219281807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54344391104175" calcext:value-type="float">
            <text:p>0.05543443911041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53739426238362" calcext:value-type="float">
            <text:p>0.05537394262383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76356760702373" calcext:value-type="float">
            <text:p>0.17635676070237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12088482492065" calcext:value-type="float">
            <text:p>0.1120884824920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635901115210102" calcext:value-type="float">
            <text:p>0.0635901115210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4506304852036" calcext:value-type="float">
            <text:p>0.174506304852036</text:p>
          </table:table-cell>
          <table:table-cell office:value-type="string" calcext:value-type="string">
            <text:p>8-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9945731550051" calcext:value-type="float">
            <text:p>0.18994573155005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80950139055884" calcext:value-type="float">
            <text:p>0.03809501390558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466011451061472" calcext:value-type="float">
            <text:p>0.00046601145106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7367375139811" calcext:value-type="float">
            <text:p>0.13736737513981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895234953439315" calcext:value-type="float">
            <text:p>0.08952349534393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01022125945045" calcext:value-type="float">
            <text:p>0.0501022125945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1482970125982" calcext:value-type="float">
            <text:p>0.23148297012598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40784659565717" calcext:value-type="float">
            <text:p>0.14078465956571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27678035886697" calcext:value-type="float">
            <text:p>0.12767803588669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89091750483975" calcext:value-type="float">
            <text:p>0.07890917504839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951273217134" calcext:value-type="float">
            <text:p>0.1695127321713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46780537337768" calcext:value-type="float">
            <text:p>0.14678053733776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45879421998093" calcext:value-type="float">
            <text:p>0.14587942199809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03752927307848" calcext:value-type="float">
            <text:p>0.10375292730784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71217894048191" calcext:value-type="float">
            <text:p>0.17121789404819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56054059052647" calcext:value-type="float">
            <text:p>0.04560540590526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4069848658829" calcext:value-type="float">
            <text:p>0.1406984865882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503005600797844" calcext:value-type="float">
            <text:p>0.05030056007978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41277036908684" calcext:value-type="float">
            <text:p>0.24127703690868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49729902343907" calcext:value-type="float">
            <text:p>0.074972990234391</text:p>
          </table:table-cell>
          <table:table-cell office:value-type="string" calcext:value-type="string">
            <text:p>8-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78042142792434" calcext:value-type="float">
            <text:p>0.0378042142792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4181220958047" calcext:value-type="float">
            <text:p>0.1241812209580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9675986242954" calcext:value-type="float">
            <text:p>0.15967598624295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6853272303842" calcext:value-type="float">
            <text:p>0.12685327230384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2794438521399" calcext:value-type="float">
            <text:p>0.1279443852139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03843801169151" calcext:value-type="float">
            <text:p>0.20384380116915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7927599100024" calcext:value-type="float">
            <text:p>0.12792759910002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41370871845936" calcext:value-type="float">
            <text:p>0.08413708718459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5246276515607" calcext:value-type="float">
            <text:p>0.15524627651560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16610356422386" calcext:value-type="float">
            <text:p>0.11661035642238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9596215990241" calcext:value-type="float">
            <text:p>0.15959621599024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4668251430206" calcext:value-type="float">
            <text:p>0.11466825143020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62253290261372" calcext:value-type="float">
            <text:p>0.16225329026137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2598244435434" calcext:value-type="float">
            <text:p>0.15259824443543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20338876584136" calcext:value-type="float">
            <text:p>0.12033887658413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02029640789881" calcext:value-type="float">
            <text:p>0.20202964078988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20078960350241" calcext:value-type="float">
            <text:p>0.12007896035024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881902642258949" calcext:value-type="float">
            <text:p>0.08819026422589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05967476302502" calcext:value-type="float">
            <text:p>0.20596747630250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0544262884515" calcext:value-type="float">
            <text:p>1.70544262884515</text:p>
          </table:table-cell>
          <table:table-cell office:value-type="string" calcext:value-type="string">
            <text:p>8-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5316569115971" calcext:value-type="float">
            <text:p>1.3531656911597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2845404626514" calcext:value-type="float">
            <text:p>1.428454046265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4548755636446" calcext:value-type="float">
            <text:p>1.6454875563644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8155293126849" calcext:value-type="float">
            <text:p>1.6815529312684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803902420914" calcext:value-type="float">
            <text:p>1.480390242091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3140696581553" calcext:value-type="float">
            <text:p>1.6314069658155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8791979886321" calcext:value-type="float">
            <text:p>1.2879197988632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0375293736972" calcext:value-type="float">
            <text:p>1.8037529373697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2455445604662" calcext:value-type="float">
            <text:p>1.3245544560466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5713064225904" calcext:value-type="float">
            <text:p>1.2571306422590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9357833498594" calcext:value-type="float">
            <text:p>1.0935783349859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1522740857384" calcext:value-type="float">
            <text:p>1.5152274085738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7370018247302" calcext:value-type="float">
            <text:p>1.473700182473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1749669024629" calcext:value-type="float">
            <text:p>1.4174966902462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50269078621833" calcext:value-type="float">
            <text:p>2.5026907862183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5105357898182" calcext:value-type="float">
            <text:p>1.4510535789818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91262855883934" calcext:value-type="float">
            <text:p>1.9126285588393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39524398647577" calcext:value-type="float">
            <text:p>1.3952439864757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53484609663784" calcext:value-type="float">
            <text:p>1.5348460966378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4164922558815" calcext:value-type="float">
            <text:p>0.184164922558815</text:p>
          </table:table-cell>
          <table:table-cell office:value-type="string" calcext:value-type="string">
            <text:p>8-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1787391428206" calcext:value-type="float">
            <text:p>0.1817873914282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5980213100488" calcext:value-type="float">
            <text:p>0.17598021310048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8472338631289" calcext:value-type="float">
            <text:p>0.1847233863128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2397626978578" calcext:value-type="float">
            <text:p>0.17239762697857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5628966258119" calcext:value-type="float">
            <text:p>0.16562896625811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66084320204486" calcext:value-type="float">
            <text:p>0.16608432020448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72680624174812" calcext:value-type="float">
            <text:p>0.17268062417481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7742282483514" calcext:value-type="float">
            <text:p>0.15774228248351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81689876000383" calcext:value-type="float">
            <text:p>0.18168987600038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01486891311871" calcext:value-type="float">
            <text:p>0.20148689131187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5067392479123" calcext:value-type="float">
            <text:p>0.16506739247912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0710218139112" calcext:value-type="float">
            <text:p>0.1807102181391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0457023766175" calcext:value-type="float">
            <text:p>0.2045702376617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80823465315803" calcext:value-type="float">
            <text:p>0.18082346531580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69982909329675" calcext:value-type="float">
            <text:p>0.16998290932967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70236578272199" calcext:value-type="float">
            <text:p>0.17023657827219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83901889644981" calcext:value-type="float">
            <text:p>0.18390188964498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84859944348474" calcext:value-type="float">
            <text:p>0.18485994434847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68782592274426" calcext:value-type="float">
            <text:p>0.168782592274426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8379176640036E-015" calcext:value-type="float">
            <text:p>2.58379176640036E-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8379176640036E-015" calcext:value-type="float">
            <text:p>2.58379176640036E-1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58379176640036E-015" calcext:value-type="float">
            <text:p>2.58379176640036E-1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58379176640036E-015" calcext:value-type="float">
            <text:p>2.58379176640036E-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58379176640036E-015" calcext:value-type="float">
            <text:p>2.58379176640036E-1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298502398320596" calcext:value-type="float">
            <text:p>2.98502398320596E-06</text:p>
          </table:table-cell>
          <table:table-cell office:value-type="string" calcext:value-type="string">
            <text:p>9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7802173731322" calcext:value-type="float">
            <text:p>0.1178021737313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5895314128888" calcext:value-type="float">
            <text:p>0.11589531412888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13414848459005" calcext:value-type="float">
            <text:p>0.1134148484590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7243555652598" calcext:value-type="float">
            <text:p>0.11724355565259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218729694363706" calcext:value-type="float">
            <text:p>2.18729694363706E-0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17825159197102" calcext:value-type="float">
            <text:p>0.11782515919710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436042734621352" calcext:value-type="float">
            <text:p>4.36042734621352E-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55713786054327" calcext:value-type="float">
            <text:p>5.5713786054327E-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16515580784772" calcext:value-type="float">
            <text:p>0.11651558078477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16166559119096" calcext:value-type="float">
            <text:p>0.11616655911909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739810295143639" calcext:value-type="float">
            <text:p>7.39810295143639E-0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3128992973747" calcext:value-type="float">
            <text:p>0.11312899297374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17694654446467" calcext:value-type="float">
            <text:p>0.11769465444646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17814293679793" calcext:value-type="float">
            <text:p>0.11781429367979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100018715954766" calcext:value-type="float">
            <text:p>1.00018715954766E-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17605011371472" calcext:value-type="float">
            <text:p>0.11760501137147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450616536072183" calcext:value-type="float">
            <text:p>4.50616536072183E-0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377381328473397" calcext:value-type="float">
            <text:p>3.77381328473397E-0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153292936772205" calcext:value-type="float">
            <text:p>1.53292936772205E-0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3276438149387" calcext:value-type="float">
            <text:p>0.153276438149387</text:p>
          </table:table-cell>
          <table:table-cell office:value-type="string" calcext:value-type="string">
            <text:p>9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67756107151166" calcext:value-type="float">
            <text:p>0.06775610715116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0079657988878" calcext:value-type="float">
            <text:p>0.16007965798887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43412091377243" calcext:value-type="float">
            <text:p>0.0743412091377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29770338349947" calcext:value-type="float">
            <text:p>0.08297703383499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518398536035546" calcext:value-type="float">
            <text:p>5.18398536035546E-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62212526856378" calcext:value-type="float">
            <text:p>0.16221252685637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59403925924171" calcext:value-type="float">
            <text:p>0.07594039259241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62401203334676" calcext:value-type="float">
            <text:p>0.16240120333467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1245558464141" calcext:value-type="float">
            <text:p>0.08124555846414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28692825708122" calcext:value-type="float">
            <text:p>0.00028692825708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829361704541677" calcext:value-type="float">
            <text:p>0.08293617045416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759781030095402" calcext:value-type="float">
            <text:p>0.0759781030095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3096604627775" calcext:value-type="float">
            <text:p>0.15309660462777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25123235861076" calcext:value-type="float">
            <text:p>0.08251232358610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242495304426446" calcext:value-type="float">
            <text:p>2.42495304426446E-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841375206897603" calcext:value-type="float">
            <text:p>8.41375206897603E-0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57840612926185" calcext:value-type="float">
            <text:p>0.15784061292618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81578961235882" calcext:value-type="float">
            <text:p>0.08157896123588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829408265077939" calcext:value-type="float">
            <text:p>0.08294082650779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3918200316683" calcext:value-type="float">
            <text:p>0.123918200316683</text:p>
          </table:table-cell>
          <table:table-cell office:value-type="string" calcext:value-type="string">
            <text:p>9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8943498718958" calcext:value-type="float">
            <text:p>0.1089434987189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3556902769348" calcext:value-type="float">
            <text:p>0.1935569027693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8224438667103" calcext:value-type="float">
            <text:p>0.1282244386671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121972532562" calcext:value-type="float">
            <text:p>0.1212197253256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20862451402285" calcext:value-type="float">
            <text:p>0.12086245140228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2963084538697" calcext:value-type="float">
            <text:p>0.1296308453869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0780168427616" calcext:value-type="float">
            <text:p>0.12078016842761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83617366654385" calcext:value-type="float">
            <text:p>0.06836173666543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95045127122626" calcext:value-type="float">
            <text:p>0.06950451271226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3639238495127" calcext:value-type="float">
            <text:p>0.19363923849512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26742136665024" calcext:value-type="float">
            <text:p>0.12674213666502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5735837163138" calcext:value-type="float">
            <text:p>0.11573583716313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62811033493886" calcext:value-type="float">
            <text:p>0.05628110334938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88107157700189" calcext:value-type="float">
            <text:p>0.05881071577001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8498795812537" calcext:value-type="float">
            <text:p>0.05849879581253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91753617903744" calcext:value-type="float">
            <text:p>0.05917536179037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94266600984856" calcext:value-type="float">
            <text:p>0.19426660098485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584485507814222" calcext:value-type="float">
            <text:p>0.05844855078142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27919706405038" calcext:value-type="float">
            <text:p>0.12791970640503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8093397700568" calcext:value-type="float">
            <text:p>0.208093397700568</text:p>
          </table:table-cell>
          <table:table-cell office:value-type="string" calcext:value-type="string">
            <text:p>9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5714989455121" calcext:value-type="float">
            <text:p>0.1557149894551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2529467893533" calcext:value-type="float">
            <text:p>0.1025294678935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4102925867792" calcext:value-type="float">
            <text:p>0.09410292586779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8963953298456" calcext:value-type="float">
            <text:p>0.20896395329845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3878908529721" calcext:value-type="float">
            <text:p>0.10387890852972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17561766561646" calcext:value-type="float">
            <text:p>0.09175617665616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9075151776308" calcext:value-type="float">
            <text:p>0.05907515177630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02423383417593" calcext:value-type="float">
            <text:p>0.10242338341759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62498815929957" calcext:value-type="float">
            <text:p>0.16249881592995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89529508452299" calcext:value-type="float">
            <text:p>0.0989529508452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1172180157952" calcext:value-type="float">
            <text:p>0.15117218015795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993911654679749" calcext:value-type="float">
            <text:p>0.09939116546797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0284741495326" calcext:value-type="float">
            <text:p>0.1028474149532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90139810159145" calcext:value-type="float">
            <text:p>0.0490139810159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6542972963003" calcext:value-type="float">
            <text:p>0.15654297296300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11803326473778" calcext:value-type="float">
            <text:p>0.11180332647377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491011866117734" calcext:value-type="float">
            <text:p>0.04910118661177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01624448148248" calcext:value-type="float">
            <text:p>0.20162444814824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11380098746911" calcext:value-type="float">
            <text:p>0.1113800987469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43963042683426" calcext:value-type="float">
            <text:p>0.000143963042683</text:p>
          </table:table-cell>
          <table:table-cell office:value-type="string" calcext:value-type="string">
            <text:p>9-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54581030336112" calcext:value-type="float">
            <text:p>0.0854581030336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25067579521959" calcext:value-type="float">
            <text:p>0.04250675795219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40762652127403" calcext:value-type="float">
            <text:p>0.1407626521274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9667877783327" calcext:value-type="float">
            <text:p>0.1296678777833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1613804139293" calcext:value-type="float">
            <text:p>0.16161380413929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66425434198631" calcext:value-type="float">
            <text:p>0.04664254341986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8666037593746" calcext:value-type="float">
            <text:p>0.12866603759374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4251177836264" calcext:value-type="float">
            <text:p>0.13425117783626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16358912524898" calcext:value-type="float">
            <text:p>0.21635891252489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47895523522" calcext:value-type="float">
            <text:p>0.084789552352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821170416769489" calcext:value-type="float">
            <text:p>0.08211704167694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918863323877758" calcext:value-type="float">
            <text:p>0.09188633238777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787825908433294" calcext:value-type="float">
            <text:p>0.0787825908433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9106913813645" calcext:value-type="float">
            <text:p>0.1391069138136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71055162644388" calcext:value-type="float">
            <text:p>0.08710551626443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37415522889622" calcext:value-type="float">
            <text:p>0.13741552288962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28993822044013" calcext:value-type="float">
            <text:p>0.12899382204401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32085296209544" calcext:value-type="float">
            <text:p>0.13208529620954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769119686486011" calcext:value-type="float">
            <text:p>0.07691196864860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0940784830811" calcext:value-type="float">
            <text:p>0.180940784830811</text:p>
          </table:table-cell>
          <table:table-cell office:value-type="string" calcext:value-type="string">
            <text:p>9-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05392667825862" calcext:value-type="float">
            <text:p>0.08053926678258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24320115733457" calcext:value-type="float">
            <text:p>0.07243201157334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9835152991256" calcext:value-type="float">
            <text:p>0.1098351529912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4937233227896" calcext:value-type="float">
            <text:p>0.10493723322789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20225843014422" calcext:value-type="float">
            <text:p>0.12022584301442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9640075892862" calcext:value-type="float">
            <text:p>0.15964007589286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1697903693164" calcext:value-type="float">
            <text:p>0.15169790369316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72739964751201" calcext:value-type="float">
            <text:p>0.077273996475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11426074905868" calcext:value-type="float">
            <text:p>0.11142607490586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15572204648657" calcext:value-type="float">
            <text:p>0.11557220464865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46243734612234" calcext:value-type="float">
            <text:p>0.14624373461223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394296012366416" calcext:value-type="float">
            <text:p>0.03942960123664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46808556320726" calcext:value-type="float">
            <text:p>0.14680855632072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388353824416235" calcext:value-type="float">
            <text:p>0.03883538244162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91975350725766" calcext:value-type="float">
            <text:p>0.19197535072576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12969219698179" calcext:value-type="float">
            <text:p>0.11296921969817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711597871408468" calcext:value-type="float">
            <text:p>0.07115978714084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5213361050551" calcext:value-type="float">
            <text:p>0.1521336105055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412191640354049" calcext:value-type="float">
            <text:p>0.04121916403540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2844594753583" calcext:value-type="float">
            <text:p>0.132844594753583</text:p>
          </table:table-cell>
          <table:table-cell office:value-type="string" calcext:value-type="string">
            <text:p>9-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6708108249987" calcext:value-type="float">
            <text:p>0.10670810824998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40947488583966" calcext:value-type="float">
            <text:p>0.06409474885839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01866236396352" calcext:value-type="float">
            <text:p>0.0601866236396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347651234936941" calcext:value-type="float">
            <text:p>0.0003476512349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1321525365712" calcext:value-type="float">
            <text:p>0.16132152536571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85092184058832" calcext:value-type="float">
            <text:p>0.18509218405883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999102324639062" calcext:value-type="float">
            <text:p>0.0999102324639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09582889223251" calcext:value-type="float">
            <text:p>0.03095828892232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9163329561921" calcext:value-type="float">
            <text:p>0.19916332956192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34438525677726" calcext:value-type="float">
            <text:p>0.13443852567772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95068186217958" calcext:value-type="float">
            <text:p>0.05950681862179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29082080237896" calcext:value-type="float">
            <text:p>0.12908208023789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33207848299116" calcext:value-type="float">
            <text:p>0.13320784829911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8480837883732" calcext:value-type="float">
            <text:p>0.13848083788373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67194184983732" calcext:value-type="float">
            <text:p>0.16719418498373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34988980973727" calcext:value-type="float">
            <text:p>0.13498898097372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40284582536793" calcext:value-type="float">
            <text:p>0.14028458253679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983259388414504" calcext:value-type="float">
            <text:p>0.0983259388414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03737985060368" calcext:value-type="float">
            <text:p>0.10373798506036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6656721305944" calcext:value-type="float">
            <text:p>1.36656721305944</text:p>
          </table:table-cell>
          <table:table-cell office:value-type="string" calcext:value-type="string">
            <text:p>9-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0921789525312" calcext:value-type="float">
            <text:p>1.109217895253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5541533155189" calcext:value-type="float">
            <text:p>1.3554153315518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2972040664256" calcext:value-type="float">
            <text:p>1.629720406642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8681003393834" calcext:value-type="float">
            <text:p>1.286810033938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2305416008604" calcext:value-type="float">
            <text:p>2.0230541600860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9553990573682" calcext:value-type="float">
            <text:p>1.6955399057368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3992672276984" calcext:value-type="float">
            <text:p>1.4399267227698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7148746503347" calcext:value-type="float">
            <text:p>1.3714874650334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1281575280304" calcext:value-type="float">
            <text:p>1.2128157528030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8972170284076" calcext:value-type="float">
            <text:p>1.4897217028407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68419568246003" calcext:value-type="float">
            <text:p>1.6841956824600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6562532781614" calcext:value-type="float">
            <text:p>1.2656253278161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89681462689795" calcext:value-type="float">
            <text:p>1.8968146268979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6566140842147" calcext:value-type="float">
            <text:p>1.465661408421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1175984127499" calcext:value-type="float">
            <text:p>1.5117598412749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9180514896198" calcext:value-type="float">
            <text:p>1.3918051489619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5365523921701" calcext:value-type="float">
            <text:p>1.2536552392170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60327141233958" calcext:value-type="float">
            <text:p>1.6032714123395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37122478121369" calcext:value-type="float">
            <text:p>1.3712247812136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1-05-09T21:36:54.030093815</dc:date>
    <meta:editing-duration>PT10M9S</meta:editing-duration>
    <meta:editing-cycles>1</meta:editing-cycles>
    <meta:generator>LibreOffice/6.3.5.2$Linux_X86_64 LibreOffice_project/30$Build-2</meta:generator>
    <meta:document-statistic meta:table-count="1" meta:cell-count="3284" meta:object-count="18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scatter" chart:style-name="ch1">
        <chart:legend chart:legend-position="end" svg:x="14.173cm" svg:y="2.46cm" style:legend-expansion="high" chart:style-name="ch2"/>
        <chart:plot-area chart:style-name="ch3" table:cell-range-address="'merged-9-9'.C5:'merged-9-9'.C5 'merged-9-9'.B6:'merged-9-9'.B164 'merged-9-9'.C25:'merged-9-9'.C25 'merged-9-9'.C45:'merged-9-9'.C45 'merged-9-9'.C65:'merged-9-9'.C65 'merged-9-9'.C85:'merged-9-9'.C85 'merged-9-9'.C105:'merged-9-9'.C105 'merged-9-9'.C125:'merged-9-9'.C125 'merged-9-9'.C145:'merged-9-9'.C145" chart:data-source-has-labels="row" svg:x="0.319cm" svg:y="0.18cm" svg:width="13.535cm" svg:height="8.645cm">
          <chartooo:coordinate-region svg:x="1.046cm" svg:y="0.38cm" svg:width="12.622cm" svg:height="7.79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rged-9-9'.B6:'merged-9-9'.B24" chart:label-cell-address="'merged-9-9'.C5:'merged-9-9'.C5" chart:class="chart:scatter">
            <chart:data-point chart:repeated="19"/>
          </chart:series>
          <chart:series chart:style-name="ch7" chart:values-cell-range-address="'merged-9-9'.B25:'merged-9-9'.B44" chart:label-cell-address="'merged-9-9'.C25:'merged-9-9'.C25" chart:class="chart:scatter">
            <chart:data-point chart:repeated="20"/>
          </chart:series>
          <chart:series chart:style-name="ch8" chart:values-cell-range-address="'merged-9-9'.B45:'merged-9-9'.B64" chart:label-cell-address="'merged-9-9'.C45:'merged-9-9'.C45" chart:class="chart:scatter">
            <chart:data-point chart:repeated="20"/>
          </chart:series>
          <chart:series chart:style-name="ch9" chart:values-cell-range-address="'merged-9-9'.B65:'merged-9-9'.B84" chart:label-cell-address="'merged-9-9'.C65:'merged-9-9'.C65" chart:class="chart:scatter">
            <chart:data-point chart:repeated="20"/>
          </chart:series>
          <chart:series chart:style-name="ch10" chart:values-cell-range-address="'merged-9-9'.B85:'merged-9-9'.B104" chart:label-cell-address="'merged-9-9'.C85:'merged-9-9'.C85" chart:class="chart:scatter">
            <chart:data-point chart:repeated="20"/>
          </chart:series>
          <chart:series chart:style-name="ch11" chart:values-cell-range-address="'merged-9-9'.B105:'merged-9-9'.B124" chart:label-cell-address="'merged-9-9'.C105:'merged-9-9'.C105" chart:class="chart:scatter">
            <chart:data-point chart:repeated="20"/>
          </chart:series>
          <chart:series chart:style-name="ch12" chart:values-cell-range-address="'merged-9-9'.B125:'merged-9-9'.B144" chart:label-cell-address="'merged-9-9'.C125:'merged-9-9'.C125" chart:class="chart:scatter">
            <chart:data-point chart:repeated="20"/>
          </chart:series>
          <chart:series chart:style-name="ch13" chart:values-cell-range-address="'merged-9-9'.B145:'merged-9-9'.B164" chart:label-cell-address="'merged-9-9'.C145:'merged-9-9'.C145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2</text:p>
                <draw:g>
                  <svg:desc>'merged-9-9'.C5:'merged-9-9'.C5</svg:desc>
                </draw:g>
              </table:table-cell>
              <table:table-cell office:value-type="string">
                <text:p>1-3</text:p>
                <draw:g>
                  <svg:desc>'merged-9-9'.C25:'merged-9-9'.C25</svg:desc>
                </draw:g>
              </table:table-cell>
              <table:table-cell office:value-type="string">
                <text:p>1-4</text:p>
                <draw:g>
                  <svg:desc>'merged-9-9'.C45:'merged-9-9'.C45</svg:desc>
                </draw:g>
              </table:table-cell>
              <table:table-cell office:value-type="string">
                <text:p>1-5</text:p>
                <draw:g>
                  <svg:desc>'merged-9-9'.C65:'merged-9-9'.C65</svg:desc>
                </draw:g>
              </table:table-cell>
              <table:table-cell office:value-type="string">
                <text:p>1-6</text:p>
                <draw:g>
                  <svg:desc>'merged-9-9'.C85:'merged-9-9'.C85</svg:desc>
                </draw:g>
              </table:table-cell>
              <table:table-cell office:value-type="string">
                <text:p>1-7</text:p>
                <draw:g>
                  <svg:desc>'merged-9-9'.C105:'merged-9-9'.C105</svg:desc>
                </draw:g>
              </table:table-cell>
              <table:table-cell office:value-type="string">
                <text:p>1-8</text:p>
                <draw:g>
                  <svg:desc>'merged-9-9'.C125:'merged-9-9'.C125</svg:desc>
                </draw:g>
              </table:table-cell>
              <table:table-cell office:value-type="string">
                <text:p>1-9</text:p>
                <draw:g>
                  <svg:desc>'merged-9-9'.C145:'merged-9-9'.C1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merged-9-9'.B6:'merged-9-9'.B24</svg:desc>
                </draw:g>
              </table:table-cell>
              <table:table-cell office:value-type="float" office:value="0.4">
                <text:p>0.4</text:p>
                <draw:g>
                  <svg:desc>'merged-9-9'.B25:'merged-9-9'.B44</svg:desc>
                </draw:g>
              </table:table-cell>
              <table:table-cell office:value-type="float" office:value="0.333333333333333">
                <text:p>0.333333333333333</text:p>
                <draw:g>
                  <svg:desc>'merged-9-9'.B45:'merged-9-9'.B64</svg:desc>
                </draw:g>
              </table:table-cell>
              <table:table-cell office:value-type="float" office:value="0.285714285714286">
                <text:p>0.285714285714286</text:p>
                <draw:g>
                  <svg:desc>'merged-9-9'.B65:'merged-9-9'.B84</svg:desc>
                </draw:g>
              </table:table-cell>
              <table:table-cell office:value-type="float" office:value="0.250000000000004">
                <text:p>0.250000000000004</text:p>
                <draw:g>
                  <svg:desc>'merged-9-9'.B85:'merged-9-9'.B104</svg:desc>
                </draw:g>
              </table:table-cell>
              <table:table-cell office:value-type="float" office:value="0.222222222222222">
                <text:p>0.222222222222222</text:p>
                <draw:g>
                  <svg:desc>'merged-9-9'.B105:'merged-9-9'.B124</svg:desc>
                </draw:g>
              </table:table-cell>
              <table:table-cell office:value-type="float" office:value="0.2">
                <text:p>0.2</text:p>
                <draw:g>
                  <svg:desc>'merged-9-9'.B125:'merged-9-9'.B144</svg:desc>
                </draw:g>
              </table:table-cell>
              <table:table-cell office:value-type="float" office:value="0.181818181818184">
                <text:p>0.181818181818184</text:p>
                <draw:g>
                  <svg:desc>'merged-9-9'.B145:'merged-9-9'.B1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0000000000002">
                <text:p>0.500000000000002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8">
                <text:p>0.333333333333338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">
                <text:p>0.2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">
                <text:p>0.2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9">
                <text:p>0.28571428571429</text:p>
              </table:table-cell>
              <table:table-cell office:value-type="float" office:value="0.25">
                <text:p>0.2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">
                <text:p>0.2</text:p>
              </table:table-cell>
              <table:table-cell office:value-type="float" office:value="0.181818181818184">
                <text:p>0.181818181818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400000000000003">
                <text:p>0.400000000000003</text:p>
              </table:table-cell>
              <table:table-cell office:value-type="float" office:value="0.333333333333338">
                <text:p>0.333333333333338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0000000000002">
                <text:p>0.250000000000002</text:p>
              </table:table-cell>
              <table:table-cell office:value-type="float" office:value="0.222222222222225">
                <text:p>0.222222222222225</text:p>
              </table:table-cell>
              <table:table-cell office:value-type="float" office:value="0.2">
                <text:p>0.2</text:p>
              </table:table-cell>
              <table:table-cell office:value-type="float" office:value="0.181818181818184">
                <text:p>0.181818181818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400000000000003">
                <text:p>0.40000000000000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9">
                <text:p>0.28571428571429</text:p>
              </table:table-cell>
              <table:table-cell office:value-type="float" office:value="0.25">
                <text:p>0.25</text:p>
              </table:table-cell>
              <table:table-cell office:value-type="float" office:value="0.222222222222224">
                <text:p>0.222222222222224</text:p>
              </table:table-cell>
              <table:table-cell office:value-type="float" office:value="0.2">
                <text:p>0.2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0000000000004">
                <text:p>0.500000000000004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0000000000004">
                <text:p>0.250000000000004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">
                <text:p>0.2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0000000000002">
                <text:p>0.500000000000002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9">
                <text:p>0.28571428571429</text:p>
              </table:table-cell>
              <table:table-cell office:value-type="float" office:value="0.25">
                <text:p>0.25</text:p>
              </table:table-cell>
              <table:table-cell office:value-type="float" office:value="0.222222222222225">
                <text:p>0.222222222222225</text:p>
              </table:table-cell>
              <table:table-cell office:value-type="float" office:value="0.2">
                <text:p>0.2</text:p>
              </table:table-cell>
              <table:table-cell office:value-type="float" office:value="0.181818181818184">
                <text:p>0.181818181818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0000000000002">
                <text:p>0.250000000000002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0000000000002">
                <text:p>0.250000000000002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">
                <text:p>0.2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.400000000000003">
                <text:p>0.40000000000000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9">
                <text:p>0.28571428571429</text:p>
              </table:table-cell>
              <table:table-cell office:value-type="float" office:value="0.250000000000004">
                <text:p>0.250000000000004</text:p>
              </table:table-cell>
              <table:table-cell office:value-type="float" office:value="0.222222222222225">
                <text:p>0.222222222222225</text:p>
              </table:table-cell>
              <table:table-cell office:value-type="float" office:value="0.200000000000003">
                <text:p>0.200000000000003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400000000000003">
                <text:p>0.40000000000000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9">
                <text:p>0.28571428571429</text:p>
              </table:table-cell>
              <table:table-cell office:value-type="float" office:value="0.25">
                <text:p>0.2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">
                <text:p>0.2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0000000000004">
                <text:p>0.250000000000004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">
                <text:p>0.2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9">
                <text:p>0.28571428571429</text:p>
              </table:table-cell>
              <table:table-cell office:value-type="float" office:value="0.250000000000004">
                <text:p>0.250000000000004</text:p>
              </table:table-cell>
              <table:table-cell office:value-type="float" office:value="0.222222222222225">
                <text:p>0.222222222222225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0000000000004">
                <text:p>0.250000000000004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00000000000003">
                <text:p>0.200000000000003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0.400000000000003">
                <text:p>0.400000000000003</text:p>
              </table:table-cell>
              <table:table-cell office:value-type="float" office:value="0.333333333333336">
                <text:p>0.333333333333336</text:p>
              </table:table-cell>
              <table:table-cell office:value-type="float" office:value="0.285714285714288">
                <text:p>0.285714285714288</text:p>
              </table:table-cell>
              <table:table-cell office:value-type="float" office:value="0.25">
                <text:p>0.25</text:p>
              </table:table-cell>
              <table:table-cell office:value-type="float" office:value="0.222222222222224">
                <text:p>0.222222222222224</text:p>
              </table:table-cell>
              <table:table-cell office:value-type="float" office:value="0.200000000000003">
                <text:p>0.200000000000003</text:p>
              </table:table-cell>
              <table:table-cell office:value-type="float" office:value="0.181818181818184">
                <text:p>0.1818181818181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00000000000004">
                <text:p>0.500000000000004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6">
                <text:p>0.333333333333336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">
                <text:p>0.25</text:p>
              </table:table-cell>
              <table:table-cell office:value-type="float" office:value="0.222222222222225">
                <text:p>0.222222222222225</text:p>
              </table:table-cell>
              <table:table-cell office:value-type="float" office:value="0.2">
                <text:p>0.2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88">
                <text:p>0.285714285714288</text:p>
              </table:table-cell>
              <table:table-cell office:value-type="float" office:value="0.25">
                <text:p>0.25</text:p>
              </table:table-cell>
              <table:table-cell office:value-type="float" office:value="0.222222222222224">
                <text:p>0.222222222222224</text:p>
              </table:table-cell>
              <table:table-cell office:value-type="float" office:value="0.200000000000003">
                <text:p>0.200000000000003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00000000000004">
                <text:p>0.500000000000004</text:p>
              </table:table-cell>
              <table:table-cell office:value-type="float" office:value="0.400000000000006">
                <text:p>0.400000000000006</text:p>
              </table:table-cell>
              <table:table-cell office:value-type="float" office:value="0.333333333333336">
                <text:p>0.333333333333336</text:p>
              </table:table-cell>
              <table:table-cell office:value-type="float" office:value="0.28571428571429">
                <text:p>0.28571428571429</text:p>
              </table:table-cell>
              <table:table-cell office:value-type="float" office:value="0.25">
                <text:p>0.25</text:p>
              </table:table-cell>
              <table:table-cell office:value-type="float" office:value="0.222222222222225">
                <text:p>0.222222222222225</text:p>
              </table:table-cell>
              <table:table-cell office:value-type="float" office:value="0.2">
                <text:p>0.2</text:p>
              </table:table-cell>
              <table:table-cell office:value-type="float" office:value="0.181818181818184">
                <text:p>0.181818181818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">
                <text:p>0.5</text:p>
              </table:table-cell>
              <table:table-cell office:value-type="float" office:value="0.400000000000003">
                <text:p>0.400000000000003</text:p>
              </table:table-cell>
              <table:table-cell office:value-type="float" office:value="0.333333333333336">
                <text:p>0.333333333333336</text:p>
              </table:table-cell>
              <table:table-cell office:value-type="float" office:value="0.285714285714288">
                <text:p>0.285714285714288</text:p>
              </table:table-cell>
              <table:table-cell office:value-type="float" office:value="0.25">
                <text:p>0.2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5">
                <text:p>0.2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2">
                <text:p>0.2</text:p>
              </table:table-cell>
              <table:table-cell office:value-type="float" office:value="0.181818181818184">
                <text:p>0.181818181818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legend chart:legend-position="end" svg:x="14.173cm" svg:y="2.461cm" style:legend-expansion="high" chart:style-name="ch2"/>
        <chart:plot-area chart:style-name="ch3" table:cell-range-address="'merged-9-9'.C165:'merged-9-9'.C165 'merged-9-9'.B166:'merged-9-9'.B184 'merged-9-9'.C205:'merged-9-9'.C205 'merged-9-9'.B205:'merged-9-9'.B344 'merged-9-9'.C225:'merged-9-9'.C225 'merged-9-9'.C245:'merged-9-9'.C245 'merged-9-9'.C265:'merged-9-9'.C265 'merged-9-9'.C285:'merged-9-9'.C285 'merged-9-9'.C305:'merged-9-9'.C305 'merged-9-9'.C325:'merged-9-9'.C325" chart:data-source-has-labels="row" svg:x="0.319cm" svg:y="0.18cm" svg:width="13.535cm" svg:height="8.646cm">
          <chartooo:coordinate-region svg:x="1.787cm" svg:y="0.379cm" svg:width="12.067cm" svg:height="7.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rged-9-9'.B166:'merged-9-9'.B184" chart:label-cell-address="'merged-9-9'.C165:'merged-9-9'.C165" chart:class="chart:line">
            <chart:data-point chart:repeated="19"/>
          </chart:series>
          <chart:series chart:style-name="ch7" chart:values-cell-range-address="'merged-9-9'.B205:'merged-9-9'.B224" chart:label-cell-address="'merged-9-9'.C205:'merged-9-9'.C205" chart:class="chart:line">
            <chart:data-point chart:repeated="20"/>
          </chart:series>
          <chart:series chart:style-name="ch8" chart:values-cell-range-address="'merged-9-9'.B225:'merged-9-9'.B244" chart:label-cell-address="'merged-9-9'.C225:'merged-9-9'.C225" chart:class="chart:line">
            <chart:data-point chart:repeated="20"/>
          </chart:series>
          <chart:series chart:style-name="ch9" chart:values-cell-range-address="'merged-9-9'.B245:'merged-9-9'.B264" chart:label-cell-address="'merged-9-9'.C245:'merged-9-9'.C245" chart:class="chart:line">
            <chart:data-point chart:repeated="20"/>
          </chart:series>
          <chart:series chart:style-name="ch10" chart:values-cell-range-address="'merged-9-9'.B265:'merged-9-9'.B284" chart:label-cell-address="'merged-9-9'.C265:'merged-9-9'.C265" chart:class="chart:line">
            <chart:data-point chart:repeated="20"/>
          </chart:series>
          <chart:series chart:style-name="ch11" chart:values-cell-range-address="'merged-9-9'.B285:'merged-9-9'.B304" chart:label-cell-address="'merged-9-9'.C285:'merged-9-9'.C285" chart:class="chart:line">
            <chart:data-point chart:repeated="20"/>
          </chart:series>
          <chart:series chart:style-name="ch12" chart:values-cell-range-address="'merged-9-9'.B305:'merged-9-9'.B324" chart:label-cell-address="'merged-9-9'.C305:'merged-9-9'.C305" chart:class="chart:line">
            <chart:data-point chart:repeated="20"/>
          </chart:series>
          <chart:series chart:style-name="ch13" chart:values-cell-range-address="'merged-9-9'.B325:'merged-9-9'.B344" chart:label-cell-address="'merged-9-9'.C325:'merged-9-9'.C325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1</text:p>
                <draw:g>
                  <svg:desc>'merged-9-9'.C165:'merged-9-9'.C165</svg:desc>
                </draw:g>
              </table:table-cell>
              <table:table-cell office:value-type="string">
                <text:p>2-3</text:p>
                <draw:g>
                  <svg:desc>'merged-9-9'.C205:'merged-9-9'.C205</svg:desc>
                </draw:g>
              </table:table-cell>
              <table:table-cell office:value-type="string">
                <text:p>2-4</text:p>
                <draw:g>
                  <svg:desc>'merged-9-9'.C225:'merged-9-9'.C225</svg:desc>
                </draw:g>
              </table:table-cell>
              <table:table-cell office:value-type="string">
                <text:p>2-5</text:p>
                <draw:g>
                  <svg:desc>'merged-9-9'.C245:'merged-9-9'.C245</svg:desc>
                </draw:g>
              </table:table-cell>
              <table:table-cell office:value-type="string">
                <text:p>2-6</text:p>
                <draw:g>
                  <svg:desc>'merged-9-9'.C265:'merged-9-9'.C265</svg:desc>
                </draw:g>
              </table:table-cell>
              <table:table-cell office:value-type="string">
                <text:p>2-7</text:p>
                <draw:g>
                  <svg:desc>'merged-9-9'.C285:'merged-9-9'.C285</svg:desc>
                </draw:g>
              </table:table-cell>
              <table:table-cell office:value-type="string">
                <text:p>2-8</text:p>
                <draw:g>
                  <svg:desc>'merged-9-9'.C305:'merged-9-9'.C305</svg:desc>
                </draw:g>
              </table:table-cell>
              <table:table-cell office:value-type="string">
                <text:p>2-9</text:p>
                <draw:g>
                  <svg:desc>'merged-9-9'.C325:'merged-9-9'.C3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527136788005E-015">
                <text:p>3.5527136788005E-015</text:p>
                <draw:g>
                  <svg:desc>'merged-9-9'.B166:'merged-9-9'.B184</svg:desc>
                </draw:g>
              </table:table-cell>
              <table:table-cell office:value-type="float" office:value="0.00000919988319081355">
                <text:p>0.00000919988319081355</text:p>
                <draw:g>
                  <svg:desc>'merged-9-9'.B205:'merged-9-9'.B224</svg:desc>
                </draw:g>
              </table:table-cell>
              <table:table-cell office:value-type="float" office:value="0.0000259994862270851">
                <text:p>0.0000259994862270851</text:p>
                <draw:g>
                  <svg:desc>'merged-9-9'.B225:'merged-9-9'.B244</svg:desc>
                </draw:g>
              </table:table-cell>
              <table:table-cell office:value-type="float" office:value="0.000155067045869831">
                <text:p>0.000155067045869831</text:p>
                <draw:g>
                  <svg:desc>'merged-9-9'.B245:'merged-9-9'.B264</svg:desc>
                </draw:g>
              </table:table-cell>
              <table:table-cell office:value-type="float" office:value="0.0000179470039366901">
                <text:p>0.0000179470039366901</text:p>
                <draw:g>
                  <svg:desc>'merged-9-9'.B265:'merged-9-9'.B284</svg:desc>
                </draw:g>
              </table:table-cell>
              <table:table-cell office:value-type="float" office:value="0.0000159597602925443">
                <text:p>0.0000159597602925443</text:p>
                <draw:g>
                  <svg:desc>'merged-9-9'.B285:'merged-9-9'.B304</svg:desc>
                </draw:g>
              </table:table-cell>
              <table:table-cell office:value-type="float" office:value="0.0000200330114534494">
                <text:p>0.0000200330114534494</text:p>
                <draw:g>
                  <svg:desc>'merged-9-9'.B305:'merged-9-9'.B324</svg:desc>
                </draw:g>
              </table:table-cell>
              <table:table-cell office:value-type="float" office:value="0.000035493312857839">
                <text:p>0.000035493312857839</text:p>
                <draw:g>
                  <svg:desc>'merged-9-9'.B325:'merged-9-9'.B3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.0000297782354062951">
                <text:p>0.0000297782354062951</text:p>
              </table:table-cell>
              <table:table-cell office:value-type="float" office:value="0.00000520052504506184">
                <text:p>0.00000520052504506184</text:p>
              </table:table-cell>
              <table:table-cell office:value-type="float" office:value="0.0000298948525908685">
                <text:p>0.0000298948525908685</text:p>
              </table:table-cell>
              <table:table-cell office:value-type="float" office:value="0.00000486441823460076">
                <text:p>0.00000486441823460076</text:p>
              </table:table-cell>
              <table:table-cell office:value-type="float" office:value="0.00000470463046510772">
                <text:p>0.00000470463046510772</text:p>
              </table:table-cell>
              <table:table-cell office:value-type="float" office:value="0.0000630387278130322">
                <text:p>0.0000630387278130322</text:p>
              </table:table-cell>
              <table:table-cell office:value-type="float" office:value="0.0000213282510190075">
                <text:p>0.0000213282510190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000618179385769764">
                <text:p>0.0000618179385769764</text:p>
              </table:table-cell>
              <table:table-cell office:value-type="float" office:value="0.000105435021268522">
                <text:p>0.000105435021268522</text:p>
              </table:table-cell>
              <table:table-cell office:value-type="float" office:value="0.00000394527936617428">
                <text:p>0.00000394527936617428</text:p>
              </table:table-cell>
              <table:table-cell office:value-type="float" office:value="0.000017779625171071">
                <text:p>0.000017779625171071</text:p>
              </table:table-cell>
              <table:table-cell office:value-type="float" office:value="0.0000121584547011611">
                <text:p>0.0000121584547011611</text:p>
              </table:table-cell>
              <table:table-cell office:value-type="float" office:value="0.0000029725096339866">
                <text:p>0.0000029725096339866</text:p>
              </table:table-cell>
              <table:table-cell office:value-type="float" office:value="0.0000130265067152987">
                <text:p>0.00001302650671529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.0000712195740694329">
                <text:p>0.0000712195740694329</text:p>
              </table:table-cell>
              <table:table-cell office:value-type="float" office:value="0.000207086526449066">
                <text:p>0.000207086526449066</text:p>
              </table:table-cell>
              <table:table-cell office:value-type="float" office:value="0.00000397688610370012">
                <text:p>0.00000397688610370012</text:p>
              </table:table-cell>
              <table:table-cell office:value-type="float" office:value="0.0000285514692944491">
                <text:p>0.0000285514692944491</text:p>
              </table:table-cell>
              <table:table-cell office:value-type="float" office:value="0.0000185599152954907">
                <text:p>0.0000185599152954907</text:p>
              </table:table-cell>
              <table:table-cell office:value-type="float" office:value="0.00000259298469821009">
                <text:p>0.00000259298469821009</text:p>
              </table:table-cell>
              <table:table-cell office:value-type="float" office:value="0.0000214052377954336">
                <text:p>0.0000214052377954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000188276348330093">
                <text:p>0.0000188276348330093</text:p>
              </table:table-cell>
              <table:table-cell office:value-type="float" office:value="0.000000609595962684585">
                <text:p>0.000000609595962684585</text:p>
              </table:table-cell>
              <table:table-cell office:value-type="float" office:value="0.00000443714540635659">
                <text:p>0.00000443714540635659</text:p>
              </table:table-cell>
              <table:table-cell office:value-type="float" office:value="0.000104904177125387">
                <text:p>0.000104904177125387</text:p>
              </table:table-cell>
              <table:table-cell office:value-type="float" office:value="0.0000200864843795057">
                <text:p>0.0000200864843795057</text:p>
              </table:table-cell>
              <table:table-cell office:value-type="float" office:value="0.0000144721123750211">
                <text:p>0.0000144721123750211</text:p>
              </table:table-cell>
              <table:table-cell office:value-type="float" office:value="0.00000675103869183606">
                <text:p>0.00000675103869183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0002412804196672">
                <text:p>0.00002412804196672</text:p>
              </table:table-cell>
              <table:table-cell office:value-type="float" office:value="0.0000659916725282904">
                <text:p>0.0000659916725282904</text:p>
              </table:table-cell>
              <table:table-cell office:value-type="float" office:value="0.000014827155751497">
                <text:p>0.000014827155751497</text:p>
              </table:table-cell>
              <table:table-cell office:value-type="float" office:value="0.00000526495966918228">
                <text:p>0.00000526495966918228</text:p>
              </table:table-cell>
              <table:table-cell office:value-type="float" office:value="0.00000592488793466628">
                <text:p>0.00000592488793466628</text:p>
              </table:table-cell>
              <table:table-cell office:value-type="float" office:value="0.000013507987448914">
                <text:p>0.000013507987448914</text:p>
              </table:table-cell>
              <table:table-cell office:value-type="float" office:value="0.0000124029104233842">
                <text:p>0.0000124029104233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000951930596343372">
                <text:p>0.0000951930596343372</text:p>
              </table:table-cell>
              <table:table-cell office:value-type="float" office:value="0.000000516344662748747">
                <text:p>0.000000516344662748747</text:p>
              </table:table-cell>
              <table:table-cell office:value-type="float" office:value="0.000036010210633014">
                <text:p>0.000036010210633014</text:p>
              </table:table-cell>
              <table:table-cell office:value-type="float" office:value="0.0000238082970933269">
                <text:p>0.0000238082970933269</text:p>
              </table:table-cell>
              <table:table-cell office:value-type="float" office:value="0.000035774115274162">
                <text:p>0.000035774115274162</text:p>
              </table:table-cell>
              <table:table-cell office:value-type="float" office:value="0.0000378351558334433">
                <text:p>0.0000378351558334433</text:p>
              </table:table-cell>
              <table:table-cell office:value-type="float" office:value="0.0000932960009280605">
                <text:p>0.0000932960009280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000523408066137043">
                <text:p>0.0000523408066137043</text:p>
              </table:table-cell>
              <table:table-cell office:value-type="float" office:value="0.00000069831338109624">
                <text:p>0.00000069831338109624</text:p>
              </table:table-cell>
              <table:table-cell office:value-type="float" office:value="0.0000226167222747986">
                <text:p>0.0000226167222747986</text:p>
              </table:table-cell>
              <table:table-cell office:value-type="float" office:value="0.0000183795316443648">
                <text:p>0.0000183795316443648</text:p>
              </table:table-cell>
              <table:table-cell office:value-type="float" office:value="0.0000860179666797967">
                <text:p>0.0000860179666797967</text:p>
              </table:table-cell>
              <table:table-cell office:value-type="float" office:value="0.00000276996345921992">
                <text:p>0.00000276996345921992</text:p>
              </table:table-cell>
              <table:table-cell office:value-type="float" office:value="0.0000355298991348193">
                <text:p>0.00003552989913481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000240309080324907">
                <text:p>0.0000240309080324907</text:p>
              </table:table-cell>
              <table:table-cell office:value-type="float" office:value="0.000000583331749356589">
                <text:p>0.000000583331749356589</text:p>
              </table:table-cell>
              <table:table-cell office:value-type="float" office:value="0.0000242495080580787">
                <text:p>0.0000242495080580787</text:p>
              </table:table-cell>
              <table:table-cell office:value-type="float" office:value="0.00000539098931830647">
                <text:p>0.00000539098931830647</text:p>
              </table:table-cell>
              <table:table-cell office:value-type="float" office:value="0.00000221032962658962">
                <text:p>0.00000221032962658962</text:p>
              </table:table-cell>
              <table:table-cell office:value-type="float" office:value="0.0000308114763992527">
                <text:p>0.0000308114763992527</text:p>
              </table:table-cell>
              <table:table-cell office:value-type="float" office:value="0.000019288845350703">
                <text:p>0.0000192888453507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000609614867197461">
                <text:p>0.00000609614867197461</text:p>
              </table:table-cell>
              <table:table-cell office:value-type="float" office:value="0.0000575658094321458">
                <text:p>0.0000575658094321458</text:p>
              </table:table-cell>
              <table:table-cell office:value-type="float" office:value="0.0000103046372484719">
                <text:p>0.0000103046372484719</text:p>
              </table:table-cell>
              <table:table-cell office:value-type="float" office:value="0.00015181720619324">
                <text:p>0.00015181720619324</text:p>
              </table:table-cell>
              <table:table-cell office:value-type="float" office:value="0.00000678329399355082">
                <text:p>0.00000678329399355082</text:p>
              </table:table-cell>
              <table:table-cell office:value-type="float" office:value="0.00000266057263989286">
                <text:p>0.00000266057263989286</text:p>
              </table:table-cell>
              <table:table-cell office:value-type="float" office:value="0.0000331877893597297">
                <text:p>0.00003318778935972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.00000525323761776941">
                <text:p>0.00000525323761776941</text:p>
              </table:table-cell>
              <table:table-cell office:value-type="float" office:value="0.0000371715286555584">
                <text:p>0.0000371715286555584</text:p>
              </table:table-cell>
              <table:table-cell office:value-type="float" office:value="0.0000309993256691968">
                <text:p>0.0000309993256691968</text:p>
              </table:table-cell>
              <table:table-cell office:value-type="float" office:value="0.0000135631470779613">
                <text:p>0.0000135631470779613</text:p>
              </table:table-cell>
              <table:table-cell office:value-type="float" office:value="0.0000112124933803137">
                <text:p>0.0000112124933803137</text:p>
              </table:table-cell>
              <table:table-cell office:value-type="float" office:value="0.00010311375567818">
                <text:p>0.00010311375567818</text:p>
              </table:table-cell>
              <table:table-cell office:value-type="float" office:value="0.0000283249549117894">
                <text:p>0.0000283249549117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.000000282602538398402">
                <text:p>0.000000282602538398402</text:p>
              </table:table-cell>
              <table:table-cell office:value-type="float" office:value="0.0000251271097843461">
                <text:p>0.0000251271097843461</text:p>
              </table:table-cell>
              <table:table-cell office:value-type="float" office:value="0.0000849573175424022">
                <text:p>0.0000849573175424022</text:p>
              </table:table-cell>
              <table:table-cell office:value-type="float" office:value="0.0000703067350977681">
                <text:p>0.0000703067350977681</text:p>
              </table:table-cell>
              <table:table-cell office:value-type="float" office:value="0.0000685686152084475">
                <text:p>0.0000685686152084475</text:p>
              </table:table-cell>
              <table:table-cell office:value-type="float" office:value="0.0000145930611142976">
                <text:p>0.0000145930611142976</text:p>
              </table:table-cell>
              <table:table-cell office:value-type="float" office:value="0.0000157353067993943">
                <text:p>0.000015735306799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0000920288575500157">
                <text:p>0.00000920288575500157</text:p>
              </table:table-cell>
              <table:table-cell office:value-type="float" office:value="0.0000513286141405016">
                <text:p>0.0000513286141405016</text:p>
              </table:table-cell>
              <table:table-cell office:value-type="float" office:value="0.000166174108250997">
                <text:p>0.000166174108250997</text:p>
              </table:table-cell>
              <table:table-cell office:value-type="float" office:value="0.0000942312938793901">
                <text:p>0.0000942312938793901</text:p>
              </table:table-cell>
              <table:table-cell office:value-type="float" office:value="0.00000262229764782518">
                <text:p>0.00000262229764782518</text:p>
              </table:table-cell>
              <table:table-cell office:value-type="float" office:value="0.0000522076476556978">
                <text:p>0.0000522076476556978</text:p>
              </table:table-cell>
              <table:table-cell office:value-type="float" office:value="0.000115332895745964">
                <text:p>0.000115332895745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.000102120702080766">
                <text:p>0.000102120702080766</text:p>
              </table:table-cell>
              <table:table-cell office:value-type="float" office:value="0.0000047863048739462">
                <text:p>0.0000047863048739462</text:p>
              </table:table-cell>
              <table:table-cell office:value-type="float" office:value="0.0000295131643218705">
                <text:p>0.0000295131643218705</text:p>
              </table:table-cell>
              <table:table-cell office:value-type="float" office:value="0.000014129779639882">
                <text:p>0.000014129779639882</text:p>
              </table:table-cell>
              <table:table-cell office:value-type="float" office:value="0.00001807184658284">
                <text:p>0.00001807184658284</text:p>
              </table:table-cell>
              <table:table-cell office:value-type="float" office:value="0.0000332171596497071">
                <text:p>0.0000332171596497071</text:p>
              </table:table-cell>
              <table:table-cell office:value-type="float" office:value="0.0000247164581801731">
                <text:p>0.00002471645818017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.00000385626670230954">
                <text:p>0.00000385626670230954</text:p>
              </table:table-cell>
              <table:table-cell office:value-type="float" office:value="0.00000122370855828605">
                <text:p>0.00000122370855828605</text:p>
              </table:table-cell>
              <table:table-cell office:value-type="float" office:value="0.0000108988405922161">
                <text:p>0.0000108988405922161</text:p>
              </table:table-cell>
              <table:table-cell office:value-type="float" office:value="0.0000096751302245278">
                <text:p>0.0000096751302245278</text:p>
              </table:table-cell>
              <table:table-cell office:value-type="float" office:value="0.0000296535548970134">
                <text:p>0.0000296535548970134</text:p>
              </table:table-cell>
              <table:table-cell office:value-type="float" office:value="0.0000162742652940473">
                <text:p>0.0000162742652940473</text:p>
              </table:table-cell>
              <table:table-cell office:value-type="float" office:value="0.0000156077084328641">
                <text:p>0.00001560770843286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000599590923245815">
                <text:p>0.0000599590923245815</text:p>
              </table:table-cell>
              <table:table-cell office:value-type="float" office:value="0.0000666346420005578">
                <text:p>0.0000666346420005578</text:p>
              </table:table-cell>
              <table:table-cell office:value-type="float" office:value="0.0000383063843201886">
                <text:p>0.0000383063843201886</text:p>
              </table:table-cell>
              <table:table-cell office:value-type="float" office:value="0.00000357033067969562">
                <text:p>0.00000357033067969562</text:p>
              </table:table-cell>
              <table:table-cell office:value-type="float" office:value="0.0000157507607135898">
                <text:p>0.0000157507607135898</text:p>
              </table:table-cell>
              <table:table-cell office:value-type="float" office:value="0.000042110679511729">
                <text:p>0.000042110679511729</text:p>
              </table:table-cell>
              <table:table-cell office:value-type="float" office:value="0.0000194608991440267">
                <text:p>0.00001946089914402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000000125779198773338">
                <text:p>0.000000125779198773338</text:p>
              </table:table-cell>
              <table:table-cell office:value-type="float" office:value="0.0000161271623333062">
                <text:p>0.0000161271623333062</text:p>
              </table:table-cell>
              <table:table-cell office:value-type="float" office:value="0.0000695516596442986">
                <text:p>0.0000695516596442986</text:p>
              </table:table-cell>
              <table:table-cell office:value-type="float" office:value="0.0000559678688764917">
                <text:p>0.0000559678688764917</text:p>
              </table:table-cell>
              <table:table-cell office:value-type="float" office:value="0.0000202749521719947">
                <text:p>0.0000202749521719947</text:p>
              </table:table-cell>
              <table:table-cell office:value-type="float" office:value="0.0000998109237602003">
                <text:p>0.0000998109237602003</text:p>
              </table:table-cell>
              <table:table-cell office:value-type="float" office:value="0.0000140808853766837">
                <text:p>0.00001408088537668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.0000610765016737421">
                <text:p>0.0000610765016737421</text:p>
              </table:table-cell>
              <table:table-cell office:value-type="float" office:value="0.0000780931026016507">
                <text:p>0.0000780931026016507</text:p>
              </table:table-cell>
              <table:table-cell office:value-type="float" office:value="0.0000423091508923029">
                <text:p>0.0000423091508923029</text:p>
              </table:table-cell>
              <table:table-cell office:value-type="float" office:value="0.00000147645761772175">
                <text:p>0.00000147645761772175</text:p>
              </table:table-cell>
              <table:table-cell office:value-type="float" office:value="0.000074005321947046">
                <text:p>0.000074005321947046</text:p>
              </table:table-cell>
              <table:table-cell office:value-type="float" office:value="0.0000358985335391511">
                <text:p>0.0000358985335391511</text:p>
              </table:table-cell>
              <table:table-cell office:value-type="float" office:value="0.0000102620084872079">
                <text:p>0.00001026200848720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00106792704930692">
                <text:p>0.000106792704930692</text:p>
              </table:table-cell>
              <table:table-cell office:value-type="float" office:value="0.000000676620428392243">
                <text:p>0.000000676620428392243</text:p>
              </table:table-cell>
              <table:table-cell office:value-type="float" office:value="0.0000639294359954384">
                <text:p>0.0000639294359954384</text:p>
              </table:table-cell>
              <table:table-cell office:value-type="float" office:value="0.0000335352282133229">
                <text:p>0.0000335352282133229</text:p>
              </table:table-cell>
              <table:table-cell office:value-type="float" office:value="0.00000490048657313946">
                <text:p>0.00000490048657313946</text:p>
              </table:table-cell>
              <table:table-cell office:value-type="float" office:value="0.00000378962628079642">
                <text:p>0.00000378962628079642</text:p>
              </table:table-cell>
              <table:table-cell office:value-type="float" office:value="0.0000114551858515175">
                <text:p>0.0000114551858515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00224840758758504">
                <text:p>0.00000224840758758504</text:p>
              </table:table-cell>
              <table:table-cell office:value-type="float" office:value="0.00003585799345694">
                <text:p>0.00003585799345694</text:p>
              </table:table-cell>
              <table:table-cell office:value-type="float" office:value="0.0000514593955545234">
                <text:p>0.0000514593955545234</text:p>
              </table:table-cell>
              <table:table-cell office:value-type="float" office:value="0.0000521545028440151">
                <text:p>0.0000521545028440151</text:p>
              </table:table-cell>
              <table:table-cell office:value-type="float" office:value="0.000109308582419154">
                <text:p>0.000109308582419154</text:p>
              </table:table-cell>
              <table:table-cell office:value-type="float" office:value="0.0000176743171256115">
                <text:p>0.0000176743171256115</text:p>
              </table:table-cell>
              <table:table-cell office:value-type="float" office:value="0.00000154599310136135">
                <text:p>0.0000015459931013613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legend chart:legend-position="end" svg:x="14.173cm" svg:y="2.461cm" style:legend-expansion="high" chart:style-name="ch2"/>
        <chart:plot-area chart:style-name="ch3" table:cell-range-address="'merged-9-9'.C345:'merged-9-9'.C345 'merged-9-9'.B346:'merged-9-9'.B384 'merged-9-9'.C365:'merged-9-9'.C365 'merged-9-9'.C405:'merged-9-9'.C405 'merged-9-9'.B405:'merged-9-9'.B524 'merged-9-9'.C425:'merged-9-9'.C425 'merged-9-9'.C445:'merged-9-9'.C445 'merged-9-9'.C465:'merged-9-9'.C465 'merged-9-9'.C485:'merged-9-9'.C485 'merged-9-9'.C505:'merged-9-9'.C505" chart:data-source-has-labels="row" svg:x="0.319cm" svg:y="0.18cm" svg:width="13.535cm" svg:height="8.646cm">
          <chartooo:coordinate-region svg:x="1.231cm" svg:y="0.38cm" svg:width="12.623cm" svg:height="7.79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rged-9-9'.B346:'merged-9-9'.B364" chart:label-cell-address="'merged-9-9'.C345:'merged-9-9'.C345" chart:class="chart:line">
            <chart:data-point chart:repeated="19"/>
          </chart:series>
          <chart:series chart:style-name="ch7" chart:values-cell-range-address="'merged-9-9'.B365:'merged-9-9'.B384" chart:label-cell-address="'merged-9-9'.C365:'merged-9-9'.C365" chart:class="chart:line">
            <chart:data-point chart:repeated="20"/>
          </chart:series>
          <chart:series chart:style-name="ch8" chart:values-cell-range-address="'merged-9-9'.B405:'merged-9-9'.B424" chart:label-cell-address="'merged-9-9'.C405:'merged-9-9'.C405" chart:class="chart:line">
            <chart:data-point chart:repeated="20"/>
          </chart:series>
          <chart:series chart:style-name="ch9" chart:values-cell-range-address="'merged-9-9'.B425:'merged-9-9'.B444" chart:label-cell-address="'merged-9-9'.C425:'merged-9-9'.C425" chart:class="chart:line">
            <chart:data-point chart:repeated="20"/>
          </chart:series>
          <chart:series chart:style-name="ch10" chart:values-cell-range-address="'merged-9-9'.B445:'merged-9-9'.B464" chart:label-cell-address="'merged-9-9'.C445:'merged-9-9'.C445" chart:class="chart:line">
            <chart:data-point chart:repeated="20"/>
          </chart:series>
          <chart:series chart:style-name="ch11" chart:values-cell-range-address="'merged-9-9'.B465:'merged-9-9'.B484" chart:label-cell-address="'merged-9-9'.C465:'merged-9-9'.C465" chart:class="chart:line">
            <chart:data-point chart:repeated="20"/>
          </chart:series>
          <chart:series chart:style-name="ch12" chart:values-cell-range-address="'merged-9-9'.B485:'merged-9-9'.B504" chart:label-cell-address="'merged-9-9'.C485:'merged-9-9'.C485" chart:class="chart:line">
            <chart:data-point chart:repeated="20"/>
          </chart:series>
          <chart:series chart:style-name="ch13" chart:values-cell-range-address="'merged-9-9'.B505:'merged-9-9'.B524" chart:label-cell-address="'merged-9-9'.C505:'merged-9-9'.C505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-1</text:p>
                <draw:g>
                  <svg:desc>'merged-9-9'.C345:'merged-9-9'.C345</svg:desc>
                </draw:g>
              </table:table-cell>
              <table:table-cell office:value-type="string">
                <text:p>3-2</text:p>
                <draw:g>
                  <svg:desc>'merged-9-9'.C365:'merged-9-9'.C365</svg:desc>
                </draw:g>
              </table:table-cell>
              <table:table-cell office:value-type="string">
                <text:p>3-4</text:p>
                <draw:g>
                  <svg:desc>'merged-9-9'.C405:'merged-9-9'.C405</svg:desc>
                </draw:g>
              </table:table-cell>
              <table:table-cell office:value-type="string">
                <text:p>3-5</text:p>
                <draw:g>
                  <svg:desc>'merged-9-9'.C425:'merged-9-9'.C425</svg:desc>
                </draw:g>
              </table:table-cell>
              <table:table-cell office:value-type="string">
                <text:p>3-6</text:p>
                <draw:g>
                  <svg:desc>'merged-9-9'.C445:'merged-9-9'.C445</svg:desc>
                </draw:g>
              </table:table-cell>
              <table:table-cell office:value-type="string">
                <text:p>3-7</text:p>
                <draw:g>
                  <svg:desc>'merged-9-9'.C465:'merged-9-9'.C465</svg:desc>
                </draw:g>
              </table:table-cell>
              <table:table-cell office:value-type="string">
                <text:p>3-8</text:p>
                <draw:g>
                  <svg:desc>'merged-9-9'.C485:'merged-9-9'.C485</svg:desc>
                </draw:g>
              </table:table-cell>
              <table:table-cell office:value-type="string">
                <text:p>3-9</text:p>
                <draw:g>
                  <svg:desc>'merged-9-9'.C505:'merged-9-9'.C5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rged-9-9'.B346:'merged-9-9'.B364</svg:desc>
                </draw:g>
              </table:table-cell>
              <table:table-cell office:value-type="float" office:value="0.233685922001192">
                <text:p>0.233685922001192</text:p>
                <draw:g>
                  <svg:desc>'merged-9-9'.B365:'merged-9-9'.B384</svg:desc>
                </draw:g>
              </table:table-cell>
              <table:table-cell office:value-type="float" office:value="0.17158692797428">
                <text:p>0.17158692797428</text:p>
                <draw:g>
                  <svg:desc>'merged-9-9'.B405:'merged-9-9'.B424</svg:desc>
                </draw:g>
              </table:table-cell>
              <table:table-cell office:value-type="float" office:value="0.204797232245875">
                <text:p>0.204797232245875</text:p>
                <draw:g>
                  <svg:desc>'merged-9-9'.B425:'merged-9-9'.B444</svg:desc>
                </draw:g>
              </table:table-cell>
              <table:table-cell office:value-type="float" office:value="0.113865501885161">
                <text:p>0.113865501885161</text:p>
                <draw:g>
                  <svg:desc>'merged-9-9'.B445:'merged-9-9'.B464</svg:desc>
                </draw:g>
              </table:table-cell>
              <table:table-cell office:value-type="float" office:value="0.0814774566316849">
                <text:p>0.0814774566316849</text:p>
                <draw:g>
                  <svg:desc>'merged-9-9'.B465:'merged-9-9'.B484</svg:desc>
                </draw:g>
              </table:table-cell>
              <table:table-cell office:value-type="float" office:value="0.180826525769847">
                <text:p>0.180826525769847</text:p>
                <draw:g>
                  <svg:desc>'merged-9-9'.B485:'merged-9-9'.B504</svg:desc>
                </draw:g>
              </table:table-cell>
              <table:table-cell office:value-type="float" office:value="0.135236233890092">
                <text:p>0.135236233890092</text:p>
                <draw:g>
                  <svg:desc>'merged-9-9'.B505:'merged-9-9'.B5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00000229959916132431">
                <text:p>0.00000229959916132431</text:p>
              </table:table-cell>
              <table:table-cell office:value-type="float" office:value="0.201191896171534">
                <text:p>0.201191896171534</text:p>
              </table:table-cell>
              <table:table-cell office:value-type="float" office:value="0.163414494632004">
                <text:p>0.163414494632004</text:p>
              </table:table-cell>
              <table:table-cell office:value-type="float" office:value="0.234955583894005">
                <text:p>0.234955583894005</text:p>
              </table:table-cell>
              <table:table-cell office:value-type="float" office:value="0.206230160025551">
                <text:p>0.206230160025551</text:p>
              </table:table-cell>
              <table:table-cell office:value-type="float" office:value="0.144355779845698">
                <text:p>0.144355779845698</text:p>
              </table:table-cell>
              <table:table-cell office:value-type="float" office:value="0.12587637845794">
                <text:p>0.125876378457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221054515278802">
                <text:p>0.221054515278802</text:p>
              </table:table-cell>
              <table:table-cell office:value-type="float" office:value="0.244476054431943">
                <text:p>0.244476054431943</text:p>
              </table:table-cell>
              <table:table-cell office:value-type="float" office:value="0.174340461467072">
                <text:p>0.174340461467072</text:p>
              </table:table-cell>
              <table:table-cell office:value-type="float" office:value="0.111270503128713">
                <text:p>0.111270503128713</text:p>
              </table:table-cell>
              <table:table-cell office:value-type="float" office:value="0.147835252512123">
                <text:p>0.147835252512123</text:p>
              </table:table-cell>
              <table:table-cell office:value-type="float" office:value="0.117018499991846">
                <text:p>0.117018499991846</text:p>
              </table:table-cell>
              <table:table-cell office:value-type="float" office:value="0.0794251002667246">
                <text:p>0.07942510026672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233155296509125">
                <text:p>0.233155296509125</text:p>
              </table:table-cell>
              <table:table-cell office:value-type="float" office:value="0.23542051596849">
                <text:p>0.23542051596849</text:p>
              </table:table-cell>
              <table:table-cell office:value-type="float" office:value="0.162419600551033">
                <text:p>0.162419600551033</text:p>
              </table:table-cell>
              <table:table-cell office:value-type="float" office:value="0.161125778575468">
                <text:p>0.161125778575468</text:p>
              </table:table-cell>
              <table:table-cell office:value-type="float" office:value="0.141441699437754">
                <text:p>0.141441699437754</text:p>
              </table:table-cell>
              <table:table-cell office:value-type="float" office:value="0.0866596056220164">
                <text:p>0.0866596056220164</text:p>
              </table:table-cell>
              <table:table-cell office:value-type="float" office:value="0.0755715631250739">
                <text:p>0.07557156312507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234957909644705">
                <text:p>0.234957909644705</text:p>
              </table:table-cell>
              <table:table-cell office:value-type="float" office:value="0.206540589790718">
                <text:p>0.206540589790718</text:p>
              </table:table-cell>
              <table:table-cell office:value-type="float" office:value="0.0332054359324219">
                <text:p>0.0332054359324219</text:p>
              </table:table-cell>
              <table:table-cell office:value-type="float" office:value="0.156648573745266">
                <text:p>0.156648573745266</text:p>
              </table:table-cell>
              <table:table-cell office:value-type="float" office:value="0.214673108538913">
                <text:p>0.214673108538913</text:p>
              </table:table-cell>
              <table:table-cell office:value-type="float" office:value="0.104642534484665">
                <text:p>0.104642534484665</text:p>
              </table:table-cell>
              <table:table-cell office:value-type="float" office:value="0.165289100026639">
                <text:p>0.1652891000266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235710919012384">
                <text:p>0.235710919012384</text:p>
              </table:table-cell>
              <table:table-cell office:value-type="float" office:value="0.229528787214555">
                <text:p>0.229528787214555</text:p>
              </table:table-cell>
              <table:table-cell office:value-type="float" office:value="0.158764000251639">
                <text:p>0.158764000251639</text:p>
              </table:table-cell>
              <table:table-cell office:value-type="float" office:value="0.185758861875307">
                <text:p>0.185758861875307</text:p>
              </table:table-cell>
              <table:table-cell office:value-type="float" office:value="0.119133718557476">
                <text:p>0.119133718557476</text:p>
              </table:table-cell>
              <table:table-cell office:value-type="float" office:value="0.152794792390263">
                <text:p>0.152794792390263</text:p>
              </table:table-cell>
              <table:table-cell office:value-type="float" office:value="0.0515514668229865">
                <text:p>0.05155146682298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210854715202E-015">
                <text:p>1.4210854715202E-015</text:p>
              </table:table-cell>
              <table:table-cell office:value-type="float" office:value="0.197757657855843">
                <text:p>0.197757657855843</text:p>
              </table:table-cell>
              <table:table-cell office:value-type="float" office:value="0.149746436114136">
                <text:p>0.149746436114136</text:p>
              </table:table-cell>
              <table:table-cell office:value-type="float" office:value="0.252213663992123">
                <text:p>0.252213663992123</text:p>
              </table:table-cell>
              <table:table-cell office:value-type="float" office:value="0.142395897380879">
                <text:p>0.142395897380879</text:p>
              </table:table-cell>
              <table:table-cell office:value-type="float" office:value="0.156733287350632">
                <text:p>0.156733287350632</text:p>
              </table:table-cell>
              <table:table-cell office:value-type="float" office:value="0.194023864206299">
                <text:p>0.194023864206299</text:p>
              </table:table-cell>
              <table:table-cell office:value-type="float" office:value="0.0988491833806497">
                <text:p>0.0988491833806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21995383660185">
                <text:p>0.21995383660185</text:p>
              </table:table-cell>
              <table:table-cell office:value-type="float" office:value="0.214546993047644">
                <text:p>0.214546993047644</text:p>
              </table:table-cell>
              <table:table-cell office:value-type="float" office:value="0.1943540655115">
                <text:p>0.1943540655115</text:p>
              </table:table-cell>
              <table:table-cell office:value-type="float" office:value="0.14362973873354">
                <text:p>0.14362973873354</text:p>
              </table:table-cell>
              <table:table-cell office:value-type="float" office:value="0.129160109694959">
                <text:p>0.129160109694959</text:p>
              </table:table-cell>
              <table:table-cell office:value-type="float" office:value="0.123350384296259">
                <text:p>0.123350384296259</text:p>
              </table:table-cell>
              <table:table-cell office:value-type="float" office:value="0.113164588550344">
                <text:p>0.113164588550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232107204477928">
                <text:p>0.232107204477928</text:p>
              </table:table-cell>
              <table:table-cell office:value-type="float" office:value="0.142292789324539">
                <text:p>0.142292789324539</text:p>
              </table:table-cell>
              <table:table-cell office:value-type="float" office:value="0.269875009776708">
                <text:p>0.269875009776708</text:p>
              </table:table-cell>
              <table:table-cell office:value-type="float" office:value="0.117761015388802">
                <text:p>0.117761015388802</text:p>
              </table:table-cell>
              <table:table-cell office:value-type="float" office:value="0.212858761219998">
                <text:p>0.212858761219998</text:p>
              </table:table-cell>
              <table:table-cell office:value-type="float" office:value="0.128615763945284">
                <text:p>0.128615763945284</text:p>
              </table:table-cell>
              <table:table-cell office:value-type="float" office:value="0.139370053015274">
                <text:p>0.139370053015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210854715202E-015">
                <text:p>1.4210854715202E-015</text:p>
              </table:table-cell>
              <table:table-cell office:value-type="float" office:value="0.234296416074401">
                <text:p>0.234296416074401</text:p>
              </table:table-cell>
              <table:table-cell office:value-type="float" office:value="0.210327376969017">
                <text:p>0.210327376969017</text:p>
              </table:table-cell>
              <table:table-cell office:value-type="float" office:value="0.26116754208645">
                <text:p>0.26116754208645</text:p>
              </table:table-cell>
              <table:table-cell office:value-type="float" office:value="0.0704819303210933">
                <text:p>0.0704819303210933</text:p>
              </table:table-cell>
              <table:table-cell office:value-type="float" office:value="0.13073073354293">
                <text:p>0.13073073354293</text:p>
              </table:table-cell>
              <table:table-cell office:value-type="float" office:value="0.19338950287794">
                <text:p>0.19338950287794</text:p>
              </table:table-cell>
              <table:table-cell office:value-type="float" office:value="0.185673044486302">
                <text:p>0.1856730444863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2783832932037">
                <text:p>0.22783832932037</text:p>
              </table:table-cell>
              <table:table-cell office:value-type="float" office:value="0.184483245917248">
                <text:p>0.184483245917248</text:p>
              </table:table-cell>
              <table:table-cell office:value-type="float" office:value="0.231413157673576">
                <text:p>0.231413157673576</text:p>
              </table:table-cell>
              <table:table-cell office:value-type="float" office:value="0.127708376874288">
                <text:p>0.127708376874288</text:p>
              </table:table-cell>
              <table:table-cell office:value-type="float" office:value="0.131515355443619">
                <text:p>0.131515355443619</text:p>
              </table:table-cell>
              <table:table-cell office:value-type="float" office:value="0.19951107461687">
                <text:p>0.19951107461687</text:p>
              </table:table-cell>
              <table:table-cell office:value-type="float" office:value="0.122426455907464">
                <text:p>0.1224264559074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225284906335539">
                <text:p>0.225284906335539</text:p>
              </table:table-cell>
              <table:table-cell office:value-type="float" office:value="0.236637372248119">
                <text:p>0.236637372248119</text:p>
              </table:table-cell>
              <table:table-cell office:value-type="float" office:value="0.112950246656938">
                <text:p>0.112950246656938</text:p>
              </table:table-cell>
              <table:table-cell office:value-type="float" office:value="0.165847384848691">
                <text:p>0.165847384848691</text:p>
              </table:table-cell>
              <table:table-cell office:value-type="float" office:value="0.218090669374018">
                <text:p>0.218090669374018</text:p>
              </table:table-cell>
              <table:table-cell office:value-type="float" office:value="0.0977370887209998">
                <text:p>0.0977370887209998</text:p>
              </table:table-cell>
              <table:table-cell office:value-type="float" office:value="0.123699783881593">
                <text:p>0.1236997838815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227260164883927">
                <text:p>0.227260164883927</text:p>
              </table:table-cell>
              <table:table-cell office:value-type="float" office:value="0.1873499220856">
                <text:p>0.1873499220856</text:p>
              </table:table-cell>
              <table:table-cell office:value-type="float" office:value="0.117832652513916">
                <text:p>0.117832652513916</text:p>
              </table:table-cell>
              <table:table-cell office:value-type="float" office:value="0.180933630696094">
                <text:p>0.180933630696094</text:p>
              </table:table-cell>
              <table:table-cell office:value-type="float" office:value="0.137704587007483">
                <text:p>0.137704587007483</text:p>
              </table:table-cell>
              <table:table-cell office:value-type="float" office:value="0.117679848301002">
                <text:p>0.117679848301002</text:p>
              </table:table-cell>
              <table:table-cell office:value-type="float" office:value="0.119929495171428">
                <text:p>0.1199294951714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00000182071553160116">
                <text:p>0.00000182071553160116</text:p>
              </table:table-cell>
              <table:table-cell office:value-type="float" office:value="0.147530352432794">
                <text:p>0.147530352432794</text:p>
              </table:table-cell>
              <table:table-cell office:value-type="float" office:value="0.183296000770272">
                <text:p>0.183296000770272</text:p>
              </table:table-cell>
              <table:table-cell office:value-type="float" office:value="0.112922311859844">
                <text:p>0.112922311859844</text:p>
              </table:table-cell>
              <table:table-cell office:value-type="float" office:value="0.155788147053552">
                <text:p>0.155788147053552</text:p>
              </table:table-cell>
              <table:table-cell office:value-type="float" office:value="0.100745449170309">
                <text:p>0.100745449170309</text:p>
              </table:table-cell>
              <table:table-cell office:value-type="float" office:value="0.101279829354873">
                <text:p>0.1012798293548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228719562812356">
                <text:p>0.228719562812356</text:p>
              </table:table-cell>
              <table:table-cell office:value-type="float" office:value="0.242788952697069">
                <text:p>0.242788952697069</text:p>
              </table:table-cell>
              <table:table-cell office:value-type="float" office:value="0.12783882361827">
                <text:p>0.12783882361827</text:p>
              </table:table-cell>
              <table:table-cell office:value-type="float" office:value="0.236739327744548">
                <text:p>0.236739327744548</text:p>
              </table:table-cell>
              <table:table-cell office:value-type="float" office:value="0.0867087620682493">
                <text:p>0.0867087620682493</text:p>
              </table:table-cell>
              <table:table-cell office:value-type="float" office:value="0.148285546434546">
                <text:p>0.148285546434546</text:p>
              </table:table-cell>
              <table:table-cell office:value-type="float" office:value="0.128193564559586">
                <text:p>0.1281935645595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000339164701004073">
                <text:p>0.0000339164701004073</text:p>
              </table:table-cell>
              <table:table-cell office:value-type="float" office:value="0.175813593456453">
                <text:p>0.175813593456453</text:p>
              </table:table-cell>
              <table:table-cell office:value-type="float" office:value="0.249835174170316">
                <text:p>0.249835174170316</text:p>
              </table:table-cell>
              <table:table-cell office:value-type="float" office:value="0.106059388795157">
                <text:p>0.106059388795157</text:p>
              </table:table-cell>
              <table:table-cell office:value-type="float" office:value="0.112890656121382">
                <text:p>0.112890656121382</text:p>
              </table:table-cell>
              <table:table-cell office:value-type="float" office:value="0.117646643573733">
                <text:p>0.117646643573733</text:p>
              </table:table-cell>
              <table:table-cell office:value-type="float" office:value="0.138919791205153">
                <text:p>0.1389197912051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233053074309368">
                <text:p>0.233053074309368</text:p>
              </table:table-cell>
              <table:table-cell office:value-type="float" office:value="0.172674150902247">
                <text:p>0.172674150902247</text:p>
              </table:table-cell>
              <table:table-cell office:value-type="float" office:value="0.161310162911239">
                <text:p>0.161310162911239</text:p>
              </table:table-cell>
              <table:table-cell office:value-type="float" office:value="0.218272672009596">
                <text:p>0.218272672009596</text:p>
              </table:table-cell>
              <table:table-cell office:value-type="float" office:value="0.202668159675004">
                <text:p>0.202668159675004</text:p>
              </table:table-cell>
              <table:table-cell office:value-type="float" office:value="0.103768138481749">
                <text:p>0.103768138481749</text:p>
              </table:table-cell>
              <table:table-cell office:value-type="float" office:value="0.172254011692044">
                <text:p>0.1722540116920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00289324935526062">
                <text:p>0.0000289324935526062</text:p>
              </table:table-cell>
              <table:table-cell office:value-type="float" office:value="0.191179094213076">
                <text:p>0.191179094213076</text:p>
              </table:table-cell>
              <table:table-cell office:value-type="float" office:value="0.264265993560949">
                <text:p>0.264265993560949</text:p>
              </table:table-cell>
              <table:table-cell office:value-type="float" office:value="0.157112063765113">
                <text:p>0.157112063765113</text:p>
              </table:table-cell>
              <table:table-cell office:value-type="float" office:value="0.137278796586207">
                <text:p>0.137278796586207</text:p>
              </table:table-cell>
              <table:table-cell office:value-type="float" office:value="0.112456948352688">
                <text:p>0.112456948352688</text:p>
              </table:table-cell>
              <table:table-cell office:value-type="float" office:value="0.0941728458677607">
                <text:p>0.09417284586776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230905656069569">
                <text:p>0.230905656069569</text:p>
              </table:table-cell>
              <table:table-cell office:value-type="float" office:value="0.203642245890047">
                <text:p>0.203642245890047</text:p>
              </table:table-cell>
              <table:table-cell office:value-type="float" office:value="0.212789505816932">
                <text:p>0.212789505816932</text:p>
              </table:table-cell>
              <table:table-cell office:value-type="float" office:value="0.232475691090201">
                <text:p>0.232475691090201</text:p>
              </table:table-cell>
              <table:table-cell office:value-type="float" office:value="0.090159179428632">
                <text:p>0.090159179428632</text:p>
              </table:table-cell>
              <table:table-cell office:value-type="float" office:value="0.0415795105904912">
                <text:p>0.0415795105904912</text:p>
              </table:table-cell>
              <table:table-cell office:value-type="float" office:value="0.100799825165008">
                <text:p>0.100799825165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0226233540384646">
                <text:p>0.0000226233540384646</text:p>
              </table:table-cell>
              <table:table-cell office:value-type="float" office:value="0.216390398668601">
                <text:p>0.216390398668601</text:p>
              </table:table-cell>
              <table:table-cell office:value-type="float" office:value="0.11952478313461">
                <text:p>0.11952478313461</text:p>
              </table:table-cell>
              <table:table-cell office:value-type="float" office:value="0.205651561484341">
                <text:p>0.205651561484341</text:p>
              </table:table-cell>
              <table:table-cell office:value-type="float" office:value="0.13570070774654">
                <text:p>0.13570070774654</text:p>
              </table:table-cell>
              <table:table-cell office:value-type="float" office:value="0.128853891828697">
                <text:p>0.128853891828697</text:p>
              </table:table-cell>
              <table:table-cell office:value-type="float" office:value="0.07228023960836">
                <text:p>0.0722802396083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legend chart:legend-position="end" svg:x="14.173cm" svg:y="2.461cm" style:legend-expansion="high" chart:style-name="ch2"/>
        <chart:plot-area chart:style-name="ch3" table:cell-range-address="'merged-9-9'.C525:'merged-9-9'.C525 'merged-9-9'.B526:'merged-9-9'.B584 'merged-9-9'.C545:'merged-9-9'.C545 'merged-9-9'.C565:'merged-9-9'.C565 'merged-9-9'.C605:'merged-9-9'.C605 'merged-9-9'.B605:'merged-9-9'.B704 'merged-9-9'.C625:'merged-9-9'.C625 'merged-9-9'.C645:'merged-9-9'.C645 'merged-9-9'.C665:'merged-9-9'.C665 'merged-9-9'.C685:'merged-9-9'.C685" chart:data-source-has-labels="row" svg:x="0.319cm" svg:y="0.18cm" svg:width="13.535cm" svg:height="8.646cm">
          <chartooo:coordinate-region svg:x="1.231cm" svg:y="0.379cm" svg:width="12.623cm" svg:height="7.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rged-9-9'.B526:'merged-9-9'.B544" chart:label-cell-address="'merged-9-9'.C525:'merged-9-9'.C525" chart:class="chart:line">
            <chart:data-point chart:repeated="19"/>
          </chart:series>
          <chart:series chart:style-name="ch7" chart:values-cell-range-address="'merged-9-9'.B545:'merged-9-9'.B564" chart:label-cell-address="'merged-9-9'.C545:'merged-9-9'.C545" chart:class="chart:line">
            <chart:data-point chart:repeated="20"/>
          </chart:series>
          <chart:series chart:style-name="ch8" chart:values-cell-range-address="'merged-9-9'.B565:'merged-9-9'.B584" chart:label-cell-address="'merged-9-9'.C565:'merged-9-9'.C565" chart:class="chart:line">
            <chart:data-point chart:repeated="20"/>
          </chart:series>
          <chart:series chart:style-name="ch9" chart:values-cell-range-address="'merged-9-9'.B605:'merged-9-9'.B624" chart:label-cell-address="'merged-9-9'.C605:'merged-9-9'.C605" chart:class="chart:line">
            <chart:data-point chart:repeated="20"/>
          </chart:series>
          <chart:series chart:style-name="ch10" chart:values-cell-range-address="'merged-9-9'.B625:'merged-9-9'.B644" chart:label-cell-address="'merged-9-9'.C625:'merged-9-9'.C625" chart:class="chart:line">
            <chart:data-point chart:repeated="20"/>
          </chart:series>
          <chart:series chart:style-name="ch11" chart:values-cell-range-address="'merged-9-9'.B645:'merged-9-9'.B664" chart:label-cell-address="'merged-9-9'.C645:'merged-9-9'.C645" chart:class="chart:line">
            <chart:data-point chart:repeated="20"/>
          </chart:series>
          <chart:series chart:style-name="ch12" chart:values-cell-range-address="'merged-9-9'.B665:'merged-9-9'.B684" chart:label-cell-address="'merged-9-9'.C665:'merged-9-9'.C665" chart:class="chart:line">
            <chart:data-point chart:repeated="20"/>
          </chart:series>
          <chart:series chart:style-name="ch13" chart:values-cell-range-address="'merged-9-9'.B685:'merged-9-9'.B704" chart:label-cell-address="'merged-9-9'.C685:'merged-9-9'.C685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-1</text:p>
                <draw:g>
                  <svg:desc>'merged-9-9'.C525:'merged-9-9'.C525</svg:desc>
                </draw:g>
              </table:table-cell>
              <table:table-cell office:value-type="string">
                <text:p>4-2</text:p>
                <draw:g>
                  <svg:desc>'merged-9-9'.C545:'merged-9-9'.C545</svg:desc>
                </draw:g>
              </table:table-cell>
              <table:table-cell office:value-type="string">
                <text:p>4-3</text:p>
                <draw:g>
                  <svg:desc>'merged-9-9'.C565:'merged-9-9'.C565</svg:desc>
                </draw:g>
              </table:table-cell>
              <table:table-cell office:value-type="string">
                <text:p>4-5</text:p>
                <draw:g>
                  <svg:desc>'merged-9-9'.C605:'merged-9-9'.C605</svg:desc>
                </draw:g>
              </table:table-cell>
              <table:table-cell office:value-type="string">
                <text:p>4-6</text:p>
                <draw:g>
                  <svg:desc>'merged-9-9'.C625:'merged-9-9'.C625</svg:desc>
                </draw:g>
              </table:table-cell>
              <table:table-cell office:value-type="string">
                <text:p>4-7</text:p>
                <draw:g>
                  <svg:desc>'merged-9-9'.C645:'merged-9-9'.C645</svg:desc>
                </draw:g>
              </table:table-cell>
              <table:table-cell office:value-type="string">
                <text:p>4-8</text:p>
                <draw:g>
                  <svg:desc>'merged-9-9'.C665:'merged-9-9'.C665</svg:desc>
                </draw:g>
              </table:table-cell>
              <table:table-cell office:value-type="string">
                <text:p>4-9</text:p>
                <draw:g>
                  <svg:desc>'merged-9-9'.C685:'merged-9-9'.C6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rged-9-9'.B526:'merged-9-9'.B544</svg:desc>
                </draw:g>
              </table:table-cell>
              <table:table-cell office:value-type="float" office:value="0.186722674335956">
                <text:p>0.186722674335956</text:p>
                <draw:g>
                  <svg:desc>'merged-9-9'.B545:'merged-9-9'.B564</svg:desc>
                </draw:g>
              </table:table-cell>
              <table:table-cell office:value-type="float" office:value="0.138393518341999">
                <text:p>0.138393518341999</text:p>
                <draw:g>
                  <svg:desc>'merged-9-9'.B565:'merged-9-9'.B584</svg:desc>
                </draw:g>
              </table:table-cell>
              <table:table-cell office:value-type="float" office:value="0.218821855187844">
                <text:p>0.218821855187844</text:p>
                <draw:g>
                  <svg:desc>'merged-9-9'.B605:'merged-9-9'.B624</svg:desc>
                </draw:g>
              </table:table-cell>
              <table:table-cell office:value-type="float" office:value="0.203127473038323">
                <text:p>0.203127473038323</text:p>
                <draw:g>
                  <svg:desc>'merged-9-9'.B625:'merged-9-9'.B644</svg:desc>
                </draw:g>
              </table:table-cell>
              <table:table-cell office:value-type="float" office:value="0.101375381377784">
                <text:p>0.101375381377784</text:p>
                <draw:g>
                  <svg:desc>'merged-9-9'.B645:'merged-9-9'.B664</svg:desc>
                </draw:g>
              </table:table-cell>
              <table:table-cell office:value-type="float" office:value="0.193982952662666">
                <text:p>0.193982952662666</text:p>
                <draw:g>
                  <svg:desc>'merged-9-9'.B665:'merged-9-9'.B684</svg:desc>
                </draw:g>
              </table:table-cell>
              <table:table-cell office:value-type="float" office:value="0.121665246613995">
                <text:p>0.121665246613995</text:p>
                <draw:g>
                  <svg:desc>'merged-9-9'.B685:'merged-9-9'.B7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00000663367930110935">
                <text:p>0.0000000663367930110935</text:p>
              </table:table-cell>
              <table:table-cell office:value-type="float" office:value="0.242515616976476">
                <text:p>0.242515616976476</text:p>
              </table:table-cell>
              <table:table-cell office:value-type="float" office:value="0.174617387963957">
                <text:p>0.174617387963957</text:p>
              </table:table-cell>
              <table:table-cell office:value-type="float" office:value="0.156923614058886">
                <text:p>0.156923614058886</text:p>
              </table:table-cell>
              <table:table-cell office:value-type="float" office:value="0.215915580838007">
                <text:p>0.215915580838007</text:p>
              </table:table-cell>
              <table:table-cell office:value-type="float" office:value="0.112952634437848">
                <text:p>0.112952634437848</text:p>
              </table:table-cell>
              <table:table-cell office:value-type="float" office:value="0.159128371592181">
                <text:p>0.1591283715921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736951571734E-015">
                <text:p>4.736951571734E-015</text:p>
              </table:table-cell>
              <table:table-cell office:value-type="float" office:value="0.00000311789738774834">
                <text:p>0.00000311789738774834</text:p>
              </table:table-cell>
              <table:table-cell office:value-type="float" office:value="0.133493483136151">
                <text:p>0.133493483136151</text:p>
              </table:table-cell>
              <table:table-cell office:value-type="float" office:value="0.190481997853461">
                <text:p>0.190481997853461</text:p>
              </table:table-cell>
              <table:table-cell office:value-type="float" office:value="0.151874458575696">
                <text:p>0.151874458575696</text:p>
              </table:table-cell>
              <table:table-cell office:value-type="float" office:value="0.147372764717022">
                <text:p>0.147372764717022</text:p>
              </table:table-cell>
              <table:table-cell office:value-type="float" office:value="0.186094864767145">
                <text:p>0.186094864767145</text:p>
              </table:table-cell>
              <table:table-cell office:value-type="float" office:value="0.123754086750641">
                <text:p>0.123754086750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736951571734E-015">
                <text:p>4.736951571734E-015</text:p>
              </table:table-cell>
              <table:table-cell office:value-type="float" office:value="0.20039644138752">
                <text:p>0.20039644138752</text:p>
              </table:table-cell>
              <table:table-cell office:value-type="float" office:value="0.132827802054674">
                <text:p>0.132827802054674</text:p>
              </table:table-cell>
              <table:table-cell office:value-type="float" office:value="0.183071726887823">
                <text:p>0.183071726887823</text:p>
              </table:table-cell>
              <table:table-cell office:value-type="float" office:value="0.197543737912849">
                <text:p>0.197543737912849</text:p>
              </table:table-cell>
              <table:table-cell office:value-type="float" office:value="0.17604395512775">
                <text:p>0.17604395512775</text:p>
              </table:table-cell>
              <table:table-cell office:value-type="float" office:value="0.212630650859133">
                <text:p>0.212630650859133</text:p>
              </table:table-cell>
              <table:table-cell office:value-type="float" office:value="0.0468975418769704">
                <text:p>0.0468975418769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68475785867E-015">
                <text:p>2.368475785867E-015</text:p>
              </table:table-cell>
              <table:table-cell office:value-type="float" office:value="0.202017288987688">
                <text:p>0.202017288987688</text:p>
              </table:table-cell>
              <table:table-cell office:value-type="float" office:value="0.137974159003973">
                <text:p>0.137974159003973</text:p>
              </table:table-cell>
              <table:table-cell office:value-type="float" office:value="0.224645580094195">
                <text:p>0.224645580094195</text:p>
              </table:table-cell>
              <table:table-cell office:value-type="float" office:value="0.254159489992829">
                <text:p>0.254159489992829</text:p>
              </table:table-cell>
              <table:table-cell office:value-type="float" office:value="0.146202559119476">
                <text:p>0.146202559119476</text:p>
              </table:table-cell>
              <table:table-cell office:value-type="float" office:value="0.199096288880826">
                <text:p>0.199096288880826</text:p>
              </table:table-cell>
              <table:table-cell office:value-type="float" office:value="0.0902386986598734">
                <text:p>0.09023869865987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68475785867E-015">
                <text:p>2.368475785867E-015</text:p>
              </table:table-cell>
              <table:table-cell office:value-type="float" office:value="0.201204342254643">
                <text:p>0.201204342254643</text:p>
              </table:table-cell>
              <table:table-cell office:value-type="float" office:value="0.131004410067736">
                <text:p>0.131004410067736</text:p>
              </table:table-cell>
              <table:table-cell office:value-type="float" office:value="0.122457540106155">
                <text:p>0.122457540106155</text:p>
              </table:table-cell>
              <table:table-cell office:value-type="float" office:value="0.24117447719294">
                <text:p>0.24117447719294</text:p>
              </table:table-cell>
              <table:table-cell office:value-type="float" office:value="0.203672531388127">
                <text:p>0.203672531388127</text:p>
              </table:table-cell>
              <table:table-cell office:value-type="float" office:value="0.133322579344398">
                <text:p>0.133322579344398</text:p>
              </table:table-cell>
              <table:table-cell office:value-type="float" office:value="0.155504770805958">
                <text:p>0.155504770805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197947019479263">
                <text:p>0.197947019479263</text:p>
              </table:table-cell>
              <table:table-cell office:value-type="float" office:value="0.127136735350652">
                <text:p>0.127136735350652</text:p>
              </table:table-cell>
              <table:table-cell office:value-type="float" office:value="0.175750164892229">
                <text:p>0.175750164892229</text:p>
              </table:table-cell>
              <table:table-cell office:value-type="float" office:value="0.178398838699231">
                <text:p>0.178398838699231</text:p>
              </table:table-cell>
              <table:table-cell office:value-type="float" office:value="0.155163912934638">
                <text:p>0.155163912934638</text:p>
              </table:table-cell>
              <table:table-cell office:value-type="float" office:value="0.102351912926415">
                <text:p>0.102351912926415</text:p>
              </table:table-cell>
              <table:table-cell office:value-type="float" office:value="0.113506884130562">
                <text:p>0.1135068841305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20166262308088">
                <text:p>0.20166262308088</text:p>
              </table:table-cell>
              <table:table-cell office:value-type="float" office:value="0.144024958290484">
                <text:p>0.144024958290484</text:p>
              </table:table-cell>
              <table:table-cell office:value-type="float" office:value="0.172806555739135">
                <text:p>0.172806555739135</text:p>
              </table:table-cell>
              <table:table-cell office:value-type="float" office:value="0.110191990155094">
                <text:p>0.110191990155094</text:p>
              </table:table-cell>
              <table:table-cell office:value-type="float" office:value="0.15095932515876">
                <text:p>0.15095932515876</text:p>
              </table:table-cell>
              <table:table-cell office:value-type="float" office:value="0.142789922359736">
                <text:p>0.142789922359736</text:p>
              </table:table-cell>
              <table:table-cell office:value-type="float" office:value="0.138984279805825">
                <text:p>0.138984279805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736951571734E-015">
                <text:p>4.736951571734E-015</text:p>
              </table:table-cell>
              <table:table-cell office:value-type="float" office:value="0.197998337713995">
                <text:p>0.197998337713995</text:p>
              </table:table-cell>
              <table:table-cell office:value-type="float" office:value="0.13230133802847">
                <text:p>0.13230133802847</text:p>
              </table:table-cell>
              <table:table-cell office:value-type="float" office:value="0.224358065370292">
                <text:p>0.224358065370292</text:p>
              </table:table-cell>
              <table:table-cell office:value-type="float" office:value="0.222479786541763">
                <text:p>0.222479786541763</text:p>
              </table:table-cell>
              <table:table-cell office:value-type="float" office:value="0.189792952849518">
                <text:p>0.189792952849518</text:p>
              </table:table-cell>
              <table:table-cell office:value-type="float" office:value="0.180049382920245">
                <text:p>0.180049382920245</text:p>
              </table:table-cell>
              <table:table-cell office:value-type="float" office:value="0.146936771278536">
                <text:p>0.1469367712785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36951571734E-015">
                <text:p>4.736951571734E-015</text:p>
              </table:table-cell>
              <table:table-cell office:value-type="float" office:value="0.187927426475032">
                <text:p>0.187927426475032</text:p>
              </table:table-cell>
              <table:table-cell office:value-type="float" office:value="0.130185244331235">
                <text:p>0.130185244331235</text:p>
              </table:table-cell>
              <table:table-cell office:value-type="float" office:value="0.176751442377845">
                <text:p>0.176751442377845</text:p>
              </table:table-cell>
              <table:table-cell office:value-type="float" office:value="0.141535535872097">
                <text:p>0.141535535872097</text:p>
              </table:table-cell>
              <table:table-cell office:value-type="float" office:value="0.162115390211009">
                <text:p>0.162115390211009</text:p>
              </table:table-cell>
              <table:table-cell office:value-type="float" office:value="0.177339264659797">
                <text:p>0.177339264659797</text:p>
              </table:table-cell>
              <table:table-cell office:value-type="float" office:value="0.17947241185554">
                <text:p>0.179472411855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68475785867E-015">
                <text:p>2.368475785867E-015</text:p>
              </table:table-cell>
              <table:table-cell office:value-type="float" office:value="0.199610826178257">
                <text:p>0.199610826178257</text:p>
              </table:table-cell>
              <table:table-cell office:value-type="float" office:value="0.256005255716983">
                <text:p>0.256005255716983</text:p>
              </table:table-cell>
              <table:table-cell office:value-type="float" office:value="0.259448693478825">
                <text:p>0.259448693478825</text:p>
              </table:table-cell>
              <table:table-cell office:value-type="float" office:value="0.193956936572866">
                <text:p>0.193956936572866</text:p>
              </table:table-cell>
              <table:table-cell office:value-type="float" office:value="0.111552366273994">
                <text:p>0.111552366273994</text:p>
              </table:table-cell>
              <table:table-cell office:value-type="float" office:value="0.185512475289455">
                <text:p>0.185512475289455</text:p>
              </table:table-cell>
              <table:table-cell office:value-type="float" office:value="0.0775627291130942">
                <text:p>0.07756272911309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00274469451838534">
                <text:p>0.000274469451838534</text:p>
              </table:table-cell>
              <table:table-cell office:value-type="float" office:value="0.000272475887149632">
                <text:p>0.000272475887149632</text:p>
              </table:table-cell>
              <table:table-cell office:value-type="float" office:value="0.227317830069775">
                <text:p>0.227317830069775</text:p>
              </table:table-cell>
              <table:table-cell office:value-type="float" office:value="0.216910590270338">
                <text:p>0.216910590270338</text:p>
              </table:table-cell>
              <table:table-cell office:value-type="float" office:value="0.196462986478492">
                <text:p>0.196462986478492</text:p>
              </table:table-cell>
              <table:table-cell office:value-type="float" office:value="0.179803625098253">
                <text:p>0.179803625098253</text:p>
              </table:table-cell>
              <table:table-cell office:value-type="float" office:value="0.0887768049847358">
                <text:p>0.08877680498473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200265381904443">
                <text:p>0.200265381904443</text:p>
              </table:table-cell>
              <table:table-cell office:value-type="float" office:value="0.139406193764599">
                <text:p>0.139406193764599</text:p>
              </table:table-cell>
              <table:table-cell office:value-type="float" office:value="0.147857468431983">
                <text:p>0.147857468431983</text:p>
              </table:table-cell>
              <table:table-cell office:value-type="float" office:value="0.127587188298242">
                <text:p>0.127587188298242</text:p>
              </table:table-cell>
              <table:table-cell office:value-type="float" office:value="0.168997401295887">
                <text:p>0.168997401295887</text:p>
              </table:table-cell>
              <table:table-cell office:value-type="float" office:value="0.107339900878551">
                <text:p>0.107339900878551</text:p>
              </table:table-cell>
              <table:table-cell office:value-type="float" office:value="0.189599624932663">
                <text:p>0.1895996249326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190328581177862">
                <text:p>0.190328581177862</text:p>
              </table:table-cell>
              <table:table-cell office:value-type="float" office:value="0.0000750470431275542">
                <text:p>0.0000750470431275542</text:p>
              </table:table-cell>
              <table:table-cell office:value-type="float" office:value="0.133657624870938">
                <text:p>0.133657624870938</text:p>
              </table:table-cell>
              <table:table-cell office:value-type="float" office:value="0.254722711063555">
                <text:p>0.254722711063555</text:p>
              </table:table-cell>
              <table:table-cell office:value-type="float" office:value="0.136091617916141">
                <text:p>0.136091617916141</text:p>
              </table:table-cell>
              <table:table-cell office:value-type="float" office:value="0.116797415809767">
                <text:p>0.116797415809767</text:p>
              </table:table-cell>
              <table:table-cell office:value-type="float" office:value="0.20569458413068">
                <text:p>0.205694584130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183240036511147">
                <text:p>0.183240036511147</text:p>
              </table:table-cell>
              <table:table-cell office:value-type="float" office:value="0.138908615688037">
                <text:p>0.138908615688037</text:p>
              </table:table-cell>
              <table:table-cell office:value-type="float" office:value="0.176455317932574">
                <text:p>0.176455317932574</text:p>
              </table:table-cell>
              <table:table-cell office:value-type="float" office:value="0.22870961901571">
                <text:p>0.22870961901571</text:p>
              </table:table-cell>
              <table:table-cell office:value-type="float" office:value="0.132153611018527">
                <text:p>0.132153611018527</text:p>
              </table:table-cell>
              <table:table-cell office:value-type="float" office:value="0.108052247868839">
                <text:p>0.108052247868839</text:p>
              </table:table-cell>
              <table:table-cell office:value-type="float" office:value="0.176813037986475">
                <text:p>0.1768130379864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68475785867E-015">
                <text:p>2.368475785867E-015</text:p>
              </table:table-cell>
              <table:table-cell office:value-type="float" office:value="0.0000486648457944026">
                <text:p>0.0000486648457944026</text:p>
              </table:table-cell>
              <table:table-cell office:value-type="float" office:value="0.117387251705534">
                <text:p>0.117387251705534</text:p>
              </table:table-cell>
              <table:table-cell office:value-type="float" office:value="0.177260912267826">
                <text:p>0.177260912267826</text:p>
              </table:table-cell>
              <table:table-cell office:value-type="float" office:value="0.186431435676472">
                <text:p>0.186431435676472</text:p>
              </table:table-cell>
              <table:table-cell office:value-type="float" office:value="0.188680797442276">
                <text:p>0.188680797442276</text:p>
              </table:table-cell>
              <table:table-cell office:value-type="float" office:value="0.14978953399172">
                <text:p>0.14978953399172</text:p>
              </table:table-cell>
              <table:table-cell office:value-type="float" office:value="0.181859179761153">
                <text:p>0.1818591797611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366954208811063">
                <text:p>0.366954208811063</text:p>
              </table:table-cell>
              <table:table-cell office:value-type="float" office:value="0.266550093385502">
                <text:p>0.266550093385502</text:p>
              </table:table-cell>
              <table:table-cell office:value-type="float" office:value="0.258313710923888">
                <text:p>0.258313710923888</text:p>
              </table:table-cell>
              <table:table-cell office:value-type="float" office:value="0.186620106360708">
                <text:p>0.186620106360708</text:p>
              </table:table-cell>
              <table:table-cell office:value-type="float" office:value="0.0946773885045182">
                <text:p>0.0946773885045182</text:p>
              </table:table-cell>
              <table:table-cell office:value-type="float" office:value="0.204898517846444">
                <text:p>0.204898517846444</text:p>
              </table:table-cell>
              <table:table-cell office:value-type="float" office:value="0.153979253021793">
                <text:p>0.1539792530217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736951571734E-015">
                <text:p>4.736951571734E-015</text:p>
              </table:table-cell>
              <table:table-cell office:value-type="float" office:value="0.0000018455055633653">
                <text:p>0.0000018455055633653</text:p>
              </table:table-cell>
              <table:table-cell office:value-type="float" office:value="0.247461876996501">
                <text:p>0.247461876996501</text:p>
              </table:table-cell>
              <table:table-cell office:value-type="float" office:value="0.180633298508775">
                <text:p>0.180633298508775</text:p>
              </table:table-cell>
              <table:table-cell office:value-type="float" office:value="0.169124528452133">
                <text:p>0.169124528452133</text:p>
              </table:table-cell>
              <table:table-cell office:value-type="float" office:value="0.192893007328753">
                <text:p>0.192893007328753</text:p>
              </table:table-cell>
              <table:table-cell office:value-type="float" office:value="0.0906009226072746">
                <text:p>0.0906009226072746</text:p>
              </table:table-cell>
              <table:table-cell office:value-type="float" office:value="0.0577637985075268">
                <text:p>0.05776379850752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68475785867E-015">
                <text:p>2.368475785867E-015</text:p>
              </table:table-cell>
              <table:table-cell office:value-type="float" office:value="0.0000370840753998181">
                <text:p>0.0000370840753998181</text:p>
              </table:table-cell>
              <table:table-cell office:value-type="float" office:value="0.0000858813390158166">
                <text:p>0.0000858813390158166</text:p>
              </table:table-cell>
              <table:table-cell office:value-type="float" office:value="0.254837770777735">
                <text:p>0.254837770777735</text:p>
              </table:table-cell>
              <table:table-cell office:value-type="float" office:value="0.146397123996063">
                <text:p>0.146397123996063</text:p>
              </table:table-cell>
              <table:table-cell office:value-type="float" office:value="0.223674777689212">
                <text:p>0.223674777689212</text:p>
              </table:table-cell>
              <table:table-cell office:value-type="float" office:value="0.139287159361706">
                <text:p>0.139287159361706</text:p>
              </table:table-cell>
              <table:table-cell office:value-type="float" office:value="0.184601423188627">
                <text:p>0.1846014231886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02010602070001">
                <text:p>0.202010602070001</text:p>
              </table:table-cell>
              <table:table-cell office:value-type="float" office:value="0.258406251742271">
                <text:p>0.258406251742271</text:p>
              </table:table-cell>
              <table:table-cell office:value-type="float" office:value="0.206524746211107">
                <text:p>0.206524746211107</text:p>
              </table:table-cell>
              <table:table-cell office:value-type="float" office:value="0.130763369592808">
                <text:p>0.130763369592808</text:p>
              </table:table-cell>
              <table:table-cell office:value-type="float" office:value="0.146421297479258">
                <text:p>0.146421297479258</text:p>
              </table:table-cell>
              <table:table-cell office:value-type="float" office:value="0.131478352098578">
                <text:p>0.131478352098578</text:p>
              </table:table-cell>
              <table:table-cell office:value-type="float" office:value="0.14903260253983">
                <text:p>0.1490326025398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legend chart:legend-position="end" svg:x="14.173cm" svg:y="2.461cm" style:legend-expansion="high" chart:style-name="ch2"/>
        <chart:plot-area chart:style-name="ch3" table:cell-range-address="'merged-9-9'.C705:'merged-9-9'.C705 'merged-9-9'.B706:'merged-9-9'.B784 'merged-9-9'.C725:'merged-9-9'.C725 'merged-9-9'.C745:'merged-9-9'.C745 'merged-9-9'.C765:'merged-9-9'.C765 'merged-9-9'.C805:'merged-9-9'.C805 'merged-9-9'.B805:'merged-9-9'.B884 'merged-9-9'.C825:'merged-9-9'.C825 'merged-9-9'.C845:'merged-9-9'.C845 'merged-9-9'.C865:'merged-9-9'.C865" chart:data-source-has-labels="row" svg:x="0.319cm" svg:y="0.18cm" svg:width="13.535cm" svg:height="8.646cm">
          <chartooo:coordinate-region svg:x="1.231cm" svg:y="0.38cm" svg:width="12.623cm" svg:height="7.799cm"/>
          <chart:axis chart:dimension="x" chart:name="primary-x" chart:style-name="ch4">
            <chart:grid chart:style-name="ch5" chart:class="major"/>
          </chart:axis>
          <chart:axis chart:dimension="x" chart:name="secondary-x" chart:style-name="ch6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merged-9-9'.B706:'merged-9-9'.B724" chart:label-cell-address="'merged-9-9'.C705:'merged-9-9'.C705" chart:class="chart:line">
            <chart:data-point chart:repeated="19"/>
          </chart:series>
          <chart:series chart:attached-axis="primary-y" chart:style-name="ch8" chart:values-cell-range-address="'merged-9-9'.B725:'merged-9-9'.B744" chart:label-cell-address="'merged-9-9'.C725:'merged-9-9'.C725" chart:class="chart:line">
            <chart:data-point chart:repeated="20"/>
          </chart:series>
          <chart:series chart:attached-axis="primary-y" chart:style-name="ch9" chart:values-cell-range-address="'merged-9-9'.B745:'merged-9-9'.B764" chart:label-cell-address="'merged-9-9'.C745:'merged-9-9'.C745" chart:class="chart:line">
            <chart:data-point chart:repeated="20"/>
          </chart:series>
          <chart:series chart:attached-axis="primary-y" chart:style-name="ch10" chart:values-cell-range-address="'merged-9-9'.B765:'merged-9-9'.B784" chart:label-cell-address="'merged-9-9'.C765:'merged-9-9'.C765" chart:class="chart:line">
            <chart:data-point chart:repeated="20"/>
          </chart:series>
          <chart:series chart:attached-axis="primary-y" chart:style-name="ch11" chart:values-cell-range-address="'merged-9-9'.B805:'merged-9-9'.B824" chart:label-cell-address="'merged-9-9'.C805:'merged-9-9'.C805" chart:class="chart:line">
            <chart:data-point chart:repeated="20"/>
          </chart:series>
          <chart:series chart:attached-axis="primary-y" chart:style-name="ch12" chart:values-cell-range-address="'merged-9-9'.B825:'merged-9-9'.B844" chart:label-cell-address="'merged-9-9'.C825:'merged-9-9'.C825" chart:class="chart:line">
            <chart:data-point chart:repeated="20"/>
          </chart:series>
          <chart:series chart:attached-axis="primary-y" chart:style-name="ch13" chart:values-cell-range-address="'merged-9-9'.B845:'merged-9-9'.B864" chart:label-cell-address="'merged-9-9'.C845:'merged-9-9'.C845" chart:class="chart:line">
            <chart:data-point chart:repeated="20"/>
          </chart:series>
          <chart:series chart:attached-axis="primary-y" chart:style-name="ch14" chart:values-cell-range-address="'merged-9-9'.B865:'merged-9-9'.B884" chart:label-cell-address="'merged-9-9'.C865:'merged-9-9'.C865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-1</text:p>
                <draw:g>
                  <svg:desc>'merged-9-9'.C705:'merged-9-9'.C705</svg:desc>
                </draw:g>
              </table:table-cell>
              <table:table-cell office:value-type="string">
                <text:p>5-2</text:p>
                <draw:g>
                  <svg:desc>'merged-9-9'.C725:'merged-9-9'.C725</svg:desc>
                </draw:g>
              </table:table-cell>
              <table:table-cell office:value-type="string">
                <text:p>5-3</text:p>
                <draw:g>
                  <svg:desc>'merged-9-9'.C745:'merged-9-9'.C745</svg:desc>
                </draw:g>
              </table:table-cell>
              <table:table-cell office:value-type="string">
                <text:p>5-4</text:p>
                <draw:g>
                  <svg:desc>'merged-9-9'.C765:'merged-9-9'.C765</svg:desc>
                </draw:g>
              </table:table-cell>
              <table:table-cell office:value-type="string">
                <text:p>5-6</text:p>
                <draw:g>
                  <svg:desc>'merged-9-9'.C805:'merged-9-9'.C805</svg:desc>
                </draw:g>
              </table:table-cell>
              <table:table-cell office:value-type="string">
                <text:p>5-7</text:p>
                <draw:g>
                  <svg:desc>'merged-9-9'.C825:'merged-9-9'.C825</svg:desc>
                </draw:g>
              </table:table-cell>
              <table:table-cell office:value-type="string">
                <text:p>5-8</text:p>
                <draw:g>
                  <svg:desc>'merged-9-9'.C845:'merged-9-9'.C845</svg:desc>
                </draw:g>
              </table:table-cell>
              <table:table-cell office:value-type="string">
                <text:p>5-9</text:p>
                <draw:g>
                  <svg:desc>'merged-9-9'.C865:'merged-9-9'.C8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rged-9-9'.B706:'merged-9-9'.B724</svg:desc>
                </draw:g>
              </table:table-cell>
              <table:table-cell office:value-type="float" office:value="0.0000137948798454163">
                <text:p>0.0000137948798454163</text:p>
                <draw:g>
                  <svg:desc>'merged-9-9'.B725:'merged-9-9'.B744</svg:desc>
                </draw:g>
              </table:table-cell>
              <table:table-cell office:value-type="float" office:value="0.240935671187759">
                <text:p>0.240935671187759</text:p>
                <draw:g>
                  <svg:desc>'merged-9-9'.B745:'merged-9-9'.B764</svg:desc>
                </draw:g>
              </table:table-cell>
              <table:table-cell office:value-type="float" office:value="0.00022556934569734">
                <text:p>0.00022556934569734</text:p>
                <draw:g>
                  <svg:desc>'merged-9-9'.B765:'merged-9-9'.B784</svg:desc>
                </draw:g>
              </table:table-cell>
              <table:table-cell office:value-type="float" office:value="0.093970656885979">
                <text:p>0.093970656885979</text:p>
                <draw:g>
                  <svg:desc>'merged-9-9'.B805:'merged-9-9'.B824</svg:desc>
                </draw:g>
              </table:table-cell>
              <table:table-cell office:value-type="float" office:value="0.221627808668008">
                <text:p>0.221627808668008</text:p>
                <draw:g>
                  <svg:desc>'merged-9-9'.B825:'merged-9-9'.B844</svg:desc>
                </draw:g>
              </table:table-cell>
              <table:table-cell office:value-type="float" office:value="0.176228006656963">
                <text:p>0.176228006656963</text:p>
                <draw:g>
                  <svg:desc>'merged-9-9'.B845:'merged-9-9'.B864</svg:desc>
                </draw:g>
              </table:table-cell>
              <table:table-cell office:value-type="float" office:value="0.173759604843332">
                <text:p>0.173759604843332</text:p>
                <draw:g>
                  <svg:desc>'merged-9-9'.B865:'merged-9-9'.B8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70214368277749">
                <text:p>0.170214368277749</text:p>
              </table:table-cell>
              <table:table-cell office:value-type="float" office:value="0.0982169660968505">
                <text:p>0.0982169660968505</text:p>
              </table:table-cell>
              <table:table-cell office:value-type="float" office:value="0.0827327028557224">
                <text:p>0.0827327028557224</text:p>
              </table:table-cell>
              <table:table-cell office:value-type="float" office:value="0.231692029242237">
                <text:p>0.231692029242237</text:p>
              </table:table-cell>
              <table:table-cell office:value-type="float" office:value="0.171034526464635">
                <text:p>0.171034526464635</text:p>
              </table:table-cell>
              <table:table-cell office:value-type="float" office:value="0.18293468761917">
                <text:p>0.18293468761917</text:p>
              </table:table-cell>
              <table:table-cell office:value-type="float" office:value="0.13327912191278">
                <text:p>0.133279121912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767784825945">
                <text:p>0.1767784825945</text:p>
              </table:table-cell>
              <table:table-cell office:value-type="float" office:value="0.000596881945768367">
                <text:p>0.000596881945768367</text:p>
              </table:table-cell>
              <table:table-cell office:value-type="float" office:value="0.0911398063925164">
                <text:p>0.0911398063925164</text:p>
              </table:table-cell>
              <table:table-cell office:value-type="float" office:value="0.239293060053576">
                <text:p>0.239293060053576</text:p>
              </table:table-cell>
              <table:table-cell office:value-type="float" office:value="0.17234715800125">
                <text:p>0.17234715800125</text:p>
              </table:table-cell>
              <table:table-cell office:value-type="float" office:value="0.12161464910331">
                <text:p>0.12161464910331</text:p>
              </table:table-cell>
              <table:table-cell office:value-type="float" office:value="0.165110025231092">
                <text:p>0.1651100252310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6024420434343E-015">
                <text:p>4.06024420434343E-015</text:p>
              </table:table-cell>
              <table:table-cell office:value-type="float" office:value="0.17665723518269">
                <text:p>0.17665723518269</text:p>
              </table:table-cell>
              <table:table-cell office:value-type="float" office:value="0.0000135942758688489">
                <text:p>0.0000135942758688489</text:p>
              </table:table-cell>
              <table:table-cell office:value-type="float" office:value="0.257526280865529">
                <text:p>0.257526280865529</text:p>
              </table:table-cell>
              <table:table-cell office:value-type="float" office:value="0.147554659804722">
                <text:p>0.147554659804722</text:p>
              </table:table-cell>
              <table:table-cell office:value-type="float" office:value="0.193819157879511">
                <text:p>0.193819157879511</text:p>
              </table:table-cell>
              <table:table-cell office:value-type="float" office:value="0.156148775584061">
                <text:p>0.156148775584061</text:p>
              </table:table-cell>
              <table:table-cell office:value-type="float" office:value="0.0995901683550119">
                <text:p>0.0995901683550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0000266897195268234">
                <text:p>0.00000266897195268234</text:p>
              </table:table-cell>
              <table:table-cell office:value-type="float" office:value="0.0000256228466483264">
                <text:p>0.0000256228466483264</text:p>
              </table:table-cell>
              <table:table-cell office:value-type="float" office:value="0.0939853131844608">
                <text:p>0.0939853131844608</text:p>
              </table:table-cell>
              <table:table-cell office:value-type="float" office:value="0.149632285031101">
                <text:p>0.149632285031101</text:p>
              </table:table-cell>
              <table:table-cell office:value-type="float" office:value="0.141277271948978">
                <text:p>0.141277271948978</text:p>
              </table:table-cell>
              <table:table-cell office:value-type="float" office:value="0.170516546910461">
                <text:p>0.170516546910461</text:p>
              </table:table-cell>
              <table:table-cell office:value-type="float" office:value="0.166830297629604">
                <text:p>0.1668302976296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6024420434343E-015">
                <text:p>4.06024420434343E-015</text:p>
              </table:table-cell>
              <table:table-cell office:value-type="float" office:value="0.0000359472709487857">
                <text:p>0.0000359472709487857</text:p>
              </table:table-cell>
              <table:table-cell office:value-type="float" office:value="0.121337923335701">
                <text:p>0.121337923335701</text:p>
              </table:table-cell>
              <table:table-cell office:value-type="float" office:value="0.168136515799689">
                <text:p>0.168136515799689</text:p>
              </table:table-cell>
              <table:table-cell office:value-type="float" office:value="0.106969373252782">
                <text:p>0.106969373252782</text:p>
              </table:table-cell>
              <table:table-cell office:value-type="float" office:value="0.222713053518026">
                <text:p>0.222713053518026</text:p>
              </table:table-cell>
              <table:table-cell office:value-type="float" office:value="0.187368526441327">
                <text:p>0.187368526441327</text:p>
              </table:table-cell>
              <table:table-cell office:value-type="float" office:value="0.187073333692859">
                <text:p>0.1870733336928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012210217171E-015">
                <text:p>2.03012210217171E-015</text:p>
              </table:table-cell>
              <table:table-cell office:value-type="float" office:value="0.00000371623467756294">
                <text:p>0.00000371623467756294</text:p>
              </table:table-cell>
              <table:table-cell office:value-type="float" office:value="0.000018472850151978">
                <text:p>0.000018472850151978</text:p>
              </table:table-cell>
              <table:table-cell office:value-type="float" office:value="0.173141449178205">
                <text:p>0.173141449178205</text:p>
              </table:table-cell>
              <table:table-cell office:value-type="float" office:value="0.244801389598399">
                <text:p>0.244801389598399</text:p>
              </table:table-cell>
              <table:table-cell office:value-type="float" office:value="0.164056484388924">
                <text:p>0.164056484388924</text:p>
              </table:table-cell>
              <table:table-cell office:value-type="float" office:value="0.21549942119859">
                <text:p>0.21549942119859</text:p>
              </table:table-cell>
              <table:table-cell office:value-type="float" office:value="0.166241073590545">
                <text:p>0.166241073590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012210217171E-015">
                <text:p>2.03012210217171E-015</text:p>
              </table:table-cell>
              <table:table-cell office:value-type="float" office:value="0.165257247978894">
                <text:p>0.165257247978894</text:p>
              </table:table-cell>
              <table:table-cell office:value-type="float" office:value="0.242110674793638">
                <text:p>0.242110674793638</text:p>
              </table:table-cell>
              <table:table-cell office:value-type="float" office:value="0.183824301384978">
                <text:p>0.183824301384978</text:p>
              </table:table-cell>
              <table:table-cell office:value-type="float" office:value="0.149842396441895">
                <text:p>0.149842396441895</text:p>
              </table:table-cell>
              <table:table-cell office:value-type="float" office:value="0.189142281278963">
                <text:p>0.189142281278963</text:p>
              </table:table-cell>
              <table:table-cell office:value-type="float" office:value="0.12509645402529">
                <text:p>0.12509645402529</text:p>
              </table:table-cell>
              <table:table-cell office:value-type="float" office:value="0.154215847470402">
                <text:p>0.1542158474704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174670163607957">
                <text:p>0.174670163607957</text:p>
              </table:table-cell>
              <table:table-cell office:value-type="float" office:value="0.118007298525344">
                <text:p>0.118007298525344</text:p>
              </table:table-cell>
              <table:table-cell office:value-type="float" office:value="0.187317545659385">
                <text:p>0.187317545659385</text:p>
              </table:table-cell>
              <table:table-cell office:value-type="float" office:value="0.193342909602339">
                <text:p>0.193342909602339</text:p>
              </table:table-cell>
              <table:table-cell office:value-type="float" office:value="0.130078082518346">
                <text:p>0.130078082518346</text:p>
              </table:table-cell>
              <table:table-cell office:value-type="float" office:value="0.147038105218034">
                <text:p>0.147038105218034</text:p>
              </table:table-cell>
              <table:table-cell office:value-type="float" office:value="0.121951169508592">
                <text:p>0.121951169508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000142072698319784">
                <text:p>0.00000142072698319784</text:p>
              </table:table-cell>
              <table:table-cell office:value-type="float" office:value="0.000152071708544979">
                <text:p>0.000152071708544979</text:p>
              </table:table-cell>
              <table:table-cell office:value-type="float" office:value="0.168008314688208">
                <text:p>0.168008314688208</text:p>
              </table:table-cell>
              <table:table-cell office:value-type="float" office:value="0.158622350114484">
                <text:p>0.158622350114484</text:p>
              </table:table-cell>
              <table:table-cell office:value-type="float" office:value="0.152917831090365">
                <text:p>0.152917831090365</text:p>
              </table:table-cell>
              <table:table-cell office:value-type="float" office:value="0.192766259270705">
                <text:p>0.192766259270705</text:p>
              </table:table-cell>
              <table:table-cell office:value-type="float" office:value="0.12827131256882">
                <text:p>0.128271312568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64993359946087">
                <text:p>0.164993359946087</text:p>
              </table:table-cell>
              <table:table-cell office:value-type="float" office:value="0.226687233671923">
                <text:p>0.226687233671923</text:p>
              </table:table-cell>
              <table:table-cell office:value-type="float" office:value="0.0000985600053837077">
                <text:p>0.0000985600053837077</text:p>
              </table:table-cell>
              <table:table-cell office:value-type="float" office:value="0.174312696678412">
                <text:p>0.174312696678412</text:p>
              </table:table-cell>
              <table:table-cell office:value-type="float" office:value="0.155691443037487">
                <text:p>0.155691443037487</text:p>
              </table:table-cell>
              <table:table-cell office:value-type="float" office:value="0.12921349069203">
                <text:p>0.12921349069203</text:p>
              </table:table-cell>
              <table:table-cell office:value-type="float" office:value="0.148581654675539">
                <text:p>0.1485816546755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73976702295399">
                <text:p>0.173976702295399</text:p>
              </table:table-cell>
              <table:table-cell office:value-type="float" office:value="0.000104177891950773">
                <text:p>0.000104177891950773</text:p>
              </table:table-cell>
              <table:table-cell office:value-type="float" office:value="0.170173318401036">
                <text:p>0.170173318401036</text:p>
              </table:table-cell>
              <table:table-cell office:value-type="float" office:value="0.15496476601949">
                <text:p>0.15496476601949</text:p>
              </table:table-cell>
              <table:table-cell office:value-type="float" office:value="0.172872390392669">
                <text:p>0.172872390392669</text:p>
              </table:table-cell>
              <table:table-cell office:value-type="float" office:value="0.146260754925547">
                <text:p>0.146260754925547</text:p>
              </table:table-cell>
              <table:table-cell office:value-type="float" office:value="0.208321793481136">
                <text:p>0.2083217934811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012210217171E-015">
                <text:p>2.03012210217171E-015</text:p>
              </table:table-cell>
              <table:table-cell office:value-type="float" office:value="0.174596176642892">
                <text:p>0.174596176642892</text:p>
              </table:table-cell>
              <table:table-cell office:value-type="float" office:value="0.117663997023243">
                <text:p>0.117663997023243</text:p>
              </table:table-cell>
              <table:table-cell office:value-type="float" office:value="0.177613537505558">
                <text:p>0.177613537505558</text:p>
              </table:table-cell>
              <table:table-cell office:value-type="float" office:value="0.20933952495378">
                <text:p>0.20933952495378</text:p>
              </table:table-cell>
              <table:table-cell office:value-type="float" office:value="0.148979570884207">
                <text:p>0.148979570884207</text:p>
              </table:table-cell>
              <table:table-cell office:value-type="float" office:value="0.156864289174191">
                <text:p>0.156864289174191</text:p>
              </table:table-cell>
              <table:table-cell office:value-type="float" office:value="0.192057521981603">
                <text:p>0.1920575219816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06024420434343E-015">
                <text:p>4.06024420434343E-015</text:p>
              </table:table-cell>
              <table:table-cell office:value-type="float" office:value="0.00000329149406339685">
                <text:p>0.00000329149406339685</text:p>
              </table:table-cell>
              <table:table-cell office:value-type="float" office:value="0.0000232800700035369">
                <text:p>0.0000232800700035369</text:p>
              </table:table-cell>
              <table:table-cell office:value-type="float" office:value="0.189913666818994">
                <text:p>0.189913666818994</text:p>
              </table:table-cell>
              <table:table-cell office:value-type="float" office:value="0.191761812639047">
                <text:p>0.191761812639047</text:p>
              </table:table-cell>
              <table:table-cell office:value-type="float" office:value="0.181261029568664">
                <text:p>0.181261029568664</text:p>
              </table:table-cell>
              <table:table-cell office:value-type="float" office:value="0.213075699537207">
                <text:p>0.213075699537207</text:p>
              </table:table-cell>
              <table:table-cell office:value-type="float" office:value="0.129223679327161">
                <text:p>0.129223679327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06024420434343E-015">
                <text:p>4.06024420434343E-015</text:p>
              </table:table-cell>
              <table:table-cell office:value-type="float" office:value="0.0000129501350397479">
                <text:p>0.0000129501350397479</text:p>
              </table:table-cell>
              <table:table-cell office:value-type="float" office:value="0.0000196686198431515">
                <text:p>0.0000196686198431515</text:p>
              </table:table-cell>
              <table:table-cell office:value-type="float" office:value="0.192531014900552">
                <text:p>0.192531014900552</text:p>
              </table:table-cell>
              <table:table-cell office:value-type="float" office:value="0.238465735212928">
                <text:p>0.238465735212928</text:p>
              </table:table-cell>
              <table:table-cell office:value-type="float" office:value="0.185564574121453">
                <text:p>0.185564574121453</text:p>
              </table:table-cell>
              <table:table-cell office:value-type="float" office:value="0.158694100464786">
                <text:p>0.158694100464786</text:p>
              </table:table-cell>
              <table:table-cell office:value-type="float" office:value="0.140485843715515">
                <text:p>0.1404858437155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0000242646730337637">
                <text:p>0.00000242646730337637</text:p>
              </table:table-cell>
              <table:table-cell office:value-type="float" office:value="0.109538386015179">
                <text:p>0.109538386015179</text:p>
              </table:table-cell>
              <table:table-cell office:value-type="float" office:value="0.172434843218212">
                <text:p>0.172434843218212</text:p>
              </table:table-cell>
              <table:table-cell office:value-type="float" office:value="0.174168635588422">
                <text:p>0.174168635588422</text:p>
              </table:table-cell>
              <table:table-cell office:value-type="float" office:value="0.144205704937237">
                <text:p>0.144205704937237</text:p>
              </table:table-cell>
              <table:table-cell office:value-type="float" office:value="0.18001873919085">
                <text:p>0.18001873919085</text:p>
              </table:table-cell>
              <table:table-cell office:value-type="float" office:value="0.169576319813203">
                <text:p>0.1695763198132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175982617073915">
                <text:p>0.175982617073915</text:p>
              </table:table-cell>
              <table:table-cell office:value-type="float" office:value="0.117767691373571">
                <text:p>0.117767691373571</text:p>
              </table:table-cell>
              <table:table-cell office:value-type="float" office:value="0.188111734380521">
                <text:p>0.188111734380521</text:p>
              </table:table-cell>
              <table:table-cell office:value-type="float" office:value="0.207814347897894">
                <text:p>0.207814347897894</text:p>
              </table:table-cell>
              <table:table-cell office:value-type="float" office:value="0.148448308155997">
                <text:p>0.148448308155997</text:p>
              </table:table-cell>
              <table:table-cell office:value-type="float" office:value="0.143314639374929">
                <text:p>0.143314639374929</text:p>
              </table:table-cell>
              <table:table-cell office:value-type="float" office:value="0.143892592367755">
                <text:p>0.1438925923677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00303918472380829">
                <text:p>0.0000303918472380829</text:p>
              </table:table-cell>
              <table:table-cell office:value-type="float" office:value="0.107524625706935">
                <text:p>0.107524625706935</text:p>
              </table:table-cell>
              <table:table-cell office:value-type="float" office:value="0.0904842220025923">
                <text:p>0.0904842220025923</text:p>
              </table:table-cell>
              <table:table-cell office:value-type="float" office:value="0.24350919210832">
                <text:p>0.24350919210832</text:p>
              </table:table-cell>
              <table:table-cell office:value-type="float" office:value="0.207449404321378">
                <text:p>0.207449404321378</text:p>
              </table:table-cell>
              <table:table-cell office:value-type="float" office:value="0.176301030577674">
                <text:p>0.176301030577674</text:p>
              </table:table-cell>
              <table:table-cell office:value-type="float" office:value="0.162324939872526">
                <text:p>0.1623249398725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000175133110518338">
                <text:p>0.0000175133110518338</text:p>
              </table:table-cell>
              <table:table-cell office:value-type="float" office:value="0.116145928021054">
                <text:p>0.116145928021054</text:p>
              </table:table-cell>
              <table:table-cell office:value-type="float" office:value="0.191949879519365">
                <text:p>0.191949879519365</text:p>
              </table:table-cell>
              <table:table-cell office:value-type="float" office:value="0.226130585012801">
                <text:p>0.226130585012801</text:p>
              </table:table-cell>
              <table:table-cell office:value-type="float" office:value="0.16497853718522">
                <text:p>0.16497853718522</text:p>
              </table:table-cell>
              <table:table-cell office:value-type="float" office:value="0.189828567189736">
                <text:p>0.189828567189736</text:p>
              </table:table-cell>
              <table:table-cell office:value-type="float" office:value="0.13231375634869">
                <text:p>0.13231375634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60393012956851">
                <text:p>0.160393012956851</text:p>
              </table:table-cell>
              <table:table-cell office:value-type="float" office:value="0.117978003932211">
                <text:p>0.117978003932211</text:p>
              </table:table-cell>
              <table:table-cell office:value-type="float" office:value="0.000251429910744304">
                <text:p>0.000251429910744304</text:p>
              </table:table-cell>
              <table:table-cell office:value-type="float" office:value="0.207918975270645">
                <text:p>0.207918975270645</text:p>
              </table:table-cell>
              <table:table-cell office:value-type="float" office:value="0.164015660738808">
                <text:p>0.164015660738808</text:p>
              </table:table-cell>
              <table:table-cell office:value-type="float" office:value="0.147342063216235">
                <text:p>0.147342063216235</text:p>
              </table:table-cell>
              <table:table-cell office:value-type="float" office:value="0.139423598594134">
                <text:p>0.13942359859413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legend chart:legend-position="end" svg:x="14.173cm" svg:y="2.46cm" style:legend-expansion="high" chart:style-name="ch2"/>
        <chart:plot-area chart:style-name="ch3" table:cell-range-address="'merged-9-9'.C885:'merged-9-9'.C885 'merged-9-9'.B886:'merged-9-9'.B984 'merged-9-9'.C905:'merged-9-9'.C905 'merged-9-9'.C925:'merged-9-9'.C925 'merged-9-9'.C945:'merged-9-9'.C945 'merged-9-9'.C965:'merged-9-9'.C965 'merged-9-9'.C1005:'merged-9-9'.C1005 'merged-9-9'.B1005:'merged-9-9'.B1064 'merged-9-9'.C1025:'merged-9-9'.C1025 'merged-9-9'.C1045:'merged-9-9'.C1045" chart:data-source-has-labels="row" svg:x="0.319cm" svg:y="0.18cm" svg:width="13.535cm" svg:height="8.645cm">
          <chartooo:coordinate-region svg:x="1.231cm" svg:y="0.38cm" svg:width="12.623cm" svg:height="7.79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rged-9-9'.B886:'merged-9-9'.B904" chart:label-cell-address="'merged-9-9'.C885:'merged-9-9'.C885" chart:class="chart:line">
            <chart:data-point chart:repeated="19"/>
          </chart:series>
          <chart:series chart:style-name="ch7" chart:values-cell-range-address="'merged-9-9'.B905:'merged-9-9'.B924" chart:label-cell-address="'merged-9-9'.C905:'merged-9-9'.C905" chart:class="chart:line">
            <chart:data-point chart:repeated="20"/>
          </chart:series>
          <chart:series chart:style-name="ch8" chart:values-cell-range-address="'merged-9-9'.B925:'merged-9-9'.B944" chart:label-cell-address="'merged-9-9'.C925:'merged-9-9'.C925" chart:class="chart:line">
            <chart:data-point chart:repeated="20"/>
          </chart:series>
          <chart:series chart:style-name="ch9" chart:values-cell-range-address="'merged-9-9'.B945:'merged-9-9'.B964" chart:label-cell-address="'merged-9-9'.C945:'merged-9-9'.C945" chart:class="chart:line">
            <chart:data-point chart:repeated="20"/>
          </chart:series>
          <chart:series chart:style-name="ch10" chart:values-cell-range-address="'merged-9-9'.B965:'merged-9-9'.B984" chart:label-cell-address="'merged-9-9'.C965:'merged-9-9'.C965" chart:class="chart:line">
            <chart:data-point chart:repeated="20"/>
          </chart:series>
          <chart:series chart:style-name="ch11" chart:values-cell-range-address="'merged-9-9'.B1005:'merged-9-9'.B1024" chart:label-cell-address="'merged-9-9'.C1005:'merged-9-9'.C1005" chart:class="chart:line">
            <chart:data-point chart:repeated="20"/>
          </chart:series>
          <chart:series chart:style-name="ch12" chart:values-cell-range-address="'merged-9-9'.B1025:'merged-9-9'.B1044" chart:label-cell-address="'merged-9-9'.C1025:'merged-9-9'.C1025" chart:class="chart:line">
            <chart:data-point chart:repeated="20"/>
          </chart:series>
          <chart:series chart:style-name="ch13" chart:values-cell-range-address="'merged-9-9'.B1045:'merged-9-9'.B1064" chart:label-cell-address="'merged-9-9'.C1045:'merged-9-9'.C1045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-1</text:p>
                <draw:g>
                  <svg:desc>'merged-9-9'.C885:'merged-9-9'.C885</svg:desc>
                </draw:g>
              </table:table-cell>
              <table:table-cell office:value-type="string">
                <text:p>6-2</text:p>
                <draw:g>
                  <svg:desc>'merged-9-9'.C905:'merged-9-9'.C905</svg:desc>
                </draw:g>
              </table:table-cell>
              <table:table-cell office:value-type="string">
                <text:p>6-3</text:p>
                <draw:g>
                  <svg:desc>'merged-9-9'.C925:'merged-9-9'.C925</svg:desc>
                </draw:g>
              </table:table-cell>
              <table:table-cell office:value-type="string">
                <text:p>6-4</text:p>
                <draw:g>
                  <svg:desc>'merged-9-9'.C945:'merged-9-9'.C945</svg:desc>
                </draw:g>
              </table:table-cell>
              <table:table-cell office:value-type="string">
                <text:p>6-5</text:p>
                <draw:g>
                  <svg:desc>'merged-9-9'.C965:'merged-9-9'.C965</svg:desc>
                </draw:g>
              </table:table-cell>
              <table:table-cell office:value-type="string">
                <text:p>6-7</text:p>
                <draw:g>
                  <svg:desc>'merged-9-9'.C1005:'merged-9-9'.C1005</svg:desc>
                </draw:g>
              </table:table-cell>
              <table:table-cell office:value-type="string">
                <text:p>6-8</text:p>
                <draw:g>
                  <svg:desc>'merged-9-9'.C1025:'merged-9-9'.C1025</svg:desc>
                </draw:g>
              </table:table-cell>
              <table:table-cell office:value-type="string">
                <text:p>6-9</text:p>
                <draw:g>
                  <svg:desc>'merged-9-9'.C1045:'merged-9-9'.C10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7635683940025E-015">
                <text:p>1.77635683940025E-015</text:p>
                <draw:g>
                  <svg:desc>'merged-9-9'.B886:'merged-9-9'.B904</svg:desc>
                </draw:g>
              </table:table-cell>
              <table:table-cell office:value-type="float" office:value="0.149473353683074">
                <text:p>0.149473353683074</text:p>
                <draw:g>
                  <svg:desc>'merged-9-9'.B905:'merged-9-9'.B924</svg:desc>
                </draw:g>
              </table:table-cell>
              <table:table-cell office:value-type="float" office:value="0.105238963831782">
                <text:p>0.105238963831782</text:p>
                <draw:g>
                  <svg:desc>'merged-9-9'.B925:'merged-9-9'.B944</svg:desc>
                </draw:g>
              </table:table-cell>
              <table:table-cell office:value-type="float" office:value="0.0769282972322557">
                <text:p>0.0769282972322557</text:p>
                <draw:g>
                  <svg:desc>'merged-9-9'.B945:'merged-9-9'.B964</svg:desc>
                </draw:g>
              </table:table-cell>
              <table:table-cell office:value-type="float" office:value="0.123470187807219">
                <text:p>0.123470187807219</text:p>
                <draw:g>
                  <svg:desc>'merged-9-9'.B965:'merged-9-9'.B984</svg:desc>
                </draw:g>
              </table:table-cell>
              <table:table-cell office:value-type="float" office:value="0.185485066790758">
                <text:p>0.185485066790758</text:p>
                <draw:g>
                  <svg:desc>'merged-9-9'.B1005:'merged-9-9'.B1024</svg:desc>
                </draw:g>
              </table:table-cell>
              <table:table-cell office:value-type="float" office:value="0.211441263649781">
                <text:p>0.211441263649781</text:p>
                <draw:g>
                  <svg:desc>'merged-9-9'.B1025:'merged-9-9'.B1044</svg:desc>
                </draw:g>
              </table:table-cell>
              <table:table-cell office:value-type="float" office:value="0.17442829144818">
                <text:p>0.17442829144818</text:p>
                <draw:g>
                  <svg:desc>'merged-9-9'.B1045:'merged-9-9'.B10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57137445914673">
                <text:p>0.157137445914673</text:p>
              </table:table-cell>
              <table:table-cell office:value-type="float" office:value="0.105558081070601">
                <text:p>0.105558081070601</text:p>
              </table:table-cell>
              <table:table-cell office:value-type="float" office:value="0.0811956598106041">
                <text:p>0.0811956598106041</text:p>
              </table:table-cell>
              <table:table-cell office:value-type="float" office:value="0.117802456558753">
                <text:p>0.117802456558753</text:p>
              </table:table-cell>
              <table:table-cell office:value-type="float" office:value="0.177853334080227">
                <text:p>0.177853334080227</text:p>
              </table:table-cell>
              <table:table-cell office:value-type="float" office:value="0.179945968375603">
                <text:p>0.179945968375603</text:p>
              </table:table-cell>
              <table:table-cell office:value-type="float" office:value="0.188857959050444">
                <text:p>0.188857959050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5369187987656">
                <text:p>0.15369187987656</text:p>
              </table:table-cell>
              <table:table-cell office:value-type="float" office:value="0.104434004811086">
                <text:p>0.104434004811086</text:p>
              </table:table-cell>
              <table:table-cell office:value-type="float" office:value="0.0728844475394798">
                <text:p>0.0728844475394798</text:p>
              </table:table-cell>
              <table:table-cell office:value-type="float" office:value="0.135217913153306">
                <text:p>0.135217913153306</text:p>
              </table:table-cell>
              <table:table-cell office:value-type="float" office:value="0.201149842394721">
                <text:p>0.201149842394721</text:p>
              </table:table-cell>
              <table:table-cell office:value-type="float" office:value="0.181572368984176">
                <text:p>0.181572368984176</text:p>
              </table:table-cell>
              <table:table-cell office:value-type="float" office:value="0.169595797602367">
                <text:p>0.169595797602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.299310551480033">
                <text:p>0.299310551480033</text:p>
              </table:table-cell>
              <table:table-cell office:value-type="float" office:value="0.208935995193782">
                <text:p>0.208935995193782</text:p>
              </table:table-cell>
              <table:table-cell office:value-type="float" office:value="0.232478627304131">
                <text:p>0.232478627304131</text:p>
              </table:table-cell>
              <table:table-cell office:value-type="float" office:value="0.124285029704772">
                <text:p>0.124285029704772</text:p>
              </table:table-cell>
              <table:table-cell office:value-type="float" office:value="0.199076106928889">
                <text:p>0.199076106928889</text:p>
              </table:table-cell>
              <table:table-cell office:value-type="float" office:value="0.158682629998884">
                <text:p>0.158682629998884</text:p>
              </table:table-cell>
              <table:table-cell office:value-type="float" office:value="0.164059884826297">
                <text:p>0.164059884826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53241802054572">
                <text:p>0.153241802054572</text:p>
              </table:table-cell>
              <table:table-cell office:value-type="float" office:value="0.109379271945479">
                <text:p>0.109379271945479</text:p>
              </table:table-cell>
              <table:table-cell office:value-type="float" office:value="0.000100420269474451">
                <text:p>0.000100420269474451</text:p>
              </table:table-cell>
              <table:table-cell office:value-type="float" office:value="0.136626451216806">
                <text:p>0.136626451216806</text:p>
              </table:table-cell>
              <table:table-cell office:value-type="float" office:value="0.168317085055613">
                <text:p>0.168317085055613</text:p>
              </table:table-cell>
              <table:table-cell office:value-type="float" office:value="0.177749272492933">
                <text:p>0.177749272492933</text:p>
              </table:table-cell>
              <table:table-cell office:value-type="float" office:value="0.162699572344533">
                <text:p>0.1626995723445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157066197536757">
                <text:p>0.157066197536757</text:p>
              </table:table-cell>
              <table:table-cell office:value-type="float" office:value="0.00000994165680490433">
                <text:p>0.00000994165680490433</text:p>
              </table:table-cell>
              <table:table-cell office:value-type="float" office:value="0.14699918891319">
                <text:p>0.14699918891319</text:p>
              </table:table-cell>
              <table:table-cell office:value-type="float" office:value="0.0661897044802365">
                <text:p>0.0661897044802365</text:p>
              </table:table-cell>
              <table:table-cell office:value-type="float" office:value="0.226181293760409">
                <text:p>0.226181293760409</text:p>
              </table:table-cell>
              <table:table-cell office:value-type="float" office:value="0.15026896099152">
                <text:p>0.15026896099152</text:p>
              </table:table-cell>
              <table:table-cell office:value-type="float" office:value="0.16294515238744">
                <text:p>0.16294515238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.0000157007678015273">
                <text:p>0.0000157007678015273</text:p>
              </table:table-cell>
              <table:table-cell office:value-type="float" office:value="0.103186777250337">
                <text:p>0.103186777250337</text:p>
              </table:table-cell>
              <table:table-cell office:value-type="float" office:value="0.172152677423536">
                <text:p>0.172152677423536</text:p>
              </table:table-cell>
              <table:table-cell office:value-type="float" office:value="0.136575328366568">
                <text:p>0.136575328366568</text:p>
              </table:table-cell>
              <table:table-cell office:value-type="float" office:value="0.213964550365597">
                <text:p>0.213964550365597</text:p>
              </table:table-cell>
              <table:table-cell office:value-type="float" office:value="0.137476613511394">
                <text:p>0.137476613511394</text:p>
              </table:table-cell>
              <table:table-cell office:value-type="float" office:value="0.174010679779274">
                <text:p>0.174010679779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155446156279271">
                <text:p>0.155446156279271</text:p>
              </table:table-cell>
              <table:table-cell office:value-type="float" office:value="0.10065537417607">
                <text:p>0.10065537417607</text:p>
              </table:table-cell>
              <table:table-cell office:value-type="float" office:value="0.0795331723038867">
                <text:p>0.0795331723038867</text:p>
              </table:table-cell>
              <table:table-cell office:value-type="float" office:value="0.263957281569506">
                <text:p>0.263957281569506</text:p>
              </table:table-cell>
              <table:table-cell office:value-type="float" office:value="0.188637164591346">
                <text:p>0.188637164591346</text:p>
              </table:table-cell>
              <table:table-cell office:value-type="float" office:value="0.197806735588251">
                <text:p>0.197806735588251</text:p>
              </table:table-cell>
              <table:table-cell office:value-type="float" office:value="0.173777059390837">
                <text:p>0.173777059390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.155903943109665">
                <text:p>0.155903943109665</text:p>
              </table:table-cell>
              <table:table-cell office:value-type="float" office:value="0.21692935108381">
                <text:p>0.21692935108381</text:p>
              </table:table-cell>
              <table:table-cell office:value-type="float" office:value="0.143639872793869">
                <text:p>0.143639872793869</text:p>
              </table:table-cell>
              <table:table-cell office:value-type="float" office:value="0.05715084440048">
                <text:p>0.05715084440048</text:p>
              </table:table-cell>
              <table:table-cell office:value-type="float" office:value="0.199420980668142">
                <text:p>0.199420980668142</text:p>
              </table:table-cell>
              <table:table-cell office:value-type="float" office:value="0.13264091576073">
                <text:p>0.13264091576073</text:p>
              </table:table-cell>
              <table:table-cell office:value-type="float" office:value="0.199163743644914">
                <text:p>0.199163743644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57145737473813">
                <text:p>0.157145737473813</text:p>
              </table:table-cell>
              <table:table-cell office:value-type="float" office:value="0.101877500769898">
                <text:p>0.101877500769898</text:p>
              </table:table-cell>
              <table:table-cell office:value-type="float" office:value="0.0744440511572987">
                <text:p>0.0744440511572987</text:p>
              </table:table-cell>
              <table:table-cell office:value-type="float" office:value="0.19205680287305">
                <text:p>0.19205680287305</text:p>
              </table:table-cell>
              <table:table-cell office:value-type="float" office:value="0.144417341923485">
                <text:p>0.144417341923485</text:p>
              </table:table-cell>
              <table:table-cell office:value-type="float" office:value="0.140034478248123">
                <text:p>0.140034478248123</text:p>
              </table:table-cell>
              <table:table-cell office:value-type="float" office:value="0.137706464308919">
                <text:p>0.1377064643089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56434917433679">
                <text:p>0.156434917433679</text:p>
              </table:table-cell>
              <table:table-cell office:value-type="float" office:value="0.210742376651879">
                <text:p>0.210742376651879</text:p>
              </table:table-cell>
              <table:table-cell office:value-type="float" office:value="0.000252093045841651">
                <text:p>0.000252093045841651</text:p>
              </table:table-cell>
              <table:table-cell office:value-type="float" office:value="0.193885390815033">
                <text:p>0.193885390815033</text:p>
              </table:table-cell>
              <table:table-cell office:value-type="float" office:value="0.164784450286699">
                <text:p>0.164784450286699</text:p>
              </table:table-cell>
              <table:table-cell office:value-type="float" office:value="0.220100640870239">
                <text:p>0.220100640870239</text:p>
              </table:table-cell>
              <table:table-cell office:value-type="float" office:value="0.171720164695164">
                <text:p>0.171720164695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56095838019483">
                <text:p>0.156095838019483</text:p>
              </table:table-cell>
              <table:table-cell office:value-type="float" office:value="0.19217084020339">
                <text:p>0.19217084020339</text:p>
              </table:table-cell>
              <table:table-cell office:value-type="float" office:value="0.0796737854278388">
                <text:p>0.0796737854278388</text:p>
              </table:table-cell>
              <table:table-cell office:value-type="float" office:value="0.177895621499648">
                <text:p>0.177895621499648</text:p>
              </table:table-cell>
              <table:table-cell office:value-type="float" office:value="0.199698382574113">
                <text:p>0.199698382574113</text:p>
              </table:table-cell>
              <table:table-cell office:value-type="float" office:value="0.187335110802464">
                <text:p>0.187335110802464</text:p>
              </table:table-cell>
              <table:table-cell office:value-type="float" office:value="0.15841334613602">
                <text:p>0.158413346136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000187228928945811">
                <text:p>0.0000187228928945811</text:p>
              </table:table-cell>
              <table:table-cell office:value-type="float" office:value="0.102909495269715">
                <text:p>0.102909495269715</text:p>
              </table:table-cell>
              <table:table-cell office:value-type="float" office:value="0.000131339796072399">
                <text:p>0.000131339796072399</text:p>
              </table:table-cell>
              <table:table-cell office:value-type="float" office:value="0.0642202145668114">
                <text:p>0.0642202145668114</text:p>
              </table:table-cell>
              <table:table-cell office:value-type="float" office:value="0.19243532717046">
                <text:p>0.19243532717046</text:p>
              </table:table-cell>
              <table:table-cell office:value-type="float" office:value="0.186582258895546">
                <text:p>0.186582258895546</text:p>
              </table:table-cell>
              <table:table-cell office:value-type="float" office:value="0.173514036158832">
                <text:p>0.1735140361588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156317455402696">
                <text:p>0.156317455402696</text:p>
              </table:table-cell>
              <table:table-cell office:value-type="float" office:value="0.0000123375454485181">
                <text:p>0.0000123375454485181</text:p>
              </table:table-cell>
              <table:table-cell office:value-type="float" office:value="0.159053875579031">
                <text:p>0.159053875579031</text:p>
              </table:table-cell>
              <table:table-cell office:value-type="float" office:value="0.128990820447756">
                <text:p>0.128990820447756</text:p>
              </table:table-cell>
              <table:table-cell office:value-type="float" office:value="0.226110369513494">
                <text:p>0.226110369513494</text:p>
              </table:table-cell>
              <table:table-cell office:value-type="float" office:value="0.138298218929014">
                <text:p>0.138298218929014</text:p>
              </table:table-cell>
              <table:table-cell office:value-type="float" office:value="0.181919822684876">
                <text:p>0.1819198226848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.153316420147703">
                <text:p>0.153316420147703</text:p>
              </table:table-cell>
              <table:table-cell office:value-type="float" office:value="0.211981353799868">
                <text:p>0.211981353799868</text:p>
              </table:table-cell>
              <table:table-cell office:value-type="float" office:value="0.164216861147643">
                <text:p>0.164216861147643</text:p>
              </table:table-cell>
              <table:table-cell office:value-type="float" office:value="0.135157591026817">
                <text:p>0.135157591026817</text:p>
              </table:table-cell>
              <table:table-cell office:value-type="float" office:value="0.197123709730981">
                <text:p>0.197123709730981</text:p>
              </table:table-cell>
              <table:table-cell office:value-type="float" office:value="0.176050417108532">
                <text:p>0.176050417108532</text:p>
              </table:table-cell>
              <table:table-cell office:value-type="float" office:value="0.151987766801715">
                <text:p>0.151987766801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0000147150933063303">
                <text:p>0.00000147150933063303</text:p>
              </table:table-cell>
              <table:table-cell office:value-type="float" office:value="0.11489089056413">
                <text:p>0.11489089056413</text:p>
              </table:table-cell>
              <table:table-cell office:value-type="float" office:value="0.0894288458184488">
                <text:p>0.0894288458184488</text:p>
              </table:table-cell>
              <table:table-cell office:value-type="float" office:value="0.0000752788249409651">
                <text:p>0.0000752788249409651</text:p>
              </table:table-cell>
              <table:table-cell office:value-type="float" office:value="0.188069451730866">
                <text:p>0.188069451730866</text:p>
              </table:table-cell>
              <table:table-cell office:value-type="float" office:value="0.17271951708163">
                <text:p>0.17271951708163</text:p>
              </table:table-cell>
              <table:table-cell office:value-type="float" office:value="0.15343597276352">
                <text:p>0.153435972763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.139501573321537">
                <text:p>0.139501573321537</text:p>
              </table:table-cell>
              <table:table-cell office:value-type="float" office:value="0.0985649280884419">
                <text:p>0.0985649280884419</text:p>
              </table:table-cell>
              <table:table-cell office:value-type="float" office:value="0.245027657098105">
                <text:p>0.245027657098105</text:p>
              </table:table-cell>
              <table:table-cell office:value-type="float" office:value="0.197387000691189">
                <text:p>0.197387000691189</text:p>
              </table:table-cell>
              <table:table-cell office:value-type="float" office:value="0.208005720904838">
                <text:p>0.208005720904838</text:p>
              </table:table-cell>
              <table:table-cell office:value-type="float" office:value="0.212489366193346">
                <text:p>0.212489366193346</text:p>
              </table:table-cell>
              <table:table-cell office:value-type="float" office:value="0.149175284929007">
                <text:p>0.149175284929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154010000863403">
                <text:p>0.154010000863403</text:p>
              </table:table-cell>
              <table:table-cell office:value-type="float" office:value="0.100501333529827">
                <text:p>0.100501333529827</text:p>
              </table:table-cell>
              <table:table-cell office:value-type="float" office:value="0.000133475190081636">
                <text:p>0.000133475190081636</text:p>
              </table:table-cell>
              <table:table-cell office:value-type="float" office:value="0.177444169561302">
                <text:p>0.177444169561302</text:p>
              </table:table-cell>
              <table:table-cell office:value-type="float" office:value="0.202606894757369">
                <text:p>0.202606894757369</text:p>
              </table:table-cell>
              <table:table-cell office:value-type="float" office:value="0.162334382087689">
                <text:p>0.162334382087689</text:p>
              </table:table-cell>
              <table:table-cell office:value-type="float" office:value="0.162427316024952">
                <text:p>0.162427316024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0000171220553595802">
                <text:p>0.00000171220553595802</text:p>
              </table:table-cell>
              <table:table-cell office:value-type="float" office:value="0.200563238797338">
                <text:p>0.200563238797338</text:p>
              </table:table-cell>
              <table:table-cell office:value-type="float" office:value="0.0803258945364524">
                <text:p>0.0803258945364524</text:p>
              </table:table-cell>
              <table:table-cell office:value-type="float" office:value="0.128472933442522">
                <text:p>0.128472933442522</text:p>
              </table:table-cell>
              <table:table-cell office:value-type="float" office:value="0.16123444547156">
                <text:p>0.16123444547156</text:p>
              </table:table-cell>
              <table:table-cell office:value-type="float" office:value="0.167254336026358">
                <text:p>0.167254336026358</text:p>
              </table:table-cell>
              <table:table-cell office:value-type="float" office:value="0.167910634776608">
                <text:p>0.1679106347766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56592143730132">
                <text:p>0.156592143730132</text:p>
              </table:table-cell>
              <table:table-cell office:value-type="float" office:value="0.212078380295935">
                <text:p>0.212078380295935</text:p>
              </table:table-cell>
              <table:table-cell office:value-type="float" office:value="0.0000420204068038576">
                <text:p>0.0000420204068038576</text:p>
              </table:table-cell>
              <table:table-cell office:value-type="float" office:value="0.00010335365465893">
                <text:p>0.00010335365465893</text:p>
              </table:table-cell>
              <table:table-cell office:value-type="float" office:value="0.215663466521201">
                <text:p>0.215663466521201</text:p>
              </table:table-cell>
              <table:table-cell office:value-type="float" office:value="0.212676217553089">
                <text:p>0.212676217553089</text:p>
              </table:table-cell>
              <table:table-cell office:value-type="float" office:value="0.131937460605733">
                <text:p>0.13193746060573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legend chart:legend-position="end" svg:x="14.173cm" svg:y="2.46cm" style:legend-expansion="high" chart:style-name="ch2"/>
        <chart:plot-area chart:style-name="ch3" table:cell-range-address="'merged-9-9'.C1065:'merged-9-9'.C1065 'merged-9-9'.B1066:'merged-9-9'.B1184 'merged-9-9'.C1085:'merged-9-9'.C1085 'merged-9-9'.C1105:'merged-9-9'.C1105 'merged-9-9'.C1125:'merged-9-9'.C1125 'merged-9-9'.C1145:'merged-9-9'.C1145 'merged-9-9'.C1165:'merged-9-9'.C1165 'merged-9-9'.C1205:'merged-9-9'.C1205 'merged-9-9'.B1205:'merged-9-9'.B1244 'merged-9-9'.C1225:'merged-9-9'.C1225" chart:data-source-has-labels="row" svg:x="0.319cm" svg:y="0.18cm" svg:width="13.535cm" svg:height="8.645cm">
          <chartooo:coordinate-region svg:x="1.231cm" svg:y="0.38cm" svg:width="12.623cm" svg:height="7.79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rged-9-9'.B1066:'merged-9-9'.B1084" chart:label-cell-address="'merged-9-9'.C1065:'merged-9-9'.C1065" chart:class="chart:line">
            <chart:data-point chart:repeated="19"/>
          </chart:series>
          <chart:series chart:style-name="ch7" chart:values-cell-range-address="'merged-9-9'.B1085:'merged-9-9'.B1104" chart:label-cell-address="'merged-9-9'.C1085:'merged-9-9'.C1085" chart:class="chart:line">
            <chart:data-point chart:repeated="20"/>
          </chart:series>
          <chart:series chart:style-name="ch8" chart:values-cell-range-address="'merged-9-9'.B1105:'merged-9-9'.B1124" chart:label-cell-address="'merged-9-9'.C1105:'merged-9-9'.C1105" chart:class="chart:line">
            <chart:data-point chart:repeated="20"/>
          </chart:series>
          <chart:series chart:style-name="ch9" chart:values-cell-range-address="'merged-9-9'.B1125:'merged-9-9'.B1144" chart:label-cell-address="'merged-9-9'.C1125:'merged-9-9'.C1125" chart:class="chart:line">
            <chart:data-point chart:repeated="20"/>
          </chart:series>
          <chart:series chart:style-name="ch10" chart:values-cell-range-address="'merged-9-9'.B1145:'merged-9-9'.B1164" chart:label-cell-address="'merged-9-9'.C1145:'merged-9-9'.C1145" chart:class="chart:line">
            <chart:data-point chart:repeated="20"/>
          </chart:series>
          <chart:series chart:style-name="ch11" chart:values-cell-range-address="'merged-9-9'.B1165:'merged-9-9'.B1184" chart:label-cell-address="'merged-9-9'.C1165:'merged-9-9'.C1165" chart:class="chart:line">
            <chart:data-point chart:repeated="20"/>
          </chart:series>
          <chart:series chart:style-name="ch12" chart:values-cell-range-address="'merged-9-9'.B1205:'merged-9-9'.B1224" chart:label-cell-address="'merged-9-9'.C1205:'merged-9-9'.C1205" chart:class="chart:line">
            <chart:data-point chart:repeated="20"/>
          </chart:series>
          <chart:series chart:style-name="ch13" chart:values-cell-range-address="'merged-9-9'.B1225:'merged-9-9'.B1244" chart:label-cell-address="'merged-9-9'.C1225:'merged-9-9'.C1225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-1</text:p>
                <draw:g>
                  <svg:desc>'merged-9-9'.C1065:'merged-9-9'.C1065</svg:desc>
                </draw:g>
              </table:table-cell>
              <table:table-cell office:value-type="string">
                <text:p>7-2</text:p>
                <draw:g>
                  <svg:desc>'merged-9-9'.C1085:'merged-9-9'.C1085</svg:desc>
                </draw:g>
              </table:table-cell>
              <table:table-cell office:value-type="string">
                <text:p>7-3</text:p>
                <draw:g>
                  <svg:desc>'merged-9-9'.C1105:'merged-9-9'.C1105</svg:desc>
                </draw:g>
              </table:table-cell>
              <table:table-cell office:value-type="string">
                <text:p>7-4</text:p>
                <draw:g>
                  <svg:desc>'merged-9-9'.C1125:'merged-9-9'.C1125</svg:desc>
                </draw:g>
              </table:table-cell>
              <table:table-cell office:value-type="string">
                <text:p>7-5</text:p>
                <draw:g>
                  <svg:desc>'merged-9-9'.C1145:'merged-9-9'.C1145</svg:desc>
                </draw:g>
              </table:table-cell>
              <table:table-cell office:value-type="string">
                <text:p>7-6</text:p>
                <draw:g>
                  <svg:desc>'merged-9-9'.C1165:'merged-9-9'.C1165</svg:desc>
                </draw:g>
              </table:table-cell>
              <table:table-cell office:value-type="string">
                <text:p>7-8</text:p>
                <draw:g>
                  <svg:desc>'merged-9-9'.C1205:'merged-9-9'.C1205</svg:desc>
                </draw:g>
              </table:table-cell>
              <table:table-cell office:value-type="string">
                <text:p>7-9</text:p>
                <draw:g>
                  <svg:desc>'merged-9-9'.C1225:'merged-9-9'.C12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rged-9-9'.B1066:'merged-9-9'.B1084</svg:desc>
                </draw:g>
              </table:table-cell>
              <table:table-cell office:value-type="float" office:value="0.00000381015852950473">
                <text:p>0.00000381015852950473</text:p>
                <draw:g>
                  <svg:desc>'merged-9-9'.B1085:'merged-9-9'.B1104</svg:desc>
                </draw:g>
              </table:table-cell>
              <table:table-cell office:value-type="float" office:value="0.0000725505811170984">
                <text:p>0.0000725505811170984</text:p>
                <draw:g>
                  <svg:desc>'merged-9-9'.B1105:'merged-9-9'.B1124</svg:desc>
                </draw:g>
              </table:table-cell>
              <table:table-cell office:value-type="float" office:value="0.0706451995122204">
                <text:p>0.0706451995122204</text:p>
                <draw:g>
                  <svg:desc>'merged-9-9'.B1125:'merged-9-9'.B1144</svg:desc>
                </draw:g>
              </table:table-cell>
              <table:table-cell office:value-type="float" office:value="0.0567515683676907">
                <text:p>0.0567515683676907</text:p>
                <draw:g>
                  <svg:desc>'merged-9-9'.B1145:'merged-9-9'.B1164</svg:desc>
                </draw:g>
              </table:table-cell>
              <table:table-cell office:value-type="float" office:value="0.000100720428078766">
                <text:p>0.000100720428078766</text:p>
                <draw:g>
                  <svg:desc>'merged-9-9'.B1165:'merged-9-9'.B1184</svg:desc>
                </draw:g>
              </table:table-cell>
              <table:table-cell office:value-type="float" office:value="0.155981426520299">
                <text:p>0.155981426520299</text:p>
                <draw:g>
                  <svg:desc>'merged-9-9'.B1205:'merged-9-9'.B1224</svg:desc>
                </draw:g>
              </table:table-cell>
              <table:table-cell office:value-type="float" office:value="0.168002494414567">
                <text:p>0.168002494414567</text:p>
                <draw:g>
                  <svg:desc>'merged-9-9'.B1225:'merged-9-9'.B12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5796771448933E-015">
                <text:p>3.15796771448933E-015</text:p>
              </table:table-cell>
              <table:table-cell office:value-type="float" office:value="0.0000644242896287173">
                <text:p>0.0000644242896287173</text:p>
              </table:table-cell>
              <table:table-cell office:value-type="float" office:value="0.19832949743554">
                <text:p>0.19832949743554</text:p>
              </table:table-cell>
              <table:table-cell office:value-type="float" office:value="0.0797106577346206">
                <text:p>0.0797106577346206</text:p>
              </table:table-cell>
              <table:table-cell office:value-type="float" office:value="0.179894011770302">
                <text:p>0.179894011770302</text:p>
              </table:table-cell>
              <table:table-cell office:value-type="float" office:value="0.141731251365191">
                <text:p>0.141731251365191</text:p>
              </table:table-cell>
              <table:table-cell office:value-type="float" office:value="0.200302058693862">
                <text:p>0.200302058693862</text:p>
              </table:table-cell>
              <table:table-cell office:value-type="float" office:value="0.213388150835015">
                <text:p>0.213388150835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5796771448933E-015">
                <text:p>3.15796771448933E-015</text:p>
              </table:table-cell>
              <table:table-cell office:value-type="float" office:value="0.140448922576329">
                <text:p>0.140448922576329</text:p>
              </table:table-cell>
              <table:table-cell office:value-type="float" office:value="0.184468523097007">
                <text:p>0.184468523097007</text:p>
              </table:table-cell>
              <table:table-cell office:value-type="float" office:value="0.0724894054623769">
                <text:p>0.0724894054623769</text:p>
              </table:table-cell>
              <table:table-cell office:value-type="float" office:value="0.0554168489829436">
                <text:p>0.0554168489829436</text:p>
              </table:table-cell>
              <table:table-cell office:value-type="float" office:value="0.0486019539754728">
                <text:p>0.0486019539754728</text:p>
              </table:table-cell>
              <table:table-cell office:value-type="float" office:value="0.204234125711022">
                <text:p>0.204234125711022</text:p>
              </table:table-cell>
              <table:table-cell office:value-type="float" office:value="0.177033043864913">
                <text:p>0.1770330438649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0000206600877484808">
                <text:p>0.00000206600877484808</text:p>
              </table:table-cell>
              <table:table-cell office:value-type="float" office:value="0.0882062445710788">
                <text:p>0.0882062445710788</text:p>
              </table:table-cell>
              <table:table-cell office:value-type="float" office:value="0.061063305400911">
                <text:p>0.061063305400911</text:p>
              </table:table-cell>
              <table:table-cell office:value-type="float" office:value="0.0583617100519526">
                <text:p>0.0583617100519526</text:p>
              </table:table-cell>
              <table:table-cell office:value-type="float" office:value="0.158522807813332">
                <text:p>0.158522807813332</text:p>
              </table:table-cell>
              <table:table-cell office:value-type="float" office:value="0.19429068590513">
                <text:p>0.19429068590513</text:p>
              </table:table-cell>
              <table:table-cell office:value-type="float" office:value="0.198232857687126">
                <text:p>0.198232857687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7898385724467E-015">
                <text:p>1.57898385724467E-015</text:p>
              </table:table-cell>
              <table:table-cell office:value-type="float" office:value="0.0000179313068760345">
                <text:p>0.0000179313068760345</text:p>
              </table:table-cell>
              <table:table-cell office:value-type="float" office:value="0.0970876173007223">
                <text:p>0.0970876173007223</text:p>
              </table:table-cell>
              <table:table-cell office:value-type="float" office:value="0.215615263870776">
                <text:p>0.215615263870776</text:p>
              </table:table-cell>
              <table:table-cell office:value-type="float" office:value="0.0606792290410804">
                <text:p>0.0606792290410804</text:p>
              </table:table-cell>
              <table:table-cell office:value-type="float" office:value="0.000543968316056557">
                <text:p>0.000543968316056557</text:p>
              </table:table-cell>
              <table:table-cell office:value-type="float" office:value="0.168773156499674">
                <text:p>0.168773156499674</text:p>
              </table:table-cell>
              <table:table-cell office:value-type="float" office:value="0.147459613713636">
                <text:p>0.147459613713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000400484163945558">
                <text:p>0.0000400484163945558</text:p>
              </table:table-cell>
              <table:table-cell office:value-type="float" office:value="0.0963444832454283">
                <text:p>0.0963444832454283</text:p>
              </table:table-cell>
              <table:table-cell office:value-type="float" office:value="0.00004092286986695">
                <text:p>0.00004092286986695</text:p>
              </table:table-cell>
              <table:table-cell office:value-type="float" office:value="0.169623016950734">
                <text:p>0.169623016950734</text:p>
              </table:table-cell>
              <table:table-cell office:value-type="float" office:value="0.200417900282077">
                <text:p>0.200417900282077</text:p>
              </table:table-cell>
              <table:table-cell office:value-type="float" office:value="0.188844768632724">
                <text:p>0.188844768632724</text:p>
              </table:table-cell>
              <table:table-cell office:value-type="float" office:value="0.186825101799522">
                <text:p>0.186825101799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000101541248546944">
                <text:p>0.0000101541248546944</text:p>
              </table:table-cell>
              <table:table-cell office:value-type="float" office:value="0.101605657223849">
                <text:p>0.101605657223849</text:p>
              </table:table-cell>
              <table:table-cell office:value-type="float" office:value="0.0674520836416208">
                <text:p>0.0674520836416208</text:p>
              </table:table-cell>
              <table:table-cell office:value-type="float" office:value="0.246642439247178">
                <text:p>0.246642439247178</text:p>
              </table:table-cell>
              <table:table-cell office:value-type="float" office:value="0.193925421792256">
                <text:p>0.193925421792256</text:p>
              </table:table-cell>
              <table:table-cell office:value-type="float" office:value="0.175941751459517">
                <text:p>0.175941751459517</text:p>
              </table:table-cell>
              <table:table-cell office:value-type="float" office:value="0.148514694837424">
                <text:p>0.148514694837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00000612430522517471">
                <text:p>0.000000612430522517471</text:p>
              </table:table-cell>
              <table:table-cell office:value-type="float" office:value="0.101850737391602">
                <text:p>0.101850737391602</text:p>
              </table:table-cell>
              <table:table-cell office:value-type="float" office:value="0.0669243076112628">
                <text:p>0.0669243076112628</text:p>
              </table:table-cell>
              <table:table-cell office:value-type="float" office:value="0.0619671511923315">
                <text:p>0.0619671511923315</text:p>
              </table:table-cell>
              <table:table-cell office:value-type="float" office:value="0.106129715253566">
                <text:p>0.106129715253566</text:p>
              </table:table-cell>
              <table:table-cell office:value-type="float" office:value="0.18073052298664">
                <text:p>0.18073052298664</text:p>
              </table:table-cell>
              <table:table-cell office:value-type="float" office:value="0.159895569417463">
                <text:p>0.159895569417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7898385724467E-015">
                <text:p>1.57898385724467E-015</text:p>
              </table:table-cell>
              <table:table-cell office:value-type="float" office:value="0.0000193544571561621">
                <text:p>0.0000193544571561621</text:p>
              </table:table-cell>
              <table:table-cell office:value-type="float" office:value="0.0995726285051708">
                <text:p>0.0995726285051708</text:p>
              </table:table-cell>
              <table:table-cell office:value-type="float" office:value="0.12902747478563">
                <text:p>0.12902747478563</text:p>
              </table:table-cell>
              <table:table-cell office:value-type="float" office:value="0.127327904134693">
                <text:p>0.127327904134693</text:p>
              </table:table-cell>
              <table:table-cell office:value-type="float" office:value="0.194853587495192">
                <text:p>0.194853587495192</text:p>
              </table:table-cell>
              <table:table-cell office:value-type="float" office:value="0.165273140780084">
                <text:p>0.165273140780084</text:p>
              </table:table-cell>
              <table:table-cell office:value-type="float" office:value="0.182183050686947">
                <text:p>0.1821830506869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5796771448933E-015">
                <text:p>3.15796771448933E-015</text:p>
              </table:table-cell>
              <table:table-cell office:value-type="float" office:value="0.0000188435639335627">
                <text:p>0.0000188435639335627</text:p>
              </table:table-cell>
              <table:table-cell office:value-type="float" office:value="0.0000989355601026313">
                <text:p>0.0000989355601026313</text:p>
              </table:table-cell>
              <table:table-cell office:value-type="float" office:value="0.000175837627031665">
                <text:p>0.000175837627031665</text:p>
              </table:table-cell>
              <table:table-cell office:value-type="float" office:value="0.125267857185376">
                <text:p>0.125267857185376</text:p>
              </table:table-cell>
              <table:table-cell office:value-type="float" office:value="0.103886931974622">
                <text:p>0.103886931974622</text:p>
              </table:table-cell>
              <table:table-cell office:value-type="float" office:value="0.173294605627159">
                <text:p>0.173294605627159</text:p>
              </table:table-cell>
              <table:table-cell office:value-type="float" office:value="0.185194909240653">
                <text:p>0.1851949092406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5796771448933E-015">
                <text:p>3.15796771448933E-015</text:p>
              </table:table-cell>
              <table:table-cell office:value-type="float" office:value="0.140034980902644">
                <text:p>0.140034980902644</text:p>
              </table:table-cell>
              <table:table-cell office:value-type="float" office:value="0.0966645747240149">
                <text:p>0.0966645747240149</text:p>
              </table:table-cell>
              <table:table-cell office:value-type="float" office:value="0.146736517698239">
                <text:p>0.146736517698239</text:p>
              </table:table-cell>
              <table:table-cell office:value-type="float" office:value="0.060116270609667">
                <text:p>0.060116270609667</text:p>
              </table:table-cell>
              <table:table-cell office:value-type="float" office:value="0.0874902837764232">
                <text:p>0.0874902837764232</text:p>
              </table:table-cell>
              <table:table-cell office:value-type="float" office:value="0.203152718853065">
                <text:p>0.203152718853065</text:p>
              </table:table-cell>
              <table:table-cell office:value-type="float" office:value="0.195255986071289">
                <text:p>0.1952559860712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5796771448933E-015">
                <text:p>3.15796771448933E-015</text:p>
              </table:table-cell>
              <table:table-cell office:value-type="float" office:value="0.141090092626935">
                <text:p>0.141090092626935</text:p>
              </table:table-cell>
              <table:table-cell office:value-type="float" office:value="0.193686040481025">
                <text:p>0.193686040481025</text:p>
              </table:table-cell>
              <table:table-cell office:value-type="float" office:value="0.130361786498649">
                <text:p>0.130361786498649</text:p>
              </table:table-cell>
              <table:table-cell office:value-type="float" office:value="0.111392024258008">
                <text:p>0.111392024258008</text:p>
              </table:table-cell>
              <table:table-cell office:value-type="float" office:value="0.0921437601256935">
                <text:p>0.0921437601256935</text:p>
              </table:table-cell>
              <table:table-cell office:value-type="float" office:value="0.181625680425479">
                <text:p>0.181625680425479</text:p>
              </table:table-cell>
              <table:table-cell office:value-type="float" office:value="0.179324086560457">
                <text:p>0.1793240865604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5796771448933E-015">
                <text:p>3.15796771448933E-015</text:p>
              </table:table-cell>
              <table:table-cell office:value-type="float" office:value="0.141406773244592">
                <text:p>0.141406773244592</text:p>
              </table:table-cell>
              <table:table-cell office:value-type="float" office:value="0.0888542412825333">
                <text:p>0.0888542412825333</text:p>
              </table:table-cell>
              <table:table-cell office:value-type="float" office:value="0.0760574660098932">
                <text:p>0.0760574660098932</text:p>
              </table:table-cell>
              <table:table-cell office:value-type="float" office:value="0.0679690070915008">
                <text:p>0.0679690070915008</text:p>
              </table:table-cell>
              <table:table-cell office:value-type="float" office:value="0.0944156419258969">
                <text:p>0.0944156419258969</text:p>
              </table:table-cell>
              <table:table-cell office:value-type="float" office:value="0.197544503409195">
                <text:p>0.197544503409195</text:p>
              </table:table-cell>
              <table:table-cell office:value-type="float" office:value="0.178962046311233">
                <text:p>0.1789620463112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7898385724467E-015">
                <text:p>1.57898385724467E-015</text:p>
              </table:table-cell>
              <table:table-cell office:value-type="float" office:value="0.140835147130924">
                <text:p>0.140835147130924</text:p>
              </table:table-cell>
              <table:table-cell office:value-type="float" office:value="0.0925336024778138">
                <text:p>0.0925336024778138</text:p>
              </table:table-cell>
              <table:table-cell office:value-type="float" office:value="0.0665889585238338">
                <text:p>0.0665889585238338</text:p>
              </table:table-cell>
              <table:table-cell office:value-type="float" office:value="0.118641628737615">
                <text:p>0.118641628737615</text:p>
              </table:table-cell>
              <table:table-cell office:value-type="float" office:value="0.0969465249206123">
                <text:p>0.0969465249206123</text:p>
              </table:table-cell>
              <table:table-cell office:value-type="float" office:value="0.170983886507973">
                <text:p>0.170983886507973</text:p>
              </table:table-cell>
              <table:table-cell office:value-type="float" office:value="0.17200358763057">
                <text:p>0.172003587630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140499241909323">
                <text:p>0.140499241909323</text:p>
              </table:table-cell>
              <table:table-cell office:value-type="float" office:value="0.0865187704245158">
                <text:p>0.0865187704245158</text:p>
              </table:table-cell>
              <table:table-cell office:value-type="float" office:value="0.143060490273004">
                <text:p>0.143060490273004</text:p>
              </table:table-cell>
              <table:table-cell office:value-type="float" office:value="0.000284806033688378">
                <text:p>0.000284806033688378</text:p>
              </table:table-cell>
              <table:table-cell office:value-type="float" office:value="0.0527651621179966">
                <text:p>0.0527651621179966</text:p>
              </table:table-cell>
              <table:table-cell office:value-type="float" office:value="0.195056780007411">
                <text:p>0.195056780007411</text:p>
              </table:table-cell>
              <table:table-cell office:value-type="float" office:value="0.174885947955829">
                <text:p>0.1748859479558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00129659415974565">
                <text:p>0.000129659415974565</text:p>
              </table:table-cell>
              <table:table-cell office:value-type="float" office:value="0.09074259034613">
                <text:p>0.09074259034613</text:p>
              </table:table-cell>
              <table:table-cell office:value-type="float" office:value="0.0650231743130401">
                <text:p>0.0650231743130401</text:p>
              </table:table-cell>
              <table:table-cell office:value-type="float" office:value="0.0501201972970423">
                <text:p>0.0501201972970423</text:p>
              </table:table-cell>
              <table:table-cell office:value-type="float" office:value="0.144239246085801">
                <text:p>0.144239246085801</text:p>
              </table:table-cell>
              <table:table-cell office:value-type="float" office:value="0.148540601358279">
                <text:p>0.148540601358279</text:p>
              </table:table-cell>
              <table:table-cell office:value-type="float" office:value="0.1434462973034">
                <text:p>0.14344629730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5796771448933E-015">
                <text:p>3.15796771448933E-015</text:p>
              </table:table-cell>
              <table:table-cell office:value-type="float" office:value="0.138736737609538">
                <text:p>0.138736737609538</text:p>
              </table:table-cell>
              <table:table-cell office:value-type="float" office:value="0.193460881136986">
                <text:p>0.193460881136986</text:p>
              </table:table-cell>
              <table:table-cell office:value-type="float" office:value="0.0718892588440459">
                <text:p>0.0718892588440459</text:p>
              </table:table-cell>
              <table:table-cell office:value-type="float" office:value="0.120571945724224">
                <text:p>0.120571945724224</text:p>
              </table:table-cell>
              <table:table-cell office:value-type="float" office:value="0.164665471826845">
                <text:p>0.164665471826845</text:p>
              </table:table-cell>
              <table:table-cell office:value-type="float" office:value="0.160116185722235">
                <text:p>0.160116185722235</text:p>
              </table:table-cell>
              <table:table-cell office:value-type="float" office:value="0.158609750360665">
                <text:p>0.158609750360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00306305176492161">
                <text:p>0.0000306305176492161</text:p>
              </table:table-cell>
              <table:table-cell office:value-type="float" office:value="0.0967387334190607">
                <text:p>0.0967387334190607</text:p>
              </table:table-cell>
              <table:table-cell office:value-type="float" office:value="0.146049434518554">
                <text:p>0.146049434518554</text:p>
              </table:table-cell>
              <table:table-cell office:value-type="float" office:value="0.0559934179616678">
                <text:p>0.0559934179616678</text:p>
              </table:table-cell>
              <table:table-cell office:value-type="float" office:value="0.0993182654825893">
                <text:p>0.0993182654825893</text:p>
              </table:table-cell>
              <table:table-cell office:value-type="float" office:value="0.183342950228159">
                <text:p>0.183342950228159</text:p>
              </table:table-cell>
              <table:table-cell office:value-type="float" office:value="0.181181786480228">
                <text:p>0.181181786480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5796771448933E-015">
                <text:p>3.15796771448933E-015</text:p>
              </table:table-cell>
              <table:table-cell office:value-type="float" office:value="0.139378450133862">
                <text:p>0.139378450133862</text:p>
              </table:table-cell>
              <table:table-cell office:value-type="float" office:value="0.0941455946428053">
                <text:p>0.0941455946428053</text:p>
              </table:table-cell>
              <table:table-cell office:value-type="float" office:value="0.156231364507651">
                <text:p>0.156231364507651</text:p>
              </table:table-cell>
              <table:table-cell office:value-type="float" office:value="0.0618891346243471">
                <text:p>0.0618891346243471</text:p>
              </table:table-cell>
              <table:table-cell office:value-type="float" office:value="0.148348989956907">
                <text:p>0.148348989956907</text:p>
              </table:table-cell>
              <table:table-cell office:value-type="float" office:value="0.164947968731819">
                <text:p>0.164947968731819</text:p>
              </table:table-cell>
              <table:table-cell office:value-type="float" office:value="0.166216134865153">
                <text:p>0.1662161348651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41458684661778">
                <text:p>0.141458684661778</text:p>
              </table:table-cell>
              <table:table-cell office:value-type="float" office:value="0.093551043090275">
                <text:p>0.093551043090275</text:p>
              </table:table-cell>
              <table:table-cell office:value-type="float" office:value="0.0665430454251304">
                <text:p>0.0665430454251304</text:p>
              </table:table-cell>
              <table:table-cell office:value-type="float" office:value="0.0641106910129345">
                <text:p>0.0641106910129345</text:p>
              </table:table-cell>
              <table:table-cell office:value-type="float" office:value="0.190693623913098">
                <text:p>0.190693623913098</text:p>
              </table:table-cell>
              <table:table-cell office:value-type="float" office:value="0.188494370968437">
                <text:p>0.188494370968437</text:p>
              </table:table-cell>
              <table:table-cell office:value-type="float" office:value="0.172102822552781">
                <text:p>0.17210282255278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legend chart:legend-position="end" svg:x="14.173cm" svg:y="2.46cm" style:legend-expansion="high" chart:style-name="ch2"/>
        <chart:plot-area chart:style-name="ch3" table:cell-range-address="'merged-9-9'.C1245:'merged-9-9'.C1245 'merged-9-9'.B1246:'merged-9-9'.B1384 'merged-9-9'.C1265:'merged-9-9'.C1265 'merged-9-9'.C1285:'merged-9-9'.C1285 'merged-9-9'.C1305:'merged-9-9'.C1305 'merged-9-9'.C1325:'merged-9-9'.C1325 'merged-9-9'.C1345:'merged-9-9'.C1345 'merged-9-9'.C1365:'merged-9-9'.C1365 'merged-9-9'.C1405:'merged-9-9'.C1405 'merged-9-9'.B1405:'merged-9-9'.B1424" chart:data-source-has-labels="row" svg:x="0.319cm" svg:y="0.18cm" svg:width="13.535cm" svg:height="8.645cm">
          <chartooo:coordinate-region svg:x="1.231cm" svg:y="0.38cm" svg:width="12.623cm" svg:height="7.79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rged-9-9'.B1246:'merged-9-9'.B1264" chart:label-cell-address="'merged-9-9'.C1245:'merged-9-9'.C1245" chart:class="chart:line">
            <chart:data-point chart:repeated="19"/>
          </chart:series>
          <chart:series chart:style-name="ch7" chart:values-cell-range-address="'merged-9-9'.B1265:'merged-9-9'.B1284" chart:label-cell-address="'merged-9-9'.C1265:'merged-9-9'.C1265" chart:class="chart:line">
            <chart:data-point chart:repeated="20"/>
          </chart:series>
          <chart:series chart:style-name="ch8" chart:values-cell-range-address="'merged-9-9'.B1285:'merged-9-9'.B1304" chart:label-cell-address="'merged-9-9'.C1285:'merged-9-9'.C1285" chart:class="chart:line">
            <chart:data-point chart:repeated="20"/>
          </chart:series>
          <chart:series chart:style-name="ch9" chart:values-cell-range-address="'merged-9-9'.B1305:'merged-9-9'.B1324" chart:label-cell-address="'merged-9-9'.C1305:'merged-9-9'.C1305" chart:class="chart:line">
            <chart:data-point chart:repeated="20"/>
          </chart:series>
          <chart:series chart:style-name="ch10" chart:values-cell-range-address="'merged-9-9'.B1325:'merged-9-9'.B1344" chart:label-cell-address="'merged-9-9'.C1325:'merged-9-9'.C1325" chart:class="chart:line">
            <chart:data-point chart:repeated="20"/>
          </chart:series>
          <chart:series chart:style-name="ch11" chart:values-cell-range-address="'merged-9-9'.B1345:'merged-9-9'.B1364" chart:label-cell-address="'merged-9-9'.C1345:'merged-9-9'.C1345" chart:class="chart:line">
            <chart:data-point chart:repeated="20"/>
          </chart:series>
          <chart:series chart:style-name="ch12" chart:values-cell-range-address="'merged-9-9'.B1365:'merged-9-9'.B1384" chart:label-cell-address="'merged-9-9'.C1365:'merged-9-9'.C1365" chart:class="chart:line">
            <chart:data-point chart:repeated="20"/>
          </chart:series>
          <chart:series chart:style-name="ch13" chart:values-cell-range-address="'merged-9-9'.B1405:'merged-9-9'.B1424" chart:label-cell-address="'merged-9-9'.C1405:'merged-9-9'.C1405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-1</text:p>
                <draw:g>
                  <svg:desc>'merged-9-9'.C1245:'merged-9-9'.C1245</svg:desc>
                </draw:g>
              </table:table-cell>
              <table:table-cell office:value-type="string">
                <text:p>8-2</text:p>
                <draw:g>
                  <svg:desc>'merged-9-9'.C1265:'merged-9-9'.C1265</svg:desc>
                </draw:g>
              </table:table-cell>
              <table:table-cell office:value-type="string">
                <text:p>8-3</text:p>
                <draw:g>
                  <svg:desc>'merged-9-9'.C1285:'merged-9-9'.C1285</svg:desc>
                </draw:g>
              </table:table-cell>
              <table:table-cell office:value-type="string">
                <text:p>8-4</text:p>
                <draw:g>
                  <svg:desc>'merged-9-9'.C1305:'merged-9-9'.C1305</svg:desc>
                </draw:g>
              </table:table-cell>
              <table:table-cell office:value-type="string">
                <text:p>8-5</text:p>
                <draw:g>
                  <svg:desc>'merged-9-9'.C1325:'merged-9-9'.C1325</svg:desc>
                </draw:g>
              </table:table-cell>
              <table:table-cell office:value-type="string">
                <text:p>8-6</text:p>
                <draw:g>
                  <svg:desc>'merged-9-9'.C1345:'merged-9-9'.C1345</svg:desc>
                </draw:g>
              </table:table-cell>
              <table:table-cell office:value-type="string">
                <text:p>8-7</text:p>
                <draw:g>
                  <svg:desc>'merged-9-9'.C1365:'merged-9-9'.C1365</svg:desc>
                </draw:g>
              </table:table-cell>
              <table:table-cell office:value-type="string">
                <text:p>8-9</text:p>
                <draw:g>
                  <svg:desc>'merged-9-9'.C1405:'merged-9-9'.C14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rged-9-9'.B1246:'merged-9-9'.B1264</svg:desc>
                </draw:g>
              </table:table-cell>
              <table:table-cell office:value-type="float" office:value="0.0000216410741846852">
                <text:p>0.0000216410741846852</text:p>
                <draw:g>
                  <svg:desc>'merged-9-9'.B1265:'merged-9-9'.B1284</svg:desc>
                </draw:g>
              </table:table-cell>
              <table:table-cell office:value-type="float" office:value="0.177963108712789">
                <text:p>0.177963108712789</text:p>
                <draw:g>
                  <svg:desc>'merged-9-9'.B1285:'merged-9-9'.B1304</svg:desc>
                </draw:g>
              </table:table-cell>
              <table:table-cell office:value-type="float" office:value="0.0603403769574843">
                <text:p>0.0603403769574843</text:p>
                <draw:g>
                  <svg:desc>'merged-9-9'.B1305:'merged-9-9'.B1324</svg:desc>
                </draw:g>
              </table:table-cell>
              <table:table-cell office:value-type="float" office:value="0.0003976864414224">
                <text:p>0.0003976864414224</text:p>
                <draw:g>
                  <svg:desc>'merged-9-9'.B1325:'merged-9-9'.B1344</svg:desc>
                </draw:g>
              </table:table-cell>
              <table:table-cell office:value-type="float" office:value="0.174506304852036">
                <text:p>0.174506304852036</text:p>
                <draw:g>
                  <svg:desc>'merged-9-9'.B1345:'merged-9-9'.B1364</svg:desc>
                </draw:g>
              </table:table-cell>
              <table:table-cell office:value-type="float" office:value="0.0749729902343907">
                <text:p>0.0749729902343907</text:p>
                <draw:g>
                  <svg:desc>'merged-9-9'.B1365:'merged-9-9'.B1384</svg:desc>
                </draw:g>
              </table:table-cell>
              <table:table-cell office:value-type="float" office:value="0.184164922558815">
                <text:p>0.184164922558815</text:p>
                <draw:g>
                  <svg:desc>'merged-9-9'.B1405:'merged-9-9'.B14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12644538465183">
                <text:p>0.12644538465183</text:p>
              </table:table-cell>
              <table:table-cell office:value-type="float" office:value="0.0798655980218569">
                <text:p>0.0798655980218569</text:p>
              </table:table-cell>
              <table:table-cell office:value-type="float" office:value="0.0646335660525931">
                <text:p>0.0646335660525931</text:p>
              </table:table-cell>
              <table:table-cell office:value-type="float" office:value="0.108304152766205">
                <text:p>0.108304152766205</text:p>
              </table:table-cell>
              <table:table-cell office:value-type="float" office:value="0.189945731550051">
                <text:p>0.189945731550051</text:p>
              </table:table-cell>
              <table:table-cell office:value-type="float" office:value="0.0378042142792434">
                <text:p>0.0378042142792434</text:p>
              </table:table-cell>
              <table:table-cell office:value-type="float" office:value="0.181787391428206">
                <text:p>0.1817873914282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2588033830536">
                <text:p>0.12588033830536</text:p>
              </table:table-cell>
              <table:table-cell office:value-type="float" office:value="0.173258393321106">
                <text:p>0.173258393321106</text:p>
              </table:table-cell>
              <table:table-cell office:value-type="float" office:value="0.132803489494325">
                <text:p>0.132803489494325</text:p>
              </table:table-cell>
              <table:table-cell office:value-type="float" office:value="0.000188063350270258">
                <text:p>0.000188063350270258</text:p>
              </table:table-cell>
              <table:table-cell office:value-type="float" office:value="0.0380950139055884">
                <text:p>0.0380950139055884</text:p>
              </table:table-cell>
              <table:table-cell office:value-type="float" office:value="0.124181220958047">
                <text:p>0.124181220958047</text:p>
              </table:table-cell>
              <table:table-cell office:value-type="float" office:value="0.175980213100488">
                <text:p>0.175980213100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0000377757207206927">
                <text:p>0.00000377757207206927</text:p>
              </table:table-cell>
              <table:table-cell office:value-type="float" office:value="0.0859391758219484">
                <text:p>0.0859391758219484</text:p>
              </table:table-cell>
              <table:table-cell office:value-type="float" office:value="0.0758368648037638">
                <text:p>0.0758368648037638</text:p>
              </table:table-cell>
              <table:table-cell office:value-type="float" office:value="0.0579594782727528">
                <text:p>0.0579594782727528</text:p>
              </table:table-cell>
              <table:table-cell office:value-type="float" office:value="0.000466011451061472">
                <text:p>0.000466011451061472</text:p>
              </table:table-cell>
              <table:table-cell office:value-type="float" office:value="0.159675986242954">
                <text:p>0.159675986242954</text:p>
              </table:table-cell>
              <table:table-cell office:value-type="float" office:value="0.18472338631289">
                <text:p>0.184723386312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000278755587108104">
                <text:p>0.0000278755587108104</text:p>
              </table:table-cell>
              <table:table-cell office:value-type="float" office:value="0.0882198680108138">
                <text:p>0.0882198680108138</text:p>
              </table:table-cell>
              <table:table-cell office:value-type="float" office:value="0.203549391496222">
                <text:p>0.203549391496222</text:p>
              </table:table-cell>
              <table:table-cell office:value-type="float" office:value="0.0537647896409481">
                <text:p>0.0537647896409481</text:p>
              </table:table-cell>
              <table:table-cell office:value-type="float" office:value="0.137367375139811">
                <text:p>0.137367375139811</text:p>
              </table:table-cell>
              <table:table-cell office:value-type="float" office:value="0.126853272303842">
                <text:p>0.126853272303842</text:p>
              </table:table-cell>
              <table:table-cell office:value-type="float" office:value="0.172397626978578">
                <text:p>0.172397626978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128192152089398">
                <text:p>0.128192152089398</text:p>
              </table:table-cell>
              <table:table-cell office:value-type="float" office:value="0.172328272764469">
                <text:p>0.172328272764469</text:p>
              </table:table-cell>
              <table:table-cell office:value-type="float" office:value="0.137740158216838">
                <text:p>0.137740158216838</text:p>
              </table:table-cell>
              <table:table-cell office:value-type="float" office:value="0.103622893139365">
                <text:p>0.103622893139365</text:p>
              </table:table-cell>
              <table:table-cell office:value-type="float" office:value="0.0895234953439315">
                <text:p>0.0895234953439315</text:p>
              </table:table-cell>
              <table:table-cell office:value-type="float" office:value="0.12794438521399">
                <text:p>0.12794438521399</text:p>
              </table:table-cell>
              <table:table-cell office:value-type="float" office:value="0.165628966258119">
                <text:p>0.1656289662581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128139625249452">
                <text:p>0.128139625249452</text:p>
              </table:table-cell>
              <table:table-cell office:value-type="float" office:value="0.0907503405320409">
                <text:p>0.0907503405320409</text:p>
              </table:table-cell>
              <table:table-cell office:value-type="float" office:value="0.12907898318565">
                <text:p>0.12907898318565</text:p>
              </table:table-cell>
              <table:table-cell office:value-type="float" office:value="0.178129572274141">
                <text:p>0.178129572274141</text:p>
              </table:table-cell>
              <table:table-cell office:value-type="float" office:value="0.0501022125945045">
                <text:p>0.0501022125945045</text:p>
              </table:table-cell>
              <table:table-cell office:value-type="float" office:value="0.203843801169151">
                <text:p>0.203843801169151</text:p>
              </table:table-cell>
              <table:table-cell office:value-type="float" office:value="0.166084320204486">
                <text:p>0.166084320204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000157421402421718">
                <text:p>0.0000157421402421718</text:p>
              </table:table-cell>
              <table:table-cell office:value-type="float" office:value="0.0937903332660668">
                <text:p>0.0937903332660668</text:p>
              </table:table-cell>
              <table:table-cell office:value-type="float" office:value="0.130402318825848">
                <text:p>0.130402318825848</text:p>
              </table:table-cell>
              <table:table-cell office:value-type="float" office:value="0.11826597980697">
                <text:p>0.11826597980697</text:p>
              </table:table-cell>
              <table:table-cell office:value-type="float" office:value="0.231482970125982">
                <text:p>0.231482970125982</text:p>
              </table:table-cell>
              <table:table-cell office:value-type="float" office:value="0.127927599100024">
                <text:p>0.127927599100024</text:p>
              </table:table-cell>
              <table:table-cell office:value-type="float" office:value="0.172680624174812">
                <text:p>0.1726806241748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128589021863026">
                <text:p>0.128589021863026</text:p>
              </table:table-cell>
              <table:table-cell office:value-type="float" office:value="0.0896154219134231">
                <text:p>0.0896154219134231</text:p>
              </table:table-cell>
              <table:table-cell office:value-type="float" office:value="0.132743776909687">
                <text:p>0.132743776909687</text:p>
              </table:table-cell>
              <table:table-cell office:value-type="float" office:value="0.110506620696415">
                <text:p>0.110506620696415</text:p>
              </table:table-cell>
              <table:table-cell office:value-type="float" office:value="0.140784659565717">
                <text:p>0.140784659565717</text:p>
              </table:table-cell>
              <table:table-cell office:value-type="float" office:value="0.0841370871845936">
                <text:p>0.0841370871845936</text:p>
              </table:table-cell>
              <table:table-cell office:value-type="float" office:value="0.157742282483514">
                <text:p>0.1577422824835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28601554697643">
                <text:p>0.128601554697643</text:p>
              </table:table-cell>
              <table:table-cell office:value-type="float" office:value="0.0969460859730024">
                <text:p>0.0969460859730024</text:p>
              </table:table-cell>
              <table:table-cell office:value-type="float" office:value="0.0717636941887946">
                <text:p>0.0717636941887946</text:p>
              </table:table-cell>
              <table:table-cell office:value-type="float" office:value="0.104581740864744">
                <text:p>0.104581740864744</text:p>
              </table:table-cell>
              <table:table-cell office:value-type="float" office:value="0.127678035886697">
                <text:p>0.127678035886697</text:p>
              </table:table-cell>
              <table:table-cell office:value-type="float" office:value="0.155246276515607">
                <text:p>0.155246276515607</text:p>
              </table:table-cell>
              <table:table-cell office:value-type="float" office:value="0.181689876000383">
                <text:p>0.1816898760003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23175614482788">
                <text:p>0.123175614482788</text:p>
              </table:table-cell>
              <table:table-cell office:value-type="float" office:value="0.0930796782502972">
                <text:p>0.0930796782502972</text:p>
              </table:table-cell>
              <table:table-cell office:value-type="float" office:value="0.129693226640885">
                <text:p>0.129693226640885</text:p>
              </table:table-cell>
              <table:table-cell office:value-type="float" office:value="0.000220503864772294">
                <text:p>0.000220503864772294</text:p>
              </table:table-cell>
              <table:table-cell office:value-type="float" office:value="0.0789091750483975">
                <text:p>0.0789091750483975</text:p>
              </table:table-cell>
              <table:table-cell office:value-type="float" office:value="0.116610356422386">
                <text:p>0.116610356422386</text:p>
              </table:table-cell>
              <table:table-cell office:value-type="float" office:value="0.201486891311871">
                <text:p>0.2014868913118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122258967971432">
                <text:p>0.122258967971432</text:p>
              </table:table-cell>
              <table:table-cell office:value-type="float" office:value="0.0000461271302447012">
                <text:p>0.0000461271302447012</text:p>
              </table:table-cell>
              <table:table-cell office:value-type="float" office:value="0.0652630001079258">
                <text:p>0.0652630001079258</text:p>
              </table:table-cell>
              <table:table-cell office:value-type="float" office:value="0.108595103825498">
                <text:p>0.108595103825498</text:p>
              </table:table-cell>
              <table:table-cell office:value-type="float" office:value="0.16951273217134">
                <text:p>0.16951273217134</text:p>
              </table:table-cell>
              <table:table-cell office:value-type="float" office:value="0.159596215990241">
                <text:p>0.159596215990241</text:p>
              </table:table-cell>
              <table:table-cell office:value-type="float" office:value="0.165067392479123">
                <text:p>0.1650673924791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121317770012022">
                <text:p>0.121317770012022</text:p>
              </table:table-cell>
              <table:table-cell office:value-type="float" office:value="0.17645165118739">
                <text:p>0.17645165118739</text:p>
              </table:table-cell>
              <table:table-cell office:value-type="float" office:value="0.133618601117294">
                <text:p>0.133618601117294</text:p>
              </table:table-cell>
              <table:table-cell office:value-type="float" office:value="0.000123298598504642">
                <text:p>0.000123298598504642</text:p>
              </table:table-cell>
              <table:table-cell office:value-type="float" office:value="0.146780537337768">
                <text:p>0.146780537337768</text:p>
              </table:table-cell>
              <table:table-cell office:value-type="float" office:value="0.114668251430206">
                <text:p>0.114668251430206</text:p>
              </table:table-cell>
              <table:table-cell office:value-type="float" office:value="0.180710218139112">
                <text:p>0.1807102181391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128546242026624">
                <text:p>0.128546242026624</text:p>
              </table:table-cell>
              <table:table-cell office:value-type="float" office:value="0.0781245892399061">
                <text:p>0.0781245892399061</text:p>
              </table:table-cell>
              <table:table-cell office:value-type="float" office:value="0.0625510089679276">
                <text:p>0.0625510089679276</text:p>
              </table:table-cell>
              <table:table-cell office:value-type="float" office:value="0.22572496629237">
                <text:p>0.22572496629237</text:p>
              </table:table-cell>
              <table:table-cell office:value-type="float" office:value="0.145879421998093">
                <text:p>0.145879421998093</text:p>
              </table:table-cell>
              <table:table-cell office:value-type="float" office:value="0.162253290261372">
                <text:p>0.162253290261372</text:p>
              </table:table-cell>
              <table:table-cell office:value-type="float" office:value="0.20457023766175">
                <text:p>0.204570237661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127544711467146">
                <text:p>0.127544711467146</text:p>
              </table:table-cell>
              <table:table-cell office:value-type="float" office:value="0.0000805752904156049">
                <text:p>0.0000805752904156049</text:p>
              </table:table-cell>
              <table:table-cell office:value-type="float" office:value="0.0537610894949599">
                <text:p>0.0537610894949599</text:p>
              </table:table-cell>
              <table:table-cell office:value-type="float" office:value="0.0998721928180705">
                <text:p>0.0998721928180705</text:p>
              </table:table-cell>
              <table:table-cell office:value-type="float" office:value="0.103752927307848">
                <text:p>0.103752927307848</text:p>
              </table:table-cell>
              <table:table-cell office:value-type="float" office:value="0.152598244435434">
                <text:p>0.152598244435434</text:p>
              </table:table-cell>
              <table:table-cell office:value-type="float" office:value="0.180823465315803">
                <text:p>0.1808234653158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128524505366408">
                <text:p>0.128524505366408</text:p>
              </table:table-cell>
              <table:table-cell office:value-type="float" office:value="0.0780167382324638">
                <text:p>0.0780167382324638</text:p>
              </table:table-cell>
              <table:table-cell office:value-type="float" office:value="0.134659667276633">
                <text:p>0.134659667276633</text:p>
              </table:table-cell>
              <table:table-cell office:value-type="float" office:value="0.0554344391104175">
                <text:p>0.0554344391104175</text:p>
              </table:table-cell>
              <table:table-cell office:value-type="float" office:value="0.171217894048191">
                <text:p>0.171217894048191</text:p>
              </table:table-cell>
              <table:table-cell office:value-type="float" office:value="0.120338876584136">
                <text:p>0.120338876584136</text:p>
              </table:table-cell>
              <table:table-cell office:value-type="float" office:value="0.169982909329675">
                <text:p>0.1699829093296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12847169000668">
                <text:p>0.12847169000668</text:p>
              </table:table-cell>
              <table:table-cell office:value-type="float" office:value="0.0920743172238764">
                <text:p>0.0920743172238764</text:p>
              </table:table-cell>
              <table:table-cell office:value-type="float" office:value="0.144675436186322">
                <text:p>0.144675436186322</text:p>
              </table:table-cell>
              <table:table-cell office:value-type="float" office:value="0.0553739426238362">
                <text:p>0.0553739426238362</text:p>
              </table:table-cell>
              <table:table-cell office:value-type="float" office:value="0.0456054059052647">
                <text:p>0.0456054059052647</text:p>
              </table:table-cell>
              <table:table-cell office:value-type="float" office:value="0.202029640789881">
                <text:p>0.202029640789881</text:p>
              </table:table-cell>
              <table:table-cell office:value-type="float" office:value="0.170236578272199">
                <text:p>0.170236578272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128480816067954">
                <text:p>0.128480816067954</text:p>
              </table:table-cell>
              <table:table-cell office:value-type="float" office:value="0.0900025606980583">
                <text:p>0.0900025606980583</text:p>
              </table:table-cell>
              <table:table-cell office:value-type="float" office:value="0.129910524492588">
                <text:p>0.129910524492588</text:p>
              </table:table-cell>
              <table:table-cell office:value-type="float" office:value="0.176356760702373">
                <text:p>0.176356760702373</text:p>
              </table:table-cell>
              <table:table-cell office:value-type="float" office:value="0.14069848658829">
                <text:p>0.14069848658829</text:p>
              </table:table-cell>
              <table:table-cell office:value-type="float" office:value="0.120078960350241">
                <text:p>0.120078960350241</text:p>
              </table:table-cell>
              <table:table-cell office:value-type="float" office:value="0.183901889644981">
                <text:p>0.1839018896449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127865383828217">
                <text:p>0.127865383828217</text:p>
              </table:table-cell>
              <table:table-cell office:value-type="float" office:value="0.0839951802127435">
                <text:p>0.0839951802127435</text:p>
              </table:table-cell>
              <table:table-cell office:value-type="float" office:value="0.119593882687686">
                <text:p>0.119593882687686</text:p>
              </table:table-cell>
              <table:table-cell office:value-type="float" office:value="0.112088482492065">
                <text:p>0.112088482492065</text:p>
              </table:table-cell>
              <table:table-cell office:value-type="float" office:value="0.0503005600797844">
                <text:p>0.0503005600797844</text:p>
              </table:table-cell>
              <table:table-cell office:value-type="float" office:value="0.0881902642258949">
                <text:p>0.0881902642258949</text:p>
              </table:table-cell>
              <table:table-cell office:value-type="float" office:value="0.184859944348474">
                <text:p>0.1848599443484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28559796880508">
                <text:p>0.128559796880508</text:p>
              </table:table-cell>
              <table:table-cell office:value-type="float" office:value="0.181603197640217">
                <text:p>0.181603197640217</text:p>
              </table:table-cell>
              <table:table-cell office:value-type="float" office:value="0.0673579680647427">
                <text:p>0.0673579680647427</text:p>
              </table:table-cell>
              <table:table-cell office:value-type="float" office:value="0.0635901115210102">
                <text:p>0.0635901115210102</text:p>
              </table:table-cell>
              <table:table-cell office:value-type="float" office:value="0.241277036908684">
                <text:p>0.241277036908684</text:p>
              </table:table-cell>
              <table:table-cell office:value-type="float" office:value="0.205967476302502">
                <text:p>0.205967476302502</text:p>
              </table:table-cell>
              <table:table-cell office:value-type="float" office:value="0.168782592274426">
                <text:p>0.16878259227442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legend chart:legend-position="end" svg:x="14.173cm" svg:y="2.461cm" style:legend-expansion="high" chart:style-name="ch2"/>
        <chart:plot-area chart:style-name="ch3" table:cell-range-address="'merged-9-9'.C1425:'merged-9-9'.C1425 'merged-9-9'.B1426:'merged-9-9'.B1584 'merged-9-9'.C1445:'merged-9-9'.C1445 'merged-9-9'.C1465:'merged-9-9'.C1465 'merged-9-9'.C1485:'merged-9-9'.C1485 'merged-9-9'.C1505:'merged-9-9'.C1505 'merged-9-9'.C1525:'merged-9-9'.C1525 'merged-9-9'.C1545:'merged-9-9'.C1545 'merged-9-9'.C1565:'merged-9-9'.C1565" chart:data-source-has-labels="row" svg:x="0.319cm" svg:y="0.18cm" svg:width="13.535cm" svg:height="8.646cm">
          <chartooo:coordinate-region svg:x="1.231cm" svg:y="0.379cm" svg:width="12.623cm" svg:height="7.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rged-9-9'.B1426:'merged-9-9'.B1444" chart:label-cell-address="'merged-9-9'.C1425:'merged-9-9'.C1425" chart:class="chart:line">
            <chart:data-point chart:repeated="19"/>
          </chart:series>
          <chart:series chart:style-name="ch7" chart:values-cell-range-address="'merged-9-9'.B1445:'merged-9-9'.B1464" chart:label-cell-address="'merged-9-9'.C1445:'merged-9-9'.C1445" chart:class="chart:line">
            <chart:data-point chart:repeated="20"/>
          </chart:series>
          <chart:series chart:style-name="ch8" chart:values-cell-range-address="'merged-9-9'.B1465:'merged-9-9'.B1484" chart:label-cell-address="'merged-9-9'.C1465:'merged-9-9'.C1465" chart:class="chart:line">
            <chart:data-point chart:repeated="20"/>
          </chart:series>
          <chart:series chart:style-name="ch9" chart:values-cell-range-address="'merged-9-9'.B1485:'merged-9-9'.B1504" chart:label-cell-address="'merged-9-9'.C1485:'merged-9-9'.C1485" chart:class="chart:line">
            <chart:data-point chart:repeated="20"/>
          </chart:series>
          <chart:series chart:style-name="ch10" chart:values-cell-range-address="'merged-9-9'.B1505:'merged-9-9'.B1524" chart:label-cell-address="'merged-9-9'.C1505:'merged-9-9'.C1505" chart:class="chart:line">
            <chart:data-point chart:repeated="20"/>
          </chart:series>
          <chart:series chart:style-name="ch11" chart:values-cell-range-address="'merged-9-9'.B1525:'merged-9-9'.B1544" chart:label-cell-address="'merged-9-9'.C1525:'merged-9-9'.C1525" chart:class="chart:line">
            <chart:data-point chart:repeated="20"/>
          </chart:series>
          <chart:series chart:style-name="ch12" chart:values-cell-range-address="'merged-9-9'.B1545:'merged-9-9'.B1564" chart:label-cell-address="'merged-9-9'.C1545:'merged-9-9'.C1545" chart:class="chart:line">
            <chart:data-point chart:repeated="20"/>
          </chart:series>
          <chart:series chart:style-name="ch13" chart:values-cell-range-address="'merged-9-9'.B1565:'merged-9-9'.B1584" chart:label-cell-address="'merged-9-9'.C1565:'merged-9-9'.C1565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-1</text:p>
                <draw:g>
                  <svg:desc>'merged-9-9'.C1425:'merged-9-9'.C1425</svg:desc>
                </draw:g>
              </table:table-cell>
              <table:table-cell office:value-type="string">
                <text:p>9-2</text:p>
                <draw:g>
                  <svg:desc>'merged-9-9'.C1445:'merged-9-9'.C1445</svg:desc>
                </draw:g>
              </table:table-cell>
              <table:table-cell office:value-type="string">
                <text:p>9-3</text:p>
                <draw:g>
                  <svg:desc>'merged-9-9'.C1465:'merged-9-9'.C1465</svg:desc>
                </draw:g>
              </table:table-cell>
              <table:table-cell office:value-type="string">
                <text:p>9-4</text:p>
                <draw:g>
                  <svg:desc>'merged-9-9'.C1485:'merged-9-9'.C1485</svg:desc>
                </draw:g>
              </table:table-cell>
              <table:table-cell office:value-type="string">
                <text:p>9-5</text:p>
                <draw:g>
                  <svg:desc>'merged-9-9'.C1505:'merged-9-9'.C1505</svg:desc>
                </draw:g>
              </table:table-cell>
              <table:table-cell office:value-type="string">
                <text:p>9-6</text:p>
                <draw:g>
                  <svg:desc>'merged-9-9'.C1525:'merged-9-9'.C1525</svg:desc>
                </draw:g>
              </table:table-cell>
              <table:table-cell office:value-type="string">
                <text:p>9-7</text:p>
                <draw:g>
                  <svg:desc>'merged-9-9'.C1545:'merged-9-9'.C1545</svg:desc>
                </draw:g>
              </table:table-cell>
              <table:table-cell office:value-type="string">
                <text:p>9-8</text:p>
                <draw:g>
                  <svg:desc>'merged-9-9'.C1565:'merged-9-9'.C15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rged-9-9'.B1426:'merged-9-9'.B1444</svg:desc>
                </draw:g>
              </table:table-cell>
              <table:table-cell office:value-type="float" office:value="0.00000298502398320596">
                <text:p>0.00000298502398320596</text:p>
                <draw:g>
                  <svg:desc>'merged-9-9'.B1445:'merged-9-9'.B1464</svg:desc>
                </draw:g>
              </table:table-cell>
              <table:table-cell office:value-type="float" office:value="0.153276438149387">
                <text:p>0.153276438149387</text:p>
                <draw:g>
                  <svg:desc>'merged-9-9'.B1465:'merged-9-9'.B1484</svg:desc>
                </draw:g>
              </table:table-cell>
              <table:table-cell office:value-type="float" office:value="0.123918200316683">
                <text:p>0.123918200316683</text:p>
                <draw:g>
                  <svg:desc>'merged-9-9'.B1485:'merged-9-9'.B1504</svg:desc>
                </draw:g>
              </table:table-cell>
              <table:table-cell office:value-type="float" office:value="0.208093397700568">
                <text:p>0.208093397700568</text:p>
                <draw:g>
                  <svg:desc>'merged-9-9'.B1505:'merged-9-9'.B1524</svg:desc>
                </draw:g>
              </table:table-cell>
              <table:table-cell office:value-type="float" office:value="0.000143963042683426">
                <text:p>0.000143963042683426</text:p>
                <draw:g>
                  <svg:desc>'merged-9-9'.B1525:'merged-9-9'.B1544</svg:desc>
                </draw:g>
              </table:table-cell>
              <table:table-cell office:value-type="float" office:value="0.180940784830811">
                <text:p>0.180940784830811</text:p>
                <draw:g>
                  <svg:desc>'merged-9-9'.B1545:'merged-9-9'.B1564</svg:desc>
                </draw:g>
              </table:table-cell>
              <table:table-cell office:value-type="float" office:value="0.132844594753583">
                <text:p>0.132844594753583</text:p>
                <draw:g>
                  <svg:desc>'merged-9-9'.B1565:'merged-9-9'.B15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17802173731322">
                <text:p>0.117802173731322</text:p>
              </table:table-cell>
              <table:table-cell office:value-type="float" office:value="0.067756107151166">
                <text:p>0.067756107151166</text:p>
              </table:table-cell>
              <table:table-cell office:value-type="float" office:value="0.108943498718958">
                <text:p>0.108943498718958</text:p>
              </table:table-cell>
              <table:table-cell office:value-type="float" office:value="0.155714989455121">
                <text:p>0.155714989455121</text:p>
              </table:table-cell>
              <table:table-cell office:value-type="float" office:value="0.0854581030336112">
                <text:p>0.0854581030336112</text:p>
              </table:table-cell>
              <table:table-cell office:value-type="float" office:value="0.0805392667825862">
                <text:p>0.0805392667825862</text:p>
              </table:table-cell>
              <table:table-cell office:value-type="float" office:value="0.106708108249987">
                <text:p>0.1067081082499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15895314128888">
                <text:p>0.115895314128888</text:p>
              </table:table-cell>
              <table:table-cell office:value-type="float" office:value="0.160079657988878">
                <text:p>0.160079657988878</text:p>
              </table:table-cell>
              <table:table-cell office:value-type="float" office:value="0.193556902769348">
                <text:p>0.193556902769348</text:p>
              </table:table-cell>
              <table:table-cell office:value-type="float" office:value="0.102529467893533">
                <text:p>0.102529467893533</text:p>
              </table:table-cell>
              <table:table-cell office:value-type="float" office:value="0.0425067579521959">
                <text:p>0.0425067579521959</text:p>
              </table:table-cell>
              <table:table-cell office:value-type="float" office:value="0.0724320115733457">
                <text:p>0.0724320115733457</text:p>
              </table:table-cell>
              <table:table-cell office:value-type="float" office:value="0.0640947488583966">
                <text:p>0.0640947488583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8379176640036E-015">
                <text:p>2.58379176640036E-015</text:p>
              </table:table-cell>
              <table:table-cell office:value-type="float" office:value="0.113414848459005">
                <text:p>0.113414848459005</text:p>
              </table:table-cell>
              <table:table-cell office:value-type="float" office:value="0.0743412091377243">
                <text:p>0.0743412091377243</text:p>
              </table:table-cell>
              <table:table-cell office:value-type="float" office:value="0.128224438667103">
                <text:p>0.128224438667103</text:p>
              </table:table-cell>
              <table:table-cell office:value-type="float" office:value="0.094102925867792">
                <text:p>0.094102925867792</text:p>
              </table:table-cell>
              <table:table-cell office:value-type="float" office:value="0.140762652127403">
                <text:p>0.140762652127403</text:p>
              </table:table-cell>
              <table:table-cell office:value-type="float" office:value="0.109835152991256">
                <text:p>0.109835152991256</text:p>
              </table:table-cell>
              <table:table-cell office:value-type="float" office:value="0.0601866236396352">
                <text:p>0.0601866236396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17243555652598">
                <text:p>0.117243555652598</text:p>
              </table:table-cell>
              <table:table-cell office:value-type="float" office:value="0.0829770338349947">
                <text:p>0.0829770338349947</text:p>
              </table:table-cell>
              <table:table-cell office:value-type="float" office:value="0.12121972532562">
                <text:p>0.12121972532562</text:p>
              </table:table-cell>
              <table:table-cell office:value-type="float" office:value="0.208963953298456">
                <text:p>0.208963953298456</text:p>
              </table:table-cell>
              <table:table-cell office:value-type="float" office:value="0.129667877783327">
                <text:p>0.129667877783327</text:p>
              </table:table-cell>
              <table:table-cell office:value-type="float" office:value="0.104937233227896">
                <text:p>0.104937233227896</text:p>
              </table:table-cell>
              <table:table-cell office:value-type="float" office:value="0.000347651234936941">
                <text:p>0.0003476512349369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8379176640036E-015">
                <text:p>2.58379176640036E-015</text:p>
              </table:table-cell>
              <table:table-cell office:value-type="float" office:value="0.00000218729694363706">
                <text:p>0.00000218729694363706</text:p>
              </table:table-cell>
              <table:table-cell office:value-type="float" office:value="0.0000518398536035546">
                <text:p>0.0000518398536035546</text:p>
              </table:table-cell>
              <table:table-cell office:value-type="float" office:value="0.120862451402285">
                <text:p>0.120862451402285</text:p>
              </table:table-cell>
              <table:table-cell office:value-type="float" office:value="0.103878908529721">
                <text:p>0.103878908529721</text:p>
              </table:table-cell>
              <table:table-cell office:value-type="float" office:value="0.161613804139293">
                <text:p>0.161613804139293</text:p>
              </table:table-cell>
              <table:table-cell office:value-type="float" office:value="0.120225843014422">
                <text:p>0.120225843014422</text:p>
              </table:table-cell>
              <table:table-cell office:value-type="float" office:value="0.161321525365712">
                <text:p>0.1613215253657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8379176640036E-015">
                <text:p>2.58379176640036E-015</text:p>
              </table:table-cell>
              <table:table-cell office:value-type="float" office:value="0.117825159197102">
                <text:p>0.117825159197102</text:p>
              </table:table-cell>
              <table:table-cell office:value-type="float" office:value="0.162212526856378">
                <text:p>0.162212526856378</text:p>
              </table:table-cell>
              <table:table-cell office:value-type="float" office:value="0.12963084538697">
                <text:p>0.12963084538697</text:p>
              </table:table-cell>
              <table:table-cell office:value-type="float" office:value="0.0917561766561646">
                <text:p>0.0917561766561646</text:p>
              </table:table-cell>
              <table:table-cell office:value-type="float" office:value="0.0466425434198631">
                <text:p>0.0466425434198631</text:p>
              </table:table-cell>
              <table:table-cell office:value-type="float" office:value="0.159640075892862">
                <text:p>0.159640075892862</text:p>
              </table:table-cell>
              <table:table-cell office:value-type="float" office:value="0.185092184058832">
                <text:p>0.185092184058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000436042734621352">
                <text:p>0.0000436042734621352</text:p>
              </table:table-cell>
              <table:table-cell office:value-type="float" office:value="0.0759403925924171">
                <text:p>0.0759403925924171</text:p>
              </table:table-cell>
              <table:table-cell office:value-type="float" office:value="0.120780168427616">
                <text:p>0.120780168427616</text:p>
              </table:table-cell>
              <table:table-cell office:value-type="float" office:value="0.059075151776308">
                <text:p>0.059075151776308</text:p>
              </table:table-cell>
              <table:table-cell office:value-type="float" office:value="0.128666037593746">
                <text:p>0.128666037593746</text:p>
              </table:table-cell>
              <table:table-cell office:value-type="float" office:value="0.151697903693164">
                <text:p>0.151697903693164</text:p>
              </table:table-cell>
              <table:table-cell office:value-type="float" office:value="0.0999102324639062">
                <text:p>0.0999102324639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00055713786054327">
                <text:p>0.000055713786054327</text:p>
              </table:table-cell>
              <table:table-cell office:value-type="float" office:value="0.162401203334676">
                <text:p>0.162401203334676</text:p>
              </table:table-cell>
              <table:table-cell office:value-type="float" office:value="0.0683617366654385">
                <text:p>0.0683617366654385</text:p>
              </table:table-cell>
              <table:table-cell office:value-type="float" office:value="0.102423383417593">
                <text:p>0.102423383417593</text:p>
              </table:table-cell>
              <table:table-cell office:value-type="float" office:value="0.134251177836264">
                <text:p>0.134251177836264</text:p>
              </table:table-cell>
              <table:table-cell office:value-type="float" office:value="0.0772739964751201">
                <text:p>0.0772739964751201</text:p>
              </table:table-cell>
              <table:table-cell office:value-type="float" office:value="0.0309582889223251">
                <text:p>0.0309582889223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16515580784772">
                <text:p>0.116515580784772</text:p>
              </table:table-cell>
              <table:table-cell office:value-type="float" office:value="0.081245558464141">
                <text:p>0.081245558464141</text:p>
              </table:table-cell>
              <table:table-cell office:value-type="float" office:value="0.0695045127122626">
                <text:p>0.0695045127122626</text:p>
              </table:table-cell>
              <table:table-cell office:value-type="float" office:value="0.162498815929957">
                <text:p>0.162498815929957</text:p>
              </table:table-cell>
              <table:table-cell office:value-type="float" office:value="0.216358912524898">
                <text:p>0.216358912524898</text:p>
              </table:table-cell>
              <table:table-cell office:value-type="float" office:value="0.111426074905868">
                <text:p>0.111426074905868</text:p>
              </table:table-cell>
              <table:table-cell office:value-type="float" office:value="0.199163329561921">
                <text:p>0.1991633295619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16166559119096">
                <text:p>0.116166559119096</text:p>
              </table:table-cell>
              <table:table-cell office:value-type="float" office:value="0.00028692825708122">
                <text:p>0.00028692825708122</text:p>
              </table:table-cell>
              <table:table-cell office:value-type="float" office:value="0.193639238495127">
                <text:p>0.193639238495127</text:p>
              </table:table-cell>
              <table:table-cell office:value-type="float" office:value="0.0989529508452299">
                <text:p>0.0989529508452299</text:p>
              </table:table-cell>
              <table:table-cell office:value-type="float" office:value="0.0847895523522">
                <text:p>0.0847895523522</text:p>
              </table:table-cell>
              <table:table-cell office:value-type="float" office:value="0.115572204648657">
                <text:p>0.115572204648657</text:p>
              </table:table-cell>
              <table:table-cell office:value-type="float" office:value="0.134438525677726">
                <text:p>0.1344385256777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000739810295143639">
                <text:p>0.0000739810295143639</text:p>
              </table:table-cell>
              <table:table-cell office:value-type="float" office:value="0.0829361704541677">
                <text:p>0.0829361704541677</text:p>
              </table:table-cell>
              <table:table-cell office:value-type="float" office:value="0.126742136665024">
                <text:p>0.126742136665024</text:p>
              </table:table-cell>
              <table:table-cell office:value-type="float" office:value="0.151172180157952">
                <text:p>0.151172180157952</text:p>
              </table:table-cell>
              <table:table-cell office:value-type="float" office:value="0.0821170416769489">
                <text:p>0.0821170416769489</text:p>
              </table:table-cell>
              <table:table-cell office:value-type="float" office:value="0.146243734612234">
                <text:p>0.146243734612234</text:p>
              </table:table-cell>
              <table:table-cell office:value-type="float" office:value="0.0595068186217958">
                <text:p>0.0595068186217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113128992973747">
                <text:p>0.113128992973747</text:p>
              </table:table-cell>
              <table:table-cell office:value-type="float" office:value="0.0759781030095402">
                <text:p>0.0759781030095402</text:p>
              </table:table-cell>
              <table:table-cell office:value-type="float" office:value="0.115735837163138">
                <text:p>0.115735837163138</text:p>
              </table:table-cell>
              <table:table-cell office:value-type="float" office:value="0.0993911654679749">
                <text:p>0.0993911654679749</text:p>
              </table:table-cell>
              <table:table-cell office:value-type="float" office:value="0.0918863323877758">
                <text:p>0.0918863323877758</text:p>
              </table:table-cell>
              <table:table-cell office:value-type="float" office:value="0.0394296012366416">
                <text:p>0.0394296012366416</text:p>
              </table:table-cell>
              <table:table-cell office:value-type="float" office:value="0.129082080237896">
                <text:p>0.1290820802378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117694654446467">
                <text:p>0.117694654446467</text:p>
              </table:table-cell>
              <table:table-cell office:value-type="float" office:value="0.153096604627775">
                <text:p>0.153096604627775</text:p>
              </table:table-cell>
              <table:table-cell office:value-type="float" office:value="0.0562811033493886">
                <text:p>0.0562811033493886</text:p>
              </table:table-cell>
              <table:table-cell office:value-type="float" office:value="0.10284741495326">
                <text:p>0.10284741495326</text:p>
              </table:table-cell>
              <table:table-cell office:value-type="float" office:value="0.0787825908433294">
                <text:p>0.0787825908433294</text:p>
              </table:table-cell>
              <table:table-cell office:value-type="float" office:value="0.146808556320726">
                <text:p>0.146808556320726</text:p>
              </table:table-cell>
              <table:table-cell office:value-type="float" office:value="0.133207848299116">
                <text:p>0.1332078482991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8379176640036E-015">
                <text:p>2.58379176640036E-015</text:p>
              </table:table-cell>
              <table:table-cell office:value-type="float" office:value="0.117814293679793">
                <text:p>0.117814293679793</text:p>
              </table:table-cell>
              <table:table-cell office:value-type="float" office:value="0.0825123235861076">
                <text:p>0.0825123235861076</text:p>
              </table:table-cell>
              <table:table-cell office:value-type="float" office:value="0.0588107157700189">
                <text:p>0.0588107157700189</text:p>
              </table:table-cell>
              <table:table-cell office:value-type="float" office:value="0.0490139810159145">
                <text:p>0.0490139810159145</text:p>
              </table:table-cell>
              <table:table-cell office:value-type="float" office:value="0.139106913813645">
                <text:p>0.139106913813645</text:p>
              </table:table-cell>
              <table:table-cell office:value-type="float" office:value="0.0388353824416235">
                <text:p>0.0388353824416235</text:p>
              </table:table-cell>
              <table:table-cell office:value-type="float" office:value="0.138480837883732">
                <text:p>0.1384808378837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000100018715954766">
                <text:p>0.0000100018715954766</text:p>
              </table:table-cell>
              <table:table-cell office:value-type="float" office:value="0.0000242495304426446">
                <text:p>0.0000242495304426446</text:p>
              </table:table-cell>
              <table:table-cell office:value-type="float" office:value="0.058498795812537">
                <text:p>0.058498795812537</text:p>
              </table:table-cell>
              <table:table-cell office:value-type="float" office:value="0.156542972963003">
                <text:p>0.156542972963003</text:p>
              </table:table-cell>
              <table:table-cell office:value-type="float" office:value="0.0871055162644388">
                <text:p>0.0871055162644388</text:p>
              </table:table-cell>
              <table:table-cell office:value-type="float" office:value="0.191975350725766">
                <text:p>0.191975350725766</text:p>
              </table:table-cell>
              <table:table-cell office:value-type="float" office:value="0.167194184983732">
                <text:p>0.167194184983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8379176640036E-015">
                <text:p>2.58379176640036E-015</text:p>
              </table:table-cell>
              <table:table-cell office:value-type="float" office:value="0.117605011371472">
                <text:p>0.117605011371472</text:p>
              </table:table-cell>
              <table:table-cell office:value-type="float" office:value="0.0000841375206897603">
                <text:p>0.0000841375206897603</text:p>
              </table:table-cell>
              <table:table-cell office:value-type="float" office:value="0.0591753617903744">
                <text:p>0.0591753617903744</text:p>
              </table:table-cell>
              <table:table-cell office:value-type="float" office:value="0.111803326473778">
                <text:p>0.111803326473778</text:p>
              </table:table-cell>
              <table:table-cell office:value-type="float" office:value="0.137415522889622">
                <text:p>0.137415522889622</text:p>
              </table:table-cell>
              <table:table-cell office:value-type="float" office:value="0.112969219698179">
                <text:p>0.112969219698179</text:p>
              </table:table-cell>
              <table:table-cell office:value-type="float" office:value="0.134988980973727">
                <text:p>0.1349889809737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000450616536072183">
                <text:p>0.00000450616536072183</text:p>
              </table:table-cell>
              <table:table-cell office:value-type="float" office:value="0.157840612926185">
                <text:p>0.157840612926185</text:p>
              </table:table-cell>
              <table:table-cell office:value-type="float" office:value="0.194266600984856">
                <text:p>0.194266600984856</text:p>
              </table:table-cell>
              <table:table-cell office:value-type="float" office:value="0.0491011866117734">
                <text:p>0.0491011866117734</text:p>
              </table:table-cell>
              <table:table-cell office:value-type="float" office:value="0.128993822044013">
                <text:p>0.128993822044013</text:p>
              </table:table-cell>
              <table:table-cell office:value-type="float" office:value="0.0711597871408468">
                <text:p>0.0711597871408468</text:p>
              </table:table-cell>
              <table:table-cell office:value-type="float" office:value="0.140284582536793">
                <text:p>0.1402845825367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000377381328473397">
                <text:p>0.0000377381328473397</text:p>
              </table:table-cell>
              <table:table-cell office:value-type="float" office:value="0.081578961235882">
                <text:p>0.081578961235882</text:p>
              </table:table-cell>
              <table:table-cell office:value-type="float" office:value="0.0584485507814222">
                <text:p>0.0584485507814222</text:p>
              </table:table-cell>
              <table:table-cell office:value-type="float" office:value="0.201624448148248">
                <text:p>0.201624448148248</text:p>
              </table:table-cell>
              <table:table-cell office:value-type="float" office:value="0.132085296209544">
                <text:p>0.132085296209544</text:p>
              </table:table-cell>
              <table:table-cell office:value-type="float" office:value="0.15213361050551">
                <text:p>0.15213361050551</text:p>
              </table:table-cell>
              <table:table-cell office:value-type="float" office:value="0.0983259388414504">
                <text:p>0.0983259388414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0153292936772205">
                <text:p>0.0000153292936772205</text:p>
              </table:table-cell>
              <table:table-cell office:value-type="float" office:value="0.0829408265077939">
                <text:p>0.0829408265077939</text:p>
              </table:table-cell>
              <table:table-cell office:value-type="float" office:value="0.127919706405038">
                <text:p>0.127919706405038</text:p>
              </table:table-cell>
              <table:table-cell office:value-type="float" office:value="0.111380098746911">
                <text:p>0.111380098746911</text:p>
              </table:table-cell>
              <table:table-cell office:value-type="float" office:value="0.0769119686486011">
                <text:p>0.0769119686486011</text:p>
              </table:table-cell>
              <table:table-cell office:value-type="float" office:value="0.0412191640354049">
                <text:p>0.0412191640354049</text:p>
              </table:table-cell>
              <table:table-cell office:value-type="float" office:value="0.103737985060368">
                <text:p>0.10373798506036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title svg:x="5.756cm" svg:y="0.316cm" chart:style-name="ch2">
          <text:p>Macierze kwadratowe</text:p>
        </chart:title>
        <chart:legend chart:legend-position="end" svg:x="14.173cm" svg:y="2.461cm" style:legend-expansion="high" chart:style-name="ch3"/>
        <chart:plot-area chart:style-name="ch4" table:cell-range-address="'merged-9-9'.C185:'merged-9-9'.C185 'merged-9-9'.B185:'merged-9-9'.B204 'merged-9-9'.C385:'merged-9-9'.C385 'merged-9-9'.B385:'merged-9-9'.B404 'merged-9-9'.C585:'merged-9-9'.C585 'merged-9-9'.B585:'merged-9-9'.B604 'merged-9-9'.C785:'merged-9-9'.C785 'merged-9-9'.B785:'merged-9-9'.B804 'merged-9-9'.C985:'merged-9-9'.C985 'merged-9-9'.B985:'merged-9-9'.B1004 'merged-9-9'.C1185:'merged-9-9'.C1185 'merged-9-9'.B1185:'merged-9-9'.B1204 'merged-9-9'.C1385:'merged-9-9'.C1385 'merged-9-9'.B1385:'merged-9-9'.B1404 'merged-9-9'.C1585:'merged-9-9'.C1585 'merged-9-9'.B1585:'merged-9-9'.B1604" chart:data-source-has-labels="row" svg:x="1.33cm" svg:y="1.275cm" svg:width="12.524cm" svg:height="6.57cm">
          <chartooo:coordinate-region svg:x="1.766cm" svg:y="1.474cm" svg:width="11.901cm" svg:height="5.724cm"/>
          <chart:axis chart:dimension="x" chart:name="primary-x" chart:style-name="ch5">
            <chart:title svg:x="7.006cm" svg:y="8.025cm" chart:style-name="ch6">
              <text:p>iteracja</text:p>
            </chart:title>
            <chart:grid chart:style-name="ch7" chart:class="major"/>
          </chart:axis>
          <chart:axis chart:dimension="y" chart:name="primary-y" chart:style-name="ch5">
            <chart:title svg:x="0.451cm" svg:y="4.961cm" chart:style-name="ch8">
              <text:p>MAE</text:p>
            </chart:title>
            <chart:grid chart:style-name="ch7" chart:class="major"/>
          </chart:axis>
          <chart:series chart:style-name="ch9" chart:values-cell-range-address="'merged-9-9'.B185:'merged-9-9'.B204" chart:label-cell-address="'merged-9-9'.C185:'merged-9-9'.C185" chart:class="chart:line">
            <chart:data-point chart:repeated="20"/>
          </chart:series>
          <chart:series chart:style-name="ch10" chart:values-cell-range-address="'merged-9-9'.B385:'merged-9-9'.B404" chart:label-cell-address="'merged-9-9'.C385:'merged-9-9'.C385" chart:class="chart:line">
            <chart:data-point chart:repeated="20"/>
          </chart:series>
          <chart:series chart:style-name="ch11" chart:values-cell-range-address="'merged-9-9'.B585:'merged-9-9'.B604" chart:label-cell-address="'merged-9-9'.C585:'merged-9-9'.C585" chart:class="chart:line">
            <chart:data-point chart:repeated="20"/>
          </chart:series>
          <chart:series chart:style-name="ch12" chart:values-cell-range-address="'merged-9-9'.B785:'merged-9-9'.B804" chart:label-cell-address="'merged-9-9'.C785:'merged-9-9'.C785" chart:class="chart:line">
            <chart:data-point chart:repeated="20"/>
          </chart:series>
          <chart:series chart:style-name="ch13" chart:values-cell-range-address="'merged-9-9'.B985:'merged-9-9'.B1004" chart:label-cell-address="'merged-9-9'.C985:'merged-9-9'.C985" chart:class="chart:line">
            <chart:data-point chart:repeated="20"/>
          </chart:series>
          <chart:series chart:style-name="ch14" chart:values-cell-range-address="'merged-9-9'.B1185:'merged-9-9'.B1204" chart:label-cell-address="'merged-9-9'.C1185:'merged-9-9'.C1185" chart:class="chart:line">
            <chart:data-point chart:repeated="20"/>
          </chart:series>
          <chart:series chart:style-name="ch15" chart:values-cell-range-address="'merged-9-9'.B1385:'merged-9-9'.B1404" chart:label-cell-address="'merged-9-9'.C1385:'merged-9-9'.C1385" chart:class="chart:line">
            <chart:data-point chart:repeated="20"/>
          </chart:series>
          <chart:series chart:style-name="ch16" chart:values-cell-range-address="'merged-9-9'.B1585:'merged-9-9'.B1604" chart:label-cell-address="'merged-9-9'.C1585:'merged-9-9'.C1585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2</text:p>
                <draw:g>
                  <svg:desc>'merged-9-9'.C185:'merged-9-9'.C185</svg:desc>
                </draw:g>
              </table:table-cell>
              <table:table-cell office:value-type="string">
                <text:p>3-3</text:p>
                <draw:g>
                  <svg:desc>'merged-9-9'.C385:'merged-9-9'.C385</svg:desc>
                </draw:g>
              </table:table-cell>
              <table:table-cell office:value-type="string">
                <text:p>4-4</text:p>
                <draw:g>
                  <svg:desc>'merged-9-9'.C585:'merged-9-9'.C585</svg:desc>
                </draw:g>
              </table:table-cell>
              <table:table-cell office:value-type="string">
                <text:p>5-5</text:p>
                <draw:g>
                  <svg:desc>'merged-9-9'.C785:'merged-9-9'.C785</svg:desc>
                </draw:g>
              </table:table-cell>
              <table:table-cell office:value-type="string">
                <text:p>6-6</text:p>
                <draw:g>
                  <svg:desc>'merged-9-9'.C985:'merged-9-9'.C985</svg:desc>
                </draw:g>
              </table:table-cell>
              <table:table-cell office:value-type="string">
                <text:p>7-7</text:p>
                <draw:g>
                  <svg:desc>'merged-9-9'.C1185:'merged-9-9'.C1185</svg:desc>
                </draw:g>
              </table:table-cell>
              <table:table-cell office:value-type="string">
                <text:p>8-8</text:p>
                <draw:g>
                  <svg:desc>'merged-9-9'.C1385:'merged-9-9'.C1385</svg:desc>
                </draw:g>
              </table:table-cell>
              <table:table-cell office:value-type="string">
                <text:p>9-9</text:p>
                <draw:g>
                  <svg:desc>'merged-9-9'.C1585:'merged-9-9'.C15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2615440294493">
                <text:p>0.322615440294493</text:p>
                <draw:g>
                  <svg:desc>'merged-9-9'.B185:'merged-9-9'.B204</svg:desc>
                </draw:g>
              </table:table-cell>
              <table:table-cell office:value-type="float" office:value="4.5987630082169">
                <text:p>4.5987630082169</text:p>
                <draw:g>
                  <svg:desc>'merged-9-9'.B385:'merged-9-9'.B404</svg:desc>
                </draw:g>
              </table:table-cell>
              <table:table-cell office:value-type="float" office:value="1.05475733418927">
                <text:p>1.05475733418927</text:p>
                <draw:g>
                  <svg:desc>'merged-9-9'.B585:'merged-9-9'.B604</svg:desc>
                </draw:g>
              </table:table-cell>
              <table:table-cell office:value-type="float" office:value="2.78169469855786">
                <text:p>2.78169469855786</text:p>
                <draw:g>
                  <svg:desc>'merged-9-9'.B785:'merged-9-9'.B804</svg:desc>
                </draw:g>
              </table:table-cell>
              <table:table-cell office:value-type="float" office:value="1.95233862170286">
                <text:p>1.95233862170286</text:p>
                <draw:g>
                  <svg:desc>'merged-9-9'.B985:'merged-9-9'.B1004</svg:desc>
                </draw:g>
              </table:table-cell>
              <table:table-cell office:value-type="float" office:value="1.9265858702576">
                <text:p>1.9265858702576</text:p>
                <draw:g>
                  <svg:desc>'merged-9-9'.B1185:'merged-9-9'.B1204</svg:desc>
                </draw:g>
              </table:table-cell>
              <table:table-cell office:value-type="float" office:value="1.70544262884515">
                <text:p>1.70544262884515</text:p>
                <draw:g>
                  <svg:desc>'merged-9-9'.B1385:'merged-9-9'.B1404</svg:desc>
                </draw:g>
              </table:table-cell>
              <table:table-cell office:value-type="float" office:value="1.36656721305944">
                <text:p>1.36656721305944</text:p>
                <draw:g>
                  <svg:desc>'merged-9-9'.B1585:'merged-9-9'.B16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66371013454906">
                <text:p>5.66371013454906</text:p>
              </table:table-cell>
              <table:table-cell office:value-type="float" office:value="1.44237776709138">
                <text:p>1.44237776709138</text:p>
              </table:table-cell>
              <table:table-cell office:value-type="float" office:value="1.48114352714464">
                <text:p>1.48114352714464</text:p>
              </table:table-cell>
              <table:table-cell office:value-type="float" office:value="1.18453829266598">
                <text:p>1.18453829266598</text:p>
              </table:table-cell>
              <table:table-cell office:value-type="float" office:value="2.11018519261125">
                <text:p>2.11018519261125</text:p>
              </table:table-cell>
              <table:table-cell office:value-type="float" office:value="1.924955473515">
                <text:p>1.924955473515</text:p>
              </table:table-cell>
              <table:table-cell office:value-type="float" office:value="1.35316569115971">
                <text:p>1.35316569115971</text:p>
              </table:table-cell>
              <table:table-cell office:value-type="float" office:value="1.10921789525312">
                <text:p>1.109217895253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417532420641">
                <text:p>0.75417532420641</text:p>
              </table:table-cell>
              <table:table-cell office:value-type="float" office:value="0.44677141348269">
                <text:p>0.44677141348269</text:p>
              </table:table-cell>
              <table:table-cell office:value-type="float" office:value="1.21583601480081">
                <text:p>1.21583601480081</text:p>
              </table:table-cell>
              <table:table-cell office:value-type="float" office:value="2.37106416928398">
                <text:p>2.37106416928398</text:p>
              </table:table-cell>
              <table:table-cell office:value-type="float" office:value="1.98707426389575">
                <text:p>1.98707426389575</text:p>
              </table:table-cell>
              <table:table-cell office:value-type="float" office:value="1.21060900228597">
                <text:p>1.21060900228597</text:p>
              </table:table-cell>
              <table:table-cell office:value-type="float" office:value="1.42845404626514">
                <text:p>1.42845404626514</text:p>
              </table:table-cell>
              <table:table-cell office:value-type="float" office:value="1.35541533155189">
                <text:p>1.35541533155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5516163324533">
                <text:p>0.255516163324533</text:p>
              </table:table-cell>
              <table:table-cell office:value-type="float" office:value="3.69485314233506">
                <text:p>3.69485314233506</text:p>
              </table:table-cell>
              <table:table-cell office:value-type="float" office:value="1.67392581556884">
                <text:p>1.67392581556884</text:p>
              </table:table-cell>
              <table:table-cell office:value-type="float" office:value="1.67713363452511">
                <text:p>1.67713363452511</text:p>
              </table:table-cell>
              <table:table-cell office:value-type="float" office:value="1.67400194202207">
                <text:p>1.67400194202207</text:p>
              </table:table-cell>
              <table:table-cell office:value-type="float" office:value="1.63064152037592">
                <text:p>1.63064152037592</text:p>
              </table:table-cell>
              <table:table-cell office:value-type="float" office:value="1.64548755636446">
                <text:p>1.64548755636446</text:p>
              </table:table-cell>
              <table:table-cell office:value-type="float" office:value="1.62972040664256">
                <text:p>1.62972040664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7119282609472">
                <text:p>3.27119282609472</text:p>
              </table:table-cell>
              <table:table-cell office:value-type="float" office:value="2.95757683456399">
                <text:p>2.95757683456399</text:p>
              </table:table-cell>
              <table:table-cell office:value-type="float" office:value="1.81565549254229">
                <text:p>1.81565549254229</text:p>
              </table:table-cell>
              <table:table-cell office:value-type="float" office:value="0.992576620861448">
                <text:p>0.992576620861448</text:p>
              </table:table-cell>
              <table:table-cell office:value-type="float" office:value="1.70824093459622">
                <text:p>1.70824093459622</text:p>
              </table:table-cell>
              <table:table-cell office:value-type="float" office:value="1.64032561132315">
                <text:p>1.64032561132315</text:p>
              </table:table-cell>
              <table:table-cell office:value-type="float" office:value="1.68155293126849">
                <text:p>1.68155293126849</text:p>
              </table:table-cell>
              <table:table-cell office:value-type="float" office:value="1.28681003393834">
                <text:p>1.286810033938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89805321762799">
                <text:p>3.89805321762799</text:p>
              </table:table-cell>
              <table:table-cell office:value-type="float" office:value="1.5153994439076">
                <text:p>1.5153994439076</text:p>
              </table:table-cell>
              <table:table-cell office:value-type="float" office:value="1.06309793051544">
                <text:p>1.06309793051544</text:p>
              </table:table-cell>
              <table:table-cell office:value-type="float" office:value="1.93986315520952">
                <text:p>1.93986315520952</text:p>
              </table:table-cell>
              <table:table-cell office:value-type="float" office:value="2.35837664241937">
                <text:p>2.35837664241937</text:p>
              </table:table-cell>
              <table:table-cell office:value-type="float" office:value="2.19924469499022">
                <text:p>2.19924469499022</text:p>
              </table:table-cell>
              <table:table-cell office:value-type="float" office:value="1.4803902420914">
                <text:p>1.4803902420914</text:p>
              </table:table-cell>
              <table:table-cell office:value-type="float" office:value="2.02305416008604">
                <text:p>2.02305416008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7672150835168">
                <text:p>0.327672150835168</text:p>
              </table:table-cell>
              <table:table-cell office:value-type="float" office:value="0.955146909243409">
                <text:p>0.955146909243409</text:p>
              </table:table-cell>
              <table:table-cell office:value-type="float" office:value="1.05752122234749">
                <text:p>1.05752122234749</text:p>
              </table:table-cell>
              <table:table-cell office:value-type="float" office:value="2.26099264643308">
                <text:p>2.26099264643308</text:p>
              </table:table-cell>
              <table:table-cell office:value-type="float" office:value="1.42397937766201">
                <text:p>1.42397937766201</text:p>
              </table:table-cell>
              <table:table-cell office:value-type="float" office:value="2.35709480394151">
                <text:p>2.35709480394151</text:p>
              </table:table-cell>
              <table:table-cell office:value-type="float" office:value="1.63140696581553">
                <text:p>1.63140696581553</text:p>
              </table:table-cell>
              <table:table-cell office:value-type="float" office:value="1.69553990573682">
                <text:p>1.69553990573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0341700291424">
                <text:p>2.10341700291424</text:p>
              </table:table-cell>
              <table:table-cell office:value-type="float" office:value="0.562662615093155">
                <text:p>0.562662615093155</text:p>
              </table:table-cell>
              <table:table-cell office:value-type="float" office:value="0.606893926591971">
                <text:p>0.606893926591971</text:p>
              </table:table-cell>
              <table:table-cell office:value-type="float" office:value="1.70419689351724">
                <text:p>1.70419689351724</text:p>
              </table:table-cell>
              <table:table-cell office:value-type="float" office:value="2.12432467505327">
                <text:p>2.12432467505327</text:p>
              </table:table-cell>
              <table:table-cell office:value-type="float" office:value="1.7930379061655">
                <text:p>1.7930379061655</text:p>
              </table:table-cell>
              <table:table-cell office:value-type="float" office:value="1.28791979886321">
                <text:p>1.28791979886321</text:p>
              </table:table-cell>
              <table:table-cell office:value-type="float" office:value="1.43992672276984">
                <text:p>1.43992672276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70873852972705">
                <text:p>0.870873852972705</text:p>
              </table:table-cell>
              <table:table-cell office:value-type="float" office:value="0.429836175294296">
                <text:p>0.429836175294296</text:p>
              </table:table-cell>
              <table:table-cell office:value-type="float" office:value="1.79450823138813">
                <text:p>1.79450823138813</text:p>
              </table:table-cell>
              <table:table-cell office:value-type="float" office:value="1.26168094544431">
                <text:p>1.26168094544431</text:p>
              </table:table-cell>
              <table:table-cell office:value-type="float" office:value="1.71260332602337">
                <text:p>1.71260332602337</text:p>
              </table:table-cell>
              <table:table-cell office:value-type="float" office:value="1.5696948212592">
                <text:p>1.5696948212592</text:p>
              </table:table-cell>
              <table:table-cell office:value-type="float" office:value="1.80375293736972">
                <text:p>1.80375293736972</text:p>
              </table:table-cell>
              <table:table-cell office:value-type="float" office:value="1.37148746503347">
                <text:p>1.371487465033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9587360957519">
                <text:p>3.39587360957519</text:p>
              </table:table-cell>
              <table:table-cell office:value-type="float" office:value="2.63300804499694">
                <text:p>2.63300804499694</text:p>
              </table:table-cell>
              <table:table-cell office:value-type="float" office:value="2.40783050480017">
                <text:p>2.40783050480017</text:p>
              </table:table-cell>
              <table:table-cell office:value-type="float" office:value="1.78960200362383">
                <text:p>1.78960200362383</text:p>
              </table:table-cell>
              <table:table-cell office:value-type="float" office:value="2.31548600209118">
                <text:p>2.31548600209118</text:p>
              </table:table-cell>
              <table:table-cell office:value-type="float" office:value="1.65469715031152">
                <text:p>1.65469715031152</text:p>
              </table:table-cell>
              <table:table-cell office:value-type="float" office:value="1.32455445604662">
                <text:p>1.32455445604662</text:p>
              </table:table-cell>
              <table:table-cell office:value-type="float" office:value="1.21281575280304">
                <text:p>1.21281575280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6530242359375">
                <text:p>0.706530242359375</text:p>
              </table:table-cell>
              <table:table-cell office:value-type="float" office:value="0.956308392177904">
                <text:p>0.956308392177904</text:p>
              </table:table-cell>
              <table:table-cell office:value-type="float" office:value="0.792975941231251">
                <text:p>0.792975941231251</text:p>
              </table:table-cell>
              <table:table-cell office:value-type="float" office:value="1.56962524441123">
                <text:p>1.56962524441123</text:p>
              </table:table-cell>
              <table:table-cell office:value-type="float" office:value="1.78270556518921">
                <text:p>1.78270556518921</text:p>
              </table:table-cell>
              <table:table-cell office:value-type="float" office:value="1.55917428477557">
                <text:p>1.55917428477557</text:p>
              </table:table-cell>
              <table:table-cell office:value-type="float" office:value="1.25713064225904">
                <text:p>1.25713064225904</text:p>
              </table:table-cell>
              <table:table-cell office:value-type="float" office:value="1.48972170284076">
                <text:p>1.48972170284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65788119896881">
                <text:p>2.65788119896881</text:p>
              </table:table-cell>
              <table:table-cell office:value-type="float" office:value="1.77752937241281">
                <text:p>1.77752937241281</text:p>
              </table:table-cell>
              <table:table-cell office:value-type="float" office:value="1.33660295112928">
                <text:p>1.33660295112928</text:p>
              </table:table-cell>
              <table:table-cell office:value-type="float" office:value="2.27074745194274">
                <text:p>2.27074745194274</text:p>
              </table:table-cell>
              <table:table-cell office:value-type="float" office:value="1.7668028899818">
                <text:p>1.7668028899818</text:p>
              </table:table-cell>
              <table:table-cell office:value-type="float" office:value="1.51618729551571">
                <text:p>1.51618729551571</text:p>
              </table:table-cell>
              <table:table-cell office:value-type="float" office:value="1.09357833498594">
                <text:p>1.09357833498594</text:p>
              </table:table-cell>
              <table:table-cell office:value-type="float" office:value="1.68419568246003">
                <text:p>1.68419568246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5818244255325">
                <text:p>1.95818244255325</text:p>
              </table:table-cell>
              <table:table-cell office:value-type="float" office:value="2.46555175444727">
                <text:p>2.46555175444727</text:p>
              </table:table-cell>
              <table:table-cell office:value-type="float" office:value="2.34205980752384">
                <text:p>2.34205980752384</text:p>
              </table:table-cell>
              <table:table-cell office:value-type="float" office:value="1.45838896431794">
                <text:p>1.45838896431794</text:p>
              </table:table-cell>
              <table:table-cell office:value-type="float" office:value="1.56158938617709">
                <text:p>1.56158938617709</text:p>
              </table:table-cell>
              <table:table-cell office:value-type="float" office:value="1.46821256104041">
                <text:p>1.46821256104041</text:p>
              </table:table-cell>
              <table:table-cell office:value-type="float" office:value="1.51522740857384">
                <text:p>1.51522740857384</text:p>
              </table:table-cell>
              <table:table-cell office:value-type="float" office:value="1.26562532781614">
                <text:p>1.265625327816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24664562745272">
                <text:p>4.24664562745272</text:p>
              </table:table-cell>
              <table:table-cell office:value-type="float" office:value="1.2748339491795">
                <text:p>1.2748339491795</text:p>
              </table:table-cell>
              <table:table-cell office:value-type="float" office:value="3.07828465636126">
                <text:p>3.07828465636126</text:p>
              </table:table-cell>
              <table:table-cell office:value-type="float" office:value="1.99948044023978">
                <text:p>1.99948044023978</text:p>
              </table:table-cell>
              <table:table-cell office:value-type="float" office:value="1.57935916908485">
                <text:p>1.57935916908485</text:p>
              </table:table-cell>
              <table:table-cell office:value-type="float" office:value="1.35619842915463">
                <text:p>1.35619842915463</text:p>
              </table:table-cell>
              <table:table-cell office:value-type="float" office:value="1.47370018247302">
                <text:p>1.47370018247302</text:p>
              </table:table-cell>
              <table:table-cell office:value-type="float" office:value="1.89681462689795">
                <text:p>1.896814626897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56889848058708">
                <text:p>0.0856889848058708</text:p>
              </table:table-cell>
              <table:table-cell office:value-type="float" office:value="2.81543430059103">
                <text:p>2.81543430059103</text:p>
              </table:table-cell>
              <table:table-cell office:value-type="float" office:value="1.18860173516797">
                <text:p>1.18860173516797</text:p>
              </table:table-cell>
              <table:table-cell office:value-type="float" office:value="1.29722373233924">
                <text:p>1.29722373233924</text:p>
              </table:table-cell>
              <table:table-cell office:value-type="float" office:value="1.3152457307814">
                <text:p>1.3152457307814</text:p>
              </table:table-cell>
              <table:table-cell office:value-type="float" office:value="1.46478277842527">
                <text:p>1.46478277842527</text:p>
              </table:table-cell>
              <table:table-cell office:value-type="float" office:value="1.41749669024629">
                <text:p>1.41749669024629</text:p>
              </table:table-cell>
              <table:table-cell office:value-type="float" office:value="1.46566140842147">
                <text:p>1.465661408421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4864561873402">
                <text:p>1.04864561873402</text:p>
              </table:table-cell>
              <table:table-cell office:value-type="float" office:value="0.881130381170122">
                <text:p>0.881130381170122</text:p>
              </table:table-cell>
              <table:table-cell office:value-type="float" office:value="0.948305929201775">
                <text:p>0.948305929201775</text:p>
              </table:table-cell>
              <table:table-cell office:value-type="float" office:value="1.57881969127895">
                <text:p>1.57881969127895</text:p>
              </table:table-cell>
              <table:table-cell office:value-type="float" office:value="0.915190633156354">
                <text:p>0.915190633156354</text:p>
              </table:table-cell>
              <table:table-cell office:value-type="float" office:value="1.60057231997282">
                <text:p>1.60057231997282</text:p>
              </table:table-cell>
              <table:table-cell office:value-type="float" office:value="2.50269078621833">
                <text:p>2.50269078621833</text:p>
              </table:table-cell>
              <table:table-cell office:value-type="float" office:value="1.51175984127499">
                <text:p>1.511759841274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6435931932337">
                <text:p>0.76435931932337</text:p>
              </table:table-cell>
              <table:table-cell office:value-type="float" office:value="1.36306134477086">
                <text:p>1.36306134477086</text:p>
              </table:table-cell>
              <table:table-cell office:value-type="float" office:value="2.01715205376949">
                <text:p>2.01715205376949</text:p>
              </table:table-cell>
              <table:table-cell office:value-type="float" office:value="1.57405117403409">
                <text:p>1.57405117403409</text:p>
              </table:table-cell>
              <table:table-cell office:value-type="float" office:value="1.52380013208765">
                <text:p>1.52380013208765</text:p>
              </table:table-cell>
              <table:table-cell office:value-type="float" office:value="1.74087925920638">
                <text:p>1.74087925920638</text:p>
              </table:table-cell>
              <table:table-cell office:value-type="float" office:value="1.45105357898182">
                <text:p>1.45105357898182</text:p>
              </table:table-cell>
              <table:table-cell office:value-type="float" office:value="1.39180514896198">
                <text:p>1.391805148961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80124176434004">
                <text:p>0.980124176434004</text:p>
              </table:table-cell>
              <table:table-cell office:value-type="float" office:value="2.0791163151677">
                <text:p>2.0791163151677</text:p>
              </table:table-cell>
              <table:table-cell office:value-type="float" office:value="1.33708655052377">
                <text:p>1.33708655052377</text:p>
              </table:table-cell>
              <table:table-cell office:value-type="float" office:value="1.62198612897401">
                <text:p>1.62198612897401</text:p>
              </table:table-cell>
              <table:table-cell office:value-type="float" office:value="1.70085720072857">
                <text:p>1.70085720072857</text:p>
              </table:table-cell>
              <table:table-cell office:value-type="float" office:value="1.98224015821996">
                <text:p>1.98224015821996</text:p>
              </table:table-cell>
              <table:table-cell office:value-type="float" office:value="1.91262855883934">
                <text:p>1.91262855883934</text:p>
              </table:table-cell>
              <table:table-cell office:value-type="float" office:value="1.25365523921701">
                <text:p>1.253655239217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01634131800379">
                <text:p>0.401634131800379</text:p>
              </table:table-cell>
              <table:table-cell office:value-type="float" office:value="1.45313221762907">
                <text:p>1.45313221762907</text:p>
              </table:table-cell>
              <table:table-cell office:value-type="float" office:value="2.38020711797304">
                <text:p>2.38020711797304</text:p>
              </table:table-cell>
              <table:table-cell office:value-type="float" office:value="3.20527887594636">
                <text:p>3.20527887594636</text:p>
              </table:table-cell>
              <table:table-cell office:value-type="float" office:value="1.78633343360619">
                <text:p>1.78633343360619</text:p>
              </table:table-cell>
              <table:table-cell office:value-type="float" office:value="1.75453382568144">
                <text:p>1.75453382568144</text:p>
              </table:table-cell>
              <table:table-cell office:value-type="float" office:value="1.39524398647577">
                <text:p>1.39524398647577</text:p>
              </table:table-cell>
              <table:table-cell office:value-type="float" office:value="1.60327141233958">
                <text:p>1.603271412339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8587454393654">
                <text:p>2.38587454393654</text:p>
              </table:table-cell>
              <table:table-cell office:value-type="float" office:value="0.888565966919924">
                <text:p>0.888565966919924</text:p>
              </table:table-cell>
              <table:table-cell office:value-type="float" office:value="1.525002260751">
                <text:p>1.525002260751</text:p>
              </table:table-cell>
              <table:table-cell office:value-type="float" office:value="2.55031291056802">
                <text:p>2.55031291056802</text:p>
              </table:table-cell>
              <table:table-cell office:value-type="float" office:value="1.42186878603916">
                <text:p>1.42186878603916</text:p>
              </table:table-cell>
              <table:table-cell office:value-type="float" office:value="1.47465748895238">
                <text:p>1.47465748895238</text:p>
              </table:table-cell>
              <table:table-cell office:value-type="float" office:value="1.53484609663784">
                <text:p>1.53484609663784</text:p>
              </table:table-cell>
              <table:table-cell office:value-type="float" office:value="1.37122478121369">
                <text:p>1.3712247812136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legend chart:legend-position="end" svg:x="14.173cm" svg:y="2.212cm" style:legend-expansion="high" chart:style-name="ch2"/>
        <chart:plot-area chart:style-name="ch3" table:cell-range-address="'merged-9-9'.C165:'merged-9-9'.C165 'merged-9-9'.B166:'merged-9-9'.B344 'merged-9-9'.C185:'merged-9-9'.C185 'merged-9-9'.C205:'merged-9-9'.C205 'merged-9-9'.C225:'merged-9-9'.C225 'merged-9-9'.C245:'merged-9-9'.C245 'merged-9-9'.C265:'merged-9-9'.C265 'merged-9-9'.C285:'merged-9-9'.C285 'merged-9-9'.C305:'merged-9-9'.C305 'merged-9-9'.C325:'merged-9-9'.C325" chart:data-source-has-labels="row" svg:x="0.319cm" svg:y="0.18cm" svg:width="13.535cm" svg:height="8.646cm">
          <chartooo:coordinate-region svg:x="0.755cm" svg:y="0.38cm" svg:width="13.099cm" svg:height="7.79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rged-9-9'.B166:'merged-9-9'.B184" chart:label-cell-address="'merged-9-9'.C165:'merged-9-9'.C165" chart:class="chart:line">
            <chart:data-point chart:repeated="19"/>
          </chart:series>
          <chart:series chart:style-name="ch7" chart:values-cell-range-address="'merged-9-9'.B185:'merged-9-9'.B204" chart:label-cell-address="'merged-9-9'.C185:'merged-9-9'.C185" chart:class="chart:line">
            <chart:data-point chart:repeated="20"/>
          </chart:series>
          <chart:series chart:style-name="ch8" chart:values-cell-range-address="'merged-9-9'.B205:'merged-9-9'.B224" chart:label-cell-address="'merged-9-9'.C205:'merged-9-9'.C205" chart:class="chart:line">
            <chart:data-point chart:repeated="20"/>
          </chart:series>
          <chart:series chart:style-name="ch9" chart:values-cell-range-address="'merged-9-9'.B225:'merged-9-9'.B244" chart:label-cell-address="'merged-9-9'.C225:'merged-9-9'.C225" chart:class="chart:line">
            <chart:data-point chart:repeated="20"/>
          </chart:series>
          <chart:series chart:style-name="ch10" chart:values-cell-range-address="'merged-9-9'.B245:'merged-9-9'.B264" chart:label-cell-address="'merged-9-9'.C245:'merged-9-9'.C245" chart:class="chart:line">
            <chart:data-point chart:repeated="20"/>
          </chart:series>
          <chart:series chart:style-name="ch11" chart:values-cell-range-address="'merged-9-9'.B265:'merged-9-9'.B284" chart:label-cell-address="'merged-9-9'.C265:'merged-9-9'.C265" chart:class="chart:line">
            <chart:data-point chart:repeated="20"/>
          </chart:series>
          <chart:series chart:style-name="ch12" chart:values-cell-range-address="'merged-9-9'.B285:'merged-9-9'.B304" chart:label-cell-address="'merged-9-9'.C285:'merged-9-9'.C285" chart:class="chart:line">
            <chart:data-point chart:repeated="20"/>
          </chart:series>
          <chart:series chart:style-name="ch13" chart:values-cell-range-address="'merged-9-9'.B305:'merged-9-9'.B324" chart:label-cell-address="'merged-9-9'.C305:'merged-9-9'.C305" chart:class="chart:line">
            <chart:data-point chart:repeated="20"/>
          </chart:series>
          <chart:series chart:style-name="ch14" chart:values-cell-range-address="'merged-9-9'.B325:'merged-9-9'.B344" chart:label-cell-address="'merged-9-9'.C325:'merged-9-9'.C325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1</text:p>
                <draw:g>
                  <svg:desc>'merged-9-9'.C165:'merged-9-9'.C165</svg:desc>
                </draw:g>
              </table:table-cell>
              <table:table-cell office:value-type="string">
                <text:p>2-2</text:p>
                <draw:g>
                  <svg:desc>'merged-9-9'.C185:'merged-9-9'.C185</svg:desc>
                </draw:g>
              </table:table-cell>
              <table:table-cell office:value-type="string">
                <text:p>2-3</text:p>
                <draw:g>
                  <svg:desc>'merged-9-9'.C205:'merged-9-9'.C205</svg:desc>
                </draw:g>
              </table:table-cell>
              <table:table-cell office:value-type="string">
                <text:p>2-4</text:p>
                <draw:g>
                  <svg:desc>'merged-9-9'.C225:'merged-9-9'.C225</svg:desc>
                </draw:g>
              </table:table-cell>
              <table:table-cell office:value-type="string">
                <text:p>2-5</text:p>
                <draw:g>
                  <svg:desc>'merged-9-9'.C245:'merged-9-9'.C245</svg:desc>
                </draw:g>
              </table:table-cell>
              <table:table-cell office:value-type="string">
                <text:p>2-6</text:p>
                <draw:g>
                  <svg:desc>'merged-9-9'.C265:'merged-9-9'.C265</svg:desc>
                </draw:g>
              </table:table-cell>
              <table:table-cell office:value-type="string">
                <text:p>2-7</text:p>
                <draw:g>
                  <svg:desc>'merged-9-9'.C285:'merged-9-9'.C285</svg:desc>
                </draw:g>
              </table:table-cell>
              <table:table-cell office:value-type="string">
                <text:p>2-8</text:p>
                <draw:g>
                  <svg:desc>'merged-9-9'.C305:'merged-9-9'.C305</svg:desc>
                </draw:g>
              </table:table-cell>
              <table:table-cell office:value-type="string">
                <text:p>2-9</text:p>
                <draw:g>
                  <svg:desc>'merged-9-9'.C325:'merged-9-9'.C3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527136788005E-015">
                <text:p>3.5527136788005E-015</text:p>
                <draw:g>
                  <svg:desc>'merged-9-9'.B166:'merged-9-9'.B184</svg:desc>
                </draw:g>
              </table:table-cell>
              <table:table-cell office:value-type="float" office:value="0.322615440294493">
                <text:p>0.322615440294493</text:p>
                <draw:g>
                  <svg:desc>'merged-9-9'.B185:'merged-9-9'.B204</svg:desc>
                </draw:g>
              </table:table-cell>
              <table:table-cell office:value-type="float" office:value="0.00000919988319081355">
                <text:p>0.00000919988319081355</text:p>
                <draw:g>
                  <svg:desc>'merged-9-9'.B205:'merged-9-9'.B224</svg:desc>
                </draw:g>
              </table:table-cell>
              <table:table-cell office:value-type="float" office:value="0.0000259994862270851">
                <text:p>0.0000259994862270851</text:p>
                <draw:g>
                  <svg:desc>'merged-9-9'.B225:'merged-9-9'.B244</svg:desc>
                </draw:g>
              </table:table-cell>
              <table:table-cell office:value-type="float" office:value="0.000155067045869831">
                <text:p>0.000155067045869831</text:p>
                <draw:g>
                  <svg:desc>'merged-9-9'.B245:'merged-9-9'.B264</svg:desc>
                </draw:g>
              </table:table-cell>
              <table:table-cell office:value-type="float" office:value="0.0000179470039366901">
                <text:p>0.0000179470039366901</text:p>
                <draw:g>
                  <svg:desc>'merged-9-9'.B265:'merged-9-9'.B284</svg:desc>
                </draw:g>
              </table:table-cell>
              <table:table-cell office:value-type="float" office:value="0.0000159597602925443">
                <text:p>0.0000159597602925443</text:p>
                <draw:g>
                  <svg:desc>'merged-9-9'.B285:'merged-9-9'.B304</svg:desc>
                </draw:g>
              </table:table-cell>
              <table:table-cell office:value-type="float" office:value="0.0000200330114534494">
                <text:p>0.0000200330114534494</text:p>
                <draw:g>
                  <svg:desc>'merged-9-9'.B305:'merged-9-9'.B324</svg:desc>
                </draw:g>
              </table:table-cell>
              <table:table-cell office:value-type="float" office:value="0.000035493312857839">
                <text:p>0.000035493312857839</text:p>
                <draw:g>
                  <svg:desc>'merged-9-9'.B325:'merged-9-9'.B3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5.66371013454906">
                <text:p>5.66371013454906</text:p>
              </table:table-cell>
              <table:table-cell office:value-type="float" office:value="0.0000297782354062951">
                <text:p>0.0000297782354062951</text:p>
              </table:table-cell>
              <table:table-cell office:value-type="float" office:value="0.00000520052504506184">
                <text:p>0.00000520052504506184</text:p>
              </table:table-cell>
              <table:table-cell office:value-type="float" office:value="0.0000298948525908685">
                <text:p>0.0000298948525908685</text:p>
              </table:table-cell>
              <table:table-cell office:value-type="float" office:value="0.00000486441823460076">
                <text:p>0.00000486441823460076</text:p>
              </table:table-cell>
              <table:table-cell office:value-type="float" office:value="0.00000470463046510772">
                <text:p>0.00000470463046510772</text:p>
              </table:table-cell>
              <table:table-cell office:value-type="float" office:value="0.0000630387278130322">
                <text:p>0.0000630387278130322</text:p>
              </table:table-cell>
              <table:table-cell office:value-type="float" office:value="0.0000213282510190075">
                <text:p>0.0000213282510190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75417532420641">
                <text:p>0.75417532420641</text:p>
              </table:table-cell>
              <table:table-cell office:value-type="float" office:value="0.0000618179385769764">
                <text:p>0.0000618179385769764</text:p>
              </table:table-cell>
              <table:table-cell office:value-type="float" office:value="0.000105435021268522">
                <text:p>0.000105435021268522</text:p>
              </table:table-cell>
              <table:table-cell office:value-type="float" office:value="0.00000394527936617428">
                <text:p>0.00000394527936617428</text:p>
              </table:table-cell>
              <table:table-cell office:value-type="float" office:value="0.000017779625171071">
                <text:p>0.000017779625171071</text:p>
              </table:table-cell>
              <table:table-cell office:value-type="float" office:value="0.0000121584547011611">
                <text:p>0.0000121584547011611</text:p>
              </table:table-cell>
              <table:table-cell office:value-type="float" office:value="0.0000029725096339866">
                <text:p>0.0000029725096339866</text:p>
              </table:table-cell>
              <table:table-cell office:value-type="float" office:value="0.0000130265067152987">
                <text:p>0.00001302650671529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.255516163324533">
                <text:p>0.255516163324533</text:p>
              </table:table-cell>
              <table:table-cell office:value-type="float" office:value="0.0000712195740694329">
                <text:p>0.0000712195740694329</text:p>
              </table:table-cell>
              <table:table-cell office:value-type="float" office:value="0.000207086526449066">
                <text:p>0.000207086526449066</text:p>
              </table:table-cell>
              <table:table-cell office:value-type="float" office:value="0.00000397688610370012">
                <text:p>0.00000397688610370012</text:p>
              </table:table-cell>
              <table:table-cell office:value-type="float" office:value="0.0000285514692944491">
                <text:p>0.0000285514692944491</text:p>
              </table:table-cell>
              <table:table-cell office:value-type="float" office:value="0.0000185599152954907">
                <text:p>0.0000185599152954907</text:p>
              </table:table-cell>
              <table:table-cell office:value-type="float" office:value="0.00000259298469821009">
                <text:p>0.00000259298469821009</text:p>
              </table:table-cell>
              <table:table-cell office:value-type="float" office:value="0.0000214052377954336">
                <text:p>0.0000214052377954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27119282609472">
                <text:p>3.27119282609472</text:p>
              </table:table-cell>
              <table:table-cell office:value-type="float" office:value="0.0000188276348330093">
                <text:p>0.0000188276348330093</text:p>
              </table:table-cell>
              <table:table-cell office:value-type="float" office:value="0.000000609595962684585">
                <text:p>0.000000609595962684585</text:p>
              </table:table-cell>
              <table:table-cell office:value-type="float" office:value="0.00000443714540635659">
                <text:p>0.00000443714540635659</text:p>
              </table:table-cell>
              <table:table-cell office:value-type="float" office:value="0.000104904177125387">
                <text:p>0.000104904177125387</text:p>
              </table:table-cell>
              <table:table-cell office:value-type="float" office:value="0.0000200864843795057">
                <text:p>0.0000200864843795057</text:p>
              </table:table-cell>
              <table:table-cell office:value-type="float" office:value="0.0000144721123750211">
                <text:p>0.0000144721123750211</text:p>
              </table:table-cell>
              <table:table-cell office:value-type="float" office:value="0.00000675103869183606">
                <text:p>0.00000675103869183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.89805321762799">
                <text:p>3.89805321762799</text:p>
              </table:table-cell>
              <table:table-cell office:value-type="float" office:value="0.00002412804196672">
                <text:p>0.00002412804196672</text:p>
              </table:table-cell>
              <table:table-cell office:value-type="float" office:value="0.0000659916725282904">
                <text:p>0.0000659916725282904</text:p>
              </table:table-cell>
              <table:table-cell office:value-type="float" office:value="0.000014827155751497">
                <text:p>0.000014827155751497</text:p>
              </table:table-cell>
              <table:table-cell office:value-type="float" office:value="0.00000526495966918228">
                <text:p>0.00000526495966918228</text:p>
              </table:table-cell>
              <table:table-cell office:value-type="float" office:value="0.00000592488793466628">
                <text:p>0.00000592488793466628</text:p>
              </table:table-cell>
              <table:table-cell office:value-type="float" office:value="0.000013507987448914">
                <text:p>0.000013507987448914</text:p>
              </table:table-cell>
              <table:table-cell office:value-type="float" office:value="0.0000124029104233842">
                <text:p>0.0000124029104233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327672150835168">
                <text:p>0.327672150835168</text:p>
              </table:table-cell>
              <table:table-cell office:value-type="float" office:value="0.0000951930596343372">
                <text:p>0.0000951930596343372</text:p>
              </table:table-cell>
              <table:table-cell office:value-type="float" office:value="0.000000516344662748747">
                <text:p>0.000000516344662748747</text:p>
              </table:table-cell>
              <table:table-cell office:value-type="float" office:value="0.000036010210633014">
                <text:p>0.000036010210633014</text:p>
              </table:table-cell>
              <table:table-cell office:value-type="float" office:value="0.0000238082970933269">
                <text:p>0.0000238082970933269</text:p>
              </table:table-cell>
              <table:table-cell office:value-type="float" office:value="0.000035774115274162">
                <text:p>0.000035774115274162</text:p>
              </table:table-cell>
              <table:table-cell office:value-type="float" office:value="0.0000378351558334433">
                <text:p>0.0000378351558334433</text:p>
              </table:table-cell>
              <table:table-cell office:value-type="float" office:value="0.0000932960009280605">
                <text:p>0.0000932960009280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.10341700291424">
                <text:p>2.10341700291424</text:p>
              </table:table-cell>
              <table:table-cell office:value-type="float" office:value="0.0000523408066137043">
                <text:p>0.0000523408066137043</text:p>
              </table:table-cell>
              <table:table-cell office:value-type="float" office:value="0.00000069831338109624">
                <text:p>0.00000069831338109624</text:p>
              </table:table-cell>
              <table:table-cell office:value-type="float" office:value="0.0000226167222747986">
                <text:p>0.0000226167222747986</text:p>
              </table:table-cell>
              <table:table-cell office:value-type="float" office:value="0.0000183795316443648">
                <text:p>0.0000183795316443648</text:p>
              </table:table-cell>
              <table:table-cell office:value-type="float" office:value="0.0000860179666797967">
                <text:p>0.0000860179666797967</text:p>
              </table:table-cell>
              <table:table-cell office:value-type="float" office:value="0.00000276996345921992">
                <text:p>0.00000276996345921992</text:p>
              </table:table-cell>
              <table:table-cell office:value-type="float" office:value="0.0000355298991348193">
                <text:p>0.00003552989913481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870873852972705">
                <text:p>0.870873852972705</text:p>
              </table:table-cell>
              <table:table-cell office:value-type="float" office:value="0.0000240309080324907">
                <text:p>0.0000240309080324907</text:p>
              </table:table-cell>
              <table:table-cell office:value-type="float" office:value="0.000000583331749356589">
                <text:p>0.000000583331749356589</text:p>
              </table:table-cell>
              <table:table-cell office:value-type="float" office:value="0.0000242495080580787">
                <text:p>0.0000242495080580787</text:p>
              </table:table-cell>
              <table:table-cell office:value-type="float" office:value="0.00000539098931830647">
                <text:p>0.00000539098931830647</text:p>
              </table:table-cell>
              <table:table-cell office:value-type="float" office:value="0.00000221032962658962">
                <text:p>0.00000221032962658962</text:p>
              </table:table-cell>
              <table:table-cell office:value-type="float" office:value="0.0000308114763992527">
                <text:p>0.0000308114763992527</text:p>
              </table:table-cell>
              <table:table-cell office:value-type="float" office:value="0.000019288845350703">
                <text:p>0.0000192888453507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39587360957519">
                <text:p>3.39587360957519</text:p>
              </table:table-cell>
              <table:table-cell office:value-type="float" office:value="0.00000609614867197461">
                <text:p>0.00000609614867197461</text:p>
              </table:table-cell>
              <table:table-cell office:value-type="float" office:value="0.0000575658094321458">
                <text:p>0.0000575658094321458</text:p>
              </table:table-cell>
              <table:table-cell office:value-type="float" office:value="0.0000103046372484719">
                <text:p>0.0000103046372484719</text:p>
              </table:table-cell>
              <table:table-cell office:value-type="float" office:value="0.00015181720619324">
                <text:p>0.00015181720619324</text:p>
              </table:table-cell>
              <table:table-cell office:value-type="float" office:value="0.00000678329399355082">
                <text:p>0.00000678329399355082</text:p>
              </table:table-cell>
              <table:table-cell office:value-type="float" office:value="0.00000266057263989286">
                <text:p>0.00000266057263989286</text:p>
              </table:table-cell>
              <table:table-cell office:value-type="float" office:value="0.0000331877893597297">
                <text:p>0.00003318778935972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.706530242359375">
                <text:p>0.706530242359375</text:p>
              </table:table-cell>
              <table:table-cell office:value-type="float" office:value="0.00000525323761776941">
                <text:p>0.00000525323761776941</text:p>
              </table:table-cell>
              <table:table-cell office:value-type="float" office:value="0.0000371715286555584">
                <text:p>0.0000371715286555584</text:p>
              </table:table-cell>
              <table:table-cell office:value-type="float" office:value="0.0000309993256691968">
                <text:p>0.0000309993256691968</text:p>
              </table:table-cell>
              <table:table-cell office:value-type="float" office:value="0.0000135631470779613">
                <text:p>0.0000135631470779613</text:p>
              </table:table-cell>
              <table:table-cell office:value-type="float" office:value="0.0000112124933803137">
                <text:p>0.0000112124933803137</text:p>
              </table:table-cell>
              <table:table-cell office:value-type="float" office:value="0.00010311375567818">
                <text:p>0.00010311375567818</text:p>
              </table:table-cell>
              <table:table-cell office:value-type="float" office:value="0.0000283249549117894">
                <text:p>0.0000283249549117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2.65788119896881">
                <text:p>2.65788119896881</text:p>
              </table:table-cell>
              <table:table-cell office:value-type="float" office:value="0.000000282602538398402">
                <text:p>0.000000282602538398402</text:p>
              </table:table-cell>
              <table:table-cell office:value-type="float" office:value="0.0000251271097843461">
                <text:p>0.0000251271097843461</text:p>
              </table:table-cell>
              <table:table-cell office:value-type="float" office:value="0.0000849573175424022">
                <text:p>0.0000849573175424022</text:p>
              </table:table-cell>
              <table:table-cell office:value-type="float" office:value="0.0000703067350977681">
                <text:p>0.0000703067350977681</text:p>
              </table:table-cell>
              <table:table-cell office:value-type="float" office:value="0.0000685686152084475">
                <text:p>0.0000685686152084475</text:p>
              </table:table-cell>
              <table:table-cell office:value-type="float" office:value="0.0000145930611142976">
                <text:p>0.0000145930611142976</text:p>
              </table:table-cell>
              <table:table-cell office:value-type="float" office:value="0.0000157353067993943">
                <text:p>0.000015735306799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.95818244255325">
                <text:p>1.95818244255325</text:p>
              </table:table-cell>
              <table:table-cell office:value-type="float" office:value="0.00000920288575500157">
                <text:p>0.00000920288575500157</text:p>
              </table:table-cell>
              <table:table-cell office:value-type="float" office:value="0.0000513286141405016">
                <text:p>0.0000513286141405016</text:p>
              </table:table-cell>
              <table:table-cell office:value-type="float" office:value="0.000166174108250997">
                <text:p>0.000166174108250997</text:p>
              </table:table-cell>
              <table:table-cell office:value-type="float" office:value="0.0000942312938793901">
                <text:p>0.0000942312938793901</text:p>
              </table:table-cell>
              <table:table-cell office:value-type="float" office:value="0.00000262229764782518">
                <text:p>0.00000262229764782518</text:p>
              </table:table-cell>
              <table:table-cell office:value-type="float" office:value="0.0000522076476556978">
                <text:p>0.0000522076476556978</text:p>
              </table:table-cell>
              <table:table-cell office:value-type="float" office:value="0.000115332895745964">
                <text:p>0.000115332895745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4.24664562745272">
                <text:p>4.24664562745272</text:p>
              </table:table-cell>
              <table:table-cell office:value-type="float" office:value="0.000102120702080766">
                <text:p>0.000102120702080766</text:p>
              </table:table-cell>
              <table:table-cell office:value-type="float" office:value="0.0000047863048739462">
                <text:p>0.0000047863048739462</text:p>
              </table:table-cell>
              <table:table-cell office:value-type="float" office:value="0.0000295131643218705">
                <text:p>0.0000295131643218705</text:p>
              </table:table-cell>
              <table:table-cell office:value-type="float" office:value="0.000014129779639882">
                <text:p>0.000014129779639882</text:p>
              </table:table-cell>
              <table:table-cell office:value-type="float" office:value="0.00001807184658284">
                <text:p>0.00001807184658284</text:p>
              </table:table-cell>
              <table:table-cell office:value-type="float" office:value="0.0000332171596497071">
                <text:p>0.0000332171596497071</text:p>
              </table:table-cell>
              <table:table-cell office:value-type="float" office:value="0.0000247164581801731">
                <text:p>0.00002471645818017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.0856889848058708">
                <text:p>0.0856889848058708</text:p>
              </table:table-cell>
              <table:table-cell office:value-type="float" office:value="0.00000385626670230954">
                <text:p>0.00000385626670230954</text:p>
              </table:table-cell>
              <table:table-cell office:value-type="float" office:value="0.00000122370855828605">
                <text:p>0.00000122370855828605</text:p>
              </table:table-cell>
              <table:table-cell office:value-type="float" office:value="0.0000108988405922161">
                <text:p>0.0000108988405922161</text:p>
              </table:table-cell>
              <table:table-cell office:value-type="float" office:value="0.0000096751302245278">
                <text:p>0.0000096751302245278</text:p>
              </table:table-cell>
              <table:table-cell office:value-type="float" office:value="0.0000296535548970134">
                <text:p>0.0000296535548970134</text:p>
              </table:table-cell>
              <table:table-cell office:value-type="float" office:value="0.0000162742652940473">
                <text:p>0.0000162742652940473</text:p>
              </table:table-cell>
              <table:table-cell office:value-type="float" office:value="0.0000156077084328641">
                <text:p>0.00001560770843286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.04864561873402">
                <text:p>1.04864561873402</text:p>
              </table:table-cell>
              <table:table-cell office:value-type="float" office:value="0.0000599590923245815">
                <text:p>0.0000599590923245815</text:p>
              </table:table-cell>
              <table:table-cell office:value-type="float" office:value="0.0000666346420005578">
                <text:p>0.0000666346420005578</text:p>
              </table:table-cell>
              <table:table-cell office:value-type="float" office:value="0.0000383063843201886">
                <text:p>0.0000383063843201886</text:p>
              </table:table-cell>
              <table:table-cell office:value-type="float" office:value="0.00000357033067969562">
                <text:p>0.00000357033067969562</text:p>
              </table:table-cell>
              <table:table-cell office:value-type="float" office:value="0.0000157507607135898">
                <text:p>0.0000157507607135898</text:p>
              </table:table-cell>
              <table:table-cell office:value-type="float" office:value="0.000042110679511729">
                <text:p>0.000042110679511729</text:p>
              </table:table-cell>
              <table:table-cell office:value-type="float" office:value="0.0000194608991440267">
                <text:p>0.00001946089914402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76435931932337">
                <text:p>0.76435931932337</text:p>
              </table:table-cell>
              <table:table-cell office:value-type="float" office:value="0.000000125779198773338">
                <text:p>0.000000125779198773338</text:p>
              </table:table-cell>
              <table:table-cell office:value-type="float" office:value="0.0000161271623333062">
                <text:p>0.0000161271623333062</text:p>
              </table:table-cell>
              <table:table-cell office:value-type="float" office:value="0.0000695516596442986">
                <text:p>0.0000695516596442986</text:p>
              </table:table-cell>
              <table:table-cell office:value-type="float" office:value="0.0000559678688764917">
                <text:p>0.0000559678688764917</text:p>
              </table:table-cell>
              <table:table-cell office:value-type="float" office:value="0.0000202749521719947">
                <text:p>0.0000202749521719947</text:p>
              </table:table-cell>
              <table:table-cell office:value-type="float" office:value="0.0000998109237602003">
                <text:p>0.0000998109237602003</text:p>
              </table:table-cell>
              <table:table-cell office:value-type="float" office:value="0.0000140808853766837">
                <text:p>0.00001408088537668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.980124176434004">
                <text:p>0.980124176434004</text:p>
              </table:table-cell>
              <table:table-cell office:value-type="float" office:value="0.0000610765016737421">
                <text:p>0.0000610765016737421</text:p>
              </table:table-cell>
              <table:table-cell office:value-type="float" office:value="0.0000780931026016507">
                <text:p>0.0000780931026016507</text:p>
              </table:table-cell>
              <table:table-cell office:value-type="float" office:value="0.0000423091508923029">
                <text:p>0.0000423091508923029</text:p>
              </table:table-cell>
              <table:table-cell office:value-type="float" office:value="0.00000147645761772175">
                <text:p>0.00000147645761772175</text:p>
              </table:table-cell>
              <table:table-cell office:value-type="float" office:value="0.000074005321947046">
                <text:p>0.000074005321947046</text:p>
              </table:table-cell>
              <table:table-cell office:value-type="float" office:value="0.0000358985335391511">
                <text:p>0.0000358985335391511</text:p>
              </table:table-cell>
              <table:table-cell office:value-type="float" office:value="0.0000102620084872079">
                <text:p>0.00001026200848720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401634131800379">
                <text:p>0.401634131800379</text:p>
              </table:table-cell>
              <table:table-cell office:value-type="float" office:value="0.000106792704930692">
                <text:p>0.000106792704930692</text:p>
              </table:table-cell>
              <table:table-cell office:value-type="float" office:value="0.000000676620428392243">
                <text:p>0.000000676620428392243</text:p>
              </table:table-cell>
              <table:table-cell office:value-type="float" office:value="0.0000639294359954384">
                <text:p>0.0000639294359954384</text:p>
              </table:table-cell>
              <table:table-cell office:value-type="float" office:value="0.0000335352282133229">
                <text:p>0.0000335352282133229</text:p>
              </table:table-cell>
              <table:table-cell office:value-type="float" office:value="0.00000490048657313946">
                <text:p>0.00000490048657313946</text:p>
              </table:table-cell>
              <table:table-cell office:value-type="float" office:value="0.00000378962628079642">
                <text:p>0.00000378962628079642</text:p>
              </table:table-cell>
              <table:table-cell office:value-type="float" office:value="0.0000114551858515175">
                <text:p>0.0000114551858515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.38587454393654">
                <text:p>2.38587454393654</text:p>
              </table:table-cell>
              <table:table-cell office:value-type="float" office:value="0.00000224840758758504">
                <text:p>0.00000224840758758504</text:p>
              </table:table-cell>
              <table:table-cell office:value-type="float" office:value="0.00003585799345694">
                <text:p>0.00003585799345694</text:p>
              </table:table-cell>
              <table:table-cell office:value-type="float" office:value="0.0000514593955545234">
                <text:p>0.0000514593955545234</text:p>
              </table:table-cell>
              <table:table-cell office:value-type="float" office:value="0.0000521545028440151">
                <text:p>0.0000521545028440151</text:p>
              </table:table-cell>
              <table:table-cell office:value-type="float" office:value="0.000109308582419154">
                <text:p>0.000109308582419154</text:p>
              </table:table-cell>
              <table:table-cell office:value-type="float" office:value="0.0000176743171256115">
                <text:p>0.0000176743171256115</text:p>
              </table:table-cell>
              <table:table-cell office:value-type="float" office:value="0.00000154599310136135">
                <text:p>0.000001545993101361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legend chart:legend-position="end" svg:x="14.173cm" svg:y="2.212cm" style:legend-expansion="high" chart:style-name="ch2"/>
        <chart:plot-area chart:style-name="ch3" table:cell-range-address="'merged-9-9'.C345:'merged-9-9'.C345 'merged-9-9'.B346:'merged-9-9'.B524 'merged-9-9'.C365:'merged-9-9'.C365 'merged-9-9'.C385:'merged-9-9'.C385 'merged-9-9'.C405:'merged-9-9'.C405 'merged-9-9'.C425:'merged-9-9'.C425 'merged-9-9'.C445:'merged-9-9'.C445 'merged-9-9'.C465:'merged-9-9'.C465 'merged-9-9'.C485:'merged-9-9'.C485 'merged-9-9'.C505:'merged-9-9'.C505" chart:data-source-has-labels="row" svg:x="0.319cm" svg:y="0.18cm" svg:width="13.535cm" svg:height="8.646cm">
          <chartooo:coordinate-region svg:x="1.046cm" svg:y="0.379cm" svg:width="12.808cm" svg:height="7.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rged-9-9'.B346:'merged-9-9'.B364" chart:label-cell-address="'merged-9-9'.C345:'merged-9-9'.C345" chart:class="chart:line">
            <chart:data-point chart:repeated="19"/>
          </chart:series>
          <chart:series chart:style-name="ch7" chart:values-cell-range-address="'merged-9-9'.B365:'merged-9-9'.B384" chart:label-cell-address="'merged-9-9'.C365:'merged-9-9'.C365" chart:class="chart:line">
            <chart:data-point chart:repeated="20"/>
          </chart:series>
          <chart:series chart:style-name="ch8" chart:values-cell-range-address="'merged-9-9'.B385:'merged-9-9'.B404" chart:label-cell-address="'merged-9-9'.C385:'merged-9-9'.C385" chart:class="chart:line">
            <chart:data-point chart:repeated="20"/>
          </chart:series>
          <chart:series chart:style-name="ch9" chart:values-cell-range-address="'merged-9-9'.B405:'merged-9-9'.B424" chart:label-cell-address="'merged-9-9'.C405:'merged-9-9'.C405" chart:class="chart:line">
            <chart:data-point chart:repeated="20"/>
          </chart:series>
          <chart:series chart:style-name="ch10" chart:values-cell-range-address="'merged-9-9'.B425:'merged-9-9'.B444" chart:label-cell-address="'merged-9-9'.C425:'merged-9-9'.C425" chart:class="chart:line">
            <chart:data-point chart:repeated="20"/>
          </chart:series>
          <chart:series chart:style-name="ch11" chart:values-cell-range-address="'merged-9-9'.B445:'merged-9-9'.B464" chart:label-cell-address="'merged-9-9'.C445:'merged-9-9'.C445" chart:class="chart:line">
            <chart:data-point chart:repeated="20"/>
          </chart:series>
          <chart:series chart:style-name="ch12" chart:values-cell-range-address="'merged-9-9'.B465:'merged-9-9'.B484" chart:label-cell-address="'merged-9-9'.C465:'merged-9-9'.C465" chart:class="chart:line">
            <chart:data-point chart:repeated="20"/>
          </chart:series>
          <chart:series chart:style-name="ch13" chart:values-cell-range-address="'merged-9-9'.B485:'merged-9-9'.B504" chart:label-cell-address="'merged-9-9'.C485:'merged-9-9'.C485" chart:class="chart:line">
            <chart:data-point chart:repeated="20"/>
          </chart:series>
          <chart:series chart:style-name="ch14" chart:values-cell-range-address="'merged-9-9'.B505:'merged-9-9'.B524" chart:label-cell-address="'merged-9-9'.C505:'merged-9-9'.C505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-1</text:p>
                <draw:g>
                  <svg:desc>'merged-9-9'.C345:'merged-9-9'.C345</svg:desc>
                </draw:g>
              </table:table-cell>
              <table:table-cell office:value-type="string">
                <text:p>3-2</text:p>
                <draw:g>
                  <svg:desc>'merged-9-9'.C365:'merged-9-9'.C365</svg:desc>
                </draw:g>
              </table:table-cell>
              <table:table-cell office:value-type="string">
                <text:p>3-3</text:p>
                <draw:g>
                  <svg:desc>'merged-9-9'.C385:'merged-9-9'.C385</svg:desc>
                </draw:g>
              </table:table-cell>
              <table:table-cell office:value-type="string">
                <text:p>3-4</text:p>
                <draw:g>
                  <svg:desc>'merged-9-9'.C405:'merged-9-9'.C405</svg:desc>
                </draw:g>
              </table:table-cell>
              <table:table-cell office:value-type="string">
                <text:p>3-5</text:p>
                <draw:g>
                  <svg:desc>'merged-9-9'.C425:'merged-9-9'.C425</svg:desc>
                </draw:g>
              </table:table-cell>
              <table:table-cell office:value-type="string">
                <text:p>3-6</text:p>
                <draw:g>
                  <svg:desc>'merged-9-9'.C445:'merged-9-9'.C445</svg:desc>
                </draw:g>
              </table:table-cell>
              <table:table-cell office:value-type="string">
                <text:p>3-7</text:p>
                <draw:g>
                  <svg:desc>'merged-9-9'.C465:'merged-9-9'.C465</svg:desc>
                </draw:g>
              </table:table-cell>
              <table:table-cell office:value-type="string">
                <text:p>3-8</text:p>
                <draw:g>
                  <svg:desc>'merged-9-9'.C485:'merged-9-9'.C485</svg:desc>
                </draw:g>
              </table:table-cell>
              <table:table-cell office:value-type="string">
                <text:p>3-9</text:p>
                <draw:g>
                  <svg:desc>'merged-9-9'.C505:'merged-9-9'.C5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rged-9-9'.B346:'merged-9-9'.B364</svg:desc>
                </draw:g>
              </table:table-cell>
              <table:table-cell office:value-type="float" office:value="0.233685922001192">
                <text:p>0.233685922001192</text:p>
                <draw:g>
                  <svg:desc>'merged-9-9'.B365:'merged-9-9'.B384</svg:desc>
                </draw:g>
              </table:table-cell>
              <table:table-cell office:value-type="float" office:value="4.5987630082169">
                <text:p>4.5987630082169</text:p>
                <draw:g>
                  <svg:desc>'merged-9-9'.B385:'merged-9-9'.B404</svg:desc>
                </draw:g>
              </table:table-cell>
              <table:table-cell office:value-type="float" office:value="0.17158692797428">
                <text:p>0.17158692797428</text:p>
                <draw:g>
                  <svg:desc>'merged-9-9'.B405:'merged-9-9'.B424</svg:desc>
                </draw:g>
              </table:table-cell>
              <table:table-cell office:value-type="float" office:value="0.204797232245875">
                <text:p>0.204797232245875</text:p>
                <draw:g>
                  <svg:desc>'merged-9-9'.B425:'merged-9-9'.B444</svg:desc>
                </draw:g>
              </table:table-cell>
              <table:table-cell office:value-type="float" office:value="0.113865501885161">
                <text:p>0.113865501885161</text:p>
                <draw:g>
                  <svg:desc>'merged-9-9'.B445:'merged-9-9'.B464</svg:desc>
                </draw:g>
              </table:table-cell>
              <table:table-cell office:value-type="float" office:value="0.0814774566316849">
                <text:p>0.0814774566316849</text:p>
                <draw:g>
                  <svg:desc>'merged-9-9'.B465:'merged-9-9'.B484</svg:desc>
                </draw:g>
              </table:table-cell>
              <table:table-cell office:value-type="float" office:value="0.180826525769847">
                <text:p>0.180826525769847</text:p>
                <draw:g>
                  <svg:desc>'merged-9-9'.B485:'merged-9-9'.B504</svg:desc>
                </draw:g>
              </table:table-cell>
              <table:table-cell office:value-type="float" office:value="0.135236233890092">
                <text:p>0.135236233890092</text:p>
                <draw:g>
                  <svg:desc>'merged-9-9'.B505:'merged-9-9'.B5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00000229959916132431">
                <text:p>0.00000229959916132431</text:p>
              </table:table-cell>
              <table:table-cell office:value-type="float" office:value="1.44237776709138">
                <text:p>1.44237776709138</text:p>
              </table:table-cell>
              <table:table-cell office:value-type="float" office:value="0.201191896171534">
                <text:p>0.201191896171534</text:p>
              </table:table-cell>
              <table:table-cell office:value-type="float" office:value="0.163414494632004">
                <text:p>0.163414494632004</text:p>
              </table:table-cell>
              <table:table-cell office:value-type="float" office:value="0.234955583894005">
                <text:p>0.234955583894005</text:p>
              </table:table-cell>
              <table:table-cell office:value-type="float" office:value="0.206230160025551">
                <text:p>0.206230160025551</text:p>
              </table:table-cell>
              <table:table-cell office:value-type="float" office:value="0.144355779845698">
                <text:p>0.144355779845698</text:p>
              </table:table-cell>
              <table:table-cell office:value-type="float" office:value="0.12587637845794">
                <text:p>0.125876378457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221054515278802">
                <text:p>0.221054515278802</text:p>
              </table:table-cell>
              <table:table-cell office:value-type="float" office:value="0.44677141348269">
                <text:p>0.44677141348269</text:p>
              </table:table-cell>
              <table:table-cell office:value-type="float" office:value="0.244476054431943">
                <text:p>0.244476054431943</text:p>
              </table:table-cell>
              <table:table-cell office:value-type="float" office:value="0.174340461467072">
                <text:p>0.174340461467072</text:p>
              </table:table-cell>
              <table:table-cell office:value-type="float" office:value="0.111270503128713">
                <text:p>0.111270503128713</text:p>
              </table:table-cell>
              <table:table-cell office:value-type="float" office:value="0.147835252512123">
                <text:p>0.147835252512123</text:p>
              </table:table-cell>
              <table:table-cell office:value-type="float" office:value="0.117018499991846">
                <text:p>0.117018499991846</text:p>
              </table:table-cell>
              <table:table-cell office:value-type="float" office:value="0.0794251002667246">
                <text:p>0.07942510026672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233155296509125">
                <text:p>0.233155296509125</text:p>
              </table:table-cell>
              <table:table-cell office:value-type="float" office:value="3.69485314233506">
                <text:p>3.69485314233506</text:p>
              </table:table-cell>
              <table:table-cell office:value-type="float" office:value="0.23542051596849">
                <text:p>0.23542051596849</text:p>
              </table:table-cell>
              <table:table-cell office:value-type="float" office:value="0.162419600551033">
                <text:p>0.162419600551033</text:p>
              </table:table-cell>
              <table:table-cell office:value-type="float" office:value="0.161125778575468">
                <text:p>0.161125778575468</text:p>
              </table:table-cell>
              <table:table-cell office:value-type="float" office:value="0.141441699437754">
                <text:p>0.141441699437754</text:p>
              </table:table-cell>
              <table:table-cell office:value-type="float" office:value="0.0866596056220164">
                <text:p>0.0866596056220164</text:p>
              </table:table-cell>
              <table:table-cell office:value-type="float" office:value="0.0755715631250739">
                <text:p>0.07557156312507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234957909644705">
                <text:p>0.234957909644705</text:p>
              </table:table-cell>
              <table:table-cell office:value-type="float" office:value="2.95757683456399">
                <text:p>2.95757683456399</text:p>
              </table:table-cell>
              <table:table-cell office:value-type="float" office:value="0.206540589790718">
                <text:p>0.206540589790718</text:p>
              </table:table-cell>
              <table:table-cell office:value-type="float" office:value="0.0332054359324219">
                <text:p>0.0332054359324219</text:p>
              </table:table-cell>
              <table:table-cell office:value-type="float" office:value="0.156648573745266">
                <text:p>0.156648573745266</text:p>
              </table:table-cell>
              <table:table-cell office:value-type="float" office:value="0.214673108538913">
                <text:p>0.214673108538913</text:p>
              </table:table-cell>
              <table:table-cell office:value-type="float" office:value="0.104642534484665">
                <text:p>0.104642534484665</text:p>
              </table:table-cell>
              <table:table-cell office:value-type="float" office:value="0.165289100026639">
                <text:p>0.1652891000266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235710919012384">
                <text:p>0.235710919012384</text:p>
              </table:table-cell>
              <table:table-cell office:value-type="float" office:value="1.5153994439076">
                <text:p>1.5153994439076</text:p>
              </table:table-cell>
              <table:table-cell office:value-type="float" office:value="0.229528787214555">
                <text:p>0.229528787214555</text:p>
              </table:table-cell>
              <table:table-cell office:value-type="float" office:value="0.158764000251639">
                <text:p>0.158764000251639</text:p>
              </table:table-cell>
              <table:table-cell office:value-type="float" office:value="0.185758861875307">
                <text:p>0.185758861875307</text:p>
              </table:table-cell>
              <table:table-cell office:value-type="float" office:value="0.119133718557476">
                <text:p>0.119133718557476</text:p>
              </table:table-cell>
              <table:table-cell office:value-type="float" office:value="0.152794792390263">
                <text:p>0.152794792390263</text:p>
              </table:table-cell>
              <table:table-cell office:value-type="float" office:value="0.0515514668229865">
                <text:p>0.05155146682298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210854715202E-015">
                <text:p>1.4210854715202E-015</text:p>
              </table:table-cell>
              <table:table-cell office:value-type="float" office:value="0.197757657855843">
                <text:p>0.197757657855843</text:p>
              </table:table-cell>
              <table:table-cell office:value-type="float" office:value="0.955146909243409">
                <text:p>0.955146909243409</text:p>
              </table:table-cell>
              <table:table-cell office:value-type="float" office:value="0.149746436114136">
                <text:p>0.149746436114136</text:p>
              </table:table-cell>
              <table:table-cell office:value-type="float" office:value="0.252213663992123">
                <text:p>0.252213663992123</text:p>
              </table:table-cell>
              <table:table-cell office:value-type="float" office:value="0.142395897380879">
                <text:p>0.142395897380879</text:p>
              </table:table-cell>
              <table:table-cell office:value-type="float" office:value="0.156733287350632">
                <text:p>0.156733287350632</text:p>
              </table:table-cell>
              <table:table-cell office:value-type="float" office:value="0.194023864206299">
                <text:p>0.194023864206299</text:p>
              </table:table-cell>
              <table:table-cell office:value-type="float" office:value="0.0988491833806497">
                <text:p>0.0988491833806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21995383660185">
                <text:p>0.21995383660185</text:p>
              </table:table-cell>
              <table:table-cell office:value-type="float" office:value="0.562662615093155">
                <text:p>0.562662615093155</text:p>
              </table:table-cell>
              <table:table-cell office:value-type="float" office:value="0.214546993047644">
                <text:p>0.214546993047644</text:p>
              </table:table-cell>
              <table:table-cell office:value-type="float" office:value="0.1943540655115">
                <text:p>0.1943540655115</text:p>
              </table:table-cell>
              <table:table-cell office:value-type="float" office:value="0.14362973873354">
                <text:p>0.14362973873354</text:p>
              </table:table-cell>
              <table:table-cell office:value-type="float" office:value="0.129160109694959">
                <text:p>0.129160109694959</text:p>
              </table:table-cell>
              <table:table-cell office:value-type="float" office:value="0.123350384296259">
                <text:p>0.123350384296259</text:p>
              </table:table-cell>
              <table:table-cell office:value-type="float" office:value="0.113164588550344">
                <text:p>0.113164588550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232107204477928">
                <text:p>0.232107204477928</text:p>
              </table:table-cell>
              <table:table-cell office:value-type="float" office:value="0.429836175294296">
                <text:p>0.429836175294296</text:p>
              </table:table-cell>
              <table:table-cell office:value-type="float" office:value="0.142292789324539">
                <text:p>0.142292789324539</text:p>
              </table:table-cell>
              <table:table-cell office:value-type="float" office:value="0.269875009776708">
                <text:p>0.269875009776708</text:p>
              </table:table-cell>
              <table:table-cell office:value-type="float" office:value="0.117761015388802">
                <text:p>0.117761015388802</text:p>
              </table:table-cell>
              <table:table-cell office:value-type="float" office:value="0.212858761219998">
                <text:p>0.212858761219998</text:p>
              </table:table-cell>
              <table:table-cell office:value-type="float" office:value="0.128615763945284">
                <text:p>0.128615763945284</text:p>
              </table:table-cell>
              <table:table-cell office:value-type="float" office:value="0.139370053015274">
                <text:p>0.139370053015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210854715202E-015">
                <text:p>1.4210854715202E-015</text:p>
              </table:table-cell>
              <table:table-cell office:value-type="float" office:value="0.234296416074401">
                <text:p>0.234296416074401</text:p>
              </table:table-cell>
              <table:table-cell office:value-type="float" office:value="2.63300804499694">
                <text:p>2.63300804499694</text:p>
              </table:table-cell>
              <table:table-cell office:value-type="float" office:value="0.210327376969017">
                <text:p>0.210327376969017</text:p>
              </table:table-cell>
              <table:table-cell office:value-type="float" office:value="0.26116754208645">
                <text:p>0.26116754208645</text:p>
              </table:table-cell>
              <table:table-cell office:value-type="float" office:value="0.0704819303210933">
                <text:p>0.0704819303210933</text:p>
              </table:table-cell>
              <table:table-cell office:value-type="float" office:value="0.13073073354293">
                <text:p>0.13073073354293</text:p>
              </table:table-cell>
              <table:table-cell office:value-type="float" office:value="0.19338950287794">
                <text:p>0.19338950287794</text:p>
              </table:table-cell>
              <table:table-cell office:value-type="float" office:value="0.185673044486302">
                <text:p>0.1856730444863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2783832932037">
                <text:p>0.22783832932037</text:p>
              </table:table-cell>
              <table:table-cell office:value-type="float" office:value="0.956308392177904">
                <text:p>0.956308392177904</text:p>
              </table:table-cell>
              <table:table-cell office:value-type="float" office:value="0.184483245917248">
                <text:p>0.184483245917248</text:p>
              </table:table-cell>
              <table:table-cell office:value-type="float" office:value="0.231413157673576">
                <text:p>0.231413157673576</text:p>
              </table:table-cell>
              <table:table-cell office:value-type="float" office:value="0.127708376874288">
                <text:p>0.127708376874288</text:p>
              </table:table-cell>
              <table:table-cell office:value-type="float" office:value="0.131515355443619">
                <text:p>0.131515355443619</text:p>
              </table:table-cell>
              <table:table-cell office:value-type="float" office:value="0.19951107461687">
                <text:p>0.19951107461687</text:p>
              </table:table-cell>
              <table:table-cell office:value-type="float" office:value="0.122426455907464">
                <text:p>0.1224264559074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225284906335539">
                <text:p>0.225284906335539</text:p>
              </table:table-cell>
              <table:table-cell office:value-type="float" office:value="1.77752937241281">
                <text:p>1.77752937241281</text:p>
              </table:table-cell>
              <table:table-cell office:value-type="float" office:value="0.236637372248119">
                <text:p>0.236637372248119</text:p>
              </table:table-cell>
              <table:table-cell office:value-type="float" office:value="0.112950246656938">
                <text:p>0.112950246656938</text:p>
              </table:table-cell>
              <table:table-cell office:value-type="float" office:value="0.165847384848691">
                <text:p>0.165847384848691</text:p>
              </table:table-cell>
              <table:table-cell office:value-type="float" office:value="0.218090669374018">
                <text:p>0.218090669374018</text:p>
              </table:table-cell>
              <table:table-cell office:value-type="float" office:value="0.0977370887209998">
                <text:p>0.0977370887209998</text:p>
              </table:table-cell>
              <table:table-cell office:value-type="float" office:value="0.123699783881593">
                <text:p>0.1236997838815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227260164883927">
                <text:p>0.227260164883927</text:p>
              </table:table-cell>
              <table:table-cell office:value-type="float" office:value="2.46555175444727">
                <text:p>2.46555175444727</text:p>
              </table:table-cell>
              <table:table-cell office:value-type="float" office:value="0.1873499220856">
                <text:p>0.1873499220856</text:p>
              </table:table-cell>
              <table:table-cell office:value-type="float" office:value="0.117832652513916">
                <text:p>0.117832652513916</text:p>
              </table:table-cell>
              <table:table-cell office:value-type="float" office:value="0.180933630696094">
                <text:p>0.180933630696094</text:p>
              </table:table-cell>
              <table:table-cell office:value-type="float" office:value="0.137704587007483">
                <text:p>0.137704587007483</text:p>
              </table:table-cell>
              <table:table-cell office:value-type="float" office:value="0.117679848301002">
                <text:p>0.117679848301002</text:p>
              </table:table-cell>
              <table:table-cell office:value-type="float" office:value="0.119929495171428">
                <text:p>0.1199294951714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00000182071553160116">
                <text:p>0.00000182071553160116</text:p>
              </table:table-cell>
              <table:table-cell office:value-type="float" office:value="1.2748339491795">
                <text:p>1.2748339491795</text:p>
              </table:table-cell>
              <table:table-cell office:value-type="float" office:value="0.147530352432794">
                <text:p>0.147530352432794</text:p>
              </table:table-cell>
              <table:table-cell office:value-type="float" office:value="0.183296000770272">
                <text:p>0.183296000770272</text:p>
              </table:table-cell>
              <table:table-cell office:value-type="float" office:value="0.112922311859844">
                <text:p>0.112922311859844</text:p>
              </table:table-cell>
              <table:table-cell office:value-type="float" office:value="0.155788147053552">
                <text:p>0.155788147053552</text:p>
              </table:table-cell>
              <table:table-cell office:value-type="float" office:value="0.100745449170309">
                <text:p>0.100745449170309</text:p>
              </table:table-cell>
              <table:table-cell office:value-type="float" office:value="0.101279829354873">
                <text:p>0.1012798293548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228719562812356">
                <text:p>0.228719562812356</text:p>
              </table:table-cell>
              <table:table-cell office:value-type="float" office:value="2.81543430059103">
                <text:p>2.81543430059103</text:p>
              </table:table-cell>
              <table:table-cell office:value-type="float" office:value="0.242788952697069">
                <text:p>0.242788952697069</text:p>
              </table:table-cell>
              <table:table-cell office:value-type="float" office:value="0.12783882361827">
                <text:p>0.12783882361827</text:p>
              </table:table-cell>
              <table:table-cell office:value-type="float" office:value="0.236739327744548">
                <text:p>0.236739327744548</text:p>
              </table:table-cell>
              <table:table-cell office:value-type="float" office:value="0.0867087620682493">
                <text:p>0.0867087620682493</text:p>
              </table:table-cell>
              <table:table-cell office:value-type="float" office:value="0.148285546434546">
                <text:p>0.148285546434546</text:p>
              </table:table-cell>
              <table:table-cell office:value-type="float" office:value="0.128193564559586">
                <text:p>0.1281935645595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000339164701004073">
                <text:p>0.0000339164701004073</text:p>
              </table:table-cell>
              <table:table-cell office:value-type="float" office:value="0.881130381170122">
                <text:p>0.881130381170122</text:p>
              </table:table-cell>
              <table:table-cell office:value-type="float" office:value="0.175813593456453">
                <text:p>0.175813593456453</text:p>
              </table:table-cell>
              <table:table-cell office:value-type="float" office:value="0.249835174170316">
                <text:p>0.249835174170316</text:p>
              </table:table-cell>
              <table:table-cell office:value-type="float" office:value="0.106059388795157">
                <text:p>0.106059388795157</text:p>
              </table:table-cell>
              <table:table-cell office:value-type="float" office:value="0.112890656121382">
                <text:p>0.112890656121382</text:p>
              </table:table-cell>
              <table:table-cell office:value-type="float" office:value="0.117646643573733">
                <text:p>0.117646643573733</text:p>
              </table:table-cell>
              <table:table-cell office:value-type="float" office:value="0.138919791205153">
                <text:p>0.1389197912051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233053074309368">
                <text:p>0.233053074309368</text:p>
              </table:table-cell>
              <table:table-cell office:value-type="float" office:value="1.36306134477086">
                <text:p>1.36306134477086</text:p>
              </table:table-cell>
              <table:table-cell office:value-type="float" office:value="0.172674150902247">
                <text:p>0.172674150902247</text:p>
              </table:table-cell>
              <table:table-cell office:value-type="float" office:value="0.161310162911239">
                <text:p>0.161310162911239</text:p>
              </table:table-cell>
              <table:table-cell office:value-type="float" office:value="0.218272672009596">
                <text:p>0.218272672009596</text:p>
              </table:table-cell>
              <table:table-cell office:value-type="float" office:value="0.202668159675004">
                <text:p>0.202668159675004</text:p>
              </table:table-cell>
              <table:table-cell office:value-type="float" office:value="0.103768138481749">
                <text:p>0.103768138481749</text:p>
              </table:table-cell>
              <table:table-cell office:value-type="float" office:value="0.172254011692044">
                <text:p>0.1722540116920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00289324935526062">
                <text:p>0.0000289324935526062</text:p>
              </table:table-cell>
              <table:table-cell office:value-type="float" office:value="2.0791163151677">
                <text:p>2.0791163151677</text:p>
              </table:table-cell>
              <table:table-cell office:value-type="float" office:value="0.191179094213076">
                <text:p>0.191179094213076</text:p>
              </table:table-cell>
              <table:table-cell office:value-type="float" office:value="0.264265993560949">
                <text:p>0.264265993560949</text:p>
              </table:table-cell>
              <table:table-cell office:value-type="float" office:value="0.157112063765113">
                <text:p>0.157112063765113</text:p>
              </table:table-cell>
              <table:table-cell office:value-type="float" office:value="0.137278796586207">
                <text:p>0.137278796586207</text:p>
              </table:table-cell>
              <table:table-cell office:value-type="float" office:value="0.112456948352688">
                <text:p>0.112456948352688</text:p>
              </table:table-cell>
              <table:table-cell office:value-type="float" office:value="0.0941728458677607">
                <text:p>0.09417284586776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230905656069569">
                <text:p>0.230905656069569</text:p>
              </table:table-cell>
              <table:table-cell office:value-type="float" office:value="1.45313221762907">
                <text:p>1.45313221762907</text:p>
              </table:table-cell>
              <table:table-cell office:value-type="float" office:value="0.203642245890047">
                <text:p>0.203642245890047</text:p>
              </table:table-cell>
              <table:table-cell office:value-type="float" office:value="0.212789505816932">
                <text:p>0.212789505816932</text:p>
              </table:table-cell>
              <table:table-cell office:value-type="float" office:value="0.232475691090201">
                <text:p>0.232475691090201</text:p>
              </table:table-cell>
              <table:table-cell office:value-type="float" office:value="0.090159179428632">
                <text:p>0.090159179428632</text:p>
              </table:table-cell>
              <table:table-cell office:value-type="float" office:value="0.0415795105904912">
                <text:p>0.0415795105904912</text:p>
              </table:table-cell>
              <table:table-cell office:value-type="float" office:value="0.100799825165008">
                <text:p>0.100799825165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0226233540384646">
                <text:p>0.0000226233540384646</text:p>
              </table:table-cell>
              <table:table-cell office:value-type="float" office:value="0.888565966919924">
                <text:p>0.888565966919924</text:p>
              </table:table-cell>
              <table:table-cell office:value-type="float" office:value="0.216390398668601">
                <text:p>0.216390398668601</text:p>
              </table:table-cell>
              <table:table-cell office:value-type="float" office:value="0.11952478313461">
                <text:p>0.11952478313461</text:p>
              </table:table-cell>
              <table:table-cell office:value-type="float" office:value="0.205651561484341">
                <text:p>0.205651561484341</text:p>
              </table:table-cell>
              <table:table-cell office:value-type="float" office:value="0.13570070774654">
                <text:p>0.13570070774654</text:p>
              </table:table-cell>
              <table:table-cell office:value-type="float" office:value="0.128853891828697">
                <text:p>0.128853891828697</text:p>
              </table:table-cell>
              <table:table-cell office:value-type="float" office:value="0.07228023960836">
                <text:p>0.072280239608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legend chart:legend-position="end" svg:x="14.173cm" svg:y="2.212cm" style:legend-expansion="high" chart:style-name="ch2"/>
        <chart:plot-area chart:style-name="ch3" table:cell-range-address="'merged-9-9'.C525:'merged-9-9'.C525 'merged-9-9'.B526:'merged-9-9'.B704 'merged-9-9'.C545:'merged-9-9'.C545 'merged-9-9'.C565:'merged-9-9'.C565 'merged-9-9'.C585:'merged-9-9'.C585 'merged-9-9'.C605:'merged-9-9'.C605 'merged-9-9'.C625:'merged-9-9'.C625 'merged-9-9'.C645:'merged-9-9'.C645 'merged-9-9'.C665:'merged-9-9'.C665 'merged-9-9'.C685:'merged-9-9'.C685" chart:data-source-has-labels="row" svg:x="0.319cm" svg:y="0.18cm" svg:width="13.535cm" svg:height="8.646cm">
          <chartooo:coordinate-region svg:x="1.046cm" svg:y="0.379cm" svg:width="12.808cm" svg:height="7.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rged-9-9'.B526:'merged-9-9'.B544" chart:label-cell-address="'merged-9-9'.C525:'merged-9-9'.C525" chart:class="chart:line">
            <chart:data-point chart:repeated="19"/>
          </chart:series>
          <chart:series chart:style-name="ch7" chart:values-cell-range-address="'merged-9-9'.B545:'merged-9-9'.B564" chart:label-cell-address="'merged-9-9'.C545:'merged-9-9'.C545" chart:class="chart:line">
            <chart:data-point chart:repeated="20"/>
          </chart:series>
          <chart:series chart:style-name="ch8" chart:values-cell-range-address="'merged-9-9'.B565:'merged-9-9'.B584" chart:label-cell-address="'merged-9-9'.C565:'merged-9-9'.C565" chart:class="chart:line">
            <chart:data-point chart:repeated="20"/>
          </chart:series>
          <chart:series chart:style-name="ch9" chart:values-cell-range-address="'merged-9-9'.B585:'merged-9-9'.B604" chart:label-cell-address="'merged-9-9'.C585:'merged-9-9'.C585" chart:class="chart:line">
            <chart:data-point chart:repeated="20"/>
          </chart:series>
          <chart:series chart:style-name="ch10" chart:values-cell-range-address="'merged-9-9'.B605:'merged-9-9'.B624" chart:label-cell-address="'merged-9-9'.C605:'merged-9-9'.C605" chart:class="chart:line">
            <chart:data-point chart:repeated="20"/>
          </chart:series>
          <chart:series chart:style-name="ch11" chart:values-cell-range-address="'merged-9-9'.B625:'merged-9-9'.B644" chart:label-cell-address="'merged-9-9'.C625:'merged-9-9'.C625" chart:class="chart:line">
            <chart:data-point chart:repeated="20"/>
          </chart:series>
          <chart:series chart:style-name="ch12" chart:values-cell-range-address="'merged-9-9'.B645:'merged-9-9'.B664" chart:label-cell-address="'merged-9-9'.C645:'merged-9-9'.C645" chart:class="chart:line">
            <chart:data-point chart:repeated="20"/>
          </chart:series>
          <chart:series chart:style-name="ch13" chart:values-cell-range-address="'merged-9-9'.B665:'merged-9-9'.B684" chart:label-cell-address="'merged-9-9'.C665:'merged-9-9'.C665" chart:class="chart:line">
            <chart:data-point chart:repeated="20"/>
          </chart:series>
          <chart:series chart:style-name="ch14" chart:values-cell-range-address="'merged-9-9'.B685:'merged-9-9'.B704" chart:label-cell-address="'merged-9-9'.C685:'merged-9-9'.C685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-1</text:p>
                <draw:g>
                  <svg:desc>'merged-9-9'.C525:'merged-9-9'.C525</svg:desc>
                </draw:g>
              </table:table-cell>
              <table:table-cell office:value-type="string">
                <text:p>4-2</text:p>
                <draw:g>
                  <svg:desc>'merged-9-9'.C545:'merged-9-9'.C545</svg:desc>
                </draw:g>
              </table:table-cell>
              <table:table-cell office:value-type="string">
                <text:p>4-3</text:p>
                <draw:g>
                  <svg:desc>'merged-9-9'.C565:'merged-9-9'.C565</svg:desc>
                </draw:g>
              </table:table-cell>
              <table:table-cell office:value-type="string">
                <text:p>4-4</text:p>
                <draw:g>
                  <svg:desc>'merged-9-9'.C585:'merged-9-9'.C585</svg:desc>
                </draw:g>
              </table:table-cell>
              <table:table-cell office:value-type="string">
                <text:p>4-5</text:p>
                <draw:g>
                  <svg:desc>'merged-9-9'.C605:'merged-9-9'.C605</svg:desc>
                </draw:g>
              </table:table-cell>
              <table:table-cell office:value-type="string">
                <text:p>4-6</text:p>
                <draw:g>
                  <svg:desc>'merged-9-9'.C625:'merged-9-9'.C625</svg:desc>
                </draw:g>
              </table:table-cell>
              <table:table-cell office:value-type="string">
                <text:p>4-7</text:p>
                <draw:g>
                  <svg:desc>'merged-9-9'.C645:'merged-9-9'.C645</svg:desc>
                </draw:g>
              </table:table-cell>
              <table:table-cell office:value-type="string">
                <text:p>4-8</text:p>
                <draw:g>
                  <svg:desc>'merged-9-9'.C665:'merged-9-9'.C665</svg:desc>
                </draw:g>
              </table:table-cell>
              <table:table-cell office:value-type="string">
                <text:p>4-9</text:p>
                <draw:g>
                  <svg:desc>'merged-9-9'.C685:'merged-9-9'.C6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rged-9-9'.B526:'merged-9-9'.B544</svg:desc>
                </draw:g>
              </table:table-cell>
              <table:table-cell office:value-type="float" office:value="0.186722674335956">
                <text:p>0.186722674335956</text:p>
                <draw:g>
                  <svg:desc>'merged-9-9'.B545:'merged-9-9'.B564</svg:desc>
                </draw:g>
              </table:table-cell>
              <table:table-cell office:value-type="float" office:value="0.138393518341999">
                <text:p>0.138393518341999</text:p>
                <draw:g>
                  <svg:desc>'merged-9-9'.B565:'merged-9-9'.B584</svg:desc>
                </draw:g>
              </table:table-cell>
              <table:table-cell office:value-type="float" office:value="1.05475733418927">
                <text:p>1.05475733418927</text:p>
                <draw:g>
                  <svg:desc>'merged-9-9'.B585:'merged-9-9'.B604</svg:desc>
                </draw:g>
              </table:table-cell>
              <table:table-cell office:value-type="float" office:value="0.218821855187844">
                <text:p>0.218821855187844</text:p>
                <draw:g>
                  <svg:desc>'merged-9-9'.B605:'merged-9-9'.B624</svg:desc>
                </draw:g>
              </table:table-cell>
              <table:table-cell office:value-type="float" office:value="0.203127473038323">
                <text:p>0.203127473038323</text:p>
                <draw:g>
                  <svg:desc>'merged-9-9'.B625:'merged-9-9'.B644</svg:desc>
                </draw:g>
              </table:table-cell>
              <table:table-cell office:value-type="float" office:value="0.101375381377784">
                <text:p>0.101375381377784</text:p>
                <draw:g>
                  <svg:desc>'merged-9-9'.B645:'merged-9-9'.B664</svg:desc>
                </draw:g>
              </table:table-cell>
              <table:table-cell office:value-type="float" office:value="0.193982952662666">
                <text:p>0.193982952662666</text:p>
                <draw:g>
                  <svg:desc>'merged-9-9'.B665:'merged-9-9'.B684</svg:desc>
                </draw:g>
              </table:table-cell>
              <table:table-cell office:value-type="float" office:value="0.121665246613995">
                <text:p>0.121665246613995</text:p>
                <draw:g>
                  <svg:desc>'merged-9-9'.B685:'merged-9-9'.B7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00000663367930110935">
                <text:p>0.0000000663367930110935</text:p>
              </table:table-cell>
              <table:table-cell office:value-type="float" office:value="0.242515616976476">
                <text:p>0.242515616976476</text:p>
              </table:table-cell>
              <table:table-cell office:value-type="float" office:value="1.48114352714464">
                <text:p>1.48114352714464</text:p>
              </table:table-cell>
              <table:table-cell office:value-type="float" office:value="0.174617387963957">
                <text:p>0.174617387963957</text:p>
              </table:table-cell>
              <table:table-cell office:value-type="float" office:value="0.156923614058886">
                <text:p>0.156923614058886</text:p>
              </table:table-cell>
              <table:table-cell office:value-type="float" office:value="0.215915580838007">
                <text:p>0.215915580838007</text:p>
              </table:table-cell>
              <table:table-cell office:value-type="float" office:value="0.112952634437848">
                <text:p>0.112952634437848</text:p>
              </table:table-cell>
              <table:table-cell office:value-type="float" office:value="0.159128371592181">
                <text:p>0.1591283715921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736951571734E-015">
                <text:p>4.736951571734E-015</text:p>
              </table:table-cell>
              <table:table-cell office:value-type="float" office:value="0.00000311789738774834">
                <text:p>0.00000311789738774834</text:p>
              </table:table-cell>
              <table:table-cell office:value-type="float" office:value="0.133493483136151">
                <text:p>0.133493483136151</text:p>
              </table:table-cell>
              <table:table-cell office:value-type="float" office:value="1.21583601480081">
                <text:p>1.21583601480081</text:p>
              </table:table-cell>
              <table:table-cell office:value-type="float" office:value="0.190481997853461">
                <text:p>0.190481997853461</text:p>
              </table:table-cell>
              <table:table-cell office:value-type="float" office:value="0.151874458575696">
                <text:p>0.151874458575696</text:p>
              </table:table-cell>
              <table:table-cell office:value-type="float" office:value="0.147372764717022">
                <text:p>0.147372764717022</text:p>
              </table:table-cell>
              <table:table-cell office:value-type="float" office:value="0.186094864767145">
                <text:p>0.186094864767145</text:p>
              </table:table-cell>
              <table:table-cell office:value-type="float" office:value="0.123754086750641">
                <text:p>0.123754086750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736951571734E-015">
                <text:p>4.736951571734E-015</text:p>
              </table:table-cell>
              <table:table-cell office:value-type="float" office:value="0.20039644138752">
                <text:p>0.20039644138752</text:p>
              </table:table-cell>
              <table:table-cell office:value-type="float" office:value="0.132827802054674">
                <text:p>0.132827802054674</text:p>
              </table:table-cell>
              <table:table-cell office:value-type="float" office:value="1.67392581556884">
                <text:p>1.67392581556884</text:p>
              </table:table-cell>
              <table:table-cell office:value-type="float" office:value="0.183071726887823">
                <text:p>0.183071726887823</text:p>
              </table:table-cell>
              <table:table-cell office:value-type="float" office:value="0.197543737912849">
                <text:p>0.197543737912849</text:p>
              </table:table-cell>
              <table:table-cell office:value-type="float" office:value="0.17604395512775">
                <text:p>0.17604395512775</text:p>
              </table:table-cell>
              <table:table-cell office:value-type="float" office:value="0.212630650859133">
                <text:p>0.212630650859133</text:p>
              </table:table-cell>
              <table:table-cell office:value-type="float" office:value="0.0468975418769704">
                <text:p>0.0468975418769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68475785867E-015">
                <text:p>2.368475785867E-015</text:p>
              </table:table-cell>
              <table:table-cell office:value-type="float" office:value="0.202017288987688">
                <text:p>0.202017288987688</text:p>
              </table:table-cell>
              <table:table-cell office:value-type="float" office:value="0.137974159003973">
                <text:p>0.137974159003973</text:p>
              </table:table-cell>
              <table:table-cell office:value-type="float" office:value="1.81565549254229">
                <text:p>1.81565549254229</text:p>
              </table:table-cell>
              <table:table-cell office:value-type="float" office:value="0.224645580094195">
                <text:p>0.224645580094195</text:p>
              </table:table-cell>
              <table:table-cell office:value-type="float" office:value="0.254159489992829">
                <text:p>0.254159489992829</text:p>
              </table:table-cell>
              <table:table-cell office:value-type="float" office:value="0.146202559119476">
                <text:p>0.146202559119476</text:p>
              </table:table-cell>
              <table:table-cell office:value-type="float" office:value="0.199096288880826">
                <text:p>0.199096288880826</text:p>
              </table:table-cell>
              <table:table-cell office:value-type="float" office:value="0.0902386986598734">
                <text:p>0.09023869865987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68475785867E-015">
                <text:p>2.368475785867E-015</text:p>
              </table:table-cell>
              <table:table-cell office:value-type="float" office:value="0.201204342254643">
                <text:p>0.201204342254643</text:p>
              </table:table-cell>
              <table:table-cell office:value-type="float" office:value="0.131004410067736">
                <text:p>0.131004410067736</text:p>
              </table:table-cell>
              <table:table-cell office:value-type="float" office:value="1.06309793051544">
                <text:p>1.06309793051544</text:p>
              </table:table-cell>
              <table:table-cell office:value-type="float" office:value="0.122457540106155">
                <text:p>0.122457540106155</text:p>
              </table:table-cell>
              <table:table-cell office:value-type="float" office:value="0.24117447719294">
                <text:p>0.24117447719294</text:p>
              </table:table-cell>
              <table:table-cell office:value-type="float" office:value="0.203672531388127">
                <text:p>0.203672531388127</text:p>
              </table:table-cell>
              <table:table-cell office:value-type="float" office:value="0.133322579344398">
                <text:p>0.133322579344398</text:p>
              </table:table-cell>
              <table:table-cell office:value-type="float" office:value="0.155504770805958">
                <text:p>0.155504770805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197947019479263">
                <text:p>0.197947019479263</text:p>
              </table:table-cell>
              <table:table-cell office:value-type="float" office:value="0.127136735350652">
                <text:p>0.127136735350652</text:p>
              </table:table-cell>
              <table:table-cell office:value-type="float" office:value="1.05752122234749">
                <text:p>1.05752122234749</text:p>
              </table:table-cell>
              <table:table-cell office:value-type="float" office:value="0.175750164892229">
                <text:p>0.175750164892229</text:p>
              </table:table-cell>
              <table:table-cell office:value-type="float" office:value="0.178398838699231">
                <text:p>0.178398838699231</text:p>
              </table:table-cell>
              <table:table-cell office:value-type="float" office:value="0.155163912934638">
                <text:p>0.155163912934638</text:p>
              </table:table-cell>
              <table:table-cell office:value-type="float" office:value="0.102351912926415">
                <text:p>0.102351912926415</text:p>
              </table:table-cell>
              <table:table-cell office:value-type="float" office:value="0.113506884130562">
                <text:p>0.1135068841305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20166262308088">
                <text:p>0.20166262308088</text:p>
              </table:table-cell>
              <table:table-cell office:value-type="float" office:value="0.144024958290484">
                <text:p>0.144024958290484</text:p>
              </table:table-cell>
              <table:table-cell office:value-type="float" office:value="0.606893926591971">
                <text:p>0.606893926591971</text:p>
              </table:table-cell>
              <table:table-cell office:value-type="float" office:value="0.172806555739135">
                <text:p>0.172806555739135</text:p>
              </table:table-cell>
              <table:table-cell office:value-type="float" office:value="0.110191990155094">
                <text:p>0.110191990155094</text:p>
              </table:table-cell>
              <table:table-cell office:value-type="float" office:value="0.15095932515876">
                <text:p>0.15095932515876</text:p>
              </table:table-cell>
              <table:table-cell office:value-type="float" office:value="0.142789922359736">
                <text:p>0.142789922359736</text:p>
              </table:table-cell>
              <table:table-cell office:value-type="float" office:value="0.138984279805825">
                <text:p>0.138984279805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736951571734E-015">
                <text:p>4.736951571734E-015</text:p>
              </table:table-cell>
              <table:table-cell office:value-type="float" office:value="0.197998337713995">
                <text:p>0.197998337713995</text:p>
              </table:table-cell>
              <table:table-cell office:value-type="float" office:value="0.13230133802847">
                <text:p>0.13230133802847</text:p>
              </table:table-cell>
              <table:table-cell office:value-type="float" office:value="1.79450823138813">
                <text:p>1.79450823138813</text:p>
              </table:table-cell>
              <table:table-cell office:value-type="float" office:value="0.224358065370292">
                <text:p>0.224358065370292</text:p>
              </table:table-cell>
              <table:table-cell office:value-type="float" office:value="0.222479786541763">
                <text:p>0.222479786541763</text:p>
              </table:table-cell>
              <table:table-cell office:value-type="float" office:value="0.189792952849518">
                <text:p>0.189792952849518</text:p>
              </table:table-cell>
              <table:table-cell office:value-type="float" office:value="0.180049382920245">
                <text:p>0.180049382920245</text:p>
              </table:table-cell>
              <table:table-cell office:value-type="float" office:value="0.146936771278536">
                <text:p>0.1469367712785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36951571734E-015">
                <text:p>4.736951571734E-015</text:p>
              </table:table-cell>
              <table:table-cell office:value-type="float" office:value="0.187927426475032">
                <text:p>0.187927426475032</text:p>
              </table:table-cell>
              <table:table-cell office:value-type="float" office:value="0.130185244331235">
                <text:p>0.130185244331235</text:p>
              </table:table-cell>
              <table:table-cell office:value-type="float" office:value="2.40783050480017">
                <text:p>2.40783050480017</text:p>
              </table:table-cell>
              <table:table-cell office:value-type="float" office:value="0.176751442377845">
                <text:p>0.176751442377845</text:p>
              </table:table-cell>
              <table:table-cell office:value-type="float" office:value="0.141535535872097">
                <text:p>0.141535535872097</text:p>
              </table:table-cell>
              <table:table-cell office:value-type="float" office:value="0.162115390211009">
                <text:p>0.162115390211009</text:p>
              </table:table-cell>
              <table:table-cell office:value-type="float" office:value="0.177339264659797">
                <text:p>0.177339264659797</text:p>
              </table:table-cell>
              <table:table-cell office:value-type="float" office:value="0.17947241185554">
                <text:p>0.179472411855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68475785867E-015">
                <text:p>2.368475785867E-015</text:p>
              </table:table-cell>
              <table:table-cell office:value-type="float" office:value="0.199610826178257">
                <text:p>0.199610826178257</text:p>
              </table:table-cell>
              <table:table-cell office:value-type="float" office:value="0.256005255716983">
                <text:p>0.256005255716983</text:p>
              </table:table-cell>
              <table:table-cell office:value-type="float" office:value="0.792975941231251">
                <text:p>0.792975941231251</text:p>
              </table:table-cell>
              <table:table-cell office:value-type="float" office:value="0.259448693478825">
                <text:p>0.259448693478825</text:p>
              </table:table-cell>
              <table:table-cell office:value-type="float" office:value="0.193956936572866">
                <text:p>0.193956936572866</text:p>
              </table:table-cell>
              <table:table-cell office:value-type="float" office:value="0.111552366273994">
                <text:p>0.111552366273994</text:p>
              </table:table-cell>
              <table:table-cell office:value-type="float" office:value="0.185512475289455">
                <text:p>0.185512475289455</text:p>
              </table:table-cell>
              <table:table-cell office:value-type="float" office:value="0.0775627291130942">
                <text:p>0.07756272911309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00274469451838534">
                <text:p>0.000274469451838534</text:p>
              </table:table-cell>
              <table:table-cell office:value-type="float" office:value="0.000272475887149632">
                <text:p>0.000272475887149632</text:p>
              </table:table-cell>
              <table:table-cell office:value-type="float" office:value="1.33660295112928">
                <text:p>1.33660295112928</text:p>
              </table:table-cell>
              <table:table-cell office:value-type="float" office:value="0.227317830069775">
                <text:p>0.227317830069775</text:p>
              </table:table-cell>
              <table:table-cell office:value-type="float" office:value="0.216910590270338">
                <text:p>0.216910590270338</text:p>
              </table:table-cell>
              <table:table-cell office:value-type="float" office:value="0.196462986478492">
                <text:p>0.196462986478492</text:p>
              </table:table-cell>
              <table:table-cell office:value-type="float" office:value="0.179803625098253">
                <text:p>0.179803625098253</text:p>
              </table:table-cell>
              <table:table-cell office:value-type="float" office:value="0.0887768049847358">
                <text:p>0.08877680498473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200265381904443">
                <text:p>0.200265381904443</text:p>
              </table:table-cell>
              <table:table-cell office:value-type="float" office:value="0.139406193764599">
                <text:p>0.139406193764599</text:p>
              </table:table-cell>
              <table:table-cell office:value-type="float" office:value="2.34205980752384">
                <text:p>2.34205980752384</text:p>
              </table:table-cell>
              <table:table-cell office:value-type="float" office:value="0.147857468431983">
                <text:p>0.147857468431983</text:p>
              </table:table-cell>
              <table:table-cell office:value-type="float" office:value="0.127587188298242">
                <text:p>0.127587188298242</text:p>
              </table:table-cell>
              <table:table-cell office:value-type="float" office:value="0.168997401295887">
                <text:p>0.168997401295887</text:p>
              </table:table-cell>
              <table:table-cell office:value-type="float" office:value="0.107339900878551">
                <text:p>0.107339900878551</text:p>
              </table:table-cell>
              <table:table-cell office:value-type="float" office:value="0.189599624932663">
                <text:p>0.1895996249326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190328581177862">
                <text:p>0.190328581177862</text:p>
              </table:table-cell>
              <table:table-cell office:value-type="float" office:value="0.0000750470431275542">
                <text:p>0.0000750470431275542</text:p>
              </table:table-cell>
              <table:table-cell office:value-type="float" office:value="3.07828465636126">
                <text:p>3.07828465636126</text:p>
              </table:table-cell>
              <table:table-cell office:value-type="float" office:value="0.133657624870938">
                <text:p>0.133657624870938</text:p>
              </table:table-cell>
              <table:table-cell office:value-type="float" office:value="0.254722711063555">
                <text:p>0.254722711063555</text:p>
              </table:table-cell>
              <table:table-cell office:value-type="float" office:value="0.136091617916141">
                <text:p>0.136091617916141</text:p>
              </table:table-cell>
              <table:table-cell office:value-type="float" office:value="0.116797415809767">
                <text:p>0.116797415809767</text:p>
              </table:table-cell>
              <table:table-cell office:value-type="float" office:value="0.20569458413068">
                <text:p>0.205694584130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183240036511147">
                <text:p>0.183240036511147</text:p>
              </table:table-cell>
              <table:table-cell office:value-type="float" office:value="0.138908615688037">
                <text:p>0.138908615688037</text:p>
              </table:table-cell>
              <table:table-cell office:value-type="float" office:value="1.18860173516797">
                <text:p>1.18860173516797</text:p>
              </table:table-cell>
              <table:table-cell office:value-type="float" office:value="0.176455317932574">
                <text:p>0.176455317932574</text:p>
              </table:table-cell>
              <table:table-cell office:value-type="float" office:value="0.22870961901571">
                <text:p>0.22870961901571</text:p>
              </table:table-cell>
              <table:table-cell office:value-type="float" office:value="0.132153611018527">
                <text:p>0.132153611018527</text:p>
              </table:table-cell>
              <table:table-cell office:value-type="float" office:value="0.108052247868839">
                <text:p>0.108052247868839</text:p>
              </table:table-cell>
              <table:table-cell office:value-type="float" office:value="0.176813037986475">
                <text:p>0.1768130379864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68475785867E-015">
                <text:p>2.368475785867E-015</text:p>
              </table:table-cell>
              <table:table-cell office:value-type="float" office:value="0.0000486648457944026">
                <text:p>0.0000486648457944026</text:p>
              </table:table-cell>
              <table:table-cell office:value-type="float" office:value="0.117387251705534">
                <text:p>0.117387251705534</text:p>
              </table:table-cell>
              <table:table-cell office:value-type="float" office:value="0.948305929201775">
                <text:p>0.948305929201775</text:p>
              </table:table-cell>
              <table:table-cell office:value-type="float" office:value="0.177260912267826">
                <text:p>0.177260912267826</text:p>
              </table:table-cell>
              <table:table-cell office:value-type="float" office:value="0.186431435676472">
                <text:p>0.186431435676472</text:p>
              </table:table-cell>
              <table:table-cell office:value-type="float" office:value="0.188680797442276">
                <text:p>0.188680797442276</text:p>
              </table:table-cell>
              <table:table-cell office:value-type="float" office:value="0.14978953399172">
                <text:p>0.14978953399172</text:p>
              </table:table-cell>
              <table:table-cell office:value-type="float" office:value="0.181859179761153">
                <text:p>0.1818591797611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366954208811063">
                <text:p>0.366954208811063</text:p>
              </table:table-cell>
              <table:table-cell office:value-type="float" office:value="0.266550093385502">
                <text:p>0.266550093385502</text:p>
              </table:table-cell>
              <table:table-cell office:value-type="float" office:value="2.01715205376949">
                <text:p>2.01715205376949</text:p>
              </table:table-cell>
              <table:table-cell office:value-type="float" office:value="0.258313710923888">
                <text:p>0.258313710923888</text:p>
              </table:table-cell>
              <table:table-cell office:value-type="float" office:value="0.186620106360708">
                <text:p>0.186620106360708</text:p>
              </table:table-cell>
              <table:table-cell office:value-type="float" office:value="0.0946773885045182">
                <text:p>0.0946773885045182</text:p>
              </table:table-cell>
              <table:table-cell office:value-type="float" office:value="0.204898517846444">
                <text:p>0.204898517846444</text:p>
              </table:table-cell>
              <table:table-cell office:value-type="float" office:value="0.153979253021793">
                <text:p>0.1539792530217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736951571734E-015">
                <text:p>4.736951571734E-015</text:p>
              </table:table-cell>
              <table:table-cell office:value-type="float" office:value="0.0000018455055633653">
                <text:p>0.0000018455055633653</text:p>
              </table:table-cell>
              <table:table-cell office:value-type="float" office:value="0.247461876996501">
                <text:p>0.247461876996501</text:p>
              </table:table-cell>
              <table:table-cell office:value-type="float" office:value="1.33708655052377">
                <text:p>1.33708655052377</text:p>
              </table:table-cell>
              <table:table-cell office:value-type="float" office:value="0.180633298508775">
                <text:p>0.180633298508775</text:p>
              </table:table-cell>
              <table:table-cell office:value-type="float" office:value="0.169124528452133">
                <text:p>0.169124528452133</text:p>
              </table:table-cell>
              <table:table-cell office:value-type="float" office:value="0.192893007328753">
                <text:p>0.192893007328753</text:p>
              </table:table-cell>
              <table:table-cell office:value-type="float" office:value="0.0906009226072746">
                <text:p>0.0906009226072746</text:p>
              </table:table-cell>
              <table:table-cell office:value-type="float" office:value="0.0577637985075268">
                <text:p>0.05776379850752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68475785867E-015">
                <text:p>2.368475785867E-015</text:p>
              </table:table-cell>
              <table:table-cell office:value-type="float" office:value="0.0000370840753998181">
                <text:p>0.0000370840753998181</text:p>
              </table:table-cell>
              <table:table-cell office:value-type="float" office:value="0.0000858813390158166">
                <text:p>0.0000858813390158166</text:p>
              </table:table-cell>
              <table:table-cell office:value-type="float" office:value="2.38020711797304">
                <text:p>2.38020711797304</text:p>
              </table:table-cell>
              <table:table-cell office:value-type="float" office:value="0.254837770777735">
                <text:p>0.254837770777735</text:p>
              </table:table-cell>
              <table:table-cell office:value-type="float" office:value="0.146397123996063">
                <text:p>0.146397123996063</text:p>
              </table:table-cell>
              <table:table-cell office:value-type="float" office:value="0.223674777689212">
                <text:p>0.223674777689212</text:p>
              </table:table-cell>
              <table:table-cell office:value-type="float" office:value="0.139287159361706">
                <text:p>0.139287159361706</text:p>
              </table:table-cell>
              <table:table-cell office:value-type="float" office:value="0.184601423188627">
                <text:p>0.1846014231886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02010602070001">
                <text:p>0.202010602070001</text:p>
              </table:table-cell>
              <table:table-cell office:value-type="float" office:value="0.258406251742271">
                <text:p>0.258406251742271</text:p>
              </table:table-cell>
              <table:table-cell office:value-type="float" office:value="1.525002260751">
                <text:p>1.525002260751</text:p>
              </table:table-cell>
              <table:table-cell office:value-type="float" office:value="0.206524746211107">
                <text:p>0.206524746211107</text:p>
              </table:table-cell>
              <table:table-cell office:value-type="float" office:value="0.130763369592808">
                <text:p>0.130763369592808</text:p>
              </table:table-cell>
              <table:table-cell office:value-type="float" office:value="0.146421297479258">
                <text:p>0.146421297479258</text:p>
              </table:table-cell>
              <table:table-cell office:value-type="float" office:value="0.131478352098578">
                <text:p>0.131478352098578</text:p>
              </table:table-cell>
              <table:table-cell office:value-type="float" office:value="0.14903260253983">
                <text:p>0.149032602539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legend chart:legend-position="end" svg:x="14.173cm" svg:y="2.212cm" style:legend-expansion="high" chart:style-name="ch2"/>
        <chart:plot-area chart:style-name="ch3" table:cell-range-address="'merged-9-9'.C705:'merged-9-9'.C705 'merged-9-9'.B706:'merged-9-9'.B884 'merged-9-9'.C725:'merged-9-9'.C725 'merged-9-9'.C745:'merged-9-9'.C745 'merged-9-9'.C765:'merged-9-9'.C765 'merged-9-9'.C785:'merged-9-9'.C785 'merged-9-9'.C805:'merged-9-9'.C805 'merged-9-9'.C825:'merged-9-9'.C825 'merged-9-9'.C845:'merged-9-9'.C845 'merged-9-9'.C865:'merged-9-9'.C865" chart:data-source-has-labels="row" svg:x="0.319cm" svg:y="0.18cm" svg:width="13.535cm" svg:height="8.646cm">
          <chartooo:coordinate-region svg:x="1.046cm" svg:y="0.379cm" svg:width="12.808cm" svg:height="7.8cm"/>
          <chart:axis chart:dimension="x" chart:name="primary-x" chart:style-name="ch4">
            <chart:grid chart:style-name="ch5" chart:class="major"/>
          </chart:axis>
          <chart:axis chart:dimension="x" chart:name="secondary-x" chart:style-name="ch6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merged-9-9'.B706:'merged-9-9'.B724" chart:label-cell-address="'merged-9-9'.C705:'merged-9-9'.C705" chart:class="chart:line">
            <chart:data-point chart:repeated="19"/>
          </chart:series>
          <chart:series chart:attached-axis="primary-y" chart:style-name="ch8" chart:values-cell-range-address="'merged-9-9'.B725:'merged-9-9'.B744" chart:label-cell-address="'merged-9-9'.C725:'merged-9-9'.C725" chart:class="chart:line">
            <chart:data-point chart:repeated="20"/>
          </chart:series>
          <chart:series chart:attached-axis="primary-y" chart:style-name="ch9" chart:values-cell-range-address="'merged-9-9'.B745:'merged-9-9'.B764" chart:label-cell-address="'merged-9-9'.C745:'merged-9-9'.C745" chart:class="chart:line">
            <chart:data-point chart:repeated="20"/>
          </chart:series>
          <chart:series chart:attached-axis="primary-y" chart:style-name="ch10" chart:values-cell-range-address="'merged-9-9'.B765:'merged-9-9'.B784" chart:label-cell-address="'merged-9-9'.C765:'merged-9-9'.C765" chart:class="chart:line">
            <chart:data-point chart:repeated="20"/>
          </chart:series>
          <chart:series chart:attached-axis="primary-y" chart:style-name="ch11" chart:values-cell-range-address="'merged-9-9'.B785:'merged-9-9'.B804" chart:label-cell-address="'merged-9-9'.C785:'merged-9-9'.C785" chart:class="chart:line">
            <chart:data-point chart:repeated="20"/>
          </chart:series>
          <chart:series chart:attached-axis="primary-y" chart:style-name="ch12" chart:values-cell-range-address="'merged-9-9'.B805:'merged-9-9'.B824" chart:label-cell-address="'merged-9-9'.C805:'merged-9-9'.C805" chart:class="chart:line">
            <chart:data-point chart:repeated="20"/>
          </chart:series>
          <chart:series chart:attached-axis="primary-y" chart:style-name="ch13" chart:values-cell-range-address="'merged-9-9'.B825:'merged-9-9'.B844" chart:label-cell-address="'merged-9-9'.C825:'merged-9-9'.C825" chart:class="chart:line">
            <chart:data-point chart:repeated="20"/>
          </chart:series>
          <chart:series chart:attached-axis="primary-y" chart:style-name="ch14" chart:values-cell-range-address="'merged-9-9'.B845:'merged-9-9'.B864" chart:label-cell-address="'merged-9-9'.C845:'merged-9-9'.C845" chart:class="chart:line">
            <chart:data-point chart:repeated="20"/>
          </chart:series>
          <chart:series chart:attached-axis="primary-y" chart:style-name="ch15" chart:values-cell-range-address="'merged-9-9'.B865:'merged-9-9'.B884" chart:label-cell-address="'merged-9-9'.C865:'merged-9-9'.C865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-1</text:p>
                <draw:g>
                  <svg:desc>'merged-9-9'.C705:'merged-9-9'.C705</svg:desc>
                </draw:g>
              </table:table-cell>
              <table:table-cell office:value-type="string">
                <text:p>5-2</text:p>
                <draw:g>
                  <svg:desc>'merged-9-9'.C725:'merged-9-9'.C725</svg:desc>
                </draw:g>
              </table:table-cell>
              <table:table-cell office:value-type="string">
                <text:p>5-3</text:p>
                <draw:g>
                  <svg:desc>'merged-9-9'.C745:'merged-9-9'.C745</svg:desc>
                </draw:g>
              </table:table-cell>
              <table:table-cell office:value-type="string">
                <text:p>5-4</text:p>
                <draw:g>
                  <svg:desc>'merged-9-9'.C765:'merged-9-9'.C765</svg:desc>
                </draw:g>
              </table:table-cell>
              <table:table-cell office:value-type="string">
                <text:p>5-5</text:p>
                <draw:g>
                  <svg:desc>'merged-9-9'.C785:'merged-9-9'.C785</svg:desc>
                </draw:g>
              </table:table-cell>
              <table:table-cell office:value-type="string">
                <text:p>5-6</text:p>
                <draw:g>
                  <svg:desc>'merged-9-9'.C805:'merged-9-9'.C805</svg:desc>
                </draw:g>
              </table:table-cell>
              <table:table-cell office:value-type="string">
                <text:p>5-7</text:p>
                <draw:g>
                  <svg:desc>'merged-9-9'.C825:'merged-9-9'.C825</svg:desc>
                </draw:g>
              </table:table-cell>
              <table:table-cell office:value-type="string">
                <text:p>5-8</text:p>
                <draw:g>
                  <svg:desc>'merged-9-9'.C845:'merged-9-9'.C845</svg:desc>
                </draw:g>
              </table:table-cell>
              <table:table-cell office:value-type="string">
                <text:p>5-9</text:p>
                <draw:g>
                  <svg:desc>'merged-9-9'.C865:'merged-9-9'.C8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rged-9-9'.B706:'merged-9-9'.B724</svg:desc>
                </draw:g>
              </table:table-cell>
              <table:table-cell office:value-type="float" office:value="0.0000137948798454163">
                <text:p>0.0000137948798454163</text:p>
                <draw:g>
                  <svg:desc>'merged-9-9'.B725:'merged-9-9'.B744</svg:desc>
                </draw:g>
              </table:table-cell>
              <table:table-cell office:value-type="float" office:value="0.240935671187759">
                <text:p>0.240935671187759</text:p>
                <draw:g>
                  <svg:desc>'merged-9-9'.B745:'merged-9-9'.B764</svg:desc>
                </draw:g>
              </table:table-cell>
              <table:table-cell office:value-type="float" office:value="0.00022556934569734">
                <text:p>0.00022556934569734</text:p>
                <draw:g>
                  <svg:desc>'merged-9-9'.B765:'merged-9-9'.B784</svg:desc>
                </draw:g>
              </table:table-cell>
              <table:table-cell office:value-type="float" office:value="2.78169469855786">
                <text:p>2.78169469855786</text:p>
                <draw:g>
                  <svg:desc>'merged-9-9'.B785:'merged-9-9'.B804</svg:desc>
                </draw:g>
              </table:table-cell>
              <table:table-cell office:value-type="float" office:value="0.093970656885979">
                <text:p>0.093970656885979</text:p>
                <draw:g>
                  <svg:desc>'merged-9-9'.B805:'merged-9-9'.B824</svg:desc>
                </draw:g>
              </table:table-cell>
              <table:table-cell office:value-type="float" office:value="0.221627808668008">
                <text:p>0.221627808668008</text:p>
                <draw:g>
                  <svg:desc>'merged-9-9'.B825:'merged-9-9'.B844</svg:desc>
                </draw:g>
              </table:table-cell>
              <table:table-cell office:value-type="float" office:value="0.176228006656963">
                <text:p>0.176228006656963</text:p>
                <draw:g>
                  <svg:desc>'merged-9-9'.B845:'merged-9-9'.B864</svg:desc>
                </draw:g>
              </table:table-cell>
              <table:table-cell office:value-type="float" office:value="0.173759604843332">
                <text:p>0.173759604843332</text:p>
                <draw:g>
                  <svg:desc>'merged-9-9'.B865:'merged-9-9'.B8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70214368277749">
                <text:p>0.170214368277749</text:p>
              </table:table-cell>
              <table:table-cell office:value-type="float" office:value="0.0982169660968505">
                <text:p>0.0982169660968505</text:p>
              </table:table-cell>
              <table:table-cell office:value-type="float" office:value="0.0827327028557224">
                <text:p>0.0827327028557224</text:p>
              </table:table-cell>
              <table:table-cell office:value-type="float" office:value="1.18453829266598">
                <text:p>1.18453829266598</text:p>
              </table:table-cell>
              <table:table-cell office:value-type="float" office:value="0.231692029242237">
                <text:p>0.231692029242237</text:p>
              </table:table-cell>
              <table:table-cell office:value-type="float" office:value="0.171034526464635">
                <text:p>0.171034526464635</text:p>
              </table:table-cell>
              <table:table-cell office:value-type="float" office:value="0.18293468761917">
                <text:p>0.18293468761917</text:p>
              </table:table-cell>
              <table:table-cell office:value-type="float" office:value="0.13327912191278">
                <text:p>0.133279121912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767784825945">
                <text:p>0.1767784825945</text:p>
              </table:table-cell>
              <table:table-cell office:value-type="float" office:value="0.000596881945768367">
                <text:p>0.000596881945768367</text:p>
              </table:table-cell>
              <table:table-cell office:value-type="float" office:value="0.0911398063925164">
                <text:p>0.0911398063925164</text:p>
              </table:table-cell>
              <table:table-cell office:value-type="float" office:value="2.37106416928398">
                <text:p>2.37106416928398</text:p>
              </table:table-cell>
              <table:table-cell office:value-type="float" office:value="0.239293060053576">
                <text:p>0.239293060053576</text:p>
              </table:table-cell>
              <table:table-cell office:value-type="float" office:value="0.17234715800125">
                <text:p>0.17234715800125</text:p>
              </table:table-cell>
              <table:table-cell office:value-type="float" office:value="0.12161464910331">
                <text:p>0.12161464910331</text:p>
              </table:table-cell>
              <table:table-cell office:value-type="float" office:value="0.165110025231092">
                <text:p>0.1651100252310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6024420434343E-015">
                <text:p>4.06024420434343E-015</text:p>
              </table:table-cell>
              <table:table-cell office:value-type="float" office:value="0.17665723518269">
                <text:p>0.17665723518269</text:p>
              </table:table-cell>
              <table:table-cell office:value-type="float" office:value="0.0000135942758688489">
                <text:p>0.0000135942758688489</text:p>
              </table:table-cell>
              <table:table-cell office:value-type="float" office:value="0.257526280865529">
                <text:p>0.257526280865529</text:p>
              </table:table-cell>
              <table:table-cell office:value-type="float" office:value="1.67713363452511">
                <text:p>1.67713363452511</text:p>
              </table:table-cell>
              <table:table-cell office:value-type="float" office:value="0.147554659804722">
                <text:p>0.147554659804722</text:p>
              </table:table-cell>
              <table:table-cell office:value-type="float" office:value="0.193819157879511">
                <text:p>0.193819157879511</text:p>
              </table:table-cell>
              <table:table-cell office:value-type="float" office:value="0.156148775584061">
                <text:p>0.156148775584061</text:p>
              </table:table-cell>
              <table:table-cell office:value-type="float" office:value="0.0995901683550119">
                <text:p>0.0995901683550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0000266897195268234">
                <text:p>0.00000266897195268234</text:p>
              </table:table-cell>
              <table:table-cell office:value-type="float" office:value="0.0000256228466483264">
                <text:p>0.0000256228466483264</text:p>
              </table:table-cell>
              <table:table-cell office:value-type="float" office:value="0.0939853131844608">
                <text:p>0.0939853131844608</text:p>
              </table:table-cell>
              <table:table-cell office:value-type="float" office:value="0.992576620861448">
                <text:p>0.992576620861448</text:p>
              </table:table-cell>
              <table:table-cell office:value-type="float" office:value="0.149632285031101">
                <text:p>0.149632285031101</text:p>
              </table:table-cell>
              <table:table-cell office:value-type="float" office:value="0.141277271948978">
                <text:p>0.141277271948978</text:p>
              </table:table-cell>
              <table:table-cell office:value-type="float" office:value="0.170516546910461">
                <text:p>0.170516546910461</text:p>
              </table:table-cell>
              <table:table-cell office:value-type="float" office:value="0.166830297629604">
                <text:p>0.1668302976296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6024420434343E-015">
                <text:p>4.06024420434343E-015</text:p>
              </table:table-cell>
              <table:table-cell office:value-type="float" office:value="0.0000359472709487857">
                <text:p>0.0000359472709487857</text:p>
              </table:table-cell>
              <table:table-cell office:value-type="float" office:value="0.121337923335701">
                <text:p>0.121337923335701</text:p>
              </table:table-cell>
              <table:table-cell office:value-type="float" office:value="0.168136515799689">
                <text:p>0.168136515799689</text:p>
              </table:table-cell>
              <table:table-cell office:value-type="float" office:value="1.93986315520952">
                <text:p>1.93986315520952</text:p>
              </table:table-cell>
              <table:table-cell office:value-type="float" office:value="0.106969373252782">
                <text:p>0.106969373252782</text:p>
              </table:table-cell>
              <table:table-cell office:value-type="float" office:value="0.222713053518026">
                <text:p>0.222713053518026</text:p>
              </table:table-cell>
              <table:table-cell office:value-type="float" office:value="0.187368526441327">
                <text:p>0.187368526441327</text:p>
              </table:table-cell>
              <table:table-cell office:value-type="float" office:value="0.187073333692859">
                <text:p>0.1870733336928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012210217171E-015">
                <text:p>2.03012210217171E-015</text:p>
              </table:table-cell>
              <table:table-cell office:value-type="float" office:value="0.00000371623467756294">
                <text:p>0.00000371623467756294</text:p>
              </table:table-cell>
              <table:table-cell office:value-type="float" office:value="0.000018472850151978">
                <text:p>0.000018472850151978</text:p>
              </table:table-cell>
              <table:table-cell office:value-type="float" office:value="0.173141449178205">
                <text:p>0.173141449178205</text:p>
              </table:table-cell>
              <table:table-cell office:value-type="float" office:value="2.26099264643308">
                <text:p>2.26099264643308</text:p>
              </table:table-cell>
              <table:table-cell office:value-type="float" office:value="0.244801389598399">
                <text:p>0.244801389598399</text:p>
              </table:table-cell>
              <table:table-cell office:value-type="float" office:value="0.164056484388924">
                <text:p>0.164056484388924</text:p>
              </table:table-cell>
              <table:table-cell office:value-type="float" office:value="0.21549942119859">
                <text:p>0.21549942119859</text:p>
              </table:table-cell>
              <table:table-cell office:value-type="float" office:value="0.166241073590545">
                <text:p>0.166241073590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012210217171E-015">
                <text:p>2.03012210217171E-015</text:p>
              </table:table-cell>
              <table:table-cell office:value-type="float" office:value="0.165257247978894">
                <text:p>0.165257247978894</text:p>
              </table:table-cell>
              <table:table-cell office:value-type="float" office:value="0.242110674793638">
                <text:p>0.242110674793638</text:p>
              </table:table-cell>
              <table:table-cell office:value-type="float" office:value="0.183824301384978">
                <text:p>0.183824301384978</text:p>
              </table:table-cell>
              <table:table-cell office:value-type="float" office:value="1.70419689351724">
                <text:p>1.70419689351724</text:p>
              </table:table-cell>
              <table:table-cell office:value-type="float" office:value="0.149842396441895">
                <text:p>0.149842396441895</text:p>
              </table:table-cell>
              <table:table-cell office:value-type="float" office:value="0.189142281278963">
                <text:p>0.189142281278963</text:p>
              </table:table-cell>
              <table:table-cell office:value-type="float" office:value="0.12509645402529">
                <text:p>0.12509645402529</text:p>
              </table:table-cell>
              <table:table-cell office:value-type="float" office:value="0.154215847470402">
                <text:p>0.1542158474704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174670163607957">
                <text:p>0.174670163607957</text:p>
              </table:table-cell>
              <table:table-cell office:value-type="float" office:value="0.118007298525344">
                <text:p>0.118007298525344</text:p>
              </table:table-cell>
              <table:table-cell office:value-type="float" office:value="0.187317545659385">
                <text:p>0.187317545659385</text:p>
              </table:table-cell>
              <table:table-cell office:value-type="float" office:value="1.26168094544431">
                <text:p>1.26168094544431</text:p>
              </table:table-cell>
              <table:table-cell office:value-type="float" office:value="0.193342909602339">
                <text:p>0.193342909602339</text:p>
              </table:table-cell>
              <table:table-cell office:value-type="float" office:value="0.130078082518346">
                <text:p>0.130078082518346</text:p>
              </table:table-cell>
              <table:table-cell office:value-type="float" office:value="0.147038105218034">
                <text:p>0.147038105218034</text:p>
              </table:table-cell>
              <table:table-cell office:value-type="float" office:value="0.121951169508592">
                <text:p>0.121951169508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000142072698319784">
                <text:p>0.00000142072698319784</text:p>
              </table:table-cell>
              <table:table-cell office:value-type="float" office:value="0.000152071708544979">
                <text:p>0.000152071708544979</text:p>
              </table:table-cell>
              <table:table-cell office:value-type="float" office:value="0.168008314688208">
                <text:p>0.168008314688208</text:p>
              </table:table-cell>
              <table:table-cell office:value-type="float" office:value="1.78960200362383">
                <text:p>1.78960200362383</text:p>
              </table:table-cell>
              <table:table-cell office:value-type="float" office:value="0.158622350114484">
                <text:p>0.158622350114484</text:p>
              </table:table-cell>
              <table:table-cell office:value-type="float" office:value="0.152917831090365">
                <text:p>0.152917831090365</text:p>
              </table:table-cell>
              <table:table-cell office:value-type="float" office:value="0.192766259270705">
                <text:p>0.192766259270705</text:p>
              </table:table-cell>
              <table:table-cell office:value-type="float" office:value="0.12827131256882">
                <text:p>0.128271312568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64993359946087">
                <text:p>0.164993359946087</text:p>
              </table:table-cell>
              <table:table-cell office:value-type="float" office:value="0.226687233671923">
                <text:p>0.226687233671923</text:p>
              </table:table-cell>
              <table:table-cell office:value-type="float" office:value="0.0000985600053837077">
                <text:p>0.0000985600053837077</text:p>
              </table:table-cell>
              <table:table-cell office:value-type="float" office:value="1.56962524441123">
                <text:p>1.56962524441123</text:p>
              </table:table-cell>
              <table:table-cell office:value-type="float" office:value="0.174312696678412">
                <text:p>0.174312696678412</text:p>
              </table:table-cell>
              <table:table-cell office:value-type="float" office:value="0.155691443037487">
                <text:p>0.155691443037487</text:p>
              </table:table-cell>
              <table:table-cell office:value-type="float" office:value="0.12921349069203">
                <text:p>0.12921349069203</text:p>
              </table:table-cell>
              <table:table-cell office:value-type="float" office:value="0.148581654675539">
                <text:p>0.1485816546755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73976702295399">
                <text:p>0.173976702295399</text:p>
              </table:table-cell>
              <table:table-cell office:value-type="float" office:value="0.000104177891950773">
                <text:p>0.000104177891950773</text:p>
              </table:table-cell>
              <table:table-cell office:value-type="float" office:value="0.170173318401036">
                <text:p>0.170173318401036</text:p>
              </table:table-cell>
              <table:table-cell office:value-type="float" office:value="2.27074745194274">
                <text:p>2.27074745194274</text:p>
              </table:table-cell>
              <table:table-cell office:value-type="float" office:value="0.15496476601949">
                <text:p>0.15496476601949</text:p>
              </table:table-cell>
              <table:table-cell office:value-type="float" office:value="0.172872390392669">
                <text:p>0.172872390392669</text:p>
              </table:table-cell>
              <table:table-cell office:value-type="float" office:value="0.146260754925547">
                <text:p>0.146260754925547</text:p>
              </table:table-cell>
              <table:table-cell office:value-type="float" office:value="0.208321793481136">
                <text:p>0.2083217934811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012210217171E-015">
                <text:p>2.03012210217171E-015</text:p>
              </table:table-cell>
              <table:table-cell office:value-type="float" office:value="0.174596176642892">
                <text:p>0.174596176642892</text:p>
              </table:table-cell>
              <table:table-cell office:value-type="float" office:value="0.117663997023243">
                <text:p>0.117663997023243</text:p>
              </table:table-cell>
              <table:table-cell office:value-type="float" office:value="0.177613537505558">
                <text:p>0.177613537505558</text:p>
              </table:table-cell>
              <table:table-cell office:value-type="float" office:value="1.45838896431794">
                <text:p>1.45838896431794</text:p>
              </table:table-cell>
              <table:table-cell office:value-type="float" office:value="0.20933952495378">
                <text:p>0.20933952495378</text:p>
              </table:table-cell>
              <table:table-cell office:value-type="float" office:value="0.148979570884207">
                <text:p>0.148979570884207</text:p>
              </table:table-cell>
              <table:table-cell office:value-type="float" office:value="0.156864289174191">
                <text:p>0.156864289174191</text:p>
              </table:table-cell>
              <table:table-cell office:value-type="float" office:value="0.192057521981603">
                <text:p>0.1920575219816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06024420434343E-015">
                <text:p>4.06024420434343E-015</text:p>
              </table:table-cell>
              <table:table-cell office:value-type="float" office:value="0.00000329149406339685">
                <text:p>0.00000329149406339685</text:p>
              </table:table-cell>
              <table:table-cell office:value-type="float" office:value="0.0000232800700035369">
                <text:p>0.0000232800700035369</text:p>
              </table:table-cell>
              <table:table-cell office:value-type="float" office:value="0.189913666818994">
                <text:p>0.189913666818994</text:p>
              </table:table-cell>
              <table:table-cell office:value-type="float" office:value="1.99948044023978">
                <text:p>1.99948044023978</text:p>
              </table:table-cell>
              <table:table-cell office:value-type="float" office:value="0.191761812639047">
                <text:p>0.191761812639047</text:p>
              </table:table-cell>
              <table:table-cell office:value-type="float" office:value="0.181261029568664">
                <text:p>0.181261029568664</text:p>
              </table:table-cell>
              <table:table-cell office:value-type="float" office:value="0.213075699537207">
                <text:p>0.213075699537207</text:p>
              </table:table-cell>
              <table:table-cell office:value-type="float" office:value="0.129223679327161">
                <text:p>0.129223679327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06024420434343E-015">
                <text:p>4.06024420434343E-015</text:p>
              </table:table-cell>
              <table:table-cell office:value-type="float" office:value="0.0000129501350397479">
                <text:p>0.0000129501350397479</text:p>
              </table:table-cell>
              <table:table-cell office:value-type="float" office:value="0.0000196686198431515">
                <text:p>0.0000196686198431515</text:p>
              </table:table-cell>
              <table:table-cell office:value-type="float" office:value="0.192531014900552">
                <text:p>0.192531014900552</text:p>
              </table:table-cell>
              <table:table-cell office:value-type="float" office:value="1.29722373233924">
                <text:p>1.29722373233924</text:p>
              </table:table-cell>
              <table:table-cell office:value-type="float" office:value="0.238465735212928">
                <text:p>0.238465735212928</text:p>
              </table:table-cell>
              <table:table-cell office:value-type="float" office:value="0.185564574121453">
                <text:p>0.185564574121453</text:p>
              </table:table-cell>
              <table:table-cell office:value-type="float" office:value="0.158694100464786">
                <text:p>0.158694100464786</text:p>
              </table:table-cell>
              <table:table-cell office:value-type="float" office:value="0.140485843715515">
                <text:p>0.1404858437155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0000242646730337637">
                <text:p>0.00000242646730337637</text:p>
              </table:table-cell>
              <table:table-cell office:value-type="float" office:value="0.109538386015179">
                <text:p>0.109538386015179</text:p>
              </table:table-cell>
              <table:table-cell office:value-type="float" office:value="0.172434843218212">
                <text:p>0.172434843218212</text:p>
              </table:table-cell>
              <table:table-cell office:value-type="float" office:value="1.57881969127895">
                <text:p>1.57881969127895</text:p>
              </table:table-cell>
              <table:table-cell office:value-type="float" office:value="0.174168635588422">
                <text:p>0.174168635588422</text:p>
              </table:table-cell>
              <table:table-cell office:value-type="float" office:value="0.144205704937237">
                <text:p>0.144205704937237</text:p>
              </table:table-cell>
              <table:table-cell office:value-type="float" office:value="0.18001873919085">
                <text:p>0.18001873919085</text:p>
              </table:table-cell>
              <table:table-cell office:value-type="float" office:value="0.169576319813203">
                <text:p>0.1695763198132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175982617073915">
                <text:p>0.175982617073915</text:p>
              </table:table-cell>
              <table:table-cell office:value-type="float" office:value="0.117767691373571">
                <text:p>0.117767691373571</text:p>
              </table:table-cell>
              <table:table-cell office:value-type="float" office:value="0.188111734380521">
                <text:p>0.188111734380521</text:p>
              </table:table-cell>
              <table:table-cell office:value-type="float" office:value="1.57405117403409">
                <text:p>1.57405117403409</text:p>
              </table:table-cell>
              <table:table-cell office:value-type="float" office:value="0.207814347897894">
                <text:p>0.207814347897894</text:p>
              </table:table-cell>
              <table:table-cell office:value-type="float" office:value="0.148448308155997">
                <text:p>0.148448308155997</text:p>
              </table:table-cell>
              <table:table-cell office:value-type="float" office:value="0.143314639374929">
                <text:p>0.143314639374929</text:p>
              </table:table-cell>
              <table:table-cell office:value-type="float" office:value="0.143892592367755">
                <text:p>0.1438925923677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00303918472380829">
                <text:p>0.0000303918472380829</text:p>
              </table:table-cell>
              <table:table-cell office:value-type="float" office:value="0.107524625706935">
                <text:p>0.107524625706935</text:p>
              </table:table-cell>
              <table:table-cell office:value-type="float" office:value="0.0904842220025923">
                <text:p>0.0904842220025923</text:p>
              </table:table-cell>
              <table:table-cell office:value-type="float" office:value="1.62198612897401">
                <text:p>1.62198612897401</text:p>
              </table:table-cell>
              <table:table-cell office:value-type="float" office:value="0.24350919210832">
                <text:p>0.24350919210832</text:p>
              </table:table-cell>
              <table:table-cell office:value-type="float" office:value="0.207449404321378">
                <text:p>0.207449404321378</text:p>
              </table:table-cell>
              <table:table-cell office:value-type="float" office:value="0.176301030577674">
                <text:p>0.176301030577674</text:p>
              </table:table-cell>
              <table:table-cell office:value-type="float" office:value="0.162324939872526">
                <text:p>0.1623249398725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000175133110518338">
                <text:p>0.0000175133110518338</text:p>
              </table:table-cell>
              <table:table-cell office:value-type="float" office:value="0.116145928021054">
                <text:p>0.116145928021054</text:p>
              </table:table-cell>
              <table:table-cell office:value-type="float" office:value="0.191949879519365">
                <text:p>0.191949879519365</text:p>
              </table:table-cell>
              <table:table-cell office:value-type="float" office:value="3.20527887594636">
                <text:p>3.20527887594636</text:p>
              </table:table-cell>
              <table:table-cell office:value-type="float" office:value="0.226130585012801">
                <text:p>0.226130585012801</text:p>
              </table:table-cell>
              <table:table-cell office:value-type="float" office:value="0.16497853718522">
                <text:p>0.16497853718522</text:p>
              </table:table-cell>
              <table:table-cell office:value-type="float" office:value="0.189828567189736">
                <text:p>0.189828567189736</text:p>
              </table:table-cell>
              <table:table-cell office:value-type="float" office:value="0.13231375634869">
                <text:p>0.13231375634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60393012956851">
                <text:p>0.160393012956851</text:p>
              </table:table-cell>
              <table:table-cell office:value-type="float" office:value="0.117978003932211">
                <text:p>0.117978003932211</text:p>
              </table:table-cell>
              <table:table-cell office:value-type="float" office:value="0.000251429910744304">
                <text:p>0.000251429910744304</text:p>
              </table:table-cell>
              <table:table-cell office:value-type="float" office:value="2.55031291056802">
                <text:p>2.55031291056802</text:p>
              </table:table-cell>
              <table:table-cell office:value-type="float" office:value="0.207918975270645">
                <text:p>0.207918975270645</text:p>
              </table:table-cell>
              <table:table-cell office:value-type="float" office:value="0.164015660738808">
                <text:p>0.164015660738808</text:p>
              </table:table-cell>
              <table:table-cell office:value-type="float" office:value="0.147342063216235">
                <text:p>0.147342063216235</text:p>
              </table:table-cell>
              <table:table-cell office:value-type="float" office:value="0.139423598594134">
                <text:p>0.1394235985941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legend chart:legend-position="end" svg:x="14.173cm" svg:y="2.211cm" style:legend-expansion="high" chart:style-name="ch2"/>
        <chart:plot-area chart:style-name="ch3" table:cell-range-address="'merged-9-9'.C885:'merged-9-9'.C885 'merged-9-9'.B886:'merged-9-9'.B1064 'merged-9-9'.C905:'merged-9-9'.C905 'merged-9-9'.C925:'merged-9-9'.C925 'merged-9-9'.C945:'merged-9-9'.C945 'merged-9-9'.C965:'merged-9-9'.C965 'merged-9-9'.C985:'merged-9-9'.C985 'merged-9-9'.C1005:'merged-9-9'.C1005 'merged-9-9'.C1025:'merged-9-9'.C1025 'merged-9-9'.C1045:'merged-9-9'.C1045" chart:data-source-has-labels="row" svg:x="0.319cm" svg:y="0.18cm" svg:width="13.535cm" svg:height="8.645cm">
          <chartooo:coordinate-region svg:x="1.046cm" svg:y="0.379cm" svg:width="12.808cm" svg:height="7.79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rged-9-9'.B886:'merged-9-9'.B904" chart:label-cell-address="'merged-9-9'.C885:'merged-9-9'.C885" chart:class="chart:line">
            <chart:data-point chart:repeated="19"/>
          </chart:series>
          <chart:series chart:style-name="ch7" chart:values-cell-range-address="'merged-9-9'.B905:'merged-9-9'.B924" chart:label-cell-address="'merged-9-9'.C905:'merged-9-9'.C905" chart:class="chart:line">
            <chart:data-point chart:repeated="20"/>
          </chart:series>
          <chart:series chart:style-name="ch8" chart:values-cell-range-address="'merged-9-9'.B925:'merged-9-9'.B944" chart:label-cell-address="'merged-9-9'.C925:'merged-9-9'.C925" chart:class="chart:line">
            <chart:data-point chart:repeated="20"/>
          </chart:series>
          <chart:series chart:style-name="ch9" chart:values-cell-range-address="'merged-9-9'.B945:'merged-9-9'.B964" chart:label-cell-address="'merged-9-9'.C945:'merged-9-9'.C945" chart:class="chart:line">
            <chart:data-point chart:repeated="20"/>
          </chart:series>
          <chart:series chart:style-name="ch10" chart:values-cell-range-address="'merged-9-9'.B965:'merged-9-9'.B984" chart:label-cell-address="'merged-9-9'.C965:'merged-9-9'.C965" chart:class="chart:line">
            <chart:data-point chart:repeated="20"/>
          </chart:series>
          <chart:series chart:style-name="ch11" chart:values-cell-range-address="'merged-9-9'.B985:'merged-9-9'.B1004" chart:label-cell-address="'merged-9-9'.C985:'merged-9-9'.C985" chart:class="chart:line">
            <chart:data-point chart:repeated="20"/>
          </chart:series>
          <chart:series chart:style-name="ch12" chart:values-cell-range-address="'merged-9-9'.B1005:'merged-9-9'.B1024" chart:label-cell-address="'merged-9-9'.C1005:'merged-9-9'.C1005" chart:class="chart:line">
            <chart:data-point chart:repeated="20"/>
          </chart:series>
          <chart:series chart:style-name="ch13" chart:values-cell-range-address="'merged-9-9'.B1025:'merged-9-9'.B1044" chart:label-cell-address="'merged-9-9'.C1025:'merged-9-9'.C1025" chart:class="chart:line">
            <chart:data-point chart:repeated="20"/>
          </chart:series>
          <chart:series chart:style-name="ch14" chart:values-cell-range-address="'merged-9-9'.B1045:'merged-9-9'.B1064" chart:label-cell-address="'merged-9-9'.C1045:'merged-9-9'.C1045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-1</text:p>
                <draw:g>
                  <svg:desc>'merged-9-9'.C885:'merged-9-9'.C885</svg:desc>
                </draw:g>
              </table:table-cell>
              <table:table-cell office:value-type="string">
                <text:p>6-2</text:p>
                <draw:g>
                  <svg:desc>'merged-9-9'.C905:'merged-9-9'.C905</svg:desc>
                </draw:g>
              </table:table-cell>
              <table:table-cell office:value-type="string">
                <text:p>6-3</text:p>
                <draw:g>
                  <svg:desc>'merged-9-9'.C925:'merged-9-9'.C925</svg:desc>
                </draw:g>
              </table:table-cell>
              <table:table-cell office:value-type="string">
                <text:p>6-4</text:p>
                <draw:g>
                  <svg:desc>'merged-9-9'.C945:'merged-9-9'.C945</svg:desc>
                </draw:g>
              </table:table-cell>
              <table:table-cell office:value-type="string">
                <text:p>6-5</text:p>
                <draw:g>
                  <svg:desc>'merged-9-9'.C965:'merged-9-9'.C965</svg:desc>
                </draw:g>
              </table:table-cell>
              <table:table-cell office:value-type="string">
                <text:p>6-6</text:p>
                <draw:g>
                  <svg:desc>'merged-9-9'.C985:'merged-9-9'.C985</svg:desc>
                </draw:g>
              </table:table-cell>
              <table:table-cell office:value-type="string">
                <text:p>6-7</text:p>
                <draw:g>
                  <svg:desc>'merged-9-9'.C1005:'merged-9-9'.C1005</svg:desc>
                </draw:g>
              </table:table-cell>
              <table:table-cell office:value-type="string">
                <text:p>6-8</text:p>
                <draw:g>
                  <svg:desc>'merged-9-9'.C1025:'merged-9-9'.C1025</svg:desc>
                </draw:g>
              </table:table-cell>
              <table:table-cell office:value-type="string">
                <text:p>6-9</text:p>
                <draw:g>
                  <svg:desc>'merged-9-9'.C1045:'merged-9-9'.C10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7635683940025E-015">
                <text:p>1.77635683940025E-015</text:p>
                <draw:g>
                  <svg:desc>'merged-9-9'.B886:'merged-9-9'.B904</svg:desc>
                </draw:g>
              </table:table-cell>
              <table:table-cell office:value-type="float" office:value="0.149473353683074">
                <text:p>0.149473353683074</text:p>
                <draw:g>
                  <svg:desc>'merged-9-9'.B905:'merged-9-9'.B924</svg:desc>
                </draw:g>
              </table:table-cell>
              <table:table-cell office:value-type="float" office:value="0.105238963831782">
                <text:p>0.105238963831782</text:p>
                <draw:g>
                  <svg:desc>'merged-9-9'.B925:'merged-9-9'.B944</svg:desc>
                </draw:g>
              </table:table-cell>
              <table:table-cell office:value-type="float" office:value="0.0769282972322557">
                <text:p>0.0769282972322557</text:p>
                <draw:g>
                  <svg:desc>'merged-9-9'.B945:'merged-9-9'.B964</svg:desc>
                </draw:g>
              </table:table-cell>
              <table:table-cell office:value-type="float" office:value="0.123470187807219">
                <text:p>0.123470187807219</text:p>
                <draw:g>
                  <svg:desc>'merged-9-9'.B965:'merged-9-9'.B984</svg:desc>
                </draw:g>
              </table:table-cell>
              <table:table-cell office:value-type="float" office:value="1.95233862170286">
                <text:p>1.95233862170286</text:p>
                <draw:g>
                  <svg:desc>'merged-9-9'.B985:'merged-9-9'.B1004</svg:desc>
                </draw:g>
              </table:table-cell>
              <table:table-cell office:value-type="float" office:value="0.185485066790758">
                <text:p>0.185485066790758</text:p>
                <draw:g>
                  <svg:desc>'merged-9-9'.B1005:'merged-9-9'.B1024</svg:desc>
                </draw:g>
              </table:table-cell>
              <table:table-cell office:value-type="float" office:value="0.211441263649781">
                <text:p>0.211441263649781</text:p>
                <draw:g>
                  <svg:desc>'merged-9-9'.B1025:'merged-9-9'.B1044</svg:desc>
                </draw:g>
              </table:table-cell>
              <table:table-cell office:value-type="float" office:value="0.17442829144818">
                <text:p>0.17442829144818</text:p>
                <draw:g>
                  <svg:desc>'merged-9-9'.B1045:'merged-9-9'.B10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57137445914673">
                <text:p>0.157137445914673</text:p>
              </table:table-cell>
              <table:table-cell office:value-type="float" office:value="0.105558081070601">
                <text:p>0.105558081070601</text:p>
              </table:table-cell>
              <table:table-cell office:value-type="float" office:value="0.0811956598106041">
                <text:p>0.0811956598106041</text:p>
              </table:table-cell>
              <table:table-cell office:value-type="float" office:value="0.117802456558753">
                <text:p>0.117802456558753</text:p>
              </table:table-cell>
              <table:table-cell office:value-type="float" office:value="2.11018519261125">
                <text:p>2.11018519261125</text:p>
              </table:table-cell>
              <table:table-cell office:value-type="float" office:value="0.177853334080227">
                <text:p>0.177853334080227</text:p>
              </table:table-cell>
              <table:table-cell office:value-type="float" office:value="0.179945968375603">
                <text:p>0.179945968375603</text:p>
              </table:table-cell>
              <table:table-cell office:value-type="float" office:value="0.188857959050444">
                <text:p>0.188857959050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5369187987656">
                <text:p>0.15369187987656</text:p>
              </table:table-cell>
              <table:table-cell office:value-type="float" office:value="0.104434004811086">
                <text:p>0.104434004811086</text:p>
              </table:table-cell>
              <table:table-cell office:value-type="float" office:value="0.0728844475394798">
                <text:p>0.0728844475394798</text:p>
              </table:table-cell>
              <table:table-cell office:value-type="float" office:value="0.135217913153306">
                <text:p>0.135217913153306</text:p>
              </table:table-cell>
              <table:table-cell office:value-type="float" office:value="1.98707426389575">
                <text:p>1.98707426389575</text:p>
              </table:table-cell>
              <table:table-cell office:value-type="float" office:value="0.201149842394721">
                <text:p>0.201149842394721</text:p>
              </table:table-cell>
              <table:table-cell office:value-type="float" office:value="0.181572368984176">
                <text:p>0.181572368984176</text:p>
              </table:table-cell>
              <table:table-cell office:value-type="float" office:value="0.169595797602367">
                <text:p>0.169595797602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.299310551480033">
                <text:p>0.299310551480033</text:p>
              </table:table-cell>
              <table:table-cell office:value-type="float" office:value="0.208935995193782">
                <text:p>0.208935995193782</text:p>
              </table:table-cell>
              <table:table-cell office:value-type="float" office:value="0.232478627304131">
                <text:p>0.232478627304131</text:p>
              </table:table-cell>
              <table:table-cell office:value-type="float" office:value="0.124285029704772">
                <text:p>0.124285029704772</text:p>
              </table:table-cell>
              <table:table-cell office:value-type="float" office:value="1.67400194202207">
                <text:p>1.67400194202207</text:p>
              </table:table-cell>
              <table:table-cell office:value-type="float" office:value="0.199076106928889">
                <text:p>0.199076106928889</text:p>
              </table:table-cell>
              <table:table-cell office:value-type="float" office:value="0.158682629998884">
                <text:p>0.158682629998884</text:p>
              </table:table-cell>
              <table:table-cell office:value-type="float" office:value="0.164059884826297">
                <text:p>0.164059884826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53241802054572">
                <text:p>0.153241802054572</text:p>
              </table:table-cell>
              <table:table-cell office:value-type="float" office:value="0.109379271945479">
                <text:p>0.109379271945479</text:p>
              </table:table-cell>
              <table:table-cell office:value-type="float" office:value="0.000100420269474451">
                <text:p>0.000100420269474451</text:p>
              </table:table-cell>
              <table:table-cell office:value-type="float" office:value="0.136626451216806">
                <text:p>0.136626451216806</text:p>
              </table:table-cell>
              <table:table-cell office:value-type="float" office:value="1.70824093459622">
                <text:p>1.70824093459622</text:p>
              </table:table-cell>
              <table:table-cell office:value-type="float" office:value="0.168317085055613">
                <text:p>0.168317085055613</text:p>
              </table:table-cell>
              <table:table-cell office:value-type="float" office:value="0.177749272492933">
                <text:p>0.177749272492933</text:p>
              </table:table-cell>
              <table:table-cell office:value-type="float" office:value="0.162699572344533">
                <text:p>0.1626995723445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157066197536757">
                <text:p>0.157066197536757</text:p>
              </table:table-cell>
              <table:table-cell office:value-type="float" office:value="0.00000994165680490433">
                <text:p>0.00000994165680490433</text:p>
              </table:table-cell>
              <table:table-cell office:value-type="float" office:value="0.14699918891319">
                <text:p>0.14699918891319</text:p>
              </table:table-cell>
              <table:table-cell office:value-type="float" office:value="0.0661897044802365">
                <text:p>0.0661897044802365</text:p>
              </table:table-cell>
              <table:table-cell office:value-type="float" office:value="2.35837664241937">
                <text:p>2.35837664241937</text:p>
              </table:table-cell>
              <table:table-cell office:value-type="float" office:value="0.226181293760409">
                <text:p>0.226181293760409</text:p>
              </table:table-cell>
              <table:table-cell office:value-type="float" office:value="0.15026896099152">
                <text:p>0.15026896099152</text:p>
              </table:table-cell>
              <table:table-cell office:value-type="float" office:value="0.16294515238744">
                <text:p>0.16294515238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.0000157007678015273">
                <text:p>0.0000157007678015273</text:p>
              </table:table-cell>
              <table:table-cell office:value-type="float" office:value="0.103186777250337">
                <text:p>0.103186777250337</text:p>
              </table:table-cell>
              <table:table-cell office:value-type="float" office:value="0.172152677423536">
                <text:p>0.172152677423536</text:p>
              </table:table-cell>
              <table:table-cell office:value-type="float" office:value="0.136575328366568">
                <text:p>0.136575328366568</text:p>
              </table:table-cell>
              <table:table-cell office:value-type="float" office:value="1.42397937766201">
                <text:p>1.42397937766201</text:p>
              </table:table-cell>
              <table:table-cell office:value-type="float" office:value="0.213964550365597">
                <text:p>0.213964550365597</text:p>
              </table:table-cell>
              <table:table-cell office:value-type="float" office:value="0.137476613511394">
                <text:p>0.137476613511394</text:p>
              </table:table-cell>
              <table:table-cell office:value-type="float" office:value="0.174010679779274">
                <text:p>0.174010679779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155446156279271">
                <text:p>0.155446156279271</text:p>
              </table:table-cell>
              <table:table-cell office:value-type="float" office:value="0.10065537417607">
                <text:p>0.10065537417607</text:p>
              </table:table-cell>
              <table:table-cell office:value-type="float" office:value="0.0795331723038867">
                <text:p>0.0795331723038867</text:p>
              </table:table-cell>
              <table:table-cell office:value-type="float" office:value="0.263957281569506">
                <text:p>0.263957281569506</text:p>
              </table:table-cell>
              <table:table-cell office:value-type="float" office:value="2.12432467505327">
                <text:p>2.12432467505327</text:p>
              </table:table-cell>
              <table:table-cell office:value-type="float" office:value="0.188637164591346">
                <text:p>0.188637164591346</text:p>
              </table:table-cell>
              <table:table-cell office:value-type="float" office:value="0.197806735588251">
                <text:p>0.197806735588251</text:p>
              </table:table-cell>
              <table:table-cell office:value-type="float" office:value="0.173777059390837">
                <text:p>0.173777059390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.155903943109665">
                <text:p>0.155903943109665</text:p>
              </table:table-cell>
              <table:table-cell office:value-type="float" office:value="0.21692935108381">
                <text:p>0.21692935108381</text:p>
              </table:table-cell>
              <table:table-cell office:value-type="float" office:value="0.143639872793869">
                <text:p>0.143639872793869</text:p>
              </table:table-cell>
              <table:table-cell office:value-type="float" office:value="0.05715084440048">
                <text:p>0.05715084440048</text:p>
              </table:table-cell>
              <table:table-cell office:value-type="float" office:value="1.71260332602337">
                <text:p>1.71260332602337</text:p>
              </table:table-cell>
              <table:table-cell office:value-type="float" office:value="0.199420980668142">
                <text:p>0.199420980668142</text:p>
              </table:table-cell>
              <table:table-cell office:value-type="float" office:value="0.13264091576073">
                <text:p>0.13264091576073</text:p>
              </table:table-cell>
              <table:table-cell office:value-type="float" office:value="0.199163743644914">
                <text:p>0.199163743644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57145737473813">
                <text:p>0.157145737473813</text:p>
              </table:table-cell>
              <table:table-cell office:value-type="float" office:value="0.101877500769898">
                <text:p>0.101877500769898</text:p>
              </table:table-cell>
              <table:table-cell office:value-type="float" office:value="0.0744440511572987">
                <text:p>0.0744440511572987</text:p>
              </table:table-cell>
              <table:table-cell office:value-type="float" office:value="0.19205680287305">
                <text:p>0.19205680287305</text:p>
              </table:table-cell>
              <table:table-cell office:value-type="float" office:value="2.31548600209118">
                <text:p>2.31548600209118</text:p>
              </table:table-cell>
              <table:table-cell office:value-type="float" office:value="0.144417341923485">
                <text:p>0.144417341923485</text:p>
              </table:table-cell>
              <table:table-cell office:value-type="float" office:value="0.140034478248123">
                <text:p>0.140034478248123</text:p>
              </table:table-cell>
              <table:table-cell office:value-type="float" office:value="0.137706464308919">
                <text:p>0.1377064643089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56434917433679">
                <text:p>0.156434917433679</text:p>
              </table:table-cell>
              <table:table-cell office:value-type="float" office:value="0.210742376651879">
                <text:p>0.210742376651879</text:p>
              </table:table-cell>
              <table:table-cell office:value-type="float" office:value="0.000252093045841651">
                <text:p>0.000252093045841651</text:p>
              </table:table-cell>
              <table:table-cell office:value-type="float" office:value="0.193885390815033">
                <text:p>0.193885390815033</text:p>
              </table:table-cell>
              <table:table-cell office:value-type="float" office:value="1.78270556518921">
                <text:p>1.78270556518921</text:p>
              </table:table-cell>
              <table:table-cell office:value-type="float" office:value="0.164784450286699">
                <text:p>0.164784450286699</text:p>
              </table:table-cell>
              <table:table-cell office:value-type="float" office:value="0.220100640870239">
                <text:p>0.220100640870239</text:p>
              </table:table-cell>
              <table:table-cell office:value-type="float" office:value="0.171720164695164">
                <text:p>0.171720164695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56095838019483">
                <text:p>0.156095838019483</text:p>
              </table:table-cell>
              <table:table-cell office:value-type="float" office:value="0.19217084020339">
                <text:p>0.19217084020339</text:p>
              </table:table-cell>
              <table:table-cell office:value-type="float" office:value="0.0796737854278388">
                <text:p>0.0796737854278388</text:p>
              </table:table-cell>
              <table:table-cell office:value-type="float" office:value="0.177895621499648">
                <text:p>0.177895621499648</text:p>
              </table:table-cell>
              <table:table-cell office:value-type="float" office:value="1.7668028899818">
                <text:p>1.7668028899818</text:p>
              </table:table-cell>
              <table:table-cell office:value-type="float" office:value="0.199698382574113">
                <text:p>0.199698382574113</text:p>
              </table:table-cell>
              <table:table-cell office:value-type="float" office:value="0.187335110802464">
                <text:p>0.187335110802464</text:p>
              </table:table-cell>
              <table:table-cell office:value-type="float" office:value="0.15841334613602">
                <text:p>0.158413346136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000187228928945811">
                <text:p>0.0000187228928945811</text:p>
              </table:table-cell>
              <table:table-cell office:value-type="float" office:value="0.102909495269715">
                <text:p>0.102909495269715</text:p>
              </table:table-cell>
              <table:table-cell office:value-type="float" office:value="0.000131339796072399">
                <text:p>0.000131339796072399</text:p>
              </table:table-cell>
              <table:table-cell office:value-type="float" office:value="0.0642202145668114">
                <text:p>0.0642202145668114</text:p>
              </table:table-cell>
              <table:table-cell office:value-type="float" office:value="1.56158938617709">
                <text:p>1.56158938617709</text:p>
              </table:table-cell>
              <table:table-cell office:value-type="float" office:value="0.19243532717046">
                <text:p>0.19243532717046</text:p>
              </table:table-cell>
              <table:table-cell office:value-type="float" office:value="0.186582258895546">
                <text:p>0.186582258895546</text:p>
              </table:table-cell>
              <table:table-cell office:value-type="float" office:value="0.173514036158832">
                <text:p>0.1735140361588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156317455402696">
                <text:p>0.156317455402696</text:p>
              </table:table-cell>
              <table:table-cell office:value-type="float" office:value="0.0000123375454485181">
                <text:p>0.0000123375454485181</text:p>
              </table:table-cell>
              <table:table-cell office:value-type="float" office:value="0.159053875579031">
                <text:p>0.159053875579031</text:p>
              </table:table-cell>
              <table:table-cell office:value-type="float" office:value="0.128990820447756">
                <text:p>0.128990820447756</text:p>
              </table:table-cell>
              <table:table-cell office:value-type="float" office:value="1.57935916908485">
                <text:p>1.57935916908485</text:p>
              </table:table-cell>
              <table:table-cell office:value-type="float" office:value="0.226110369513494">
                <text:p>0.226110369513494</text:p>
              </table:table-cell>
              <table:table-cell office:value-type="float" office:value="0.138298218929014">
                <text:p>0.138298218929014</text:p>
              </table:table-cell>
              <table:table-cell office:value-type="float" office:value="0.181919822684876">
                <text:p>0.1819198226848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7635683940025E-015">
                <text:p>1.77635683940025E-015</text:p>
              </table:table-cell>
              <table:table-cell office:value-type="float" office:value="0.153316420147703">
                <text:p>0.153316420147703</text:p>
              </table:table-cell>
              <table:table-cell office:value-type="float" office:value="0.211981353799868">
                <text:p>0.211981353799868</text:p>
              </table:table-cell>
              <table:table-cell office:value-type="float" office:value="0.164216861147643">
                <text:p>0.164216861147643</text:p>
              </table:table-cell>
              <table:table-cell office:value-type="float" office:value="0.135157591026817">
                <text:p>0.135157591026817</text:p>
              </table:table-cell>
              <table:table-cell office:value-type="float" office:value="1.3152457307814">
                <text:p>1.3152457307814</text:p>
              </table:table-cell>
              <table:table-cell office:value-type="float" office:value="0.197123709730981">
                <text:p>0.197123709730981</text:p>
              </table:table-cell>
              <table:table-cell office:value-type="float" office:value="0.176050417108532">
                <text:p>0.176050417108532</text:p>
              </table:table-cell>
              <table:table-cell office:value-type="float" office:value="0.151987766801715">
                <text:p>0.151987766801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0000147150933063303">
                <text:p>0.00000147150933063303</text:p>
              </table:table-cell>
              <table:table-cell office:value-type="float" office:value="0.11489089056413">
                <text:p>0.11489089056413</text:p>
              </table:table-cell>
              <table:table-cell office:value-type="float" office:value="0.0894288458184488">
                <text:p>0.0894288458184488</text:p>
              </table:table-cell>
              <table:table-cell office:value-type="float" office:value="0.0000752788249409651">
                <text:p>0.0000752788249409651</text:p>
              </table:table-cell>
              <table:table-cell office:value-type="float" office:value="0.915190633156354">
                <text:p>0.915190633156354</text:p>
              </table:table-cell>
              <table:table-cell office:value-type="float" office:value="0.188069451730866">
                <text:p>0.188069451730866</text:p>
              </table:table-cell>
              <table:table-cell office:value-type="float" office:value="0.17271951708163">
                <text:p>0.17271951708163</text:p>
              </table:table-cell>
              <table:table-cell office:value-type="float" office:value="0.15343597276352">
                <text:p>0.153435972763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0.139501573321537">
                <text:p>0.139501573321537</text:p>
              </table:table-cell>
              <table:table-cell office:value-type="float" office:value="0.0985649280884419">
                <text:p>0.0985649280884419</text:p>
              </table:table-cell>
              <table:table-cell office:value-type="float" office:value="0.245027657098105">
                <text:p>0.245027657098105</text:p>
              </table:table-cell>
              <table:table-cell office:value-type="float" office:value="0.197387000691189">
                <text:p>0.197387000691189</text:p>
              </table:table-cell>
              <table:table-cell office:value-type="float" office:value="1.52380013208765">
                <text:p>1.52380013208765</text:p>
              </table:table-cell>
              <table:table-cell office:value-type="float" office:value="0.208005720904838">
                <text:p>0.208005720904838</text:p>
              </table:table-cell>
              <table:table-cell office:value-type="float" office:value="0.212489366193346">
                <text:p>0.212489366193346</text:p>
              </table:table-cell>
              <table:table-cell office:value-type="float" office:value="0.149175284929007">
                <text:p>0.149175284929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154010000863403">
                <text:p>0.154010000863403</text:p>
              </table:table-cell>
              <table:table-cell office:value-type="float" office:value="0.100501333529827">
                <text:p>0.100501333529827</text:p>
              </table:table-cell>
              <table:table-cell office:value-type="float" office:value="0.000133475190081636">
                <text:p>0.000133475190081636</text:p>
              </table:table-cell>
              <table:table-cell office:value-type="float" office:value="0.177444169561302">
                <text:p>0.177444169561302</text:p>
              </table:table-cell>
              <table:table-cell office:value-type="float" office:value="1.70085720072857">
                <text:p>1.70085720072857</text:p>
              </table:table-cell>
              <table:table-cell office:value-type="float" office:value="0.202606894757369">
                <text:p>0.202606894757369</text:p>
              </table:table-cell>
              <table:table-cell office:value-type="float" office:value="0.162334382087689">
                <text:p>0.162334382087689</text:p>
              </table:table-cell>
              <table:table-cell office:value-type="float" office:value="0.162427316024952">
                <text:p>0.162427316024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0000171220553595802">
                <text:p>0.00000171220553595802</text:p>
              </table:table-cell>
              <table:table-cell office:value-type="float" office:value="0.200563238797338">
                <text:p>0.200563238797338</text:p>
              </table:table-cell>
              <table:table-cell office:value-type="float" office:value="0.0803258945364524">
                <text:p>0.0803258945364524</text:p>
              </table:table-cell>
              <table:table-cell office:value-type="float" office:value="0.128472933442522">
                <text:p>0.128472933442522</text:p>
              </table:table-cell>
              <table:table-cell office:value-type="float" office:value="1.78633343360619">
                <text:p>1.78633343360619</text:p>
              </table:table-cell>
              <table:table-cell office:value-type="float" office:value="0.16123444547156">
                <text:p>0.16123444547156</text:p>
              </table:table-cell>
              <table:table-cell office:value-type="float" office:value="0.167254336026358">
                <text:p>0.167254336026358</text:p>
              </table:table-cell>
              <table:table-cell office:value-type="float" office:value="0.167910634776608">
                <text:p>0.1679106347766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56592143730132">
                <text:p>0.156592143730132</text:p>
              </table:table-cell>
              <table:table-cell office:value-type="float" office:value="0.212078380295935">
                <text:p>0.212078380295935</text:p>
              </table:table-cell>
              <table:table-cell office:value-type="float" office:value="0.0000420204068038576">
                <text:p>0.0000420204068038576</text:p>
              </table:table-cell>
              <table:table-cell office:value-type="float" office:value="0.00010335365465893">
                <text:p>0.00010335365465893</text:p>
              </table:table-cell>
              <table:table-cell office:value-type="float" office:value="1.42186878603916">
                <text:p>1.42186878603916</text:p>
              </table:table-cell>
              <table:table-cell office:value-type="float" office:value="0.215663466521201">
                <text:p>0.215663466521201</text:p>
              </table:table-cell>
              <table:table-cell office:value-type="float" office:value="0.212676217553089">
                <text:p>0.212676217553089</text:p>
              </table:table-cell>
              <table:table-cell office:value-type="float" office:value="0.131937460605733">
                <text:p>0.1319374606057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legend chart:legend-position="end" svg:x="14.173cm" svg:y="2.211cm" style:legend-expansion="high" chart:style-name="ch2"/>
        <chart:plot-area chart:style-name="ch3" table:cell-range-address="'merged-9-9'.C1065:'merged-9-9'.C1065 'merged-9-9'.B1066:'merged-9-9'.B1244 'merged-9-9'.C1085:'merged-9-9'.C1085 'merged-9-9'.C1105:'merged-9-9'.C1105 'merged-9-9'.C1125:'merged-9-9'.C1125 'merged-9-9'.C1145:'merged-9-9'.C1145 'merged-9-9'.C1165:'merged-9-9'.C1165 'merged-9-9'.C1185:'merged-9-9'.C1185 'merged-9-9'.C1205:'merged-9-9'.C1205 'merged-9-9'.C1225:'merged-9-9'.C1225" chart:data-source-has-labels="row" svg:x="0.319cm" svg:y="0.18cm" svg:width="13.535cm" svg:height="8.645cm">
          <chartooo:coordinate-region svg:x="1.046cm" svg:y="0.379cm" svg:width="12.808cm" svg:height="7.79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rged-9-9'.B1066:'merged-9-9'.B1084" chart:label-cell-address="'merged-9-9'.C1065:'merged-9-9'.C1065" chart:class="chart:line">
            <chart:data-point chart:repeated="19"/>
          </chart:series>
          <chart:series chart:style-name="ch7" chart:values-cell-range-address="'merged-9-9'.B1085:'merged-9-9'.B1104" chart:label-cell-address="'merged-9-9'.C1085:'merged-9-9'.C1085" chart:class="chart:line">
            <chart:data-point chart:repeated="20"/>
          </chart:series>
          <chart:series chart:style-name="ch8" chart:values-cell-range-address="'merged-9-9'.B1105:'merged-9-9'.B1124" chart:label-cell-address="'merged-9-9'.C1105:'merged-9-9'.C1105" chart:class="chart:line">
            <chart:data-point chart:repeated="20"/>
          </chart:series>
          <chart:series chart:style-name="ch9" chart:values-cell-range-address="'merged-9-9'.B1125:'merged-9-9'.B1144" chart:label-cell-address="'merged-9-9'.C1125:'merged-9-9'.C1125" chart:class="chart:line">
            <chart:data-point chart:repeated="20"/>
          </chart:series>
          <chart:series chart:style-name="ch10" chart:values-cell-range-address="'merged-9-9'.B1145:'merged-9-9'.B1164" chart:label-cell-address="'merged-9-9'.C1145:'merged-9-9'.C1145" chart:class="chart:line">
            <chart:data-point chart:repeated="20"/>
          </chart:series>
          <chart:series chart:style-name="ch11" chart:values-cell-range-address="'merged-9-9'.B1165:'merged-9-9'.B1184" chart:label-cell-address="'merged-9-9'.C1165:'merged-9-9'.C1165" chart:class="chart:line">
            <chart:data-point chart:repeated="20"/>
          </chart:series>
          <chart:series chart:style-name="ch12" chart:values-cell-range-address="'merged-9-9'.B1185:'merged-9-9'.B1204" chart:label-cell-address="'merged-9-9'.C1185:'merged-9-9'.C1185" chart:class="chart:line">
            <chart:data-point chart:repeated="20"/>
          </chart:series>
          <chart:series chart:style-name="ch13" chart:values-cell-range-address="'merged-9-9'.B1205:'merged-9-9'.B1224" chart:label-cell-address="'merged-9-9'.C1205:'merged-9-9'.C1205" chart:class="chart:line">
            <chart:data-point chart:repeated="20"/>
          </chart:series>
          <chart:series chart:style-name="ch14" chart:values-cell-range-address="'merged-9-9'.B1225:'merged-9-9'.B1244" chart:label-cell-address="'merged-9-9'.C1225:'merged-9-9'.C1225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-1</text:p>
                <draw:g>
                  <svg:desc>'merged-9-9'.C1065:'merged-9-9'.C1065</svg:desc>
                </draw:g>
              </table:table-cell>
              <table:table-cell office:value-type="string">
                <text:p>7-2</text:p>
                <draw:g>
                  <svg:desc>'merged-9-9'.C1085:'merged-9-9'.C1085</svg:desc>
                </draw:g>
              </table:table-cell>
              <table:table-cell office:value-type="string">
                <text:p>7-3</text:p>
                <draw:g>
                  <svg:desc>'merged-9-9'.C1105:'merged-9-9'.C1105</svg:desc>
                </draw:g>
              </table:table-cell>
              <table:table-cell office:value-type="string">
                <text:p>7-4</text:p>
                <draw:g>
                  <svg:desc>'merged-9-9'.C1125:'merged-9-9'.C1125</svg:desc>
                </draw:g>
              </table:table-cell>
              <table:table-cell office:value-type="string">
                <text:p>7-5</text:p>
                <draw:g>
                  <svg:desc>'merged-9-9'.C1145:'merged-9-9'.C1145</svg:desc>
                </draw:g>
              </table:table-cell>
              <table:table-cell office:value-type="string">
                <text:p>7-6</text:p>
                <draw:g>
                  <svg:desc>'merged-9-9'.C1165:'merged-9-9'.C1165</svg:desc>
                </draw:g>
              </table:table-cell>
              <table:table-cell office:value-type="string">
                <text:p>7-7</text:p>
                <draw:g>
                  <svg:desc>'merged-9-9'.C1185:'merged-9-9'.C1185</svg:desc>
                </draw:g>
              </table:table-cell>
              <table:table-cell office:value-type="string">
                <text:p>7-8</text:p>
                <draw:g>
                  <svg:desc>'merged-9-9'.C1205:'merged-9-9'.C1205</svg:desc>
                </draw:g>
              </table:table-cell>
              <table:table-cell office:value-type="string">
                <text:p>7-9</text:p>
                <draw:g>
                  <svg:desc>'merged-9-9'.C1225:'merged-9-9'.C12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rged-9-9'.B1066:'merged-9-9'.B1084</svg:desc>
                </draw:g>
              </table:table-cell>
              <table:table-cell office:value-type="float" office:value="0.00000381015852950473">
                <text:p>0.00000381015852950473</text:p>
                <draw:g>
                  <svg:desc>'merged-9-9'.B1085:'merged-9-9'.B1104</svg:desc>
                </draw:g>
              </table:table-cell>
              <table:table-cell office:value-type="float" office:value="0.0000725505811170984">
                <text:p>0.0000725505811170984</text:p>
                <draw:g>
                  <svg:desc>'merged-9-9'.B1105:'merged-9-9'.B1124</svg:desc>
                </draw:g>
              </table:table-cell>
              <table:table-cell office:value-type="float" office:value="0.0706451995122204">
                <text:p>0.0706451995122204</text:p>
                <draw:g>
                  <svg:desc>'merged-9-9'.B1125:'merged-9-9'.B1144</svg:desc>
                </draw:g>
              </table:table-cell>
              <table:table-cell office:value-type="float" office:value="0.0567515683676907">
                <text:p>0.0567515683676907</text:p>
                <draw:g>
                  <svg:desc>'merged-9-9'.B1145:'merged-9-9'.B1164</svg:desc>
                </draw:g>
              </table:table-cell>
              <table:table-cell office:value-type="float" office:value="0.000100720428078766">
                <text:p>0.000100720428078766</text:p>
                <draw:g>
                  <svg:desc>'merged-9-9'.B1165:'merged-9-9'.B1184</svg:desc>
                </draw:g>
              </table:table-cell>
              <table:table-cell office:value-type="float" office:value="1.9265858702576">
                <text:p>1.9265858702576</text:p>
                <draw:g>
                  <svg:desc>'merged-9-9'.B1185:'merged-9-9'.B1204</svg:desc>
                </draw:g>
              </table:table-cell>
              <table:table-cell office:value-type="float" office:value="0.155981426520299">
                <text:p>0.155981426520299</text:p>
                <draw:g>
                  <svg:desc>'merged-9-9'.B1205:'merged-9-9'.B1224</svg:desc>
                </draw:g>
              </table:table-cell>
              <table:table-cell office:value-type="float" office:value="0.168002494414567">
                <text:p>0.168002494414567</text:p>
                <draw:g>
                  <svg:desc>'merged-9-9'.B1225:'merged-9-9'.B12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5796771448933E-015">
                <text:p>3.15796771448933E-015</text:p>
              </table:table-cell>
              <table:table-cell office:value-type="float" office:value="0.0000644242896287173">
                <text:p>0.0000644242896287173</text:p>
              </table:table-cell>
              <table:table-cell office:value-type="float" office:value="0.19832949743554">
                <text:p>0.19832949743554</text:p>
              </table:table-cell>
              <table:table-cell office:value-type="float" office:value="0.0797106577346206">
                <text:p>0.0797106577346206</text:p>
              </table:table-cell>
              <table:table-cell office:value-type="float" office:value="0.179894011770302">
                <text:p>0.179894011770302</text:p>
              </table:table-cell>
              <table:table-cell office:value-type="float" office:value="0.141731251365191">
                <text:p>0.141731251365191</text:p>
              </table:table-cell>
              <table:table-cell office:value-type="float" office:value="1.924955473515">
                <text:p>1.924955473515</text:p>
              </table:table-cell>
              <table:table-cell office:value-type="float" office:value="0.200302058693862">
                <text:p>0.200302058693862</text:p>
              </table:table-cell>
              <table:table-cell office:value-type="float" office:value="0.213388150835015">
                <text:p>0.213388150835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5796771448933E-015">
                <text:p>3.15796771448933E-015</text:p>
              </table:table-cell>
              <table:table-cell office:value-type="float" office:value="0.140448922576329">
                <text:p>0.140448922576329</text:p>
              </table:table-cell>
              <table:table-cell office:value-type="float" office:value="0.184468523097007">
                <text:p>0.184468523097007</text:p>
              </table:table-cell>
              <table:table-cell office:value-type="float" office:value="0.0724894054623769">
                <text:p>0.0724894054623769</text:p>
              </table:table-cell>
              <table:table-cell office:value-type="float" office:value="0.0554168489829436">
                <text:p>0.0554168489829436</text:p>
              </table:table-cell>
              <table:table-cell office:value-type="float" office:value="0.0486019539754728">
                <text:p>0.0486019539754728</text:p>
              </table:table-cell>
              <table:table-cell office:value-type="float" office:value="1.21060900228597">
                <text:p>1.21060900228597</text:p>
              </table:table-cell>
              <table:table-cell office:value-type="float" office:value="0.204234125711022">
                <text:p>0.204234125711022</text:p>
              </table:table-cell>
              <table:table-cell office:value-type="float" office:value="0.177033043864913">
                <text:p>0.1770330438649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0000206600877484808">
                <text:p>0.00000206600877484808</text:p>
              </table:table-cell>
              <table:table-cell office:value-type="float" office:value="0.0882062445710788">
                <text:p>0.0882062445710788</text:p>
              </table:table-cell>
              <table:table-cell office:value-type="float" office:value="0.061063305400911">
                <text:p>0.061063305400911</text:p>
              </table:table-cell>
              <table:table-cell office:value-type="float" office:value="0.0583617100519526">
                <text:p>0.0583617100519526</text:p>
              </table:table-cell>
              <table:table-cell office:value-type="float" office:value="0.158522807813332">
                <text:p>0.158522807813332</text:p>
              </table:table-cell>
              <table:table-cell office:value-type="float" office:value="1.63064152037592">
                <text:p>1.63064152037592</text:p>
              </table:table-cell>
              <table:table-cell office:value-type="float" office:value="0.19429068590513">
                <text:p>0.19429068590513</text:p>
              </table:table-cell>
              <table:table-cell office:value-type="float" office:value="0.198232857687126">
                <text:p>0.198232857687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7898385724467E-015">
                <text:p>1.57898385724467E-015</text:p>
              </table:table-cell>
              <table:table-cell office:value-type="float" office:value="0.0000179313068760345">
                <text:p>0.0000179313068760345</text:p>
              </table:table-cell>
              <table:table-cell office:value-type="float" office:value="0.0970876173007223">
                <text:p>0.0970876173007223</text:p>
              </table:table-cell>
              <table:table-cell office:value-type="float" office:value="0.215615263870776">
                <text:p>0.215615263870776</text:p>
              </table:table-cell>
              <table:table-cell office:value-type="float" office:value="0.0606792290410804">
                <text:p>0.0606792290410804</text:p>
              </table:table-cell>
              <table:table-cell office:value-type="float" office:value="0.000543968316056557">
                <text:p>0.000543968316056557</text:p>
              </table:table-cell>
              <table:table-cell office:value-type="float" office:value="1.64032561132315">
                <text:p>1.64032561132315</text:p>
              </table:table-cell>
              <table:table-cell office:value-type="float" office:value="0.168773156499674">
                <text:p>0.168773156499674</text:p>
              </table:table-cell>
              <table:table-cell office:value-type="float" office:value="0.147459613713636">
                <text:p>0.147459613713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000400484163945558">
                <text:p>0.0000400484163945558</text:p>
              </table:table-cell>
              <table:table-cell office:value-type="float" office:value="0.0963444832454283">
                <text:p>0.0963444832454283</text:p>
              </table:table-cell>
              <table:table-cell office:value-type="float" office:value="0.00004092286986695">
                <text:p>0.00004092286986695</text:p>
              </table:table-cell>
              <table:table-cell office:value-type="float" office:value="0.169623016950734">
                <text:p>0.169623016950734</text:p>
              </table:table-cell>
              <table:table-cell office:value-type="float" office:value="0.200417900282077">
                <text:p>0.200417900282077</text:p>
              </table:table-cell>
              <table:table-cell office:value-type="float" office:value="2.19924469499022">
                <text:p>2.19924469499022</text:p>
              </table:table-cell>
              <table:table-cell office:value-type="float" office:value="0.188844768632724">
                <text:p>0.188844768632724</text:p>
              </table:table-cell>
              <table:table-cell office:value-type="float" office:value="0.186825101799522">
                <text:p>0.186825101799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000101541248546944">
                <text:p>0.0000101541248546944</text:p>
              </table:table-cell>
              <table:table-cell office:value-type="float" office:value="0.101605657223849">
                <text:p>0.101605657223849</text:p>
              </table:table-cell>
              <table:table-cell office:value-type="float" office:value="0.0674520836416208">
                <text:p>0.0674520836416208</text:p>
              </table:table-cell>
              <table:table-cell office:value-type="float" office:value="0.246642439247178">
                <text:p>0.246642439247178</text:p>
              </table:table-cell>
              <table:table-cell office:value-type="float" office:value="0.193925421792256">
                <text:p>0.193925421792256</text:p>
              </table:table-cell>
              <table:table-cell office:value-type="float" office:value="2.35709480394151">
                <text:p>2.35709480394151</text:p>
              </table:table-cell>
              <table:table-cell office:value-type="float" office:value="0.175941751459517">
                <text:p>0.175941751459517</text:p>
              </table:table-cell>
              <table:table-cell office:value-type="float" office:value="0.148514694837424">
                <text:p>0.148514694837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00000612430522517471">
                <text:p>0.000000612430522517471</text:p>
              </table:table-cell>
              <table:table-cell office:value-type="float" office:value="0.101850737391602">
                <text:p>0.101850737391602</text:p>
              </table:table-cell>
              <table:table-cell office:value-type="float" office:value="0.0669243076112628">
                <text:p>0.0669243076112628</text:p>
              </table:table-cell>
              <table:table-cell office:value-type="float" office:value="0.0619671511923315">
                <text:p>0.0619671511923315</text:p>
              </table:table-cell>
              <table:table-cell office:value-type="float" office:value="0.106129715253566">
                <text:p>0.106129715253566</text:p>
              </table:table-cell>
              <table:table-cell office:value-type="float" office:value="1.7930379061655">
                <text:p>1.7930379061655</text:p>
              </table:table-cell>
              <table:table-cell office:value-type="float" office:value="0.18073052298664">
                <text:p>0.18073052298664</text:p>
              </table:table-cell>
              <table:table-cell office:value-type="float" office:value="0.159895569417463">
                <text:p>0.159895569417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7898385724467E-015">
                <text:p>1.57898385724467E-015</text:p>
              </table:table-cell>
              <table:table-cell office:value-type="float" office:value="0.0000193544571561621">
                <text:p>0.0000193544571561621</text:p>
              </table:table-cell>
              <table:table-cell office:value-type="float" office:value="0.0995726285051708">
                <text:p>0.0995726285051708</text:p>
              </table:table-cell>
              <table:table-cell office:value-type="float" office:value="0.12902747478563">
                <text:p>0.12902747478563</text:p>
              </table:table-cell>
              <table:table-cell office:value-type="float" office:value="0.127327904134693">
                <text:p>0.127327904134693</text:p>
              </table:table-cell>
              <table:table-cell office:value-type="float" office:value="0.194853587495192">
                <text:p>0.194853587495192</text:p>
              </table:table-cell>
              <table:table-cell office:value-type="float" office:value="1.5696948212592">
                <text:p>1.5696948212592</text:p>
              </table:table-cell>
              <table:table-cell office:value-type="float" office:value="0.165273140780084">
                <text:p>0.165273140780084</text:p>
              </table:table-cell>
              <table:table-cell office:value-type="float" office:value="0.182183050686947">
                <text:p>0.1821830506869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5796771448933E-015">
                <text:p>3.15796771448933E-015</text:p>
              </table:table-cell>
              <table:table-cell office:value-type="float" office:value="0.0000188435639335627">
                <text:p>0.0000188435639335627</text:p>
              </table:table-cell>
              <table:table-cell office:value-type="float" office:value="0.0000989355601026313">
                <text:p>0.0000989355601026313</text:p>
              </table:table-cell>
              <table:table-cell office:value-type="float" office:value="0.000175837627031665">
                <text:p>0.000175837627031665</text:p>
              </table:table-cell>
              <table:table-cell office:value-type="float" office:value="0.125267857185376">
                <text:p>0.125267857185376</text:p>
              </table:table-cell>
              <table:table-cell office:value-type="float" office:value="0.103886931974622">
                <text:p>0.103886931974622</text:p>
              </table:table-cell>
              <table:table-cell office:value-type="float" office:value="1.65469715031152">
                <text:p>1.65469715031152</text:p>
              </table:table-cell>
              <table:table-cell office:value-type="float" office:value="0.173294605627159">
                <text:p>0.173294605627159</text:p>
              </table:table-cell>
              <table:table-cell office:value-type="float" office:value="0.185194909240653">
                <text:p>0.1851949092406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5796771448933E-015">
                <text:p>3.15796771448933E-015</text:p>
              </table:table-cell>
              <table:table-cell office:value-type="float" office:value="0.140034980902644">
                <text:p>0.140034980902644</text:p>
              </table:table-cell>
              <table:table-cell office:value-type="float" office:value="0.0966645747240149">
                <text:p>0.0966645747240149</text:p>
              </table:table-cell>
              <table:table-cell office:value-type="float" office:value="0.146736517698239">
                <text:p>0.146736517698239</text:p>
              </table:table-cell>
              <table:table-cell office:value-type="float" office:value="0.060116270609667">
                <text:p>0.060116270609667</text:p>
              </table:table-cell>
              <table:table-cell office:value-type="float" office:value="0.0874902837764232">
                <text:p>0.0874902837764232</text:p>
              </table:table-cell>
              <table:table-cell office:value-type="float" office:value="1.55917428477557">
                <text:p>1.55917428477557</text:p>
              </table:table-cell>
              <table:table-cell office:value-type="float" office:value="0.203152718853065">
                <text:p>0.203152718853065</text:p>
              </table:table-cell>
              <table:table-cell office:value-type="float" office:value="0.195255986071289">
                <text:p>0.1952559860712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5796771448933E-015">
                <text:p>3.15796771448933E-015</text:p>
              </table:table-cell>
              <table:table-cell office:value-type="float" office:value="0.141090092626935">
                <text:p>0.141090092626935</text:p>
              </table:table-cell>
              <table:table-cell office:value-type="float" office:value="0.193686040481025">
                <text:p>0.193686040481025</text:p>
              </table:table-cell>
              <table:table-cell office:value-type="float" office:value="0.130361786498649">
                <text:p>0.130361786498649</text:p>
              </table:table-cell>
              <table:table-cell office:value-type="float" office:value="0.111392024258008">
                <text:p>0.111392024258008</text:p>
              </table:table-cell>
              <table:table-cell office:value-type="float" office:value="0.0921437601256935">
                <text:p>0.0921437601256935</text:p>
              </table:table-cell>
              <table:table-cell office:value-type="float" office:value="1.51618729551571">
                <text:p>1.51618729551571</text:p>
              </table:table-cell>
              <table:table-cell office:value-type="float" office:value="0.181625680425479">
                <text:p>0.181625680425479</text:p>
              </table:table-cell>
              <table:table-cell office:value-type="float" office:value="0.179324086560457">
                <text:p>0.1793240865604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5796771448933E-015">
                <text:p>3.15796771448933E-015</text:p>
              </table:table-cell>
              <table:table-cell office:value-type="float" office:value="0.141406773244592">
                <text:p>0.141406773244592</text:p>
              </table:table-cell>
              <table:table-cell office:value-type="float" office:value="0.0888542412825333">
                <text:p>0.0888542412825333</text:p>
              </table:table-cell>
              <table:table-cell office:value-type="float" office:value="0.0760574660098932">
                <text:p>0.0760574660098932</text:p>
              </table:table-cell>
              <table:table-cell office:value-type="float" office:value="0.0679690070915008">
                <text:p>0.0679690070915008</text:p>
              </table:table-cell>
              <table:table-cell office:value-type="float" office:value="0.0944156419258969">
                <text:p>0.0944156419258969</text:p>
              </table:table-cell>
              <table:table-cell office:value-type="float" office:value="1.46821256104041">
                <text:p>1.46821256104041</text:p>
              </table:table-cell>
              <table:table-cell office:value-type="float" office:value="0.197544503409195">
                <text:p>0.197544503409195</text:p>
              </table:table-cell>
              <table:table-cell office:value-type="float" office:value="0.178962046311233">
                <text:p>0.1789620463112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7898385724467E-015">
                <text:p>1.57898385724467E-015</text:p>
              </table:table-cell>
              <table:table-cell office:value-type="float" office:value="0.140835147130924">
                <text:p>0.140835147130924</text:p>
              </table:table-cell>
              <table:table-cell office:value-type="float" office:value="0.0925336024778138">
                <text:p>0.0925336024778138</text:p>
              </table:table-cell>
              <table:table-cell office:value-type="float" office:value="0.0665889585238338">
                <text:p>0.0665889585238338</text:p>
              </table:table-cell>
              <table:table-cell office:value-type="float" office:value="0.118641628737615">
                <text:p>0.118641628737615</text:p>
              </table:table-cell>
              <table:table-cell office:value-type="float" office:value="0.0969465249206123">
                <text:p>0.0969465249206123</text:p>
              </table:table-cell>
              <table:table-cell office:value-type="float" office:value="1.35619842915463">
                <text:p>1.35619842915463</text:p>
              </table:table-cell>
              <table:table-cell office:value-type="float" office:value="0.170983886507973">
                <text:p>0.170983886507973</text:p>
              </table:table-cell>
              <table:table-cell office:value-type="float" office:value="0.17200358763057">
                <text:p>0.172003587630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140499241909323">
                <text:p>0.140499241909323</text:p>
              </table:table-cell>
              <table:table-cell office:value-type="float" office:value="0.0865187704245158">
                <text:p>0.0865187704245158</text:p>
              </table:table-cell>
              <table:table-cell office:value-type="float" office:value="0.143060490273004">
                <text:p>0.143060490273004</text:p>
              </table:table-cell>
              <table:table-cell office:value-type="float" office:value="0.000284806033688378">
                <text:p>0.000284806033688378</text:p>
              </table:table-cell>
              <table:table-cell office:value-type="float" office:value="0.0527651621179966">
                <text:p>0.0527651621179966</text:p>
              </table:table-cell>
              <table:table-cell office:value-type="float" office:value="1.46478277842527">
                <text:p>1.46478277842527</text:p>
              </table:table-cell>
              <table:table-cell office:value-type="float" office:value="0.195056780007411">
                <text:p>0.195056780007411</text:p>
              </table:table-cell>
              <table:table-cell office:value-type="float" office:value="0.174885947955829">
                <text:p>0.1748859479558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00129659415974565">
                <text:p>0.000129659415974565</text:p>
              </table:table-cell>
              <table:table-cell office:value-type="float" office:value="0.09074259034613">
                <text:p>0.09074259034613</text:p>
              </table:table-cell>
              <table:table-cell office:value-type="float" office:value="0.0650231743130401">
                <text:p>0.0650231743130401</text:p>
              </table:table-cell>
              <table:table-cell office:value-type="float" office:value="0.0501201972970423">
                <text:p>0.0501201972970423</text:p>
              </table:table-cell>
              <table:table-cell office:value-type="float" office:value="0.144239246085801">
                <text:p>0.144239246085801</text:p>
              </table:table-cell>
              <table:table-cell office:value-type="float" office:value="1.60057231997282">
                <text:p>1.60057231997282</text:p>
              </table:table-cell>
              <table:table-cell office:value-type="float" office:value="0.148540601358279">
                <text:p>0.148540601358279</text:p>
              </table:table-cell>
              <table:table-cell office:value-type="float" office:value="0.1434462973034">
                <text:p>0.14344629730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5796771448933E-015">
                <text:p>3.15796771448933E-015</text:p>
              </table:table-cell>
              <table:table-cell office:value-type="float" office:value="0.138736737609538">
                <text:p>0.138736737609538</text:p>
              </table:table-cell>
              <table:table-cell office:value-type="float" office:value="0.193460881136986">
                <text:p>0.193460881136986</text:p>
              </table:table-cell>
              <table:table-cell office:value-type="float" office:value="0.0718892588440459">
                <text:p>0.0718892588440459</text:p>
              </table:table-cell>
              <table:table-cell office:value-type="float" office:value="0.120571945724224">
                <text:p>0.120571945724224</text:p>
              </table:table-cell>
              <table:table-cell office:value-type="float" office:value="0.164665471826845">
                <text:p>0.164665471826845</text:p>
              </table:table-cell>
              <table:table-cell office:value-type="float" office:value="1.74087925920638">
                <text:p>1.74087925920638</text:p>
              </table:table-cell>
              <table:table-cell office:value-type="float" office:value="0.160116185722235">
                <text:p>0.160116185722235</text:p>
              </table:table-cell>
              <table:table-cell office:value-type="float" office:value="0.158609750360665">
                <text:p>0.158609750360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00306305176492161">
                <text:p>0.0000306305176492161</text:p>
              </table:table-cell>
              <table:table-cell office:value-type="float" office:value="0.0967387334190607">
                <text:p>0.0967387334190607</text:p>
              </table:table-cell>
              <table:table-cell office:value-type="float" office:value="0.146049434518554">
                <text:p>0.146049434518554</text:p>
              </table:table-cell>
              <table:table-cell office:value-type="float" office:value="0.0559934179616678">
                <text:p>0.0559934179616678</text:p>
              </table:table-cell>
              <table:table-cell office:value-type="float" office:value="0.0993182654825893">
                <text:p>0.0993182654825893</text:p>
              </table:table-cell>
              <table:table-cell office:value-type="float" office:value="1.98224015821996">
                <text:p>1.98224015821996</text:p>
              </table:table-cell>
              <table:table-cell office:value-type="float" office:value="0.183342950228159">
                <text:p>0.183342950228159</text:p>
              </table:table-cell>
              <table:table-cell office:value-type="float" office:value="0.181181786480228">
                <text:p>0.181181786480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5796771448933E-015">
                <text:p>3.15796771448933E-015</text:p>
              </table:table-cell>
              <table:table-cell office:value-type="float" office:value="0.139378450133862">
                <text:p>0.139378450133862</text:p>
              </table:table-cell>
              <table:table-cell office:value-type="float" office:value="0.0941455946428053">
                <text:p>0.0941455946428053</text:p>
              </table:table-cell>
              <table:table-cell office:value-type="float" office:value="0.156231364507651">
                <text:p>0.156231364507651</text:p>
              </table:table-cell>
              <table:table-cell office:value-type="float" office:value="0.0618891346243471">
                <text:p>0.0618891346243471</text:p>
              </table:table-cell>
              <table:table-cell office:value-type="float" office:value="0.148348989956907">
                <text:p>0.148348989956907</text:p>
              </table:table-cell>
              <table:table-cell office:value-type="float" office:value="1.75453382568144">
                <text:p>1.75453382568144</text:p>
              </table:table-cell>
              <table:table-cell office:value-type="float" office:value="0.164947968731819">
                <text:p>0.164947968731819</text:p>
              </table:table-cell>
              <table:table-cell office:value-type="float" office:value="0.166216134865153">
                <text:p>0.1662161348651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41458684661778">
                <text:p>0.141458684661778</text:p>
              </table:table-cell>
              <table:table-cell office:value-type="float" office:value="0.093551043090275">
                <text:p>0.093551043090275</text:p>
              </table:table-cell>
              <table:table-cell office:value-type="float" office:value="0.0665430454251304">
                <text:p>0.0665430454251304</text:p>
              </table:table-cell>
              <table:table-cell office:value-type="float" office:value="0.0641106910129345">
                <text:p>0.0641106910129345</text:p>
              </table:table-cell>
              <table:table-cell office:value-type="float" office:value="0.190693623913098">
                <text:p>0.190693623913098</text:p>
              </table:table-cell>
              <table:table-cell office:value-type="float" office:value="1.47465748895238">
                <text:p>1.47465748895238</text:p>
              </table:table-cell>
              <table:table-cell office:value-type="float" office:value="0.188494370968437">
                <text:p>0.188494370968437</text:p>
              </table:table-cell>
              <table:table-cell office:value-type="float" office:value="0.172102822552781">
                <text:p>0.17210282255278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legend chart:legend-position="end" svg:x="14.173cm" svg:y="2.211cm" style:legend-expansion="high" chart:style-name="ch2"/>
        <chart:plot-area chart:style-name="ch3" table:cell-range-address="'merged-9-9'.C1245:'merged-9-9'.C1245 'merged-9-9'.B1246:'merged-9-9'.B1424 'merged-9-9'.C1265:'merged-9-9'.C1265 'merged-9-9'.C1285:'merged-9-9'.C1285 'merged-9-9'.C1305:'merged-9-9'.C1305 'merged-9-9'.C1325:'merged-9-9'.C1325 'merged-9-9'.C1345:'merged-9-9'.C1345 'merged-9-9'.C1365:'merged-9-9'.C1365 'merged-9-9'.C1385:'merged-9-9'.C1385 'merged-9-9'.C1405:'merged-9-9'.C1405" chart:data-source-has-labels="row" svg:x="0.319cm" svg:y="0.18cm" svg:width="13.535cm" svg:height="8.645cm">
          <chartooo:coordinate-region svg:x="1.046cm" svg:y="0.379cm" svg:width="12.808cm" svg:height="7.79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rged-9-9'.B1246:'merged-9-9'.B1264" chart:label-cell-address="'merged-9-9'.C1245:'merged-9-9'.C1245" chart:class="chart:line">
            <chart:data-point chart:repeated="19"/>
          </chart:series>
          <chart:series chart:style-name="ch7" chart:values-cell-range-address="'merged-9-9'.B1265:'merged-9-9'.B1284" chart:label-cell-address="'merged-9-9'.C1265:'merged-9-9'.C1265" chart:class="chart:line">
            <chart:data-point chart:repeated="20"/>
          </chart:series>
          <chart:series chart:style-name="ch8" chart:values-cell-range-address="'merged-9-9'.B1285:'merged-9-9'.B1304" chart:label-cell-address="'merged-9-9'.C1285:'merged-9-9'.C1285" chart:class="chart:line">
            <chart:data-point chart:repeated="20"/>
          </chart:series>
          <chart:series chart:style-name="ch9" chart:values-cell-range-address="'merged-9-9'.B1305:'merged-9-9'.B1324" chart:label-cell-address="'merged-9-9'.C1305:'merged-9-9'.C1305" chart:class="chart:line">
            <chart:data-point chart:repeated="20"/>
          </chart:series>
          <chart:series chart:style-name="ch10" chart:values-cell-range-address="'merged-9-9'.B1325:'merged-9-9'.B1344" chart:label-cell-address="'merged-9-9'.C1325:'merged-9-9'.C1325" chart:class="chart:line">
            <chart:data-point chart:repeated="20"/>
          </chart:series>
          <chart:series chart:style-name="ch11" chart:values-cell-range-address="'merged-9-9'.B1345:'merged-9-9'.B1364" chart:label-cell-address="'merged-9-9'.C1345:'merged-9-9'.C1345" chart:class="chart:line">
            <chart:data-point chart:repeated="20"/>
          </chart:series>
          <chart:series chart:style-name="ch12" chart:values-cell-range-address="'merged-9-9'.B1365:'merged-9-9'.B1384" chart:label-cell-address="'merged-9-9'.C1365:'merged-9-9'.C1365" chart:class="chart:line">
            <chart:data-point chart:repeated="20"/>
          </chart:series>
          <chart:series chart:style-name="ch13" chart:values-cell-range-address="'merged-9-9'.B1385:'merged-9-9'.B1404" chart:label-cell-address="'merged-9-9'.C1385:'merged-9-9'.C1385" chart:class="chart:line">
            <chart:data-point chart:repeated="20"/>
          </chart:series>
          <chart:series chart:style-name="ch14" chart:values-cell-range-address="'merged-9-9'.B1405:'merged-9-9'.B1424" chart:label-cell-address="'merged-9-9'.C1405:'merged-9-9'.C1405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-1</text:p>
                <draw:g>
                  <svg:desc>'merged-9-9'.C1245:'merged-9-9'.C1245</svg:desc>
                </draw:g>
              </table:table-cell>
              <table:table-cell office:value-type="string">
                <text:p>8-2</text:p>
                <draw:g>
                  <svg:desc>'merged-9-9'.C1265:'merged-9-9'.C1265</svg:desc>
                </draw:g>
              </table:table-cell>
              <table:table-cell office:value-type="string">
                <text:p>8-3</text:p>
                <draw:g>
                  <svg:desc>'merged-9-9'.C1285:'merged-9-9'.C1285</svg:desc>
                </draw:g>
              </table:table-cell>
              <table:table-cell office:value-type="string">
                <text:p>8-4</text:p>
                <draw:g>
                  <svg:desc>'merged-9-9'.C1305:'merged-9-9'.C1305</svg:desc>
                </draw:g>
              </table:table-cell>
              <table:table-cell office:value-type="string">
                <text:p>8-5</text:p>
                <draw:g>
                  <svg:desc>'merged-9-9'.C1325:'merged-9-9'.C1325</svg:desc>
                </draw:g>
              </table:table-cell>
              <table:table-cell office:value-type="string">
                <text:p>8-6</text:p>
                <draw:g>
                  <svg:desc>'merged-9-9'.C1345:'merged-9-9'.C1345</svg:desc>
                </draw:g>
              </table:table-cell>
              <table:table-cell office:value-type="string">
                <text:p>8-7</text:p>
                <draw:g>
                  <svg:desc>'merged-9-9'.C1365:'merged-9-9'.C1365</svg:desc>
                </draw:g>
              </table:table-cell>
              <table:table-cell office:value-type="string">
                <text:p>8-8</text:p>
                <draw:g>
                  <svg:desc>'merged-9-9'.C1385:'merged-9-9'.C1385</svg:desc>
                </draw:g>
              </table:table-cell>
              <table:table-cell office:value-type="string">
                <text:p>8-9</text:p>
                <draw:g>
                  <svg:desc>'merged-9-9'.C1405:'merged-9-9'.C14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rged-9-9'.B1246:'merged-9-9'.B1264</svg:desc>
                </draw:g>
              </table:table-cell>
              <table:table-cell office:value-type="float" office:value="0.0000216410741846852">
                <text:p>0.0000216410741846852</text:p>
                <draw:g>
                  <svg:desc>'merged-9-9'.B1265:'merged-9-9'.B1284</svg:desc>
                </draw:g>
              </table:table-cell>
              <table:table-cell office:value-type="float" office:value="0.177963108712789">
                <text:p>0.177963108712789</text:p>
                <draw:g>
                  <svg:desc>'merged-9-9'.B1285:'merged-9-9'.B1304</svg:desc>
                </draw:g>
              </table:table-cell>
              <table:table-cell office:value-type="float" office:value="0.0603403769574843">
                <text:p>0.0603403769574843</text:p>
                <draw:g>
                  <svg:desc>'merged-9-9'.B1305:'merged-9-9'.B1324</svg:desc>
                </draw:g>
              </table:table-cell>
              <table:table-cell office:value-type="float" office:value="0.0003976864414224">
                <text:p>0.0003976864414224</text:p>
                <draw:g>
                  <svg:desc>'merged-9-9'.B1325:'merged-9-9'.B1344</svg:desc>
                </draw:g>
              </table:table-cell>
              <table:table-cell office:value-type="float" office:value="0.174506304852036">
                <text:p>0.174506304852036</text:p>
                <draw:g>
                  <svg:desc>'merged-9-9'.B1345:'merged-9-9'.B1364</svg:desc>
                </draw:g>
              </table:table-cell>
              <table:table-cell office:value-type="float" office:value="0.0749729902343907">
                <text:p>0.0749729902343907</text:p>
                <draw:g>
                  <svg:desc>'merged-9-9'.B1365:'merged-9-9'.B1384</svg:desc>
                </draw:g>
              </table:table-cell>
              <table:table-cell office:value-type="float" office:value="1.70544262884515">
                <text:p>1.70544262884515</text:p>
                <draw:g>
                  <svg:desc>'merged-9-9'.B1385:'merged-9-9'.B1404</svg:desc>
                </draw:g>
              </table:table-cell>
              <table:table-cell office:value-type="float" office:value="0.184164922558815">
                <text:p>0.184164922558815</text:p>
                <draw:g>
                  <svg:desc>'merged-9-9'.B1405:'merged-9-9'.B14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12644538465183">
                <text:p>0.12644538465183</text:p>
              </table:table-cell>
              <table:table-cell office:value-type="float" office:value="0.0798655980218569">
                <text:p>0.0798655980218569</text:p>
              </table:table-cell>
              <table:table-cell office:value-type="float" office:value="0.0646335660525931">
                <text:p>0.0646335660525931</text:p>
              </table:table-cell>
              <table:table-cell office:value-type="float" office:value="0.108304152766205">
                <text:p>0.108304152766205</text:p>
              </table:table-cell>
              <table:table-cell office:value-type="float" office:value="0.189945731550051">
                <text:p>0.189945731550051</text:p>
              </table:table-cell>
              <table:table-cell office:value-type="float" office:value="0.0378042142792434">
                <text:p>0.0378042142792434</text:p>
              </table:table-cell>
              <table:table-cell office:value-type="float" office:value="1.35316569115971">
                <text:p>1.35316569115971</text:p>
              </table:table-cell>
              <table:table-cell office:value-type="float" office:value="0.181787391428206">
                <text:p>0.1817873914282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2588033830536">
                <text:p>0.12588033830536</text:p>
              </table:table-cell>
              <table:table-cell office:value-type="float" office:value="0.173258393321106">
                <text:p>0.173258393321106</text:p>
              </table:table-cell>
              <table:table-cell office:value-type="float" office:value="0.132803489494325">
                <text:p>0.132803489494325</text:p>
              </table:table-cell>
              <table:table-cell office:value-type="float" office:value="0.000188063350270258">
                <text:p>0.000188063350270258</text:p>
              </table:table-cell>
              <table:table-cell office:value-type="float" office:value="0.0380950139055884">
                <text:p>0.0380950139055884</text:p>
              </table:table-cell>
              <table:table-cell office:value-type="float" office:value="0.124181220958047">
                <text:p>0.124181220958047</text:p>
              </table:table-cell>
              <table:table-cell office:value-type="float" office:value="1.42845404626514">
                <text:p>1.42845404626514</text:p>
              </table:table-cell>
              <table:table-cell office:value-type="float" office:value="0.175980213100488">
                <text:p>0.175980213100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0000377757207206927">
                <text:p>0.00000377757207206927</text:p>
              </table:table-cell>
              <table:table-cell office:value-type="float" office:value="0.0859391758219484">
                <text:p>0.0859391758219484</text:p>
              </table:table-cell>
              <table:table-cell office:value-type="float" office:value="0.0758368648037638">
                <text:p>0.0758368648037638</text:p>
              </table:table-cell>
              <table:table-cell office:value-type="float" office:value="0.0579594782727528">
                <text:p>0.0579594782727528</text:p>
              </table:table-cell>
              <table:table-cell office:value-type="float" office:value="0.000466011451061472">
                <text:p>0.000466011451061472</text:p>
              </table:table-cell>
              <table:table-cell office:value-type="float" office:value="0.159675986242954">
                <text:p>0.159675986242954</text:p>
              </table:table-cell>
              <table:table-cell office:value-type="float" office:value="1.64548755636446">
                <text:p>1.64548755636446</text:p>
              </table:table-cell>
              <table:table-cell office:value-type="float" office:value="0.18472338631289">
                <text:p>0.184723386312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000278755587108104">
                <text:p>0.0000278755587108104</text:p>
              </table:table-cell>
              <table:table-cell office:value-type="float" office:value="0.0882198680108138">
                <text:p>0.0882198680108138</text:p>
              </table:table-cell>
              <table:table-cell office:value-type="float" office:value="0.203549391496222">
                <text:p>0.203549391496222</text:p>
              </table:table-cell>
              <table:table-cell office:value-type="float" office:value="0.0537647896409481">
                <text:p>0.0537647896409481</text:p>
              </table:table-cell>
              <table:table-cell office:value-type="float" office:value="0.137367375139811">
                <text:p>0.137367375139811</text:p>
              </table:table-cell>
              <table:table-cell office:value-type="float" office:value="0.126853272303842">
                <text:p>0.126853272303842</text:p>
              </table:table-cell>
              <table:table-cell office:value-type="float" office:value="1.68155293126849">
                <text:p>1.68155293126849</text:p>
              </table:table-cell>
              <table:table-cell office:value-type="float" office:value="0.172397626978578">
                <text:p>0.172397626978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128192152089398">
                <text:p>0.128192152089398</text:p>
              </table:table-cell>
              <table:table-cell office:value-type="float" office:value="0.172328272764469">
                <text:p>0.172328272764469</text:p>
              </table:table-cell>
              <table:table-cell office:value-type="float" office:value="0.137740158216838">
                <text:p>0.137740158216838</text:p>
              </table:table-cell>
              <table:table-cell office:value-type="float" office:value="0.103622893139365">
                <text:p>0.103622893139365</text:p>
              </table:table-cell>
              <table:table-cell office:value-type="float" office:value="0.0895234953439315">
                <text:p>0.0895234953439315</text:p>
              </table:table-cell>
              <table:table-cell office:value-type="float" office:value="0.12794438521399">
                <text:p>0.12794438521399</text:p>
              </table:table-cell>
              <table:table-cell office:value-type="float" office:value="1.4803902420914">
                <text:p>1.4803902420914</text:p>
              </table:table-cell>
              <table:table-cell office:value-type="float" office:value="0.165628966258119">
                <text:p>0.1656289662581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128139625249452">
                <text:p>0.128139625249452</text:p>
              </table:table-cell>
              <table:table-cell office:value-type="float" office:value="0.0907503405320409">
                <text:p>0.0907503405320409</text:p>
              </table:table-cell>
              <table:table-cell office:value-type="float" office:value="0.12907898318565">
                <text:p>0.12907898318565</text:p>
              </table:table-cell>
              <table:table-cell office:value-type="float" office:value="0.178129572274141">
                <text:p>0.178129572274141</text:p>
              </table:table-cell>
              <table:table-cell office:value-type="float" office:value="0.0501022125945045">
                <text:p>0.0501022125945045</text:p>
              </table:table-cell>
              <table:table-cell office:value-type="float" office:value="0.203843801169151">
                <text:p>0.203843801169151</text:p>
              </table:table-cell>
              <table:table-cell office:value-type="float" office:value="1.63140696581553">
                <text:p>1.63140696581553</text:p>
              </table:table-cell>
              <table:table-cell office:value-type="float" office:value="0.166084320204486">
                <text:p>0.166084320204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000157421402421718">
                <text:p>0.0000157421402421718</text:p>
              </table:table-cell>
              <table:table-cell office:value-type="float" office:value="0.0937903332660668">
                <text:p>0.0937903332660668</text:p>
              </table:table-cell>
              <table:table-cell office:value-type="float" office:value="0.130402318825848">
                <text:p>0.130402318825848</text:p>
              </table:table-cell>
              <table:table-cell office:value-type="float" office:value="0.11826597980697">
                <text:p>0.11826597980697</text:p>
              </table:table-cell>
              <table:table-cell office:value-type="float" office:value="0.231482970125982">
                <text:p>0.231482970125982</text:p>
              </table:table-cell>
              <table:table-cell office:value-type="float" office:value="0.127927599100024">
                <text:p>0.127927599100024</text:p>
              </table:table-cell>
              <table:table-cell office:value-type="float" office:value="1.28791979886321">
                <text:p>1.28791979886321</text:p>
              </table:table-cell>
              <table:table-cell office:value-type="float" office:value="0.172680624174812">
                <text:p>0.1726806241748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128589021863026">
                <text:p>0.128589021863026</text:p>
              </table:table-cell>
              <table:table-cell office:value-type="float" office:value="0.0896154219134231">
                <text:p>0.0896154219134231</text:p>
              </table:table-cell>
              <table:table-cell office:value-type="float" office:value="0.132743776909687">
                <text:p>0.132743776909687</text:p>
              </table:table-cell>
              <table:table-cell office:value-type="float" office:value="0.110506620696415">
                <text:p>0.110506620696415</text:p>
              </table:table-cell>
              <table:table-cell office:value-type="float" office:value="0.140784659565717">
                <text:p>0.140784659565717</text:p>
              </table:table-cell>
              <table:table-cell office:value-type="float" office:value="0.0841370871845936">
                <text:p>0.0841370871845936</text:p>
              </table:table-cell>
              <table:table-cell office:value-type="float" office:value="1.80375293736972">
                <text:p>1.80375293736972</text:p>
              </table:table-cell>
              <table:table-cell office:value-type="float" office:value="0.157742282483514">
                <text:p>0.1577422824835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28601554697643">
                <text:p>0.128601554697643</text:p>
              </table:table-cell>
              <table:table-cell office:value-type="float" office:value="0.0969460859730024">
                <text:p>0.0969460859730024</text:p>
              </table:table-cell>
              <table:table-cell office:value-type="float" office:value="0.0717636941887946">
                <text:p>0.0717636941887946</text:p>
              </table:table-cell>
              <table:table-cell office:value-type="float" office:value="0.104581740864744">
                <text:p>0.104581740864744</text:p>
              </table:table-cell>
              <table:table-cell office:value-type="float" office:value="0.127678035886697">
                <text:p>0.127678035886697</text:p>
              </table:table-cell>
              <table:table-cell office:value-type="float" office:value="0.155246276515607">
                <text:p>0.155246276515607</text:p>
              </table:table-cell>
              <table:table-cell office:value-type="float" office:value="1.32455445604662">
                <text:p>1.32455445604662</text:p>
              </table:table-cell>
              <table:table-cell office:value-type="float" office:value="0.181689876000383">
                <text:p>0.1816898760003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23175614482788">
                <text:p>0.123175614482788</text:p>
              </table:table-cell>
              <table:table-cell office:value-type="float" office:value="0.0930796782502972">
                <text:p>0.0930796782502972</text:p>
              </table:table-cell>
              <table:table-cell office:value-type="float" office:value="0.129693226640885">
                <text:p>0.129693226640885</text:p>
              </table:table-cell>
              <table:table-cell office:value-type="float" office:value="0.000220503864772294">
                <text:p>0.000220503864772294</text:p>
              </table:table-cell>
              <table:table-cell office:value-type="float" office:value="0.0789091750483975">
                <text:p>0.0789091750483975</text:p>
              </table:table-cell>
              <table:table-cell office:value-type="float" office:value="0.116610356422386">
                <text:p>0.116610356422386</text:p>
              </table:table-cell>
              <table:table-cell office:value-type="float" office:value="1.25713064225904">
                <text:p>1.25713064225904</text:p>
              </table:table-cell>
              <table:table-cell office:value-type="float" office:value="0.201486891311871">
                <text:p>0.2014868913118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122258967971432">
                <text:p>0.122258967971432</text:p>
              </table:table-cell>
              <table:table-cell office:value-type="float" office:value="0.0000461271302447012">
                <text:p>0.0000461271302447012</text:p>
              </table:table-cell>
              <table:table-cell office:value-type="float" office:value="0.0652630001079258">
                <text:p>0.0652630001079258</text:p>
              </table:table-cell>
              <table:table-cell office:value-type="float" office:value="0.108595103825498">
                <text:p>0.108595103825498</text:p>
              </table:table-cell>
              <table:table-cell office:value-type="float" office:value="0.16951273217134">
                <text:p>0.16951273217134</text:p>
              </table:table-cell>
              <table:table-cell office:value-type="float" office:value="0.159596215990241">
                <text:p>0.159596215990241</text:p>
              </table:table-cell>
              <table:table-cell office:value-type="float" office:value="1.09357833498594">
                <text:p>1.09357833498594</text:p>
              </table:table-cell>
              <table:table-cell office:value-type="float" office:value="0.165067392479123">
                <text:p>0.1650673924791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121317770012022">
                <text:p>0.121317770012022</text:p>
              </table:table-cell>
              <table:table-cell office:value-type="float" office:value="0.17645165118739">
                <text:p>0.17645165118739</text:p>
              </table:table-cell>
              <table:table-cell office:value-type="float" office:value="0.133618601117294">
                <text:p>0.133618601117294</text:p>
              </table:table-cell>
              <table:table-cell office:value-type="float" office:value="0.000123298598504642">
                <text:p>0.000123298598504642</text:p>
              </table:table-cell>
              <table:table-cell office:value-type="float" office:value="0.146780537337768">
                <text:p>0.146780537337768</text:p>
              </table:table-cell>
              <table:table-cell office:value-type="float" office:value="0.114668251430206">
                <text:p>0.114668251430206</text:p>
              </table:table-cell>
              <table:table-cell office:value-type="float" office:value="1.51522740857384">
                <text:p>1.51522740857384</text:p>
              </table:table-cell>
              <table:table-cell office:value-type="float" office:value="0.180710218139112">
                <text:p>0.1807102181391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128546242026624">
                <text:p>0.128546242026624</text:p>
              </table:table-cell>
              <table:table-cell office:value-type="float" office:value="0.0781245892399061">
                <text:p>0.0781245892399061</text:p>
              </table:table-cell>
              <table:table-cell office:value-type="float" office:value="0.0625510089679276">
                <text:p>0.0625510089679276</text:p>
              </table:table-cell>
              <table:table-cell office:value-type="float" office:value="0.22572496629237">
                <text:p>0.22572496629237</text:p>
              </table:table-cell>
              <table:table-cell office:value-type="float" office:value="0.145879421998093">
                <text:p>0.145879421998093</text:p>
              </table:table-cell>
              <table:table-cell office:value-type="float" office:value="0.162253290261372">
                <text:p>0.162253290261372</text:p>
              </table:table-cell>
              <table:table-cell office:value-type="float" office:value="1.47370018247302">
                <text:p>1.47370018247302</text:p>
              </table:table-cell>
              <table:table-cell office:value-type="float" office:value="0.20457023766175">
                <text:p>0.204570237661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127544711467146">
                <text:p>0.127544711467146</text:p>
              </table:table-cell>
              <table:table-cell office:value-type="float" office:value="0.0000805752904156049">
                <text:p>0.0000805752904156049</text:p>
              </table:table-cell>
              <table:table-cell office:value-type="float" office:value="0.0537610894949599">
                <text:p>0.0537610894949599</text:p>
              </table:table-cell>
              <table:table-cell office:value-type="float" office:value="0.0998721928180705">
                <text:p>0.0998721928180705</text:p>
              </table:table-cell>
              <table:table-cell office:value-type="float" office:value="0.103752927307848">
                <text:p>0.103752927307848</text:p>
              </table:table-cell>
              <table:table-cell office:value-type="float" office:value="0.152598244435434">
                <text:p>0.152598244435434</text:p>
              </table:table-cell>
              <table:table-cell office:value-type="float" office:value="1.41749669024629">
                <text:p>1.41749669024629</text:p>
              </table:table-cell>
              <table:table-cell office:value-type="float" office:value="0.180823465315803">
                <text:p>0.1808234653158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128524505366408">
                <text:p>0.128524505366408</text:p>
              </table:table-cell>
              <table:table-cell office:value-type="float" office:value="0.0780167382324638">
                <text:p>0.0780167382324638</text:p>
              </table:table-cell>
              <table:table-cell office:value-type="float" office:value="0.134659667276633">
                <text:p>0.134659667276633</text:p>
              </table:table-cell>
              <table:table-cell office:value-type="float" office:value="0.0554344391104175">
                <text:p>0.0554344391104175</text:p>
              </table:table-cell>
              <table:table-cell office:value-type="float" office:value="0.171217894048191">
                <text:p>0.171217894048191</text:p>
              </table:table-cell>
              <table:table-cell office:value-type="float" office:value="0.120338876584136">
                <text:p>0.120338876584136</text:p>
              </table:table-cell>
              <table:table-cell office:value-type="float" office:value="2.50269078621833">
                <text:p>2.50269078621833</text:p>
              </table:table-cell>
              <table:table-cell office:value-type="float" office:value="0.169982909329675">
                <text:p>0.1699829093296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12847169000668">
                <text:p>0.12847169000668</text:p>
              </table:table-cell>
              <table:table-cell office:value-type="float" office:value="0.0920743172238764">
                <text:p>0.0920743172238764</text:p>
              </table:table-cell>
              <table:table-cell office:value-type="float" office:value="0.144675436186322">
                <text:p>0.144675436186322</text:p>
              </table:table-cell>
              <table:table-cell office:value-type="float" office:value="0.0553739426238362">
                <text:p>0.0553739426238362</text:p>
              </table:table-cell>
              <table:table-cell office:value-type="float" office:value="0.0456054059052647">
                <text:p>0.0456054059052647</text:p>
              </table:table-cell>
              <table:table-cell office:value-type="float" office:value="0.202029640789881">
                <text:p>0.202029640789881</text:p>
              </table:table-cell>
              <table:table-cell office:value-type="float" office:value="1.45105357898182">
                <text:p>1.45105357898182</text:p>
              </table:table-cell>
              <table:table-cell office:value-type="float" office:value="0.170236578272199">
                <text:p>0.170236578272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128480816067954">
                <text:p>0.128480816067954</text:p>
              </table:table-cell>
              <table:table-cell office:value-type="float" office:value="0.0900025606980583">
                <text:p>0.0900025606980583</text:p>
              </table:table-cell>
              <table:table-cell office:value-type="float" office:value="0.129910524492588">
                <text:p>0.129910524492588</text:p>
              </table:table-cell>
              <table:table-cell office:value-type="float" office:value="0.176356760702373">
                <text:p>0.176356760702373</text:p>
              </table:table-cell>
              <table:table-cell office:value-type="float" office:value="0.14069848658829">
                <text:p>0.14069848658829</text:p>
              </table:table-cell>
              <table:table-cell office:value-type="float" office:value="0.120078960350241">
                <text:p>0.120078960350241</text:p>
              </table:table-cell>
              <table:table-cell office:value-type="float" office:value="1.91262855883934">
                <text:p>1.91262855883934</text:p>
              </table:table-cell>
              <table:table-cell office:value-type="float" office:value="0.183901889644981">
                <text:p>0.1839018896449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421709430404E-015">
                <text:p>2.8421709430404E-015</text:p>
              </table:table-cell>
              <table:table-cell office:value-type="float" office:value="0.127865383828217">
                <text:p>0.127865383828217</text:p>
              </table:table-cell>
              <table:table-cell office:value-type="float" office:value="0.0839951802127435">
                <text:p>0.0839951802127435</text:p>
              </table:table-cell>
              <table:table-cell office:value-type="float" office:value="0.119593882687686">
                <text:p>0.119593882687686</text:p>
              </table:table-cell>
              <table:table-cell office:value-type="float" office:value="0.112088482492065">
                <text:p>0.112088482492065</text:p>
              </table:table-cell>
              <table:table-cell office:value-type="float" office:value="0.0503005600797844">
                <text:p>0.0503005600797844</text:p>
              </table:table-cell>
              <table:table-cell office:value-type="float" office:value="0.0881902642258949">
                <text:p>0.0881902642258949</text:p>
              </table:table-cell>
              <table:table-cell office:value-type="float" office:value="1.39524398647577">
                <text:p>1.39524398647577</text:p>
              </table:table-cell>
              <table:table-cell office:value-type="float" office:value="0.184859944348474">
                <text:p>0.1848599443484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28559796880508">
                <text:p>0.128559796880508</text:p>
              </table:table-cell>
              <table:table-cell office:value-type="float" office:value="0.181603197640217">
                <text:p>0.181603197640217</text:p>
              </table:table-cell>
              <table:table-cell office:value-type="float" office:value="0.0673579680647427">
                <text:p>0.0673579680647427</text:p>
              </table:table-cell>
              <table:table-cell office:value-type="float" office:value="0.0635901115210102">
                <text:p>0.0635901115210102</text:p>
              </table:table-cell>
              <table:table-cell office:value-type="float" office:value="0.241277036908684">
                <text:p>0.241277036908684</text:p>
              </table:table-cell>
              <table:table-cell office:value-type="float" office:value="0.205967476302502">
                <text:p>0.205967476302502</text:p>
              </table:table-cell>
              <table:table-cell office:value-type="float" office:value="1.53484609663784">
                <text:p>1.53484609663784</text:p>
              </table:table-cell>
              <table:table-cell office:value-type="float" office:value="0.168782592274426">
                <text:p>0.1687825922744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legend chart:legend-position="end" svg:x="14.173cm" svg:y="2.212cm" style:legend-expansion="high" chart:style-name="ch2"/>
        <chart:plot-area chart:style-name="ch3" table:cell-range-address="'merged-9-9'.C1425:'merged-9-9'.C1425 'merged-9-9'.B1426:'merged-9-9'.B1604 'merged-9-9'.C1445:'merged-9-9'.C1445 'merged-9-9'.C1465:'merged-9-9'.C1465 'merged-9-9'.C1485:'merged-9-9'.C1485 'merged-9-9'.C1505:'merged-9-9'.C1505 'merged-9-9'.C1525:'merged-9-9'.C1525 'merged-9-9'.C1545:'merged-9-9'.C1545 'merged-9-9'.C1565:'merged-9-9'.C1565 'merged-9-9'.C1585:'merged-9-9'.C1585" chart:data-source-has-labels="row" svg:x="0.319cm" svg:y="0.18cm" svg:width="13.535cm" svg:height="8.646cm">
          <chartooo:coordinate-region svg:x="1.046cm" svg:y="0.379cm" svg:width="12.808cm" svg:height="7.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erged-9-9'.B1426:'merged-9-9'.B1444" chart:label-cell-address="'merged-9-9'.C1425:'merged-9-9'.C1425" chart:class="chart:line">
            <chart:data-point chart:repeated="19"/>
          </chart:series>
          <chart:series chart:style-name="ch7" chart:values-cell-range-address="'merged-9-9'.B1445:'merged-9-9'.B1464" chart:label-cell-address="'merged-9-9'.C1445:'merged-9-9'.C1445" chart:class="chart:line">
            <chart:data-point chart:repeated="20"/>
          </chart:series>
          <chart:series chart:style-name="ch8" chart:values-cell-range-address="'merged-9-9'.B1465:'merged-9-9'.B1484" chart:label-cell-address="'merged-9-9'.C1465:'merged-9-9'.C1465" chart:class="chart:line">
            <chart:data-point chart:repeated="20"/>
          </chart:series>
          <chart:series chart:style-name="ch9" chart:values-cell-range-address="'merged-9-9'.B1485:'merged-9-9'.B1504" chart:label-cell-address="'merged-9-9'.C1485:'merged-9-9'.C1485" chart:class="chart:line">
            <chart:data-point chart:repeated="20"/>
          </chart:series>
          <chart:series chart:style-name="ch10" chart:values-cell-range-address="'merged-9-9'.B1505:'merged-9-9'.B1524" chart:label-cell-address="'merged-9-9'.C1505:'merged-9-9'.C1505" chart:class="chart:line">
            <chart:data-point chart:repeated="20"/>
          </chart:series>
          <chart:series chart:style-name="ch11" chart:values-cell-range-address="'merged-9-9'.B1525:'merged-9-9'.B1544" chart:label-cell-address="'merged-9-9'.C1525:'merged-9-9'.C1525" chart:class="chart:line">
            <chart:data-point chart:repeated="20"/>
          </chart:series>
          <chart:series chart:style-name="ch12" chart:values-cell-range-address="'merged-9-9'.B1545:'merged-9-9'.B1564" chart:label-cell-address="'merged-9-9'.C1545:'merged-9-9'.C1545" chart:class="chart:line">
            <chart:data-point chart:repeated="20"/>
          </chart:series>
          <chart:series chart:style-name="ch13" chart:values-cell-range-address="'merged-9-9'.B1565:'merged-9-9'.B1584" chart:label-cell-address="'merged-9-9'.C1565:'merged-9-9'.C1565" chart:class="chart:line">
            <chart:data-point chart:repeated="20"/>
          </chart:series>
          <chart:series chart:style-name="ch14" chart:values-cell-range-address="'merged-9-9'.B1585:'merged-9-9'.B1604" chart:label-cell-address="'merged-9-9'.C1585:'merged-9-9'.C1585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-1</text:p>
                <draw:g>
                  <svg:desc>'merged-9-9'.C1425:'merged-9-9'.C1425</svg:desc>
                </draw:g>
              </table:table-cell>
              <table:table-cell office:value-type="string">
                <text:p>9-2</text:p>
                <draw:g>
                  <svg:desc>'merged-9-9'.C1445:'merged-9-9'.C1445</svg:desc>
                </draw:g>
              </table:table-cell>
              <table:table-cell office:value-type="string">
                <text:p>9-3</text:p>
                <draw:g>
                  <svg:desc>'merged-9-9'.C1465:'merged-9-9'.C1465</svg:desc>
                </draw:g>
              </table:table-cell>
              <table:table-cell office:value-type="string">
                <text:p>9-4</text:p>
                <draw:g>
                  <svg:desc>'merged-9-9'.C1485:'merged-9-9'.C1485</svg:desc>
                </draw:g>
              </table:table-cell>
              <table:table-cell office:value-type="string">
                <text:p>9-5</text:p>
                <draw:g>
                  <svg:desc>'merged-9-9'.C1505:'merged-9-9'.C1505</svg:desc>
                </draw:g>
              </table:table-cell>
              <table:table-cell office:value-type="string">
                <text:p>9-6</text:p>
                <draw:g>
                  <svg:desc>'merged-9-9'.C1525:'merged-9-9'.C1525</svg:desc>
                </draw:g>
              </table:table-cell>
              <table:table-cell office:value-type="string">
                <text:p>9-7</text:p>
                <draw:g>
                  <svg:desc>'merged-9-9'.C1545:'merged-9-9'.C1545</svg:desc>
                </draw:g>
              </table:table-cell>
              <table:table-cell office:value-type="string">
                <text:p>9-8</text:p>
                <draw:g>
                  <svg:desc>'merged-9-9'.C1565:'merged-9-9'.C1565</svg:desc>
                </draw:g>
              </table:table-cell>
              <table:table-cell office:value-type="string">
                <text:p>9-9</text:p>
                <draw:g>
                  <svg:desc>'merged-9-9'.C1585:'merged-9-9'.C15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rged-9-9'.B1426:'merged-9-9'.B1444</svg:desc>
                </draw:g>
              </table:table-cell>
              <table:table-cell office:value-type="float" office:value="0.00000298502398320596">
                <text:p>0.00000298502398320596</text:p>
                <draw:g>
                  <svg:desc>'merged-9-9'.B1445:'merged-9-9'.B1464</svg:desc>
                </draw:g>
              </table:table-cell>
              <table:table-cell office:value-type="float" office:value="0.153276438149387">
                <text:p>0.153276438149387</text:p>
                <draw:g>
                  <svg:desc>'merged-9-9'.B1465:'merged-9-9'.B1484</svg:desc>
                </draw:g>
              </table:table-cell>
              <table:table-cell office:value-type="float" office:value="0.123918200316683">
                <text:p>0.123918200316683</text:p>
                <draw:g>
                  <svg:desc>'merged-9-9'.B1485:'merged-9-9'.B1504</svg:desc>
                </draw:g>
              </table:table-cell>
              <table:table-cell office:value-type="float" office:value="0.208093397700568">
                <text:p>0.208093397700568</text:p>
                <draw:g>
                  <svg:desc>'merged-9-9'.B1505:'merged-9-9'.B1524</svg:desc>
                </draw:g>
              </table:table-cell>
              <table:table-cell office:value-type="float" office:value="0.000143963042683426">
                <text:p>0.000143963042683426</text:p>
                <draw:g>
                  <svg:desc>'merged-9-9'.B1525:'merged-9-9'.B1544</svg:desc>
                </draw:g>
              </table:table-cell>
              <table:table-cell office:value-type="float" office:value="0.180940784830811">
                <text:p>0.180940784830811</text:p>
                <draw:g>
                  <svg:desc>'merged-9-9'.B1545:'merged-9-9'.B1564</svg:desc>
                </draw:g>
              </table:table-cell>
              <table:table-cell office:value-type="float" office:value="0.132844594753583">
                <text:p>0.132844594753583</text:p>
                <draw:g>
                  <svg:desc>'merged-9-9'.B1565:'merged-9-9'.B1584</svg:desc>
                </draw:g>
              </table:table-cell>
              <table:table-cell office:value-type="float" office:value="1.36656721305944">
                <text:p>1.36656721305944</text:p>
                <draw:g>
                  <svg:desc>'merged-9-9'.B1585:'merged-9-9'.B16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17802173731322">
                <text:p>0.117802173731322</text:p>
              </table:table-cell>
              <table:table-cell office:value-type="float" office:value="0.067756107151166">
                <text:p>0.067756107151166</text:p>
              </table:table-cell>
              <table:table-cell office:value-type="float" office:value="0.108943498718958">
                <text:p>0.108943498718958</text:p>
              </table:table-cell>
              <table:table-cell office:value-type="float" office:value="0.155714989455121">
                <text:p>0.155714989455121</text:p>
              </table:table-cell>
              <table:table-cell office:value-type="float" office:value="0.0854581030336112">
                <text:p>0.0854581030336112</text:p>
              </table:table-cell>
              <table:table-cell office:value-type="float" office:value="0.0805392667825862">
                <text:p>0.0805392667825862</text:p>
              </table:table-cell>
              <table:table-cell office:value-type="float" office:value="0.106708108249987">
                <text:p>0.106708108249987</text:p>
              </table:table-cell>
              <table:table-cell office:value-type="float" office:value="1.10921789525312">
                <text:p>1.109217895253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15895314128888">
                <text:p>0.115895314128888</text:p>
              </table:table-cell>
              <table:table-cell office:value-type="float" office:value="0.160079657988878">
                <text:p>0.160079657988878</text:p>
              </table:table-cell>
              <table:table-cell office:value-type="float" office:value="0.193556902769348">
                <text:p>0.193556902769348</text:p>
              </table:table-cell>
              <table:table-cell office:value-type="float" office:value="0.102529467893533">
                <text:p>0.102529467893533</text:p>
              </table:table-cell>
              <table:table-cell office:value-type="float" office:value="0.0425067579521959">
                <text:p>0.0425067579521959</text:p>
              </table:table-cell>
              <table:table-cell office:value-type="float" office:value="0.0724320115733457">
                <text:p>0.0724320115733457</text:p>
              </table:table-cell>
              <table:table-cell office:value-type="float" office:value="0.0640947488583966">
                <text:p>0.0640947488583966</text:p>
              </table:table-cell>
              <table:table-cell office:value-type="float" office:value="1.35541533155189">
                <text:p>1.35541533155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8379176640036E-015">
                <text:p>2.58379176640036E-015</text:p>
              </table:table-cell>
              <table:table-cell office:value-type="float" office:value="0.113414848459005">
                <text:p>0.113414848459005</text:p>
              </table:table-cell>
              <table:table-cell office:value-type="float" office:value="0.0743412091377243">
                <text:p>0.0743412091377243</text:p>
              </table:table-cell>
              <table:table-cell office:value-type="float" office:value="0.128224438667103">
                <text:p>0.128224438667103</text:p>
              </table:table-cell>
              <table:table-cell office:value-type="float" office:value="0.094102925867792">
                <text:p>0.094102925867792</text:p>
              </table:table-cell>
              <table:table-cell office:value-type="float" office:value="0.140762652127403">
                <text:p>0.140762652127403</text:p>
              </table:table-cell>
              <table:table-cell office:value-type="float" office:value="0.109835152991256">
                <text:p>0.109835152991256</text:p>
              </table:table-cell>
              <table:table-cell office:value-type="float" office:value="0.0601866236396352">
                <text:p>0.0601866236396352</text:p>
              </table:table-cell>
              <table:table-cell office:value-type="float" office:value="1.62972040664256">
                <text:p>1.62972040664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17243555652598">
                <text:p>0.117243555652598</text:p>
              </table:table-cell>
              <table:table-cell office:value-type="float" office:value="0.0829770338349947">
                <text:p>0.0829770338349947</text:p>
              </table:table-cell>
              <table:table-cell office:value-type="float" office:value="0.12121972532562">
                <text:p>0.12121972532562</text:p>
              </table:table-cell>
              <table:table-cell office:value-type="float" office:value="0.208963953298456">
                <text:p>0.208963953298456</text:p>
              </table:table-cell>
              <table:table-cell office:value-type="float" office:value="0.129667877783327">
                <text:p>0.129667877783327</text:p>
              </table:table-cell>
              <table:table-cell office:value-type="float" office:value="0.104937233227896">
                <text:p>0.104937233227896</text:p>
              </table:table-cell>
              <table:table-cell office:value-type="float" office:value="0.000347651234936941">
                <text:p>0.000347651234936941</text:p>
              </table:table-cell>
              <table:table-cell office:value-type="float" office:value="1.28681003393834">
                <text:p>1.286810033938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8379176640036E-015">
                <text:p>2.58379176640036E-015</text:p>
              </table:table-cell>
              <table:table-cell office:value-type="float" office:value="0.00000218729694363706">
                <text:p>0.00000218729694363706</text:p>
              </table:table-cell>
              <table:table-cell office:value-type="float" office:value="0.0000518398536035546">
                <text:p>0.0000518398536035546</text:p>
              </table:table-cell>
              <table:table-cell office:value-type="float" office:value="0.120862451402285">
                <text:p>0.120862451402285</text:p>
              </table:table-cell>
              <table:table-cell office:value-type="float" office:value="0.103878908529721">
                <text:p>0.103878908529721</text:p>
              </table:table-cell>
              <table:table-cell office:value-type="float" office:value="0.161613804139293">
                <text:p>0.161613804139293</text:p>
              </table:table-cell>
              <table:table-cell office:value-type="float" office:value="0.120225843014422">
                <text:p>0.120225843014422</text:p>
              </table:table-cell>
              <table:table-cell office:value-type="float" office:value="0.161321525365712">
                <text:p>0.161321525365712</text:p>
              </table:table-cell>
              <table:table-cell office:value-type="float" office:value="2.02305416008604">
                <text:p>2.02305416008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8379176640036E-015">
                <text:p>2.58379176640036E-015</text:p>
              </table:table-cell>
              <table:table-cell office:value-type="float" office:value="0.117825159197102">
                <text:p>0.117825159197102</text:p>
              </table:table-cell>
              <table:table-cell office:value-type="float" office:value="0.162212526856378">
                <text:p>0.162212526856378</text:p>
              </table:table-cell>
              <table:table-cell office:value-type="float" office:value="0.12963084538697">
                <text:p>0.12963084538697</text:p>
              </table:table-cell>
              <table:table-cell office:value-type="float" office:value="0.0917561766561646">
                <text:p>0.0917561766561646</text:p>
              </table:table-cell>
              <table:table-cell office:value-type="float" office:value="0.0466425434198631">
                <text:p>0.0466425434198631</text:p>
              </table:table-cell>
              <table:table-cell office:value-type="float" office:value="0.159640075892862">
                <text:p>0.159640075892862</text:p>
              </table:table-cell>
              <table:table-cell office:value-type="float" office:value="0.185092184058832">
                <text:p>0.185092184058832</text:p>
              </table:table-cell>
              <table:table-cell office:value-type="float" office:value="1.69553990573682">
                <text:p>1.69553990573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000436042734621352">
                <text:p>0.0000436042734621352</text:p>
              </table:table-cell>
              <table:table-cell office:value-type="float" office:value="0.0759403925924171">
                <text:p>0.0759403925924171</text:p>
              </table:table-cell>
              <table:table-cell office:value-type="float" office:value="0.120780168427616">
                <text:p>0.120780168427616</text:p>
              </table:table-cell>
              <table:table-cell office:value-type="float" office:value="0.059075151776308">
                <text:p>0.059075151776308</text:p>
              </table:table-cell>
              <table:table-cell office:value-type="float" office:value="0.128666037593746">
                <text:p>0.128666037593746</text:p>
              </table:table-cell>
              <table:table-cell office:value-type="float" office:value="0.151697903693164">
                <text:p>0.151697903693164</text:p>
              </table:table-cell>
              <table:table-cell office:value-type="float" office:value="0.0999102324639062">
                <text:p>0.0999102324639062</text:p>
              </table:table-cell>
              <table:table-cell office:value-type="float" office:value="1.43992672276984">
                <text:p>1.43992672276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00055713786054327">
                <text:p>0.000055713786054327</text:p>
              </table:table-cell>
              <table:table-cell office:value-type="float" office:value="0.162401203334676">
                <text:p>0.162401203334676</text:p>
              </table:table-cell>
              <table:table-cell office:value-type="float" office:value="0.0683617366654385">
                <text:p>0.0683617366654385</text:p>
              </table:table-cell>
              <table:table-cell office:value-type="float" office:value="0.102423383417593">
                <text:p>0.102423383417593</text:p>
              </table:table-cell>
              <table:table-cell office:value-type="float" office:value="0.134251177836264">
                <text:p>0.134251177836264</text:p>
              </table:table-cell>
              <table:table-cell office:value-type="float" office:value="0.0772739964751201">
                <text:p>0.0772739964751201</text:p>
              </table:table-cell>
              <table:table-cell office:value-type="float" office:value="0.0309582889223251">
                <text:p>0.0309582889223251</text:p>
              </table:table-cell>
              <table:table-cell office:value-type="float" office:value="1.37148746503347">
                <text:p>1.371487465033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16515580784772">
                <text:p>0.116515580784772</text:p>
              </table:table-cell>
              <table:table-cell office:value-type="float" office:value="0.081245558464141">
                <text:p>0.081245558464141</text:p>
              </table:table-cell>
              <table:table-cell office:value-type="float" office:value="0.0695045127122626">
                <text:p>0.0695045127122626</text:p>
              </table:table-cell>
              <table:table-cell office:value-type="float" office:value="0.162498815929957">
                <text:p>0.162498815929957</text:p>
              </table:table-cell>
              <table:table-cell office:value-type="float" office:value="0.216358912524898">
                <text:p>0.216358912524898</text:p>
              </table:table-cell>
              <table:table-cell office:value-type="float" office:value="0.111426074905868">
                <text:p>0.111426074905868</text:p>
              </table:table-cell>
              <table:table-cell office:value-type="float" office:value="0.199163329561921">
                <text:p>0.199163329561921</text:p>
              </table:table-cell>
              <table:table-cell office:value-type="float" office:value="1.21281575280304">
                <text:p>1.21281575280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16166559119096">
                <text:p>0.116166559119096</text:p>
              </table:table-cell>
              <table:table-cell office:value-type="float" office:value="0.00028692825708122">
                <text:p>0.00028692825708122</text:p>
              </table:table-cell>
              <table:table-cell office:value-type="float" office:value="0.193639238495127">
                <text:p>0.193639238495127</text:p>
              </table:table-cell>
              <table:table-cell office:value-type="float" office:value="0.0989529508452299">
                <text:p>0.0989529508452299</text:p>
              </table:table-cell>
              <table:table-cell office:value-type="float" office:value="0.0847895523522">
                <text:p>0.0847895523522</text:p>
              </table:table-cell>
              <table:table-cell office:value-type="float" office:value="0.115572204648657">
                <text:p>0.115572204648657</text:p>
              </table:table-cell>
              <table:table-cell office:value-type="float" office:value="0.134438525677726">
                <text:p>0.134438525677726</text:p>
              </table:table-cell>
              <table:table-cell office:value-type="float" office:value="1.48972170284076">
                <text:p>1.48972170284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000739810295143639">
                <text:p>0.0000739810295143639</text:p>
              </table:table-cell>
              <table:table-cell office:value-type="float" office:value="0.0829361704541677">
                <text:p>0.0829361704541677</text:p>
              </table:table-cell>
              <table:table-cell office:value-type="float" office:value="0.126742136665024">
                <text:p>0.126742136665024</text:p>
              </table:table-cell>
              <table:table-cell office:value-type="float" office:value="0.151172180157952">
                <text:p>0.151172180157952</text:p>
              </table:table-cell>
              <table:table-cell office:value-type="float" office:value="0.0821170416769489">
                <text:p>0.0821170416769489</text:p>
              </table:table-cell>
              <table:table-cell office:value-type="float" office:value="0.146243734612234">
                <text:p>0.146243734612234</text:p>
              </table:table-cell>
              <table:table-cell office:value-type="float" office:value="0.0595068186217958">
                <text:p>0.0595068186217958</text:p>
              </table:table-cell>
              <table:table-cell office:value-type="float" office:value="1.68419568246003">
                <text:p>1.68419568246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113128992973747">
                <text:p>0.113128992973747</text:p>
              </table:table-cell>
              <table:table-cell office:value-type="float" office:value="0.0759781030095402">
                <text:p>0.0759781030095402</text:p>
              </table:table-cell>
              <table:table-cell office:value-type="float" office:value="0.115735837163138">
                <text:p>0.115735837163138</text:p>
              </table:table-cell>
              <table:table-cell office:value-type="float" office:value="0.0993911654679749">
                <text:p>0.0993911654679749</text:p>
              </table:table-cell>
              <table:table-cell office:value-type="float" office:value="0.0918863323877758">
                <text:p>0.0918863323877758</text:p>
              </table:table-cell>
              <table:table-cell office:value-type="float" office:value="0.0394296012366416">
                <text:p>0.0394296012366416</text:p>
              </table:table-cell>
              <table:table-cell office:value-type="float" office:value="0.129082080237896">
                <text:p>0.129082080237896</text:p>
              </table:table-cell>
              <table:table-cell office:value-type="float" office:value="1.26562532781614">
                <text:p>1.265625327816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117694654446467">
                <text:p>0.117694654446467</text:p>
              </table:table-cell>
              <table:table-cell office:value-type="float" office:value="0.153096604627775">
                <text:p>0.153096604627775</text:p>
              </table:table-cell>
              <table:table-cell office:value-type="float" office:value="0.0562811033493886">
                <text:p>0.0562811033493886</text:p>
              </table:table-cell>
              <table:table-cell office:value-type="float" office:value="0.10284741495326">
                <text:p>0.10284741495326</text:p>
              </table:table-cell>
              <table:table-cell office:value-type="float" office:value="0.0787825908433294">
                <text:p>0.0787825908433294</text:p>
              </table:table-cell>
              <table:table-cell office:value-type="float" office:value="0.146808556320726">
                <text:p>0.146808556320726</text:p>
              </table:table-cell>
              <table:table-cell office:value-type="float" office:value="0.133207848299116">
                <text:p>0.133207848299116</text:p>
              </table:table-cell>
              <table:table-cell office:value-type="float" office:value="1.89681462689795">
                <text:p>1.896814626897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8379176640036E-015">
                <text:p>2.58379176640036E-015</text:p>
              </table:table-cell>
              <table:table-cell office:value-type="float" office:value="0.117814293679793">
                <text:p>0.117814293679793</text:p>
              </table:table-cell>
              <table:table-cell office:value-type="float" office:value="0.0825123235861076">
                <text:p>0.0825123235861076</text:p>
              </table:table-cell>
              <table:table-cell office:value-type="float" office:value="0.0588107157700189">
                <text:p>0.0588107157700189</text:p>
              </table:table-cell>
              <table:table-cell office:value-type="float" office:value="0.0490139810159145">
                <text:p>0.0490139810159145</text:p>
              </table:table-cell>
              <table:table-cell office:value-type="float" office:value="0.139106913813645">
                <text:p>0.139106913813645</text:p>
              </table:table-cell>
              <table:table-cell office:value-type="float" office:value="0.0388353824416235">
                <text:p>0.0388353824416235</text:p>
              </table:table-cell>
              <table:table-cell office:value-type="float" office:value="0.138480837883732">
                <text:p>0.138480837883732</text:p>
              </table:table-cell>
              <table:table-cell office:value-type="float" office:value="1.46566140842147">
                <text:p>1.465661408421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000100018715954766">
                <text:p>0.0000100018715954766</text:p>
              </table:table-cell>
              <table:table-cell office:value-type="float" office:value="0.0000242495304426446">
                <text:p>0.0000242495304426446</text:p>
              </table:table-cell>
              <table:table-cell office:value-type="float" office:value="0.058498795812537">
                <text:p>0.058498795812537</text:p>
              </table:table-cell>
              <table:table-cell office:value-type="float" office:value="0.156542972963003">
                <text:p>0.156542972963003</text:p>
              </table:table-cell>
              <table:table-cell office:value-type="float" office:value="0.0871055162644388">
                <text:p>0.0871055162644388</text:p>
              </table:table-cell>
              <table:table-cell office:value-type="float" office:value="0.191975350725766">
                <text:p>0.191975350725766</text:p>
              </table:table-cell>
              <table:table-cell office:value-type="float" office:value="0.167194184983732">
                <text:p>0.167194184983732</text:p>
              </table:table-cell>
              <table:table-cell office:value-type="float" office:value="1.51175984127499">
                <text:p>1.511759841274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8379176640036E-015">
                <text:p>2.58379176640036E-015</text:p>
              </table:table-cell>
              <table:table-cell office:value-type="float" office:value="0.117605011371472">
                <text:p>0.117605011371472</text:p>
              </table:table-cell>
              <table:table-cell office:value-type="float" office:value="0.0000841375206897603">
                <text:p>0.0000841375206897603</text:p>
              </table:table-cell>
              <table:table-cell office:value-type="float" office:value="0.0591753617903744">
                <text:p>0.0591753617903744</text:p>
              </table:table-cell>
              <table:table-cell office:value-type="float" office:value="0.111803326473778">
                <text:p>0.111803326473778</text:p>
              </table:table-cell>
              <table:table-cell office:value-type="float" office:value="0.137415522889622">
                <text:p>0.137415522889622</text:p>
              </table:table-cell>
              <table:table-cell office:value-type="float" office:value="0.112969219698179">
                <text:p>0.112969219698179</text:p>
              </table:table-cell>
              <table:table-cell office:value-type="float" office:value="0.134988980973727">
                <text:p>0.134988980973727</text:p>
              </table:table-cell>
              <table:table-cell office:value-type="float" office:value="1.39180514896198">
                <text:p>1.391805148961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000450616536072183">
                <text:p>0.00000450616536072183</text:p>
              </table:table-cell>
              <table:table-cell office:value-type="float" office:value="0.157840612926185">
                <text:p>0.157840612926185</text:p>
              </table:table-cell>
              <table:table-cell office:value-type="float" office:value="0.194266600984856">
                <text:p>0.194266600984856</text:p>
              </table:table-cell>
              <table:table-cell office:value-type="float" office:value="0.0491011866117734">
                <text:p>0.0491011866117734</text:p>
              </table:table-cell>
              <table:table-cell office:value-type="float" office:value="0.128993822044013">
                <text:p>0.128993822044013</text:p>
              </table:table-cell>
              <table:table-cell office:value-type="float" office:value="0.0711597871408468">
                <text:p>0.0711597871408468</text:p>
              </table:table-cell>
              <table:table-cell office:value-type="float" office:value="0.140284582536793">
                <text:p>0.140284582536793</text:p>
              </table:table-cell>
              <table:table-cell office:value-type="float" office:value="1.25365523921701">
                <text:p>1.253655239217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000377381328473397">
                <text:p>0.0000377381328473397</text:p>
              </table:table-cell>
              <table:table-cell office:value-type="float" office:value="0.081578961235882">
                <text:p>0.081578961235882</text:p>
              </table:table-cell>
              <table:table-cell office:value-type="float" office:value="0.0584485507814222">
                <text:p>0.0584485507814222</text:p>
              </table:table-cell>
              <table:table-cell office:value-type="float" office:value="0.201624448148248">
                <text:p>0.201624448148248</text:p>
              </table:table-cell>
              <table:table-cell office:value-type="float" office:value="0.132085296209544">
                <text:p>0.132085296209544</text:p>
              </table:table-cell>
              <table:table-cell office:value-type="float" office:value="0.15213361050551">
                <text:p>0.15213361050551</text:p>
              </table:table-cell>
              <table:table-cell office:value-type="float" office:value="0.0983259388414504">
                <text:p>0.0983259388414504</text:p>
              </table:table-cell>
              <table:table-cell office:value-type="float" office:value="1.60327141233958">
                <text:p>1.603271412339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0153292936772205">
                <text:p>0.0000153292936772205</text:p>
              </table:table-cell>
              <table:table-cell office:value-type="float" office:value="0.0829408265077939">
                <text:p>0.0829408265077939</text:p>
              </table:table-cell>
              <table:table-cell office:value-type="float" office:value="0.127919706405038">
                <text:p>0.127919706405038</text:p>
              </table:table-cell>
              <table:table-cell office:value-type="float" office:value="0.111380098746911">
                <text:p>0.111380098746911</text:p>
              </table:table-cell>
              <table:table-cell office:value-type="float" office:value="0.0769119686486011">
                <text:p>0.0769119686486011</text:p>
              </table:table-cell>
              <table:table-cell office:value-type="float" office:value="0.0412191640354049">
                <text:p>0.0412191640354049</text:p>
              </table:table-cell>
              <table:table-cell office:value-type="float" office:value="0.103737985060368">
                <text:p>0.103737985060368</text:p>
              </table:table-cell>
              <table:table-cell office:value-type="float" office:value="1.37122478121369">
                <text:p>1.3712247812136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